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33 - Conta de produção por atividade econômica - Brasil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3.1'.A1">Tabela 33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3.2'.A1">Tabela 33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3.3'.A1">Tabela 33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4'.A1">Tabela 33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5'.A1">Tabela 33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6'.A1">Tabela 33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7'.A1">Tabela 33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8'.A1">Tabela 33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9'.A1">Tabela 33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10'.A1">Tabela 33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11'.A1">Tabela 33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12'.A1">Tabela 33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13'.A1">Tabela 33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3.14'.A1">Tabela 33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3.15'.A1">Tabela 33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3.16'.A1">Tabela 33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33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49562.383029995" table:style-name="ce5">
            <text:p><text:s/>2,649,56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49562.383029995" table:style-name="ce5">
            <text:p><text:s/>2,649,562<text:s/></text:p>
          </table:table-cell>
          <table:table-cell office:value-type="float" office:value="1.0069115334242722" table:style-name="ce6">
            <text:p>1.007</text:p>
          </table:table-cell>
          <table:table-cell office:value-type="float" office:value="2667874.9220000012" table:style-name="ce5">
            <text:p><text:s/>2,667,875<text:s/></text:p>
          </table:table-cell>
          <table:table-cell office:value-type="float" office:value="1.1797014005703843" table:style-name="ce6">
            <text:p>1.180</text:p>
          </table:table-cell>
          <table:table-cell office:value-type="float" office:value="3147295.7820300059" table:style-name="ce5">
            <text:p><text:s/>3,147,2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47295.7820300059" table:style-name="ce5">
            <text:p><text:s/>3,147,296<text:s/></text:p>
          </table:table-cell>
          <table:table-cell office:value-type="float" office:value="1.0576295999904404" table:style-name="ce6">
            <text:p>1.058</text:p>
          </table:table-cell>
          <table:table-cell office:value-type="float" office:value="3328673.1789999953" table:style-name="ce5">
            <text:p><text:s/>3,328,673<text:s/></text:p>
          </table:table-cell>
          <table:table-cell office:value-type="float" office:value="1.0813830957508948" table:style-name="ce6">
            <text:p>1.081</text:p>
          </table:table-cell>
          <table:table-cell office:value-type="float" office:value="3599570.9070499875" table:style-name="ce5">
            <text:p><text:s/>3,599,5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99570.9070499875" table:style-name="ce5">
            <text:p><text:s/>3,599,571<text:s/></text:p>
          </table:table-cell>
          <table:table-cell office:value-type="float" office:value="1.0296901421613043" table:style-name="ce6">
            <text:p>1.030</text:p>
          </table:table-cell>
          <table:table-cell office:value-type="float" office:value="3706442.6789999963" table:style-name="ce5">
            <text:p><text:s/>3,706,443<text:s/></text:p>
          </table:table-cell>
          <table:table-cell office:value-type="float" office:value="1.0744328405678827" table:style-name="ce6">
            <text:p>1.074</text:p>
          </table:table-cell>
          <table:table-cell office:value-type="float" office:value="3982323.7359999986" table:style-name="ce5">
            <text:p><text:s/>3,982,3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82323.7359999986" table:style-name="ce5">
            <text:p><text:s/>3,982,324<text:s/></text:p>
          </table:table-cell>
          <table:table-cell office:value-type="float" office:value="1.0341821323488678" table:style-name="ce6">
            <text:p>1.034</text:p>
          </table:table-cell>
          <table:table-cell office:value-type="float" office:value="4118448.0529999882" table:style-name="ce5">
            <text:p><text:s/>4,118,448<text:s/></text:p>
          </table:table-cell>
          <table:table-cell office:value-type="float" office:value="1.0536000394224239" table:style-name="ce6">
            <text:p>1.054</text:p>
          </table:table-cell>
          <table:table-cell office:value-type="float" office:value="4339197.030999993" table:style-name="ce5">
            <text:p><text:s/>4,339,1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39197.030999993" table:style-name="ce5">
            <text:p><text:s/>4,339,197<text:s/></text:p>
          </table:table-cell>
          <table:table-cell office:value-type="float" office:value="1.0587431771774753" table:style-name="ce6">
            <text:p>1.059</text:p>
          </table:table-cell>
          <table:table-cell office:value-type="float" office:value="4594095.2510000002" table:style-name="ce5">
            <text:p><text:s/>4,594,095<text:s/></text:p>
          </table:table-cell>
          <table:table-cell office:value-type="float" office:value="1.0576036339129904" table:style-name="ce6">
            <text:p>1.058</text:p>
          </table:table-cell>
          <table:table-cell office:value-type="float" office:value="4858731.8320000116" table:style-name="ce5">
            <text:p><text:s/>4,858,7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58731.8320000116" table:style-name="ce5">
            <text:p><text:s/>4,858,732<text:s/></text:p>
          </table:table-cell>
          <table:table-cell office:value-type="float" office:value="1.0483998407673363" table:style-name="ce6">
            <text:p>1.048</text:p>
          </table:table-cell>
          <table:table-cell office:value-type="float" office:value="5093893.6789999995" table:style-name="ce5">
            <text:p><text:s/>5,093,894<text:s/></text:p>
          </table:table-cell>
          <table:table-cell office:value-type="float" office:value="1.0970112460409702" table:style-name="ce6">
            <text:p>1.097</text:p>
          </table:table-cell>
          <table:table-cell office:value-type="float" office:value="5588058.6520000119" table:style-name="ce5">
            <text:p><text:s/>5,588,0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88058.6520000119" table:style-name="ce5">
            <text:p><text:s/>5,588,059<text:s/></text:p>
          </table:table-cell>
          <table:table-cell office:value-type="float" office:value="0.98789786700327331" table:style-name="ce6">
            <text:p>0.988</text:p>
          </table:table-cell>
          <table:table-cell office:value-type="float" office:value="5520431.2229999984" table:style-name="ce5">
            <text:p><text:s/>5,520,431<text:s/></text:p>
          </table:table-cell>
          <table:table-cell office:value-type="float" office:value="1.0506506002348233" table:style-name="ce6">
            <text:p>1.051</text:p>
          </table:table-cell>
          <table:table-cell office:value-type="float" office:value="5800044.3780000079" table:style-name="ce5">
            <text:p><text:s/>5,800,0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00044.3780000079" table:style-name="ce5">
            <text:p><text:s/>5,800,044<text:s/></text:p>
          </table:table-cell>
          <table:table-cell office:value-type="float" office:value="1.0779902778185237" table:style-name="ce6">
            <text:p>1.078</text:p>
          </table:table-cell>
          <table:table-cell office:value-type="float" office:value="6252391.4503999949" table:style-name="ce5">
            <text:p><text:s/>6,252,391<text:s/></text:p>
          </table:table-cell>
          <table:table-cell office:value-type="float" office:value="1.0554599871666417" table:style-name="ce6">
            <text:p>1.055</text:p>
          </table:table-cell>
          <table:table-cell office:value-type="float" office:value="6599148.9999999991" table:style-name="ce5">
            <text:p><text:s/>6,599,1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599148.9999999991" table:style-name="ce5">
            <text:p><text:s/>6,599,149<text:s/></text:p>
          </table:table-cell>
          <table:table-cell office:value-type="float" office:value="1.0389989678972247" table:style-name="ce6">
            <text:p>1.039</text:p>
          </table:table-cell>
          <table:table-cell office:value-type="float" office:value="6856509.0000000019" table:style-name="ce5">
            <text:p><text:s/>6,856,509<text:s/></text:p>
          </table:table-cell>
          <table:table-cell office:value-type="float" office:value="1.0848096312569557" table:style-name="ce6">
            <text:p>1.085</text:p>
          </table:table-cell>
          <table:table-cell office:value-type="float" office:value="7438007.0000000009" table:style-name="ce5">
            <text:p><text:s/>7,438,00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438007.0000000009" table:style-name="ce5">
            <text:p><text:s/>7,438,007<text:s/></text:p>
          </table:table-cell>
          <table:table-cell office:value-type="float" office:value="1.0205466329891866" table:style-name="ce6">
            <text:p>1.021</text:p>
          </table:table-cell>
          <table:table-cell office:value-type="float" office:value="7590833.0000000009" table:style-name="ce5">
            <text:p><text:s/>7,590,833<text:s/></text:p>
          </table:table-cell>
          <table:table-cell office:value-type="float" office:value="1.083303769164728" table:style-name="ce6">
            <text:p>1.083</text:p>
          </table:table-cell>
          <table:table-cell office:value-type="float" office:value="8223178.0000000009" table:style-name="ce5">
            <text:p><text:s/>8,223,17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223178.0000000009" table:style-name="ce5">
            <text:p><text:s/>8,223,178<text:s/></text:p>
          </table:table-cell>
          <table:table-cell office:value-type="float" office:value="1.0313995392049153" table:style-name="ce6">
            <text:p>1.031</text:p>
          </table:table-cell>
          <table:table-cell office:value-type="float" office:value="8481381.9999999981" table:style-name="ce5">
            <text:p><text:s/>8,481,382<text:s/></text:p>
          </table:table-cell>
          <table:table-cell office:value-type="float" office:value="1.0735341245094254" table:style-name="ce6">
            <text:p>1.074</text:p>
          </table:table-cell>
          <table:table-cell office:value-type="float" office:value="9105052.9999999981" table:style-name="ce5">
            <text:p><text:s/>9,105,0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105052.9999999981" table:style-name="ce5">
            <text:p><text:s/>9,105,053<text:s/></text:p>
          </table:table-cell>
          <table:table-cell office:value-type="float" office:value="1.002735294346996" table:style-name="ce6">
            <text:p>1.003</text:p>
          </table:table-cell>
          <table:table-cell office:value-type="float" office:value="9129957.9999999981" table:style-name="ce5">
            <text:p><text:s/>9,129,958<text:s/></text:p>
          </table:table-cell>
          <table:table-cell office:value-type="float" office:value="1.0829846095677551" table:style-name="ce6">
            <text:p>1.083</text:p>
          </table:table-cell>
          <table:table-cell office:value-type="float" office:value="9887604" table:style-name="ce5">
            <text:p><text:s/>9,887,6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887604" table:style-name="ce5">
            <text:p><text:s/>9,887,604<text:s/></text:p>
          </table:table-cell>
          <table:table-cell office:value-type="float" office:value="0.95688126263956386" table:style-name="ce6">
            <text:p>0.957</text:p>
          </table:table-cell>
          <table:table-cell office:value-type="float" office:value="9461263.0000000019" table:style-name="ce5">
            <text:p><text:s/>9,461,263<text:s/></text:p>
          </table:table-cell>
          <table:table-cell office:value-type="float" office:value="1.0809200632093197" table:style-name="ce6">
            <text:p>1.081</text:p>
          </table:table-cell>
          <table:table-cell office:value-type="float" office:value="10226869" table:style-name="ce5">
            <text:p><text:s/>10,226,8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26869" table:style-name="ce5">
            <text:p><text:s/>10,226,869<text:s/></text:p>
          </table:table-cell>
          <table:table-cell office:value-type="float" office:value="0.96464391985464937" table:style-name="ce6">
            <text:p>0.965</text:p>
          </table:table-cell>
          <table:table-cell office:value-type="float" office:value="9865286.9999999981" table:style-name="ce5">
            <text:p><text:s/>9,865,287<text:s/></text:p>
          </table:table-cell>
          <table:table-cell office:value-type="float" office:value="1.0686021602818048" table:style-name="ce6">
            <text:p>1.069</text:p>
          </table:table-cell>
          <table:table-cell office:value-type="float" office:value="10542067.000000002" table:style-name="ce5">
            <text:p><text:s/>10,542,0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542067.000000002" table:style-name="ce5">
            <text:p><text:s/>10,542,067<text:s/></text:p>
          </table:table-cell>
          <table:table-cell office:value-type="float" office:value="1.0135499043973064" table:style-name="ce6">
            <text:p>1.014</text:p>
          </table:table-cell>
          <table:table-cell office:value-type="float" office:value="10684911" table:style-name="ce5">
            <text:p><text:s/>10,684,911<text:s/></text:p>
          </table:table-cell>
          <table:table-cell office:value-type="float" office:value="1.0313996064169368" table:style-name="ce6">
            <text:p>1.031</text:p>
          </table:table-cell>
          <table:table-cell office:value-type="float" office:value="11020412.999999998" table:style-name="ce5">
            <text:p><text:s/>11,020,4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020412.999999998" table:style-name="ce5">
            <text:p><text:s/>11,020,413<text:s/></text:p>
          </table:table-cell>
          <table:table-cell office:value-type="float" office:value="1.0191973749078189" table:style-name="ce6">
            <text:p>1.019</text:p>
          </table:table-cell>
          <table:table-cell office:value-type="float" office:value="11231976" table:style-name="ce5">
            <text:p><text:s/>11,231,976<text:s/></text:p>
          </table:table-cell>
          <table:table-cell office:value-type="float" office:value="1.0692695568437827" table:style-name="ce6">
            <text:p>1.069</text:p>
          </table:table-cell>
          <table:table-cell office:value-type="float" office:value="12010010.000000002" table:style-name="ce5">
            <text:p><text:s/>12,010,0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9347.7160000063" table:style-name="ce5">
            <text:p><text:s/>1,379,34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79347.7160000063" table:style-name="ce5">
            <text:p><text:s/>1,379,348<text:s/></text:p>
          </table:table-cell>
          <table:table-cell office:value-type="float" office:value="1.0019797524353826" table:style-name="ce6">
            <text:p>1.002</text:p>
          </table:table-cell>
          <table:table-cell office:value-type="float" office:value="1382078.4829999967" table:style-name="ce5">
            <text:p><text:s/>1,382,078<text:s/></text:p>
          </table:table-cell>
          <table:table-cell office:value-type="float" office:value="1.2130849069878824" table:style-name="ce6">
            <text:p>1.213</text:p>
          </table:table-cell>
          <table:table-cell office:value-type="float" office:value="1676578.5480000046" table:style-name="ce5">
            <text:p><text:s/>1,676,57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76578.5480000046" table:style-name="ce5">
            <text:p><text:s/>1,676,579<text:s/></text:p>
          </table:table-cell>
          <table:table-cell office:value-type="float" office:value="1.0585617716015279" table:style-name="ce6">
            <text:p>1.059</text:p>
          </table:table-cell>
          <table:table-cell office:value-type="float" office:value="1774761.9580000022" table:style-name="ce5">
            <text:p><text:s/>1,774,762<text:s/></text:p>
          </table:table-cell>
          <table:table-cell office:value-type="float" office:value="1.0917457269500455" table:style-name="ce6">
            <text:p>1.092</text:p>
          </table:table-cell>
          <table:table-cell office:value-type="float" office:value="1937588.7839999984" table:style-name="ce5">
            <text:p><text:s/>1,937,5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37588.7839999984" table:style-name="ce5">
            <text:p><text:s/>1,937,589<text:s/></text:p>
          </table:table-cell>
          <table:table-cell office:value-type="float" office:value="1.0293042819347804" table:style-name="ce6">
            <text:p>1.029</text:p>
          </table:table-cell>
          <table:table-cell office:value-type="float" office:value="1994368.4320000026" table:style-name="ce5">
            <text:p><text:s/>1,994,368<text:s/></text:p>
          </table:table-cell>
          <table:table-cell office:value-type="float" office:value="1.0727733650770082" table:style-name="ce6">
            <text:p>1.073</text:p>
          </table:table-cell>
          <table:table-cell office:value-type="float" office:value="2139505.3339999993" table:style-name="ce5">
            <text:p><text:s/>2,139,50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139505.3339999993" table:style-name="ce5">
            <text:p><text:s/>2,139,505<text:s/></text:p>
          </table:table-cell>
          <table:table-cell office:value-type="float" office:value="1.0318737485325669" table:style-name="ce6">
            <text:p>1.032</text:p>
          </table:table-cell>
          <table:table-cell office:value-type="float" office:value="2207699.3890000004" table:style-name="ce5">
            <text:p><text:s/>2,207,699<text:s/></text:p>
          </table:table-cell>
          <table:table-cell office:value-type="float" office:value="1.0372368015362947" table:style-name="ce6">
            <text:p>1.037</text:p>
          </table:table-cell>
          <table:table-cell office:value-type="float" office:value="2289907.0529999929" table:style-name="ce5">
            <text:p><text:s/>2,289,9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89907.0529999929" table:style-name="ce5">
            <text:p><text:s/>2,289,907<text:s/></text:p>
          </table:table-cell>
          <table:table-cell office:value-type="float" office:value="1.0594153487023652" table:style-name="ce6">
            <text:p>1.059</text:p>
          </table:table-cell>
          <table:table-cell office:value-type="float" office:value="2425962.6790499925" table:style-name="ce5">
            <text:p><text:s/>2,425,963<text:s/></text:p>
          </table:table-cell>
          <table:table-cell office:value-type="float" office:value="1.0466787362220908" table:style-name="ce6">
            <text:p>1.047</text:p>
          </table:table-cell>
          <table:table-cell office:value-type="float" office:value="2539203.5510300039" table:style-name="ce5">
            <text:p><text:s/>2,539,2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39203.5510300039" table:style-name="ce5">
            <text:p><text:s/>2,539,204<text:s/></text:p>
          </table:table-cell>
          <table:table-cell office:value-type="float" office:value="1.0498922774145496" table:style-name="ce6">
            <text:p>1.050</text:p>
          </table:table-cell>
          <table:table-cell office:value-type="float" office:value="2665890.1990100024" table:style-name="ce5">
            <text:p><text:s/>2,665,890<text:s/></text:p>
          </table:table-cell>
          <table:table-cell office:value-type="float" office:value="1.1109163224726211" table:style-name="ce6">
            <text:p>1.111</text:p>
          </table:table-cell>
          <table:table-cell office:value-type="float" office:value="2961580.935999996" table:style-name="ce5">
            <text:p><text:s/>2,961,5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61580.935999996" table:style-name="ce5">
            <text:p><text:s/>2,961,581<text:s/></text:p>
          </table:table-cell>
          <table:table-cell office:value-type="float" office:value="0.97802404141353672" table:style-name="ce6">
            <text:p>0.978</text:p>
          </table:table-cell>
          <table:table-cell office:value-type="float" office:value="2896497.3560000011" table:style-name="ce5">
            <text:p><text:s/>2,896,497<text:s/></text:p>
          </table:table-cell>
          <table:table-cell office:value-type="float" office:value="1.0185687033024875" table:style-name="ce6">
            <text:p>1.019</text:p>
          </table:table-cell>
          <table:table-cell office:value-type="float" office:value="2950281.5560200042" table:style-name="ce5">
            <text:p><text:s/>2,950,2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50281.5560200042" table:style-name="ce5">
            <text:p><text:s/>2,950,282<text:s/></text:p>
          </table:table-cell>
          <table:table-cell office:value-type="float" office:value="1.0859383323847995" table:style-name="ce6">
            <text:p>1.086</text:p>
          </table:table-cell>
          <table:table-cell office:value-type="float" office:value="3203823.8330099951" table:style-name="ce5">
            <text:p><text:s/>3,203,824<text:s/></text:p>
          </table:table-cell>
          <table:table-cell office:value-type="float" office:value="1.0288671199824095" table:style-name="ce6">
            <text:p>1.029</text:p>
          </table:table-cell>
          <table:table-cell office:value-type="float" office:value="3296308.9999999977" table:style-name="ce5">
            <text:p><text:s/>3,296,3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96308.9999999977" table:style-name="ce5">
            <text:p><text:s/>3,296,309<text:s/></text:p>
          </table:table-cell>
          <table:table-cell office:value-type="float" office:value="1.040569618928322" table:style-name="ce6">
            <text:p>1.041</text:p>
          </table:table-cell>
          <table:table-cell office:value-type="float" office:value="3430038.9999999958" table:style-name="ce5">
            <text:p><text:s/>3,430,039<text:s/></text:p>
          </table:table-cell>
          <table:table-cell office:value-type="float" office:value="1.0838203297396924" table:style-name="ce6">
            <text:p>1.084</text:p>
          </table:table-cell>
          <table:table-cell office:value-type="float" office:value="3717546" table:style-name="ce5">
            <text:p><text:s/>3,717,5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717546" table:style-name="ce5">
            <text:p><text:s/>3,717,546<text:s/></text:p>
          </table:table-cell>
          <table:table-cell office:value-type="float" office:value="1.0249774985971918" table:style-name="ce6">
            <text:p>1.025</text:p>
          </table:table-cell>
          <table:table-cell office:value-type="float" office:value="3810400.9999999963" table:style-name="ce5">
            <text:p><text:s/>3,810,401<text:s/></text:p>
          </table:table-cell>
          <table:table-cell office:value-type="float" office:value="1.083591726959972" table:style-name="ce6">
            <text:p>1.084</text:p>
          </table:table-cell>
          <table:table-cell office:value-type="float" office:value="4128919" table:style-name="ce5">
            <text:p><text:s/>4,128,9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28919" table:style-name="ce5">
            <text:p><text:s/>4,128,919<text:s/></text:p>
          </table:table-cell>
          <table:table-cell office:value-type="float" office:value="1.0340193159517059" table:style-name="ce6">
            <text:p>1.034</text:p>
          </table:table-cell>
          <table:table-cell office:value-type="float" office:value="4269382.0000000019" table:style-name="ce5">
            <text:p><text:s/>4,269,382<text:s/></text:p>
          </table:table-cell>
          <table:table-cell office:value-type="float" office:value="1.0660308681678048" table:style-name="ce6">
            <text:p>1.066</text:p>
          </table:table-cell>
          <table:table-cell office:value-type="float" office:value="4551293" table:style-name="ce5">
            <text:p><text:s/>4,551,2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51293" table:style-name="ce5">
            <text:p><text:s/>4,551,293<text:s/></text:p>
          </table:table-cell>
          <table:table-cell office:value-type="float" office:value="1.0008595359604398" table:style-name="ce6">
            <text:p>1.001</text:p>
          </table:table-cell>
          <table:table-cell office:value-type="float" office:value="4555204.9999999981" table:style-name="ce5">
            <text:p><text:s/>4,555,205<text:s/></text:p>
          </table:table-cell>
          <table:table-cell office:value-type="float" office:value="1.0789569294905501" table:style-name="ce6">
            <text:p>1.079</text:p>
          </table:table-cell>
          <table:table-cell office:value-type="float" office:value="4914869.9999999991" table:style-name="ce5">
            <text:p><text:s/>4,914,87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914869.9999999991" table:style-name="ce5">
            <text:p><text:s/>4,914,870<text:s/></text:p>
          </table:table-cell>
          <table:table-cell office:value-type="float" office:value="0.94512652420104737" table:style-name="ce6">
            <text:p>0.945</text:p>
          </table:table-cell>
          <table:table-cell office:value-type="float" office:value="4645174.0000000009" table:style-name="ce5">
            <text:p><text:s/>4,645,174<text:s/></text:p>
          </table:table-cell>
          <table:table-cell office:value-type="float" office:value="1.0917283184655724" table:style-name="ce6">
            <text:p>1.092</text:p>
          </table:table-cell>
          <table:table-cell office:value-type="float" office:value="5071267.9999999981" table:style-name="ce5">
            <text:p><text:s/>5,071,2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71267.9999999981" table:style-name="ce5">
            <text:p><text:s/>5,071,268<text:s/></text:p>
          </table:table-cell>
          <table:table-cell office:value-type="float" office:value="0.95818363375786897" table:style-name="ce6">
            <text:p>0.958</text:p>
          </table:table-cell>
          <table:table-cell office:value-type="float" office:value="4859205.9999999991" table:style-name="ce5">
            <text:p><text:s/>4,859,206<text:s/></text:p>
          </table:table-cell>
          <table:table-cell office:value-type="float" office:value="1.0541320948319541" table:style-name="ce6">
            <text:p>1.054</text:p>
          </table:table-cell>
          <table:table-cell office:value-type="float" office:value="5122244.9999999991" table:style-name="ce5">
            <text:p><text:s/>5,122,2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22244.9999999991" table:style-name="ce5">
            <text:p><text:s/>5,122,245<text:s/></text:p>
          </table:table-cell>
          <table:table-cell office:value-type="float" office:value="1.014616247368098" table:style-name="ce6">
            <text:p>1.015</text:p>
          </table:table-cell>
          <table:table-cell office:value-type="float" office:value="5197113.0000000019" table:style-name="ce5">
            <text:p><text:s/>5,197,113<text:s/></text:p>
          </table:table-cell>
          <table:table-cell office:value-type="float" office:value="1.0291265554549223" table:style-name="ce6">
            <text:p>1.029</text:p>
          </table:table-cell>
          <table:table-cell office:value-type="float" office:value="5348487" table:style-name="ce5">
            <text:p><text:s/>5,348,4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48487" table:style-name="ce5">
            <text:p><text:s/>5,348,487<text:s/></text:p>
          </table:table-cell>
          <table:table-cell office:value-type="float" office:value="1.0209324618345341" table:style-name="ce6">
            <text:p>1.021</text:p>
          </table:table-cell>
          <table:table-cell office:value-type="float" office:value="5460444.0000000019" table:style-name="ce5">
            <text:p><text:s/>5,460,444<text:s/></text:p>
          </table:table-cell>
          <table:table-cell office:value-type="float" office:value="1.098602970747433" table:style-name="ce6">
            <text:p>1.099</text:p>
          </table:table-cell>
          <table:table-cell office:value-type="float" office:value="5998859.9999999981" table:style-name="ce5">
            <text:p><text:s/>5,998,8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70214.6670299887" table:style-name="ce5">
            <text:p><text:s/>1,270,2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70214.6670299887" table:style-name="ce5">
            <text:p><text:s/>1,270,215<text:s/></text:p>
          </table:table-cell>
          <table:table-cell office:value-type="float" office:value="1.0122670383002652" table:style-name="ce6">
            <text:p>1.012</text:p>
          </table:table-cell>
          <table:table-cell office:value-type="float" office:value="1285796.4390000042" table:style-name="ce5">
            <text:p><text:s/>1,285,796<text:s/></text:p>
          </table:table-cell>
          <table:table-cell office:value-type="float" office:value="1.1438180954784838" table:style-name="ce6">
            <text:p>1.144</text:p>
          </table:table-cell>
          <table:table-cell office:value-type="float" office:value="1470717.2340300013" table:style-name="ce5">
            <text:p><text:s/>1,470,7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70717.2340300013" table:style-name="ce5">
            <text:p><text:s/>1,470,717<text:s/></text:p>
          </table:table-cell>
          <table:table-cell office:value-type="float" office:value="1.056566949135441" table:style-name="ce6">
            <text:p>1.057</text:p>
          </table:table-cell>
          <table:table-cell office:value-type="float" office:value="1553911.2209999929" table:style-name="ce5">
            <text:p><text:s/>1,553,911<text:s/></text:p>
          </table:table-cell>
          <table:table-cell office:value-type="float" office:value="1.0695476682255045" table:style-name="ce6">
            <text:p>1.070</text:p>
          </table:table-cell>
          <table:table-cell office:value-type="float" office:value="1661982.1230499891" table:style-name="ce5">
            <text:p><text:s/>1,661,9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61982.1230499891" table:style-name="ce5">
            <text:p><text:s/>1,661,982<text:s/></text:p>
          </table:table-cell>
          <table:table-cell office:value-type="float" office:value="1.0301399896276127" table:style-name="ce6">
            <text:p>1.030</text:p>
          </table:table-cell>
          <table:table-cell office:value-type="float" office:value="1712074.2469999935" table:style-name="ce5">
            <text:p><text:s/>1,712,074<text:s/></text:p>
          </table:table-cell>
          <table:table-cell office:value-type="float" office:value="1.07636593753402" table:style-name="ce6">
            <text:p>1.076</text:p>
          </table:table-cell>
          <table:table-cell office:value-type="float" office:value="1842818.4019999993" table:style-name="ce5">
            <text:p><text:s/>1,842,8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42818.4019999993" table:style-name="ce5">
            <text:p><text:s/>1,842,818<text:s/></text:p>
          </table:table-cell>
          <table:table-cell office:value-type="float" office:value="1.0368621574031733" table:style-name="ce6">
            <text:p>1.037</text:p>
          </table:table-cell>
          <table:table-cell office:value-type="float" office:value="1910748.6639999878" table:style-name="ce5">
            <text:p><text:s/>1,910,749<text:s/></text:p>
          </table:table-cell>
          <table:table-cell office:value-type="float" office:value="1.0725062990283547" table:style-name="ce6">
            <text:p>1.073</text:p>
          </table:table-cell>
          <table:table-cell office:value-type="float" office:value="2049289.9779999999" table:style-name="ce5">
            <text:p><text:s/>2,049,2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49289.9779999999" table:style-name="ce5">
            <text:p><text:s/>2,049,290<text:s/></text:p>
          </table:table-cell>
          <table:table-cell office:value-type="float" office:value="1.0579920827339386" table:style-name="ce6">
            <text:p>1.058</text:p>
          </table:table-cell>
          <table:table-cell office:value-type="float" office:value="2168132.5719500072" table:style-name="ce5">
            <text:p><text:s/>2,168,133<text:s/></text:p>
          </table:table-cell>
          <table:table-cell office:value-type="float" office:value="1.0698276991816216" table:style-name="ce6">
            <text:p>1.070</text:p>
          </table:table-cell>
          <table:table-cell office:value-type="float" office:value="2319528.2809700076" table:style-name="ce5">
            <text:p><text:s/>2,319,5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19528.2809700076" table:style-name="ce5">
            <text:p><text:s/>2,319,528<text:s/></text:p>
          </table:table-cell>
          <table:table-cell office:value-type="float" office:value="1.0467660601122855" table:style-name="ce6">
            <text:p>1.047</text:p>
          </table:table-cell>
          <table:table-cell office:value-type="float" office:value="2428003.4799899976" table:style-name="ce5">
            <text:p><text:s/>2,428,003<text:s/></text:p>
          </table:table-cell>
          <table:table-cell office:value-type="float" office:value="1.0817438021179588" table:style-name="ce6">
            <text:p>1.082</text:p>
          </table:table-cell>
          <table:table-cell office:value-type="float" office:value="2626477.7160000158" table:style-name="ce5">
            <text:p><text:s/>2,626,4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26477.7160000158" table:style-name="ce5">
            <text:p><text:s/>2,626,478<text:s/></text:p>
          </table:table-cell>
          <table:table-cell office:value-type="float" office:value="0.99903145989607223" table:style-name="ce6">
            <text:p>0.999</text:p>
          </table:table-cell>
          <table:table-cell office:value-type="float" office:value="2623933.8669999973" table:style-name="ce5">
            <text:p><text:s/>2,623,934<text:s/></text:p>
          </table:table-cell>
          <table:table-cell office:value-type="float" office:value="1.0860650330483372" table:style-name="ce6">
            <text:p>1.086</text:p>
          </table:table-cell>
          <table:table-cell office:value-type="float" office:value="2849762.8219800033" table:style-name="ce5">
            <text:p><text:s/>2,849,7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49762.8219800033" table:style-name="ce5">
            <text:p><text:s/>2,849,763<text:s/></text:p>
          </table:table-cell>
          <table:table-cell office:value-type="float" office:value="1.069761874173047" table:style-name="ce6">
            <text:p>1.070</text:p>
          </table:table-cell>
          <table:table-cell office:value-type="float" office:value="3048567.6173899998" table:style-name="ce5">
            <text:p><text:s/>3,048,568<text:s/></text:p>
          </table:table-cell>
          <table:table-cell office:value-type="float" office:value="1.0834071651091322" table:style-name="ce6">
            <text:p>1.083</text:p>
          </table:table-cell>
          <table:table-cell office:value-type="float" office:value="3302840.0000000014" table:style-name="ce5">
            <text:p><text:s/>3,302,8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02840.0000000014" table:style-name="ce5">
            <text:p><text:s/>3,302,840<text:s/></text:p>
          </table:table-cell>
          <table:table-cell office:value-type="float" office:value="1.0374314226544443" table:style-name="ce6">
            <text:p>1.037</text:p>
          </table:table-cell>
          <table:table-cell office:value-type="float" office:value="3426470.0000000065" table:style-name="ce5">
            <text:p><text:s/>3,426,470<text:s/></text:p>
          </table:table-cell>
          <table:table-cell office:value-type="float" office:value="1.0857999632274598" table:style-name="ce6">
            <text:p>1.086</text:p>
          </table:table-cell>
          <table:table-cell office:value-type="float" office:value="3720461.0000000009" table:style-name="ce5">
            <text:p><text:s/>3,720,46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720461.0000000009" table:style-name="ce5">
            <text:p><text:s/>3,720,461<text:s/></text:p>
          </table:table-cell>
          <table:table-cell office:value-type="float" office:value="1.0161192389867826" table:style-name="ce6">
            <text:p>1.016</text:p>
          </table:table-cell>
          <table:table-cell office:value-type="float" office:value="3780432.0000000047" table:style-name="ce5">
            <text:p><text:s/>3,780,432<text:s/></text:p>
          </table:table-cell>
          <table:table-cell office:value-type="float" office:value="1.0830135286126019" table:style-name="ce6">
            <text:p>1.083</text:p>
          </table:table-cell>
          <table:table-cell office:value-type="float" office:value="4094259.0000000009" table:style-name="ce5">
            <text:p><text:s/>4,094,2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94259.0000000009" table:style-name="ce5">
            <text:p><text:s/>4,094,259<text:s/></text:p>
          </table:table-cell>
          <table:table-cell office:value-type="float" office:value="1.0287575847058028" table:style-name="ce6">
            <text:p>1.029</text:p>
          </table:table-cell>
          <table:table-cell office:value-type="float" office:value="4211999.9999999963" table:style-name="ce5">
            <text:p><text:s/>4,212,000<text:s/></text:p>
          </table:table-cell>
          <table:table-cell office:value-type="float" office:value="1.0811396011396015" table:style-name="ce6">
            <text:p>1.081</text:p>
          </table:table-cell>
          <table:table-cell office:value-type="float" office:value="4553759.9999999981" table:style-name="ce5">
            <text:p><text:s/>4,553,7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53759.9999999981" table:style-name="ce5">
            <text:p><text:s/>4,553,760<text:s/></text:p>
          </table:table-cell>
          <table:table-cell office:value-type="float" office:value="1.0046100365412323" table:style-name="ce6">
            <text:p>1.005</text:p>
          </table:table-cell>
          <table:table-cell office:value-type="float" office:value="4574753" table:style-name="ce5">
            <text:p><text:s/>4,574,753<text:s/></text:p>
          </table:table-cell>
          <table:table-cell office:value-type="float" office:value="1.0869950792971776" table:style-name="ce6">
            <text:p>1.087</text:p>
          </table:table-cell>
          <table:table-cell office:value-type="float" office:value="4972734.0000000009" table:style-name="ce5">
            <text:p><text:s/>4,972,73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972734.0000000009" table:style-name="ce5">
            <text:p><text:s/>4,972,734<text:s/></text:p>
          </table:table-cell>
          <table:table-cell office:value-type="float" office:value="0.96849921994621069" table:style-name="ce6">
            <text:p>0.968</text:p>
          </table:table-cell>
          <table:table-cell office:value-type="float" office:value="4816089.0000000009" table:style-name="ce5">
            <text:p><text:s/>4,816,089<text:s/></text:p>
          </table:table-cell>
          <table:table-cell office:value-type="float" office:value="1.0704953749816501" table:style-name="ce6">
            <text:p>1.070</text:p>
          </table:table-cell>
          <table:table-cell office:value-type="float" office:value="5155601.0000000019" table:style-name="ce5">
            <text:p><text:s/>5,155,6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55601.0000000019" table:style-name="ce5">
            <text:p><text:s/>5,155,601<text:s/></text:p>
          </table:table-cell>
          <table:table-cell office:value-type="float" office:value="0.9709985315000127" table:style-name="ce6">
            <text:p>0.971</text:p>
          </table:table-cell>
          <table:table-cell office:value-type="float" office:value="5006080.9999999991" table:style-name="ce5">
            <text:p><text:s/>5,006,081<text:s/></text:p>
          </table:table-cell>
          <table:table-cell office:value-type="float" office:value="1.0826476838868575" table:style-name="ce6">
            <text:p>1.083</text:p>
          </table:table-cell>
          <table:table-cell office:value-type="float" office:value="5419822.0000000028" table:style-name="ce5">
            <text:p><text:s/>5,419,8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19822.0000000028" table:style-name="ce5">
            <text:p><text:s/>5,419,822<text:s/></text:p>
          </table:table-cell>
          <table:table-cell office:value-type="float" office:value="1.0125421093165043" table:style-name="ce6">
            <text:p>1.013</text:p>
          </table:table-cell>
          <table:table-cell office:value-type="float" office:value="5487797.9999999981" table:style-name="ce5">
            <text:p><text:s/>5,487,798<text:s/></text:p>
          </table:table-cell>
          <table:table-cell office:value-type="float" office:value="1.0335522553854934" table:style-name="ce6">
            <text:p>1.034</text:p>
          </table:table-cell>
          <table:table-cell office:value-type="float" office:value="5671925.9999999981" table:style-name="ce5">
            <text:p><text:s/>5,671,9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671925.9999999981" table:style-name="ce5">
            <text:p><text:s/>5,671,926<text:s/></text:p>
          </table:table-cell>
          <table:table-cell office:value-type="float" office:value="1.0175612305238115" table:style-name="ce6">
            <text:p>1.018</text:p>
          </table:table-cell>
          <table:table-cell office:value-type="float" office:value="5771531.9999999981" table:style-name="ce5">
            <text:p><text:s/>5,771,532<text:s/></text:p>
          </table:table-cell>
          <table:table-cell office:value-type="float" office:value="1.0415172262754508" table:style-name="ce6">
            <text:p>1.042</text:p>
          </table:table-cell>
          <table:table-cell office:value-type="float" office:value="6011150.0000000037" table:style-name="ce5">
            <text:p><text:s/>6,011,15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0198.45199999938" table:style-name="ce5">
            <text:p><text:s/>130,1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0198.45199999938" table:style-name="ce5">
            <text:p><text:s/>130,198<text:s/></text:p>
          </table:table-cell>
          <table:table-cell office:value-type="float" office:value="1.080779378237162" table:style-name="ce6">
            <text:p>1.081</text:p>
          </table:table-cell>
          <table:table-cell office:value-type="float" office:value="140715.80200000032" table:style-name="ce5">
            <text:p><text:s/>140,716<text:s/></text:p>
          </table:table-cell>
          <table:table-cell office:value-type="float" office:value="1.2310696065250764" table:style-name="ce6">
            <text:p>1.231</text:p>
          </table:table-cell>
          <table:table-cell office:value-type="float" office:value="173230.94700000092" table:style-name="ce5">
            <text:p><text:s/>173,2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3230.94700000092" table:style-name="ce5">
            <text:p><text:s/>173,231<text:s/></text:p>
          </table:table-cell>
          <table:table-cell office:value-type="float" office:value="1.0302826838440018" table:style-name="ce6">
            <text:p>1.030</text:p>
          </table:table-cell>
          <table:table-cell office:value-type="float" office:value="178476.84499999895" table:style-name="ce5">
            <text:p><text:s/>178,477<text:s/></text:p>
          </table:table-cell>
          <table:table-cell office:value-type="float" office:value="1.0753783270877555" table:style-name="ce6">
            <text:p>1.075</text:p>
          </table:table-cell>
          <table:table-cell office:value-type="float" office:value="191930.1309999995" table:style-name="ce5">
            <text:p><text:s/>191,9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1930.1309999995" table:style-name="ce5">
            <text:p><text:s/>191,930<text:s/></text:p>
          </table:table-cell>
          <table:table-cell office:value-type="float" office:value="1.0052564336550229" table:style-name="ce6">
            <text:p>1.005</text:p>
          </table:table-cell>
          <table:table-cell office:value-type="float" office:value="192938.99900000088" table:style-name="ce5">
            <text:p><text:s/>192,939<text:s/></text:p>
          </table:table-cell>
          <table:table-cell office:value-type="float" office:value="0.9477608412387325" table:style-name="ce6">
            <text:p>0.948</text:p>
          </table:table-cell>
          <table:table-cell office:value-type="float" office:value="182860.02799999982" table:style-name="ce5">
            <text:p><text:s/>182,86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2860.02799999982" table:style-name="ce5">
            <text:p><text:s/>182,860<text:s/></text:p>
          </table:table-cell>
          <table:table-cell office:value-type="float" office:value="1.0379275070438068" table:style-name="ce6">
            <text:p>1.038</text:p>
          </table:table-cell>
          <table:table-cell office:value-type="float" office:value="189795.45300000053" table:style-name="ce5">
            <text:p><text:s/>189,795<text:s/></text:p>
          </table:table-cell>
          <table:table-cell office:value-type="float" office:value="0.99095533653274892" table:style-name="ce6">
            <text:p>0.991</text:p>
          </table:table-cell>
          <table:table-cell office:value-type="float" office:value="188078.81700000103" table:style-name="ce5">
            <text:p><text:s/>188,0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8078.81700000103" table:style-name="ce5">
            <text:p><text:s/>188,079<text:s/></text:p>
          </table:table-cell>
          <table:table-cell office:value-type="float" office:value="1.0397924610510432" table:style-name="ce6">
            <text:p>1.040</text:p>
          </table:table-cell>
          <table:table-cell office:value-type="float" office:value="195562.93599999984" table:style-name="ce5">
            <text:p><text:s/>195,563<text:s/></text:p>
          </table:table-cell>
          <table:table-cell office:value-type="float" office:value="1.0908110675941223" table:style-name="ce6">
            <text:p>1.091</text:p>
          </table:table-cell>
          <table:table-cell office:value-type="float" office:value="213322.21500000081" table:style-name="ce5">
            <text:p><text:s/>213,32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3322.21500000081" table:style-name="ce5">
            <text:p><text:s/>213,322<text:s/></text:p>
          </table:table-cell>
          <table:table-cell office:value-type="float" office:value="1.0541032212702215" table:style-name="ce6">
            <text:p>1.054</text:p>
          </table:table-cell>
          <table:table-cell office:value-type="float" office:value="224863.63399999964" table:style-name="ce5">
            <text:p><text:s/>224,864<text:s/></text:p>
          </table:table-cell>
          <table:table-cell office:value-type="float" office:value="1.1684084852955821" table:style-name="ce6">
            <text:p>1.168</text:p>
          </table:table-cell>
          <table:table-cell office:value-type="float" office:value="262732.57799999969" table:style-name="ce5">
            <text:p><text:s/>262,7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2732.57799999969" table:style-name="ce5">
            <text:p><text:s/>262,733<text:s/></text:p>
          </table:table-cell>
          <table:table-cell office:value-type="float" office:value="0.97987154832393719" table:style-name="ce6">
            <text:p>0.980</text:p>
          </table:table-cell>
          <table:table-cell office:value-type="float" office:value="257444.17799999929" table:style-name="ce5">
            <text:p><text:s/>257,444<text:s/></text:p>
          </table:table-cell>
          <table:table-cell office:value-type="float" office:value="1.0135651581913085" table:style-name="ce6">
            <text:p>1.014</text:p>
          </table:table-cell>
          <table:table-cell office:value-type="float" office:value="260936.44900000066" table:style-name="ce5">
            <text:p><text:s/>260,9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0936.44900000066" table:style-name="ce5">
            <text:p><text:s/>260,936<text:s/></text:p>
          </table:table-cell>
          <table:table-cell office:value-type="float" office:value="1.050053210082579" table:style-name="ce6">
            <text:p>1.050</text:p>
          </table:table-cell>
          <table:table-cell office:value-type="float" office:value="273997.15589999984" table:style-name="ce5">
            <text:p><text:s/>273,997<text:s/></text:p>
          </table:table-cell>
          <table:table-cell office:value-type="float" office:value="0.99505047453669648" table:style-name="ce6">
            <text:p>0.995</text:p>
          </table:table-cell>
          <table:table-cell office:value-type="float" office:value="272641.00000000006" table:style-name="ce5">
            <text:p><text:s/>272,6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2641.00000000006" table:style-name="ce5">
            <text:p><text:s/>272,641<text:s/></text:p>
          </table:table-cell>
          <table:table-cell office:value-type="float" office:value="1.0614801148763429" table:style-name="ce6">
            <text:p>1.061</text:p>
          </table:table-cell>
          <table:table-cell office:value-type="float" office:value="289403.00000000105" table:style-name="ce5">
            <text:p><text:s/>289,403<text:s/></text:p>
          </table:table-cell>
          <table:table-cell office:value-type="float" office:value="1.1304202098803395" table:style-name="ce6">
            <text:p>1.130</text:p>
          </table:table-cell>
          <table:table-cell office:value-type="float" office:value="327147.00000000111" table:style-name="ce5">
            <text:p><text:s/>327,14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27147.00000000111" table:style-name="ce5">
            <text:p><text:s/>327,147<text:s/></text:p>
          </table:table-cell>
          <table:table-cell office:value-type="float" office:value="0.98348143189453274" table:style-name="ce6">
            <text:p>0.983</text:p>
          </table:table-cell>
          <table:table-cell office:value-type="float" office:value="321743.00000000175" table:style-name="ce5">
            <text:p><text:s/>321,743<text:s/></text:p>
          </table:table-cell>
          <table:table-cell office:value-type="float" office:value="1.1068927684518346" table:style-name="ce6">
            <text:p>1.107</text:p>
          </table:table-cell>
          <table:table-cell office:value-type="float" office:value="356135.00000000058" table:style-name="ce5">
            <text:p><text:s/>356,13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56135.00000000058" table:style-name="ce5">
            <text:p><text:s/>356,135<text:s/></text:p>
          </table:table-cell>
          <table:table-cell office:value-type="float" office:value="1.0717424572142553" table:style-name="ce6">
            <text:p>1.072</text:p>
          </table:table-cell>
          <table:table-cell office:value-type="float" office:value="381684.99999999948" table:style-name="ce5">
            <text:p><text:s/>381,685<text:s/></text:p>
          </table:table-cell>
          <table:table-cell office:value-type="float" office:value="1.0728742287488409" table:style-name="ce6">
            <text:p>1.073</text:p>
          </table:table-cell>
          <table:table-cell office:value-type="float" office:value="409500.00000000076" table:style-name="ce5">
            <text:p><text:s/>409,5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9500.00000000076" table:style-name="ce5">
            <text:p><text:s/>409,500<text:s/></text:p>
          </table:table-cell>
          <table:table-cell office:value-type="float" office:value="1.0310402930402911" table:style-name="ce6">
            <text:p>1.031</text:p>
          </table:table-cell>
          <table:table-cell office:value-type="float" office:value="422211" table:style-name="ce5">
            <text:p><text:s/>422,211<text:s/></text:p>
          </table:table-cell>
          <table:table-cell office:value-type="float" office:value="1.0304421249091098" table:style-name="ce6">
            <text:p>1.030</text:p>
          </table:table-cell>
          <table:table-cell office:value-type="float" office:value="435064.00000000012" table:style-name="ce5">
            <text:p><text:s/>435,06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35064.00000000012" table:style-name="ce5">
            <text:p><text:s/>435,064<text:s/></text:p>
          </table:table-cell>
          <table:table-cell office:value-type="float" office:value="1.0273591931302046" table:style-name="ce6">
            <text:p>1.027</text:p>
          </table:table-cell>
          <table:table-cell office:value-type="float" office:value="446966.99999999953" table:style-name="ce5">
            <text:p><text:s/>446,967<text:s/></text:p>
          </table:table-cell>
          <table:table-cell office:value-type="float" office:value="1.0710634118402484" table:style-name="ce6">
            <text:p>1.071</text:p>
          </table:table-cell>
          <table:table-cell office:value-type="float" office:value="478729.99999999977" table:style-name="ce5">
            <text:p><text:s/>478,7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8729.99999999977" table:style-name="ce5">
            <text:p><text:s/>478,730<text:s/></text:p>
          </table:table-cell>
          <table:table-cell office:value-type="float" office:value="0.97566895744991777" table:style-name="ce6">
            <text:p>0.976</text:p>
          </table:table-cell>
          <table:table-cell office:value-type="float" office:value="467081.99999999889" table:style-name="ce5">
            <text:p><text:s/>467,082<text:s/></text:p>
          </table:table-cell>
          <table:table-cell office:value-type="float" office:value="1.1535875927567341" table:style-name="ce6">
            <text:p>1.154</text:p>
          </table:table-cell>
          <table:table-cell office:value-type="float" office:value="538819.99999999953" table:style-name="ce5">
            <text:p><text:s/>538,8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8819.99999999953" table:style-name="ce5">
            <text:p><text:s/>538,820<text:s/></text:p>
          </table:table-cell>
          <table:table-cell office:value-type="float" office:value="1.0977877584350986" table:style-name="ce6">
            <text:p>1.098</text:p>
          </table:table-cell>
          <table:table-cell office:value-type="float" office:value="591509.99999999942" table:style-name="ce5">
            <text:p><text:s/>591,510<text:s/></text:p>
          </table:table-cell>
          <table:table-cell office:value-type="float" office:value="0.91389156565400309" table:style-name="ce6">
            <text:p>0.914</text:p>
          </table:table-cell>
          <table:table-cell office:value-type="float" office:value="540575.99999999884" table:style-name="ce5">
            <text:p><text:s/>540,5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0575.99999999884" table:style-name="ce5">
            <text:p><text:s/>540,576<text:s/></text:p>
          </table:table-cell>
          <table:table-cell office:value-type="float" office:value="1.016793198366188" table:style-name="ce6">
            <text:p>1.017</text:p>
          </table:table-cell>
          <table:table-cell office:value-type="float" office:value="549653.99999999919" table:style-name="ce5">
            <text:p><text:s/>549,654<text:s/></text:p>
          </table:table-cell>
          <table:table-cell office:value-type="float" office:value="1.0695200980980792" table:style-name="ce6">
            <text:p>1.070</text:p>
          </table:table-cell>
          <table:table-cell office:value-type="float" office:value="587866.00000000081" table:style-name="ce5">
            <text:p><text:s/>587,8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683.252999999924" table:style-name="ce5">
            <text:p><text:s/>48,68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8683.252999999924" table:style-name="ce5">
            <text:p><text:s/>48,683<text:s/></text:p>
          </table:table-cell>
          <table:table-cell office:value-type="float" office:value="1.0769550670740944" table:style-name="ce6">
            <text:p>1.077</text:p>
          </table:table-cell>
          <table:table-cell office:value-type="float" office:value="52429.676000000021" table:style-name="ce5">
            <text:p><text:s/>52,430<text:s/></text:p>
          </table:table-cell>
          <table:table-cell office:value-type="float" office:value="1.2832767076416838" table:style-name="ce6">
            <text:p>1.283</text:p>
          </table:table-cell>
          <table:table-cell office:value-type="float" office:value="67281.782000000239" table:style-name="ce5">
            <text:p><text:s/>67,28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7281.782000000239" table:style-name="ce5">
            <text:p><text:s/>67,282<text:s/></text:p>
          </table:table-cell>
          <table:table-cell office:value-type="float" office:value="1.046551635627011" table:style-name="ce6">
            <text:p>1.047</text:p>
          </table:table-cell>
          <table:table-cell office:value-type="float" office:value="70413.859000000244" table:style-name="ce5">
            <text:p><text:s/>70,414<text:s/></text:p>
          </table:table-cell>
          <table:table-cell office:value-type="float" office:value="1.1505892327247518" table:style-name="ce6">
            <text:p>1.151</text:p>
          </table:table-cell>
          <table:table-cell office:value-type="float" office:value="81017.427999999141" table:style-name="ce5">
            <text:p><text:s/>81,0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1017.427999999141" table:style-name="ce5">
            <text:p><text:s/>81,017<text:s/></text:p>
          </table:table-cell>
          <table:table-cell office:value-type="float" office:value="0.99711876807544597" table:style-name="ce6">
            <text:p>0.997</text:p>
          </table:table-cell>
          <table:table-cell office:value-type="float" office:value="80783.998000000283" table:style-name="ce5">
            <text:p><text:s/>80,784<text:s/></text:p>
          </table:table-cell>
          <table:table-cell office:value-type="float" office:value="1.0138453533829679" table:style-name="ce6">
            <text:p>1.014</text:p>
          </table:table-cell>
          <table:table-cell office:value-type="float" office:value="81902.480999999272" table:style-name="ce5">
            <text:p><text:s/>81,90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1902.480999999272" table:style-name="ce5">
            <text:p><text:s/>81,902<text:s/></text:p>
          </table:table-cell>
          <table:table-cell office:value-type="float" office:value="1.0274909498773412" table:style-name="ce6">
            <text:p>1.027</text:p>
          </table:table-cell>
          <table:table-cell office:value-type="float" office:value="84154.058000000136" table:style-name="ce5">
            <text:p><text:s/>84,154<text:s/></text:p>
          </table:table-cell>
          <table:table-cell office:value-type="float" office:value="0.98372922194672674" table:style-name="ce6">
            <text:p>0.984</text:p>
          </table:table-cell>
          <table:table-cell office:value-type="float" office:value="82784.805999999851" table:style-name="ce5">
            <text:p><text:s/>82,7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2784.805999999851" table:style-name="ce5">
            <text:p><text:s/>82,785<text:s/></text:p>
          </table:table-cell>
          <table:table-cell office:value-type="float" office:value="1.0491058830288265" table:style-name="ce6">
            <text:p>1.049</text:p>
          </table:table-cell>
          <table:table-cell office:value-type="float" office:value="86850.026999999929" table:style-name="ce5">
            <text:p><text:s/>86,850<text:s/></text:p>
          </table:table-cell>
          <table:table-cell office:value-type="float" office:value="1.0727745657465326" table:style-name="ce6">
            <text:p>1.073</text:p>
          </table:table-cell>
          <table:table-cell office:value-type="float" office:value="93170.499999999563" table:style-name="ce5">
            <text:p><text:s/>93,1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3170.499999999563" table:style-name="ce5">
            <text:p><text:s/>93,170<text:s/></text:p>
          </table:table-cell>
          <table:table-cell office:value-type="float" office:value="1.0494524769106055" table:style-name="ce6">
            <text:p>1.049</text:p>
          </table:table-cell>
          <table:table-cell office:value-type="float" office:value="97778.0119999991" table:style-name="ce5">
            <text:p><text:s/>97,778<text:s/></text:p>
          </table:table-cell>
          <table:table-cell office:value-type="float" office:value="1.2342385934375679" table:style-name="ce6">
            <text:p>1.234</text:p>
          </table:table-cell>
          <table:table-cell office:value-type="float" office:value="120681.39600000053" table:style-name="ce5">
            <text:p><text:s/>120,6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0681.39600000053" table:style-name="ce5">
            <text:p><text:s/>120,681<text:s/></text:p>
          </table:table-cell>
          <table:table-cell office:value-type="float" office:value="1.0000682540994201" table:style-name="ce6">
            <text:p>1.000</text:p>
          </table:table-cell>
          <table:table-cell office:value-type="float" office:value="120689.63300000127" table:style-name="ce5">
            <text:p><text:s/>120,690<text:s/></text:p>
          </table:table-cell>
          <table:table-cell office:value-type="float" office:value="0.92571177178075836" table:style-name="ce6">
            <text:p>0.926</text:p>
          </table:table-cell>
          <table:table-cell office:value-type="float" office:value="111723.81400000065" table:style-name="ce5">
            <text:p><text:s/>111,7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1723.81400000065" table:style-name="ce5">
            <text:p><text:s/>111,724<text:s/></text:p>
          </table:table-cell>
          <table:table-cell office:value-type="float" office:value="1.0274607372426368" table:style-name="ce6">
            <text:p>1.027</text:p>
          </table:table-cell>
          <table:table-cell office:value-type="float" office:value="114791.83229999989" table:style-name="ce5">
            <text:p><text:s/>114,792<text:s/></text:p>
          </table:table-cell>
          <table:table-cell office:value-type="float" office:value="0.98185557057268558" table:style-name="ce6">
            <text:p>0.982</text:p>
          </table:table-cell>
          <table:table-cell office:value-type="float" office:value="112709.00000000042" table:style-name="ce5">
            <text:p><text:s/>112,7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2709.00000000042" table:style-name="ce5">
            <text:p><text:s/>112,709<text:s/></text:p>
          </table:table-cell>
          <table:table-cell office:value-type="float" office:value="1.0687079115243598" table:style-name="ce6">
            <text:p>1.069</text:p>
          </table:table-cell>
          <table:table-cell office:value-type="float" office:value="120452.99999999955" table:style-name="ce5">
            <text:p><text:s/>120,453<text:s/></text:p>
          </table:table-cell>
          <table:table-cell office:value-type="float" office:value="1.1383942284542641" table:style-name="ce6">
            <text:p>1.138</text:p>
          </table:table-cell>
          <table:table-cell office:value-type="float" office:value="137123.00000000096" table:style-name="ce5">
            <text:p><text:s/>137,1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7123.00000000096" table:style-name="ce5">
            <text:p><text:s/>137,123<text:s/></text:p>
          </table:table-cell>
          <table:table-cell office:value-type="float" office:value="1.0033036033342202" table:style-name="ce6">
            <text:p>1.003</text:p>
          </table:table-cell>
          <table:table-cell office:value-type="float" office:value="137575.99999999924" table:style-name="ce5">
            <text:p><text:s/>137,576<text:s/></text:p>
          </table:table-cell>
          <table:table-cell office:value-type="float" office:value="1.1298482293423313" table:style-name="ce6">
            <text:p>1.130</text:p>
          </table:table-cell>
          <table:table-cell office:value-type="float" office:value="155439.99999999974" table:style-name="ce5">
            <text:p><text:s/>155,4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5439.99999999974" table:style-name="ce5">
            <text:p><text:s/>155,440<text:s/></text:p>
          </table:table-cell>
          <table:table-cell office:value-type="float" office:value="1.0564140504374691" table:style-name="ce6">
            <text:p>1.056</text:p>
          </table:table-cell>
          <table:table-cell office:value-type="float" office:value="164208.99999999991" table:style-name="ce5">
            <text:p><text:s/>164,209<text:s/></text:p>
          </table:table-cell>
          <table:table-cell office:value-type="float" office:value="1.0304550907684737" table:style-name="ce6">
            <text:p>1.030</text:p>
          </table:table-cell>
          <table:table-cell office:value-type="float" office:value="169210.0000000002" table:style-name="ce5">
            <text:p><text:s/>169,2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9210.0000000002" table:style-name="ce5">
            <text:p><text:s/>169,210<text:s/></text:p>
          </table:table-cell>
          <table:table-cell office:value-type="float" office:value="1.0354884463093177" table:style-name="ce6">
            <text:p>1.035</text:p>
          </table:table-cell>
          <table:table-cell office:value-type="float" office:value="175214.99999999988" table:style-name="ce5">
            <text:p><text:s/>175,215<text:s/></text:p>
          </table:table-cell>
          <table:table-cell office:value-type="float" office:value="1.0563536226921202" table:style-name="ce6">
            <text:p>1.056</text:p>
          </table:table-cell>
          <table:table-cell office:value-type="float" office:value="185088.99999999971" table:style-name="ce5">
            <text:p><text:s/>185,08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5088.99999999971" table:style-name="ce5">
            <text:p><text:s/>185,089<text:s/></text:p>
          </table:table-cell>
          <table:table-cell office:value-type="float" office:value="1.0195473528950993" table:style-name="ce6">
            <text:p>1.020</text:p>
          </table:table-cell>
          <table:table-cell office:value-type="float" office:value="188707.00000000073" table:style-name="ce5">
            <text:p><text:s/>188,707<text:s/></text:p>
          </table:table-cell>
          <table:table-cell office:value-type="float" office:value="1.1645725913718055" table:style-name="ce6">
            <text:p>1.165</text:p>
          </table:table-cell>
          <table:table-cell office:value-type="float" office:value="219763.00000000015" table:style-name="ce5">
            <text:p><text:s/>219,7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9763.00000000015" table:style-name="ce5">
            <text:p><text:s/>219,763<text:s/></text:p>
          </table:table-cell>
          <table:table-cell office:value-type="float" office:value="1.0085592206149345" table:style-name="ce6">
            <text:p>1.009</text:p>
          </table:table-cell>
          <table:table-cell office:value-type="float" office:value="221644.00000000003" table:style-name="ce5">
            <text:p><text:s/>221,644<text:s/></text:p>
          </table:table-cell>
          <table:table-cell office:value-type="float" office:value="1.0474680117666157" table:style-name="ce6">
            <text:p>1.047</text:p>
          </table:table-cell>
          <table:table-cell office:value-type="float" office:value="232164.99999999983" table:style-name="ce5">
            <text:p><text:s/>232,1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2164.99999999983" table:style-name="ce5">
            <text:p><text:s/>232,165<text:s/></text:p>
          </table:table-cell>
          <table:table-cell office:value-type="float" office:value="1.0400189520384235" table:style-name="ce6">
            <text:p>1.040</text:p>
          </table:table-cell>
          <table:table-cell office:value-type="float" office:value="241456.00000000041" table:style-name="ce5">
            <text:p><text:s/>241,456<text:s/></text:p>
          </table:table-cell>
          <table:table-cell office:value-type="float" office:value="0.9840509243920188" table:style-name="ce6">
            <text:p>0.984</text:p>
          </table:table-cell>
          <table:table-cell office:value-type="float" office:value="237604.99999999971" table:style-name="ce5">
            <text:p><text:s/>237,6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7604.99999999971" table:style-name="ce5">
            <text:p><text:s/>237,605<text:s/></text:p>
          </table:table-cell>
          <table:table-cell office:value-type="float" office:value="1.0215399507586158" table:style-name="ce6">
            <text:p>1.022</text:p>
          </table:table-cell>
          <table:table-cell office:value-type="float" office:value="242723.00000000058" table:style-name="ce5">
            <text:p><text:s/>242,723<text:s/></text:p>
          </table:table-cell>
          <table:table-cell office:value-type="float" office:value="1.1463890937405963" table:style-name="ce6">
            <text:p>1.146</text:p>
          </table:table-cell>
          <table:table-cell office:value-type="float" office:value="278254.99999999942" table:style-name="ce5">
            <text:p><text:s/>278,2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1515.198999999455" table:style-name="ce5">
            <text:p><text:s/>81,5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1515.198999999455" table:style-name="ce5">
            <text:p><text:s/>81,515<text:s/></text:p>
          </table:table-cell>
          <table:table-cell office:value-type="float" office:value="1.0830633683419073" table:style-name="ce6">
            <text:p>1.083</text:p>
          </table:table-cell>
          <table:table-cell office:value-type="float" office:value="88286.12600000028" table:style-name="ce5">
            <text:p><text:s/>88,286<text:s/></text:p>
          </table:table-cell>
          <table:table-cell office:value-type="float" office:value="1.2000658517964684" table:style-name="ce6">
            <text:p>1.200</text:p>
          </table:table-cell>
          <table:table-cell office:value-type="float" office:value="105949.16500000068" table:style-name="ce5">
            <text:p><text:s/>105,94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5949.16500000068" table:style-name="ce5">
            <text:p><text:s/>105,949<text:s/></text:p>
          </table:table-cell>
          <table:table-cell office:value-type="float" office:value="1.019951275689601" table:style-name="ce6">
            <text:p>1.020</text:p>
          </table:table-cell>
          <table:table-cell office:value-type="float" office:value="108062.98599999872" table:style-name="ce5">
            <text:p><text:s/>108,063<text:s/></text:p>
          </table:table-cell>
          <table:table-cell office:value-type="float" office:value="1.0263708889184469" table:style-name="ce6">
            <text:p>1.026</text:p>
          </table:table-cell>
          <table:table-cell office:value-type="float" office:value="110912.70300000037" table:style-name="ce5">
            <text:p><text:s/>110,9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0912.70300000037" table:style-name="ce5">
            <text:p><text:s/>110,913<text:s/></text:p>
          </table:table-cell>
          <table:table-cell office:value-type="float" office:value="1.0112006827567823" table:style-name="ce6">
            <text:p>1.011</text:p>
          </table:table-cell>
          <table:table-cell office:value-type="float" office:value="112155.0010000006" table:style-name="ce5">
            <text:p><text:s/>112,155<text:s/></text:p>
          </table:table-cell>
          <table:table-cell office:value-type="float" office:value="0.90016090321286713" table:style-name="ce6">
            <text:p>0.900</text:p>
          </table:table-cell>
          <table:table-cell office:value-type="float" office:value="100957.54700000054" table:style-name="ce5">
            <text:p><text:s/>100,9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0957.54700000054" table:style-name="ce5">
            <text:p><text:s/>100,958<text:s/></text:p>
          </table:table-cell>
          <table:table-cell office:value-type="float" office:value="1.0463942334098095" table:style-name="ce6">
            <text:p>1.046</text:p>
          </table:table-cell>
          <table:table-cell office:value-type="float" office:value="105641.39500000038" table:style-name="ce5">
            <text:p><text:s/>105,641<text:s/></text:p>
          </table:table-cell>
          <table:table-cell office:value-type="float" office:value="0.9967116678078779" table:style-name="ce6">
            <text:p>0.997</text:p>
          </table:table-cell>
          <table:table-cell office:value-type="float" office:value="105294.01100000119" table:style-name="ce5">
            <text:p><text:s/>105,2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5294.01100000119" table:style-name="ce5">
            <text:p><text:s/>105,294<text:s/></text:p>
          </table:table-cell>
          <table:table-cell office:value-type="float" office:value="1.0324700138928005" table:style-name="ce6">
            <text:p>1.032</text:p>
          </table:table-cell>
          <table:table-cell office:value-type="float" office:value="108712.90899999993" table:style-name="ce5">
            <text:p><text:s/>108,713<text:s/></text:p>
          </table:table-cell>
          <table:table-cell office:value-type="float" office:value="1.1052203101289595" table:style-name="ce6">
            <text:p>1.105</text:p>
          </table:table-cell>
          <table:table-cell office:value-type="float" office:value="120151.71500000126" table:style-name="ce5">
            <text:p><text:s/>120,1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0151.71500000126" table:style-name="ce5">
            <text:p><text:s/>120,152<text:s/></text:p>
          </table:table-cell>
          <table:table-cell office:value-type="float" office:value="1.0577095965712948" table:style-name="ce6">
            <text:p>1.058</text:p>
          </table:table-cell>
          <table:table-cell office:value-type="float" office:value="127085.62200000053" table:style-name="ce5">
            <text:p><text:s/>127,086<text:s/></text:p>
          </table:table-cell>
          <table:table-cell office:value-type="float" office:value="1.1177596628515423" table:style-name="ce6">
            <text:p>1.118</text:p>
          </table:table-cell>
          <table:table-cell office:value-type="float" office:value="142051.18199999916" table:style-name="ce5">
            <text:p><text:s/>142,0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2051.18199999916" table:style-name="ce5">
            <text:p><text:s/>142,051<text:s/></text:p>
          </table:table-cell>
          <table:table-cell office:value-type="float" office:value="0.96271317897234288" table:style-name="ce6">
            <text:p>0.963</text:p>
          </table:table-cell>
          <table:table-cell office:value-type="float" office:value="136754.54499999803" table:style-name="ce5">
            <text:p><text:s/>136,755<text:s/></text:p>
          </table:table-cell>
          <table:table-cell office:value-type="float" office:value="1.091098178857618" table:style-name="ce6">
            <text:p>1.091</text:p>
          </table:table-cell>
          <table:table-cell office:value-type="float" office:value="149212.63500000001" table:style-name="ce5">
            <text:p><text:s/>149,2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9212.63500000001" table:style-name="ce5">
            <text:p><text:s/>149,213<text:s/></text:p>
          </table:table-cell>
          <table:table-cell office:value-type="float" office:value="1.0669694533576191" table:style-name="ce6">
            <text:p>1.067</text:p>
          </table:table-cell>
          <table:table-cell office:value-type="float" office:value="159205.32359999995" table:style-name="ce5">
            <text:p><text:s/>159,205<text:s/></text:p>
          </table:table-cell>
          <table:table-cell office:value-type="float" office:value="1.0045643976191743" table:style-name="ce6">
            <text:p>1.005</text:p>
          </table:table-cell>
          <table:table-cell office:value-type="float" office:value="159931.99999999962" table:style-name="ce5">
            <text:p><text:s/>159,9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9931.99999999962" table:style-name="ce5">
            <text:p><text:s/>159,932<text:s/></text:p>
          </table:table-cell>
          <table:table-cell office:value-type="float" office:value="1.0563864642473169" table:style-name="ce6">
            <text:p>1.056</text:p>
          </table:table-cell>
          <table:table-cell office:value-type="float" office:value="168950.00000000148" table:style-name="ce5">
            <text:p><text:s/>168,950<text:s/></text:p>
          </table:table-cell>
          <table:table-cell office:value-type="float" office:value="1.1247351287363032" table:style-name="ce6">
            <text:p>1.125</text:p>
          </table:table-cell>
          <table:table-cell office:value-type="float" office:value="190024.00000000012" table:style-name="ce5">
            <text:p><text:s/>190,02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0024.00000000012" table:style-name="ce5">
            <text:p><text:s/>190,024<text:s/></text:p>
          </table:table-cell>
          <table:table-cell office:value-type="float" office:value="0.9691775775691619" table:style-name="ce6">
            <text:p>0.969</text:p>
          </table:table-cell>
          <table:table-cell office:value-type="float" office:value="184167.00000000253" table:style-name="ce5">
            <text:p><text:s/>184,167<text:s/></text:p>
          </table:table-cell>
          <table:table-cell office:value-type="float" office:value="1.0897446339463537" table:style-name="ce6">
            <text:p>1.090</text:p>
          </table:table-cell>
          <table:table-cell office:value-type="float" office:value="200695.00000000087" table:style-name="ce5">
            <text:p><text:s/>200,6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0695.00000000087" table:style-name="ce5">
            <text:p><text:s/>200,695<text:s/></text:p>
          </table:table-cell>
          <table:table-cell office:value-type="float" office:value="1.0836144398216128" table:style-name="ce6">
            <text:p>1.084</text:p>
          </table:table-cell>
          <table:table-cell office:value-type="float" office:value="217475.99999999953" table:style-name="ce5">
            <text:p><text:s/>217,476<text:s/></text:p>
          </table:table-cell>
          <table:table-cell office:value-type="float" office:value="1.1049035295848784" table:style-name="ce6">
            <text:p>1.105</text:p>
          </table:table-cell>
          <table:table-cell office:value-type="float" office:value="240290.00000000052" table:style-name="ce5">
            <text:p><text:s/>240,2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0290.00000000052" table:style-name="ce5">
            <text:p><text:s/>240,290<text:s/></text:p>
          </table:table-cell>
          <table:table-cell office:value-type="float" office:value="1.0279079445669799" table:style-name="ce6">
            <text:p>1.028</text:p>
          </table:table-cell>
          <table:table-cell office:value-type="float" office:value="246996.00000000012" table:style-name="ce5">
            <text:p><text:s/>246,996<text:s/></text:p>
          </table:table-cell>
          <table:table-cell office:value-type="float" office:value="1.0120609240635488" table:style-name="ce6">
            <text:p>1.012</text:p>
          </table:table-cell>
          <table:table-cell office:value-type="float" office:value="249975.00000000044" table:style-name="ce5">
            <text:p><text:s/>249,9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9975.00000000044" table:style-name="ce5">
            <text:p><text:s/>249,975<text:s/></text:p>
          </table:table-cell>
          <table:table-cell office:value-type="float" office:value="1.0331433143314266" table:style-name="ce6">
            <text:p>1.033</text:p>
          </table:table-cell>
          <table:table-cell office:value-type="float" office:value="258259.99999999878" table:style-name="ce5">
            <text:p><text:s/>258,260<text:s/></text:p>
          </table:table-cell>
          <table:table-cell office:value-type="float" office:value="1.0027375513048897" table:style-name="ce6">
            <text:p>1.003</text:p>
          </table:table-cell>
          <table:table-cell office:value-type="float" office:value="258966.99999999959" table:style-name="ce5">
            <text:p><text:s/>258,9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8966.99999999959" table:style-name="ce5">
            <text:p><text:s/>258,967<text:s/></text:p>
          </table:table-cell>
          <table:table-cell office:value-type="float" office:value="0.9477578224252482" table:style-name="ce6">
            <text:p>0.948</text:p>
          </table:table-cell>
          <table:table-cell office:value-type="float" office:value="245437.99999999886" table:style-name="ce5">
            <text:p><text:s/>245,438<text:s/></text:p>
          </table:table-cell>
          <table:table-cell office:value-type="float" office:value="1.2494194053080663" table:style-name="ce6">
            <text:p>1.249</text:p>
          </table:table-cell>
          <table:table-cell office:value-type="float" office:value="306654.99999999977" table:style-name="ce5">
            <text:p><text:s/>306,6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6654.99999999977" table:style-name="ce5">
            <text:p><text:s/>306,655<text:s/></text:p>
          </table:table-cell>
          <table:table-cell office:value-type="float" office:value="1.1415238623208468" table:style-name="ce6">
            <text:p>1.142</text:p>
          </table:table-cell>
          <table:table-cell office:value-type="float" office:value="350053.99999999901" table:style-name="ce5">
            <text:p><text:s/>350,054<text:s/></text:p>
          </table:table-cell>
          <table:table-cell office:value-type="float" office:value="0.8654978946105456" table:style-name="ce6">
            <text:p>0.865</text:p>
          </table:table-cell>
          <table:table-cell office:value-type="float" office:value="302970.99999999907" table:style-name="ce5">
            <text:p><text:s/>302,9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2970.99999999907" table:style-name="ce5">
            <text:p><text:s/>302,971<text:s/></text:p>
          </table:table-cell>
          <table:table-cell office:value-type="float" office:value="1.0130705579081813" table:style-name="ce6">
            <text:p>1.013</text:p>
          </table:table-cell>
          <table:table-cell office:value-type="float" office:value="306930.99999999866" table:style-name="ce5">
            <text:p><text:s/>306,931<text:s/></text:p>
          </table:table-cell>
          <table:table-cell office:value-type="float" office:value="1.0087316041716308" table:style-name="ce6">
            <text:p>1.009</text:p>
          </table:table-cell>
          <table:table-cell office:value-type="float" office:value="309611.00000000146" table:style-name="ce5">
            <text:p><text:s/>309,61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876.638000000348" table:style-name="ce5">
            <text:p><text:s/>60,87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0876.638000000348" table:style-name="ce5">
            <text:p><text:s/>60,877<text:s/></text:p>
          </table:table-cell>
          <table:table-cell office:value-type="float" office:value="1.0289267124114176" table:style-name="ce6">
            <text:p>1.029</text:p>
          </table:table-cell>
          <table:table-cell office:value-type="float" office:value="62637.599000000344" table:style-name="ce5">
            <text:p><text:s/>62,638<text:s/></text:p>
          </table:table-cell>
          <table:table-cell office:value-type="float" office:value="1.2070544721868985" table:style-name="ce6">
            <text:p>1.207</text:p>
          </table:table-cell>
          <table:table-cell office:value-type="float" office:value="75606.994000000021" table:style-name="ce5">
            <text:p><text:s/>75,6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5606.994000000021" table:style-name="ce5">
            <text:p><text:s/>75,607<text:s/></text:p>
          </table:table-cell>
          <table:table-cell office:value-type="float" office:value="1.0137510955666325" table:style-name="ce6">
            <text:p>1.014</text:p>
          </table:table-cell>
          <table:table-cell office:value-type="float" office:value="76646.672999999821" table:style-name="ce5">
            <text:p><text:s/>76,647<text:s/></text:p>
          </table:table-cell>
          <table:table-cell office:value-type="float" office:value="1.1766168506753163" table:style-name="ce6">
            <text:p>1.177</text:p>
          </table:table-cell>
          <table:table-cell office:value-type="float" office:value="90183.767000000575" table:style-name="ce5">
            <text:p><text:s/>90,1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0183.767000000575" table:style-name="ce5">
            <text:p><text:s/>90,184<text:s/></text:p>
          </table:table-cell>
          <table:table-cell office:value-type="float" office:value="1.074043868670941" table:style-name="ce6">
            <text:p>1.074</text:p>
          </table:table-cell>
          <table:table-cell office:value-type="float" office:value="96861.321999999374" table:style-name="ce5">
            <text:p><text:s/>96,861<text:s/></text:p>
          </table:table-cell>
          <table:table-cell office:value-type="float" office:value="1.1800059677071257" table:style-name="ce6">
            <text:p>1.180</text:p>
          </table:table-cell>
          <table:table-cell office:value-type="float" office:value="114296.93800000077" table:style-name="ce5">
            <text:p><text:s/>114,2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4296.93800000077" table:style-name="ce5">
            <text:p><text:s/>114,297<text:s/></text:p>
          </table:table-cell>
          <table:table-cell office:value-type="float" office:value="1.0560784314274363" table:style-name="ce6">
            <text:p>1.056</text:p>
          </table:table-cell>
          <table:table-cell office:value-type="float" office:value="120706.53099999976" table:style-name="ce5">
            <text:p><text:s/>120,707<text:s/></text:p>
          </table:table-cell>
          <table:table-cell office:value-type="float" office:value="1.1088200024570376" table:style-name="ce6">
            <text:p>1.109</text:p>
          </table:table-cell>
          <table:table-cell office:value-type="float" office:value="133841.81600000022" table:style-name="ce5">
            <text:p><text:s/>133,8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3841.81600000022" table:style-name="ce5">
            <text:p><text:s/>133,842<text:s/></text:p>
          </table:table-cell>
          <table:table-cell office:value-type="float" office:value="1.036174158007541" table:style-name="ce6">
            <text:p>1.036</text:p>
          </table:table-cell>
          <table:table-cell office:value-type="float" office:value="138683.43100000045" table:style-name="ce5">
            <text:p><text:s/>138,683<text:s/></text:p>
          </table:table-cell>
          <table:table-cell office:value-type="float" office:value="0.97968268466042574" table:style-name="ce6">
            <text:p>0.980</text:p>
          </table:table-cell>
          <table:table-cell office:value-type="float" office:value="135865.75599999935" table:style-name="ce5">
            <text:p><text:s/>135,8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5865.75599999935" table:style-name="ce5">
            <text:p><text:s/>135,866<text:s/></text:p>
          </table:table-cell>
          <table:table-cell office:value-type="float" office:value="1.0412691995766821" table:style-name="ce6">
            <text:p>1.041</text:p>
          </table:table-cell>
          <table:table-cell office:value-type="float" office:value="141472.82700000014" table:style-name="ce5">
            <text:p><text:s/>141,473<text:s/></text:p>
          </table:table-cell>
          <table:table-cell office:value-type="float" office:value="1.2628946617430632" table:style-name="ce6">
            <text:p>1.263</text:p>
          </table:table-cell>
          <table:table-cell office:value-type="float" office:value="178665.27800000005" table:style-name="ce5">
            <text:p><text:s/>178,6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8665.27800000005" table:style-name="ce5">
            <text:p><text:s/>178,665<text:s/></text:p>
          </table:table-cell>
          <table:table-cell office:value-type="float" office:value="0.98867411159766061" table:style-name="ce6">
            <text:p>0.989</text:p>
          </table:table-cell>
          <table:table-cell office:value-type="float" office:value="176641.73499999911" table:style-name="ce5">
            <text:p><text:s/>176,642<text:s/></text:p>
          </table:table-cell>
          <table:table-cell office:value-type="float" office:value="0.80336481070003585" table:style-name="ce6">
            <text:p>0.803</text:p>
          </table:table-cell>
          <table:table-cell office:value-type="float" office:value="141907.75400000019" table:style-name="ce5">
            <text:p><text:s/>141,9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1907.75400000019" table:style-name="ce5">
            <text:p><text:s/>141,908<text:s/></text:p>
          </table:table-cell>
          <table:table-cell office:value-type="float" office:value="1.1170522655160886" table:style-name="ce6">
            <text:p>1.117</text:p>
          </table:table-cell>
          <table:table-cell office:value-type="float" office:value="158518.3781" table:style-name="ce5">
            <text:p><text:s/>158,518<text:s/></text:p>
          </table:table-cell>
          <table:table-cell office:value-type="float" office:value="1.2525803151653616" table:style-name="ce6">
            <text:p>1.253</text:p>
          </table:table-cell>
          <table:table-cell office:value-type="float" office:value="198556.99999999997" table:style-name="ce5">
            <text:p><text:s/>198,5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8556.99999999997" table:style-name="ce5">
            <text:p><text:s/>198,557<text:s/></text:p>
          </table:table-cell>
          <table:table-cell office:value-type="float" office:value="1.0509072961416623" table:style-name="ce6">
            <text:p>1.051</text:p>
          </table:table-cell>
          <table:table-cell office:value-type="float" office:value="208665" table:style-name="ce5">
            <text:p><text:s/>208,665<text:s/></text:p>
          </table:table-cell>
          <table:table-cell office:value-type="float" office:value="1.2646490786667628" table:style-name="ce6">
            <text:p>1.265</text:p>
          </table:table-cell>
          <table:table-cell office:value-type="float" office:value="263888.00000000006" table:style-name="ce5">
            <text:p><text:s/>263,8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3888.00000000006" table:style-name="ce5">
            <text:p><text:s/>263,888<text:s/></text:p>
          </table:table-cell>
          <table:table-cell office:value-type="float" office:value="1.0014134784454007" table:style-name="ce6">
            <text:p>1.001</text:p>
          </table:table-cell>
          <table:table-cell office:value-type="float" office:value="264260.99999999994" table:style-name="ce5">
            <text:p><text:s/>264,261<text:s/></text:p>
          </table:table-cell>
          <table:table-cell office:value-type="float" office:value="1.0998331195295565" table:style-name="ce6">
            <text:p>1.100</text:p>
          </table:table-cell>
          <table:table-cell office:value-type="float" office:value="290643.00000000012" table:style-name="ce5">
            <text:p><text:s/>290,64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90643.00000000012" table:style-name="ce5">
            <text:p><text:s/>290,643<text:s/></text:p>
          </table:table-cell>
          <table:table-cell office:value-type="float" office:value="0.9703037747339518" table:style-name="ce6">
            <text:p>0.970</text:p>
          </table:table-cell>
          <table:table-cell office:value-type="float" office:value="282012.00000000006" table:style-name="ce5">
            <text:p><text:s/>282,012<text:s/></text:p>
          </table:table-cell>
          <table:table-cell office:value-type="float" office:value="1.0731564614271734" table:style-name="ce6">
            <text:p>1.073</text:p>
          </table:table-cell>
          <table:table-cell office:value-type="float" office:value="302643.00000000006" table:style-name="ce5">
            <text:p><text:s/>302,6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2643.00000000006" table:style-name="ce5">
            <text:p><text:s/>302,643<text:s/></text:p>
          </table:table-cell>
          <table:table-cell office:value-type="float" office:value="1.0731323704827149" table:style-name="ce6">
            <text:p>1.073</text:p>
          </table:table-cell>
          <table:table-cell office:value-type="float" office:value="324776.00000000035" table:style-name="ce5">
            <text:p><text:s/>324,776<text:s/></text:p>
          </table:table-cell>
          <table:table-cell office:value-type="float" office:value="0.98247715348424647" table:style-name="ce6">
            <text:p>0.982</text:p>
          </table:table-cell>
          <table:table-cell office:value-type="float" office:value="319085" table:style-name="ce5">
            <text:p><text:s/>319,08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19085" table:style-name="ce5">
            <text:p><text:s/>319,085<text:s/></text:p>
          </table:table-cell>
          <table:table-cell office:value-type="float" office:value="1.0326997508500864" table:style-name="ce6">
            <text:p>1.033</text:p>
          </table:table-cell>
          <table:table-cell office:value-type="float" office:value="329518.99999999983" table:style-name="ce5">
            <text:p><text:s/>329,519<text:s/></text:p>
          </table:table-cell>
          <table:table-cell office:value-type="float" office:value="0.79076775542533262" table:style-name="ce6">
            <text:p>0.791</text:p>
          </table:table-cell>
          <table:table-cell office:value-type="float" office:value="260573.00000000003" table:style-name="ce5">
            <text:p><text:s/>260,5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0573.00000000003" table:style-name="ce5">
            <text:p><text:s/>260,573<text:s/></text:p>
          </table:table-cell>
          <table:table-cell office:value-type="float" office:value="0.97312845152797878" table:style-name="ce6">
            <text:p>0.973</text:p>
          </table:table-cell>
          <table:table-cell office:value-type="float" office:value="253571.00000000003" table:style-name="ce5">
            <text:p><text:s/>253,571<text:s/></text:p>
          </table:table-cell>
          <table:table-cell office:value-type="float" office:value="0.81954561049962316" table:style-name="ce6">
            <text:p>0.820</text:p>
          </table:table-cell>
          <table:table-cell office:value-type="float" office:value="207812.99999999997" table:style-name="ce5">
            <text:p><text:s/>207,8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7812.99999999997" table:style-name="ce5">
            <text:p><text:s/>207,813<text:s/></text:p>
          </table:table-cell>
          <table:table-cell office:value-type="float" office:value="1.0374230678542735" table:style-name="ce6">
            <text:p>1.037</text:p>
          </table:table-cell>
          <table:table-cell office:value-type="float" office:value="215590.00000000012" table:style-name="ce5">
            <text:p><text:s/>215,590<text:s/></text:p>
          </table:table-cell>
          <table:table-cell office:value-type="float" office:value="1.174864325803608" table:style-name="ce6">
            <text:p>1.175</text:p>
          </table:table-cell>
          <table:table-cell office:value-type="float" office:value="253289" table:style-name="ce5">
            <text:p><text:s/>253,2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3289" table:style-name="ce5">
            <text:p><text:s/>253,289<text:s/></text:p>
          </table:table-cell>
          <table:table-cell office:value-type="float" office:value="1.0047929440283632" table:style-name="ce6">
            <text:p>1.005</text:p>
          </table:table-cell>
          <table:table-cell office:value-type="float" office:value="254503.00000000009" table:style-name="ce5">
            <text:p><text:s/>254,503<text:s/></text:p>
          </table:table-cell>
          <table:table-cell office:value-type="float" office:value="1.4009579454859076" table:style-name="ce6">
            <text:p>1.401</text:p>
          </table:table-cell>
          <table:table-cell office:value-type="float" office:value="356548.00000000006" table:style-name="ce5">
            <text:p><text:s/>356,5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135.787000000033" table:style-name="ce5">
            <text:p><text:s/>35,1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5135.787000000033" table:style-name="ce5">
            <text:p><text:s/>35,136<text:s/></text:p>
          </table:table-cell>
          <table:table-cell office:value-type="float" office:value="1.0165446984295632" table:style-name="ce6">
            <text:p>1.017</text:p>
          </table:table-cell>
          <table:table-cell office:value-type="float" office:value="35717.098000000398" table:style-name="ce5">
            <text:p><text:s/>35,717<text:s/></text:p>
          </table:table-cell>
          <table:table-cell office:value-type="float" office:value="1.2117998780303811" table:style-name="ce6">
            <text:p>1.212</text:p>
          </table:table-cell>
          <table:table-cell office:value-type="float" office:value="43281.974999999649" table:style-name="ce5">
            <text:p><text:s/>43,28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3281.974999999649" table:style-name="ce5">
            <text:p><text:s/>43,282<text:s/></text:p>
          </table:table-cell>
          <table:table-cell office:value-type="float" office:value="1.0275263085845878" table:style-name="ce6">
            <text:p>1.028</text:p>
          </table:table-cell>
          <table:table-cell office:value-type="float" office:value="44473.368000000053" table:style-name="ce5">
            <text:p><text:s/>44,473<text:s/></text:p>
          </table:table-cell>
          <table:table-cell office:value-type="float" office:value="1.1097875024891184" table:style-name="ce6">
            <text:p>1.110</text:p>
          </table:table-cell>
          <table:table-cell office:value-type="float" office:value="49355.987999999539" table:style-name="ce5">
            <text:p><text:s/>49,3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355.987999999539" table:style-name="ce5">
            <text:p><text:s/>49,356<text:s/></text:p>
          </table:table-cell>
          <table:table-cell office:value-type="float" office:value="1.0789848842657224" table:style-name="ce6">
            <text:p>1.079</text:p>
          </table:table-cell>
          <table:table-cell office:value-type="float" office:value="53254.364999999896" table:style-name="ce5">
            <text:p><text:s/>53,254<text:s/></text:p>
          </table:table-cell>
          <table:table-cell office:value-type="float" office:value="1.0566988828052035" table:style-name="ce6">
            <text:p>1.057</text:p>
          </table:table-cell>
          <table:table-cell office:value-type="float" office:value="56273.828000000416" table:style-name="ce5">
            <text:p><text:s/>56,27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6273.828000000416" table:style-name="ce5">
            <text:p><text:s/>56,274<text:s/></text:p>
          </table:table-cell>
          <table:table-cell office:value-type="float" office:value="1.0466263464429657" table:style-name="ce6">
            <text:p>1.047</text:p>
          </table:table-cell>
          <table:table-cell office:value-type="float" office:value="58897.6710000003" table:style-name="ce5">
            <text:p><text:s/>58,898<text:s/></text:p>
          </table:table-cell>
          <table:table-cell office:value-type="float" office:value="1.0497726302284511" table:style-name="ce6">
            <text:p>1.050</text:p>
          </table:table-cell>
          <table:table-cell office:value-type="float" office:value="61829.163000000284" table:style-name="ce5">
            <text:p><text:s/>61,8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829.163000000284" table:style-name="ce5">
            <text:p><text:s/>61,829<text:s/></text:p>
          </table:table-cell>
          <table:table-cell office:value-type="float" office:value="1.0446415714862556" table:style-name="ce6">
            <text:p>1.045</text:p>
          </table:table-cell>
          <table:table-cell office:value-type="float" office:value="64589.314000000137" table:style-name="ce5">
            <text:p><text:s/>64,589<text:s/></text:p>
          </table:table-cell>
          <table:table-cell office:value-type="float" office:value="1.0416339148608886" table:style-name="ce6">
            <text:p>1.042</text:p>
          </table:table-cell>
          <table:table-cell office:value-type="float" office:value="67278.419999999358" table:style-name="ce5">
            <text:p><text:s/>67,2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278.419999999358" table:style-name="ce5">
            <text:p><text:s/>67,278<text:s/></text:p>
          </table:table-cell>
          <table:table-cell office:value-type="float" office:value="1.0414044652059342" table:style-name="ce6">
            <text:p>1.041</text:p>
          </table:table-cell>
          <table:table-cell office:value-type="float" office:value="70064.046999999555" table:style-name="ce5">
            <text:p><text:s/>70,064<text:s/></text:p>
          </table:table-cell>
          <table:table-cell office:value-type="float" office:value="1.1186501116614171" table:style-name="ce6">
            <text:p>1.119</text:p>
          </table:table-cell>
          <table:table-cell office:value-type="float" office:value="78377.154000000286" table:style-name="ce5">
            <text:p><text:s/>78,3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8377.154000000286" table:style-name="ce5">
            <text:p><text:s/>78,377<text:s/></text:p>
          </table:table-cell>
          <table:table-cell office:value-type="float" office:value="1.0013156384831146" table:style-name="ce6">
            <text:p>1.001</text:p>
          </table:table-cell>
          <table:table-cell office:value-type="float" office:value="78480.269999999698" table:style-name="ce5">
            <text:p><text:s/>78,480<text:s/></text:p>
          </table:table-cell>
          <table:table-cell office:value-type="float" office:value="1.0092107608702192" table:style-name="ce6">
            <text:p>1.009</text:p>
          </table:table-cell>
          <table:table-cell office:value-type="float" office:value="79203.132999999943" table:style-name="ce5">
            <text:p><text:s/>79,2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203.132999999943" table:style-name="ce5">
            <text:p><text:s/>79,203<text:s/></text:p>
          </table:table-cell>
          <table:table-cell office:value-type="float" office:value="1.091855211586142" table:style-name="ce6">
            <text:p>1.092</text:p>
          </table:table-cell>
          <table:table-cell office:value-type="float" office:value="86478.353540000273" table:style-name="ce5">
            <text:p><text:s/>86,478<text:s/></text:p>
          </table:table-cell>
          <table:table-cell office:value-type="float" office:value="1.0244413355883597" table:style-name="ce6">
            <text:p>1.024</text:p>
          </table:table-cell>
          <table:table-cell office:value-type="float" office:value="88592.000000000247" table:style-name="ce5">
            <text:p><text:s/>88,5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8592.000000000247" table:style-name="ce5">
            <text:p><text:s/>88,592<text:s/></text:p>
          </table:table-cell>
          <table:table-cell office:value-type="float" office:value="1.0710222141954069" table:style-name="ce6">
            <text:p>1.071</text:p>
          </table:table-cell>
          <table:table-cell office:value-type="float" office:value="94883.999999999753" table:style-name="ce5">
            <text:p><text:s/>94,884<text:s/></text:p>
          </table:table-cell>
          <table:table-cell office:value-type="float" office:value="1.0678407318409873" table:style-name="ce6">
            <text:p>1.068</text:p>
          </table:table-cell>
          <table:table-cell office:value-type="float" office:value="101320.99999999997" table:style-name="ce5">
            <text:p><text:s/>101,3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1320.99999999997" table:style-name="ce5">
            <text:p><text:s/>101,321<text:s/></text:p>
          </table:table-cell>
          <table:table-cell office:value-type="float" office:value="1.0348101578152598" table:style-name="ce6">
            <text:p>1.035</text:p>
          </table:table-cell>
          <table:table-cell office:value-type="float" office:value="104847.9999999999" table:style-name="ce5">
            <text:p><text:s/>104,848<text:s/></text:p>
          </table:table-cell>
          <table:table-cell office:value-type="float" office:value="0.99622310392186797" table:style-name="ce6">
            <text:p>0.996</text:p>
          </table:table-cell>
          <table:table-cell office:value-type="float" office:value="104451.99999999991" table:style-name="ce5">
            <text:p><text:s/>104,4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4451.99999999991" table:style-name="ce5">
            <text:p><text:s/>104,452<text:s/></text:p>
          </table:table-cell>
          <table:table-cell office:value-type="float" office:value="0.97416995366292913" table:style-name="ce6">
            <text:p>0.974</text:p>
          </table:table-cell>
          <table:table-cell office:value-type="float" office:value="101754.00000000019" table:style-name="ce5">
            <text:p><text:s/>101,754<text:s/></text:p>
          </table:table-cell>
          <table:table-cell office:value-type="float" office:value="1.1125754270102388" table:style-name="ce6">
            <text:p>1.113</text:p>
          </table:table-cell>
          <table:table-cell office:value-type="float" office:value="113209.00000000004" table:style-name="ce5">
            <text:p><text:s/>113,2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3209.00000000004" table:style-name="ce5">
            <text:p><text:s/>113,209<text:s/></text:p>
          </table:table-cell>
          <table:table-cell office:value-type="float" office:value="1.0440424347887518" table:style-name="ce6">
            <text:p>1.044</text:p>
          </table:table-cell>
          <table:table-cell office:value-type="float" office:value="118194.99999999987" table:style-name="ce5">
            <text:p><text:s/>118,195<text:s/></text:p>
          </table:table-cell>
          <table:table-cell office:value-type="float" office:value="1.1361563517915332" table:style-name="ce6">
            <text:p>1.136</text:p>
          </table:table-cell>
          <table:table-cell office:value-type="float" office:value="134288.00000000012" table:style-name="ce5">
            <text:p><text:s/>134,2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4288.00000000012" table:style-name="ce5">
            <text:p><text:s/>134,288<text:s/></text:p>
          </table:table-cell>
          <table:table-cell office:value-type="float" office:value="0.99930745859644898" table:style-name="ce6">
            <text:p>0.999</text:p>
          </table:table-cell>
          <table:table-cell office:value-type="float" office:value="134195.00000000006" table:style-name="ce5">
            <text:p><text:s/>134,195<text:s/></text:p>
          </table:table-cell>
          <table:table-cell office:value-type="float" office:value="1.1162860017139233" table:style-name="ce6">
            <text:p>1.116</text:p>
          </table:table-cell>
          <table:table-cell office:value-type="float" office:value="149800" table:style-name="ce5">
            <text:p><text:s/>149,8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800" table:style-name="ce5">
            <text:p><text:s/>149,800<text:s/></text:p>
          </table:table-cell>
          <table:table-cell office:value-type="float" office:value="0.96227636849132381" table:style-name="ce6">
            <text:p>0.962</text:p>
          </table:table-cell>
          <table:table-cell office:value-type="float" office:value="144149.00000000029" table:style-name="ce5">
            <text:p><text:s/>144,149<text:s/></text:p>
          </table:table-cell>
          <table:table-cell office:value-type="float" office:value="1.0561155471075032" table:style-name="ce6">
            <text:p>1.056</text:p>
          </table:table-cell>
          <table:table-cell office:value-type="float" office:value="152237.99999999983" table:style-name="ce5">
            <text:p><text:s/>152,2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2237.99999999983" table:style-name="ce5">
            <text:p><text:s/>152,238<text:s/></text:p>
          </table:table-cell>
          <table:table-cell office:value-type="float" office:value="1.033112626282535" table:style-name="ce6">
            <text:p>1.033</text:p>
          </table:table-cell>
          <table:table-cell office:value-type="float" office:value="157279.00000000038" table:style-name="ce5">
            <text:p><text:s/>157,279<text:s/></text:p>
          </table:table-cell>
          <table:table-cell office:value-type="float" office:value="1.0337870917287109" table:style-name="ce6">
            <text:p>1.034</text:p>
          </table:table-cell>
          <table:table-cell office:value-type="float" office:value="162593.00000000029" table:style-name="ce5">
            <text:p><text:s/>162,5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2593.00000000029" table:style-name="ce5">
            <text:p><text:s/>162,593<text:s/></text:p>
          </table:table-cell>
          <table:table-cell office:value-type="float" office:value="1.0052954309226081" table:style-name="ce6">
            <text:p>1.005</text:p>
          </table:table-cell>
          <table:table-cell office:value-type="float" office:value="163453.99999999994" table:style-name="ce5">
            <text:p><text:s/>163,454<text:s/></text:p>
          </table:table-cell>
          <table:table-cell office:value-type="float" office:value="1.1959266827364283" table:style-name="ce6">
            <text:p>1.196</text:p>
          </table:table-cell>
          <table:table-cell office:value-type="float" office:value="195479.00000000009" table:style-name="ce5">
            <text:p><text:s/>195,47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740.851000000319" table:style-name="ce5">
            <text:p><text:s/>25,7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5740.851000000319" table:style-name="ce5">
            <text:p><text:s/>25,741<text:s/></text:p>
          </table:table-cell>
          <table:table-cell office:value-type="float" office:value="1.045827933194579" table:style-name="ce6">
            <text:p>1.046</text:p>
          </table:table-cell>
          <table:table-cell office:value-type="float" office:value="26920.500999999946" table:style-name="ce5">
            <text:p><text:s/>26,921<text:s/></text:p>
          </table:table-cell>
          <table:table-cell office:value-type="float" office:value="1.2007584479947246" table:style-name="ce6">
            <text:p>1.201</text:p>
          </table:table-cell>
          <table:table-cell office:value-type="float" office:value="32325.019000000368" table:style-name="ce5">
            <text:p><text:s/>32,3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325.019000000368" table:style-name="ce5">
            <text:p><text:s/>32,325<text:s/></text:p>
          </table:table-cell>
          <table:table-cell office:value-type="float" office:value="0.99530660755371558" table:style-name="ce6">
            <text:p>0.995</text:p>
          </table:table-cell>
          <table:table-cell office:value-type="float" office:value="32173.304999999764" table:style-name="ce5">
            <text:p><text:s/>32,173<text:s/></text:p>
          </table:table-cell>
          <table:table-cell office:value-type="float" office:value="1.2689954917594366" table:style-name="ce6">
            <text:p>1.269</text:p>
          </table:table-cell>
          <table:table-cell office:value-type="float" office:value="40827.779000001035" table:style-name="ce5">
            <text:p><text:s/>40,8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827.779000001035" table:style-name="ce5">
            <text:p><text:s/>40,828<text:s/></text:p>
          </table:table-cell>
          <table:table-cell office:value-type="float" office:value="1.0680707613313567" table:style-name="ce6">
            <text:p>1.068</text:p>
          </table:table-cell>
          <table:table-cell office:value-type="float" office:value="43606.956999999478" table:style-name="ce5">
            <text:p><text:s/>43,607<text:s/></text:p>
          </table:table-cell>
          <table:table-cell office:value-type="float" office:value="1.3305929602013054" table:style-name="ce6">
            <text:p>1.331</text:p>
          </table:table-cell>
          <table:table-cell office:value-type="float" office:value="58023.110000000343" table:style-name="ce5">
            <text:p><text:s/>58,0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8023.110000000343" table:style-name="ce5">
            <text:p><text:s/>58,023<text:s/></text:p>
          </table:table-cell>
          <table:table-cell office:value-type="float" office:value="1.0652455547453263" table:style-name="ce6">
            <text:p>1.065</text:p>
          </table:table-cell>
          <table:table-cell office:value-type="float" office:value="61808.859999999455" table:style-name="ce5">
            <text:p><text:s/>61,809<text:s/></text:p>
          </table:table-cell>
          <table:table-cell office:value-type="float" office:value="1.1650862513885643" table:style-name="ce6">
            <text:p>1.165</text:p>
          </table:table-cell>
          <table:table-cell office:value-type="float" office:value="72012.652999999933" table:style-name="ce5">
            <text:p><text:s/>72,0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012.652999999933" table:style-name="ce5">
            <text:p><text:s/>72,013<text:s/></text:p>
          </table:table-cell>
          <table:table-cell office:value-type="float" office:value="1.0289041427205907" table:style-name="ce6">
            <text:p>1.029</text:p>
          </table:table-cell>
          <table:table-cell office:value-type="float" office:value="74094.117000000319" table:style-name="ce5">
            <text:p><text:s/>74,094<text:s/></text:p>
          </table:table-cell>
          <table:table-cell office:value-type="float" office:value="0.92567856635635071" table:style-name="ce6">
            <text:p>0.926</text:p>
          </table:table-cell>
          <table:table-cell office:value-type="float" office:value="68587.33600000001" table:style-name="ce5">
            <text:p><text:s/>68,5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587.33600000001" table:style-name="ce5">
            <text:p><text:s/>68,587<text:s/></text:p>
          </table:table-cell>
          <table:table-cell office:value-type="float" office:value="1.0411365153473895" table:style-name="ce6">
            <text:p>1.041</text:p>
          </table:table-cell>
          <table:table-cell office:value-type="float" office:value="71408.780000000566" table:style-name="ce5">
            <text:p><text:s/>71,409<text:s/></text:p>
          </table:table-cell>
          <table:table-cell office:value-type="float" office:value="1.4044228734897723" table:style-name="ce6">
            <text:p>1.404</text:p>
          </table:table-cell>
          <table:table-cell office:value-type="float" office:value="100288.12399999978" table:style-name="ce5">
            <text:p><text:s/>100,2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0288.12399999978" table:style-name="ce5">
            <text:p><text:s/>100,288<text:s/></text:p>
          </table:table-cell>
          <table:table-cell office:value-type="float" office:value="0.97879450811144542" table:style-name="ce6">
            <text:p>0.979</text:p>
          </table:table-cell>
          <table:table-cell office:value-type="float" office:value="98161.464999999414" table:style-name="ce5">
            <text:p><text:s/>98,161<text:s/></text:p>
          </table:table-cell>
          <table:table-cell office:value-type="float" office:value="0.63879059873444854" table:style-name="ce6">
            <text:p>0.639</text:p>
          </table:table-cell>
          <table:table-cell office:value-type="float" office:value="62704.621000000247" table:style-name="ce5">
            <text:p><text:s/>62,7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704.621000000247" table:style-name="ce5">
            <text:p><text:s/>62,705<text:s/></text:p>
          </table:table-cell>
          <table:table-cell office:value-type="float" office:value="1.1488790365226742" table:style-name="ce6">
            <text:p>1.149</text:p>
          </table:table-cell>
          <table:table-cell office:value-type="float" office:value="72040.024559999729" table:style-name="ce5">
            <text:p><text:s/>72,040<text:s/></text:p>
          </table:table-cell>
          <table:table-cell office:value-type="float" office:value="1.5264431220232797" table:style-name="ce6">
            <text:p>1.526</text:p>
          </table:table-cell>
          <table:table-cell office:value-type="float" office:value="109964.99999999972" table:style-name="ce5">
            <text:p><text:s/>109,9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9964.99999999972" table:style-name="ce5">
            <text:p><text:s/>109,965<text:s/></text:p>
          </table:table-cell>
          <table:table-cell office:value-type="float" office:value="1.0347019506206567" table:style-name="ce6">
            <text:p>1.035</text:p>
          </table:table-cell>
          <table:table-cell office:value-type="float" office:value="113781.00000000025" table:style-name="ce5">
            <text:p><text:s/>113,781<text:s/></text:p>
          </table:table-cell>
          <table:table-cell office:value-type="float" office:value="1.428771060194582" table:style-name="ce6">
            <text:p>1.429</text:p>
          </table:table-cell>
          <table:table-cell office:value-type="float" office:value="162567.00000000009" table:style-name="ce5">
            <text:p><text:s/>162,56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2567.00000000009" table:style-name="ce5">
            <text:p><text:s/>162,567<text:s/></text:p>
          </table:table-cell>
          <table:table-cell office:value-type="float" office:value="0.98059876850775352" table:style-name="ce6">
            <text:p>0.981</text:p>
          </table:table-cell>
          <table:table-cell office:value-type="float" office:value="159413.00000000006" table:style-name="ce5">
            <text:p><text:s/>159,413<text:s/></text:p>
          </table:table-cell>
          <table:table-cell office:value-type="float" office:value="1.1679787721202168" table:style-name="ce6">
            <text:p>1.168</text:p>
          </table:table-cell>
          <table:table-cell office:value-type="float" office:value="186191.0000000002" table:style-name="ce5">
            <text:p><text:s/>186,19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6191.0000000002" table:style-name="ce5">
            <text:p><text:s/>186,191<text:s/></text:p>
          </table:table-cell>
          <table:table-cell office:value-type="float" office:value="0.9681348722548333" table:style-name="ce6">
            <text:p>0.968</text:p>
          </table:table-cell>
          <table:table-cell office:value-type="float" office:value="180257.99999999988" table:style-name="ce5">
            <text:p><text:s/>180,258<text:s/></text:p>
          </table:table-cell>
          <table:table-cell office:value-type="float" office:value="1.0509048142107431" table:style-name="ce6">
            <text:p>1.051</text:p>
          </table:table-cell>
          <table:table-cell office:value-type="float" office:value="189434" table:style-name="ce5">
            <text:p><text:s/>189,4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9434" table:style-name="ce5">
            <text:p><text:s/>189,434<text:s/></text:p>
          </table:table-cell>
          <table:table-cell office:value-type="float" office:value="1.0905170138412348" table:style-name="ce6">
            <text:p>1.091</text:p>
          </table:table-cell>
          <table:table-cell office:value-type="float" office:value="206581.00000000049" table:style-name="ce5">
            <text:p><text:s/>206,581<text:s/></text:p>
          </table:table-cell>
          <table:table-cell office:value-type="float" office:value="0.89454983759396767" table:style-name="ce6">
            <text:p>0.895</text:p>
          </table:table-cell>
          <table:table-cell office:value-type="float" office:value="184796.99999999988" table:style-name="ce5">
            <text:p><text:s/>184,79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4796.99999999988" table:style-name="ce5">
            <text:p><text:s/>184,797<text:s/></text:p>
          </table:table-cell>
          <table:table-cell office:value-type="float" office:value="1.0569652104741953" table:style-name="ce6">
            <text:p>1.057</text:p>
          </table:table-cell>
          <table:table-cell office:value-type="float" office:value="195323.99999999977" table:style-name="ce5">
            <text:p><text:s/>195,324<text:s/></text:p>
          </table:table-cell>
          <table:table-cell office:value-type="float" office:value="0.56712436771722963" table:style-name="ce6">
            <text:p>0.567</text:p>
          </table:table-cell>
          <table:table-cell office:value-type="float" office:value="110773.00000000003" table:style-name="ce5">
            <text:p><text:s/>110,7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0773.00000000003" table:style-name="ce5">
            <text:p><text:s/>110,773<text:s/></text:p>
          </table:table-cell>
          <table:table-cell office:value-type="float" office:value="0.98780388722883461" table:style-name="ce6">
            <text:p>0.988</text:p>
          </table:table-cell>
          <table:table-cell office:value-type="float" office:value="109421.99999999972" table:style-name="ce5">
            <text:p><text:s/>109,422<text:s/></text:p>
          </table:table-cell>
          <table:table-cell office:value-type="float" office:value="0.50789603553216256" table:style-name="ce6">
            <text:p>0.508</text:p>
          </table:table-cell>
          <table:table-cell office:value-type="float" office:value="55575.000000000153" table:style-name="ce5">
            <text:p><text:s/>55,5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5575.000000000153" table:style-name="ce5">
            <text:p><text:s/>55,575<text:s/></text:p>
          </table:table-cell>
          <table:table-cell office:value-type="float" office:value="1.0492307692307619" table:style-name="ce6">
            <text:p>1.049</text:p>
          </table:table-cell>
          <table:table-cell office:value-type="float" office:value="58310.999999999753" table:style-name="ce5">
            <text:p><text:s/>58,311<text:s/></text:p>
          </table:table-cell>
          <table:table-cell office:value-type="float" office:value="1.5553840613263377" table:style-name="ce6">
            <text:p>1.555</text:p>
          </table:table-cell>
          <table:table-cell office:value-type="float" office:value="90695.999999999694" table:style-name="ce5">
            <text:p><text:s/>90,6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0695.999999999694" table:style-name="ce5">
            <text:p><text:s/>90,696<text:s/></text:p>
          </table:table-cell>
          <table:table-cell office:value-type="float" office:value="1.0038921231366373" table:style-name="ce6">
            <text:p>1.004</text:p>
          </table:table-cell>
          <table:table-cell office:value-type="float" office:value="91049.000000000146" table:style-name="ce5">
            <text:p><text:s/>91,049<text:s/></text:p>
          </table:table-cell>
          <table:table-cell office:value-type="float" office:value="1.7690364528989853" table:style-name="ce6">
            <text:p>1.769</text:p>
          </table:table-cell>
          <table:table-cell office:value-type="float" office:value="161068.99999999997" table:style-name="ce5">
            <text:p><text:s/>161,0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4202.6429999976" table:style-name="ce5">
            <text:p><text:s/>824,20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4202.6429999976" table:style-name="ce5">
            <text:p><text:s/>824,203<text:s/></text:p>
          </table:table-cell>
          <table:table-cell office:value-type="float" office:value="1.0085980056727435" table:style-name="ce6">
            <text:p>1.009</text:p>
          </table:table-cell>
          <table:table-cell office:value-type="float" office:value="831289.14200000174" table:style-name="ce5">
            <text:p><text:s/>831,289<text:s/></text:p>
          </table:table-cell>
          <table:table-cell office:value-type="float" office:value="1.265842067259916" table:style-name="ce6">
            <text:p>1.266</text:p>
          </table:table-cell>
          <table:table-cell office:value-type="float" office:value="1052280.766000004" table:style-name="ce5">
            <text:p><text:s/>1,052,2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52280.766000004" table:style-name="ce5">
            <text:p><text:s/>1,052,281<text:s/></text:p>
          </table:table-cell>
          <table:table-cell office:value-type="float" office:value="1.0859386125090449" table:style-name="ce6">
            <text:p>1.086</text:p>
          </table:table-cell>
          <table:table-cell office:value-type="float" office:value="1142712.3149999992" table:style-name="ce5">
            <text:p><text:s/>1,142,712<text:s/></text:p>
          </table:table-cell>
          <table:table-cell office:value-type="float" office:value="1.1001073905464913" table:style-name="ce6">
            <text:p>1.100</text:p>
          </table:table-cell>
          <table:table-cell office:value-type="float" office:value="1257106.2629999896" table:style-name="ce5">
            <text:p><text:s/>1,257,1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57106.2629999896" table:style-name="ce5">
            <text:p><text:s/>1,257,106<text:s/></text:p>
          </table:table-cell>
          <table:table-cell office:value-type="float" office:value="1.0151046562720099" table:style-name="ce6">
            <text:p>1.015</text:p>
          </table:table-cell>
          <table:table-cell office:value-type="float" office:value="1276094.4209999952" table:style-name="ce5">
            <text:p><text:s/>1,276,094<text:s/></text:p>
          </table:table-cell>
          <table:table-cell office:value-type="float" office:value="1.0695813221488923" table:style-name="ce6">
            <text:p>1.070</text:p>
          </table:table-cell>
          <table:table-cell office:value-type="float" office:value="1364886.7579999999" table:style-name="ce5">
            <text:p><text:s/>1,364,8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64886.7579999999" table:style-name="ce5">
            <text:p><text:s/>1,364,887<text:s/></text:p>
          </table:table-cell>
          <table:table-cell office:value-type="float" office:value="1.0196580418432006" table:style-name="ce6">
            <text:p>1.020</text:p>
          </table:table-cell>
          <table:table-cell office:value-type="float" office:value="1391717.7589999945" table:style-name="ce5">
            <text:p><text:s/>1,391,718<text:s/></text:p>
          </table:table-cell>
          <table:table-cell office:value-type="float" office:value="1.0374105048694686" table:style-name="ce6">
            <text:p>1.037</text:p>
          </table:table-cell>
          <table:table-cell office:value-type="float" office:value="1443782.6229999897" table:style-name="ce5">
            <text:p><text:s/>1,443,7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43782.6229999897" table:style-name="ce5">
            <text:p><text:s/>1,443,783<text:s/></text:p>
          </table:table-cell>
          <table:table-cell office:value-type="float" office:value="1.0578220049681353" table:style-name="ce6">
            <text:p>1.058</text:p>
          </table:table-cell>
          <table:table-cell office:value-type="float" office:value="1527265.0290000024" table:style-name="ce5">
            <text:p><text:s/>1,527,265<text:s/></text:p>
          </table:table-cell>
          <table:table-cell office:value-type="float" office:value="1.0510133392178964" table:style-name="ce6">
            <text:p>1.051</text:p>
          </table:table-cell>
          <table:table-cell office:value-type="float" office:value="1605175.9180000101" table:style-name="ce5">
            <text:p><text:s/>1,605,1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05175.9180000101" table:style-name="ce5">
            <text:p><text:s/>1,605,176<text:s/></text:p>
          </table:table-cell>
          <table:table-cell office:value-type="float" office:value="1.0337825937904437" table:style-name="ce6">
            <text:p>1.034</text:p>
          </table:table-cell>
          <table:table-cell office:value-type="float" office:value="1659402.9240000069" table:style-name="ce5">
            <text:p><text:s/>1,659,403<text:s/></text:p>
          </table:table-cell>
          <table:table-cell office:value-type="float" office:value="1.120676137244166" table:style-name="ce6">
            <text:p>1.121</text:p>
          </table:table-cell>
          <table:table-cell office:value-type="float" office:value="1859653.2590000022" table:style-name="ce5">
            <text:p><text:s/>1,859,6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59653.2590000022" table:style-name="ce5">
            <text:p><text:s/>1,859,653<text:s/></text:p>
          </table:table-cell>
          <table:table-cell office:value-type="float" office:value="0.93025840953289296" table:style-name="ce6">
            <text:p>0.930</text:p>
          </table:table-cell>
          <table:table-cell office:value-type="float" office:value="1729958.0830000031" table:style-name="ce5">
            <text:p><text:s/>1,729,958<text:s/></text:p>
          </table:table-cell>
          <table:table-cell office:value-type="float" office:value="1.017173028232268" table:style-name="ce6">
            <text:p>1.017</text:p>
          </table:table-cell>
          <table:table-cell office:value-type="float" office:value="1759666.7020000024" table:style-name="ce5">
            <text:p><text:s/>1,759,6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59666.7020000024" table:style-name="ce5">
            <text:p><text:s/>1,759,667<text:s/></text:p>
          </table:table-cell>
          <table:table-cell office:value-type="float" office:value="1.0995269739439506" table:style-name="ce6">
            <text:p>1.100</text:p>
          </table:table-cell>
          <table:table-cell office:value-type="float" office:value="1934801.0039999941" table:style-name="ce5">
            <text:p><text:s/>1,934,801<text:s/></text:p>
          </table:table-cell>
          <table:table-cell office:value-type="float" office:value="1.031882863339679" table:style-name="ce6">
            <text:p>1.032</text:p>
          </table:table-cell>
          <table:table-cell office:value-type="float" office:value="1996487.9999999998" table:style-name="ce5">
            <text:p><text:s/>1,996,4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96487.9999999998" table:style-name="ce5">
            <text:p><text:s/>1,996,488<text:s/></text:p>
          </table:table-cell>
          <table:table-cell office:value-type="float" office:value="1.023060494227864" table:style-name="ce6">
            <text:p>1.023</text:p>
          </table:table-cell>
          <table:table-cell office:value-type="float" office:value="2042527.9999999995" table:style-name="ce5">
            <text:p><text:s/>2,042,528<text:s/></text:p>
          </table:table-cell>
          <table:table-cell office:value-type="float" office:value="1.0740964138557714" table:style-name="ce6">
            <text:p>1.074</text:p>
          </table:table-cell>
          <table:table-cell office:value-type="float" office:value="2193872.0000000005" table:style-name="ce5">
            <text:p><text:s/>2,193,87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93872.0000000005" table:style-name="ce5">
            <text:p><text:s/>2,193,872<text:s/></text:p>
          </table:table-cell>
          <table:table-cell office:value-type="float" office:value="0.99346178810796615" table:style-name="ce6">
            <text:p>0.993</text:p>
          </table:table-cell>
          <table:table-cell office:value-type="float" office:value="2179528.0000000005" table:style-name="ce5">
            <text:p><text:s/>2,179,528<text:s/></text:p>
          </table:table-cell>
          <table:table-cell office:value-type="float" office:value="1.0825587007829216" table:style-name="ce6">
            <text:p>1.083</text:p>
          </table:table-cell>
          <table:table-cell office:value-type="float" office:value="2359467" table:style-name="ce5">
            <text:p><text:s/>2,359,4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59467" table:style-name="ce5">
            <text:p><text:s/>2,359,467<text:s/></text:p>
          </table:table-cell>
          <table:table-cell office:value-type="float" office:value="1.037803029243469" table:style-name="ce6">
            <text:p>1.038</text:p>
          </table:table-cell>
          <table:table-cell office:value-type="float" office:value="2448662" table:style-name="ce5">
            <text:p><text:s/>2,448,662<text:s/></text:p>
          </table:table-cell>
          <table:table-cell office:value-type="float" office:value="1.0688784323847063" table:style-name="ce6">
            <text:p>1.069</text:p>
          </table:table-cell>
          <table:table-cell office:value-type="float" office:value="2617321.9999999995" table:style-name="ce5">
            <text:p><text:s/>2,617,3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17321.9999999995" table:style-name="ce5">
            <text:p><text:s/>2,617,322<text:s/></text:p>
          </table:table-cell>
          <table:table-cell office:value-type="float" office:value="0.96996128103458423" table:style-name="ce6">
            <text:p>0.970</text:p>
          </table:table-cell>
          <table:table-cell office:value-type="float" office:value="2538700.9999999995" table:style-name="ce5">
            <text:p><text:s/>2,538,701<text:s/></text:p>
          </table:table-cell>
          <table:table-cell office:value-type="float" office:value="1.0872485574315371" table:style-name="ce6">
            <text:p>1.087</text:p>
          </table:table-cell>
          <table:table-cell office:value-type="float" office:value="2760199" table:style-name="ce5">
            <text:p><text:s/>2,760,19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760199" table:style-name="ce5">
            <text:p><text:s/>2,760,199<text:s/></text:p>
          </table:table-cell>
          <table:table-cell office:value-type="float" office:value="0.92498403194842116" table:style-name="ce6">
            <text:p>0.925</text:p>
          </table:table-cell>
          <table:table-cell office:value-type="float" office:value="2553140" table:style-name="ce5">
            <text:p><text:s/>2,553,140<text:s/></text:p>
          </table:table-cell>
          <table:table-cell office:value-type="float" office:value="1.0874687639534066" table:style-name="ce6">
            <text:p>1.087</text:p>
          </table:table-cell>
          <table:table-cell office:value-type="float" office:value="2776460.0000000005" table:style-name="ce5">
            <text:p><text:s/>2,776,4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76460.0000000005" table:style-name="ce5">
            <text:p><text:s/>2,776,460<text:s/></text:p>
          </table:table-cell>
          <table:table-cell office:value-type="float" office:value="0.95387868004581378" table:style-name="ce6">
            <text:p>0.954</text:p>
          </table:table-cell>
          <table:table-cell office:value-type="float" office:value="2648406.0000000005" table:style-name="ce5">
            <text:p><text:s/>2,648,406<text:s/></text:p>
          </table:table-cell>
          <table:table-cell office:value-type="float" office:value="1.0576720487719784" table:style-name="ce6">
            <text:p>1.058</text:p>
          </table:table-cell>
          <table:table-cell office:value-type="float" office:value="2801145.0000000009" table:style-name="ce5">
            <text:p><text:s/>2,801,1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01145.0000000009" table:style-name="ce5">
            <text:p><text:s/>2,801,145<text:s/></text:p>
          </table:table-cell>
          <table:table-cell office:value-type="float" office:value="1.0271314051932332" table:style-name="ce6">
            <text:p>1.027</text:p>
          </table:table-cell>
          <table:table-cell office:value-type="float" office:value="2877144.0000000005" table:style-name="ce5">
            <text:p><text:s/>2,877,144<text:s/></text:p>
          </table:table-cell>
          <table:table-cell office:value-type="float" office:value="1.019158234693849" table:style-name="ce6">
            <text:p>1.019</text:p>
          </table:table-cell>
          <table:table-cell office:value-type="float" office:value="2932265" table:style-name="ce5">
            <text:p><text:s/>2,932,2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32265" table:style-name="ce5">
            <text:p><text:s/>2,932,265<text:s/></text:p>
          </table:table-cell>
          <table:table-cell office:value-type="float" office:value="1.0166393555834825" table:style-name="ce6">
            <text:p>1.017</text:p>
          </table:table-cell>
          <table:table-cell office:value-type="float" office:value="2981056.0000000005" table:style-name="ce5">
            <text:p><text:s/>2,981,056<text:s/></text:p>
          </table:table-cell>
          <table:table-cell office:value-type="float" office:value="1.1144369646192489" table:style-name="ce6">
            <text:p>1.114</text:p>
          </table:table-cell>
          <table:table-cell office:value-type="float" office:value="3322199" table:style-name="ce5">
            <text:p><text:s/>3,322,1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0233.75500000524" table:style-name="ce5">
            <text:p><text:s/>640,23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40233.75500000524" table:style-name="ce5">
            <text:p><text:s/>640,234<text:s/></text:p>
          </table:table-cell>
          <table:table-cell office:value-type="float" office:value="1.003426987382118" table:style-name="ce6">
            <text:p>1.003</text:p>
          </table:table-cell>
          <table:table-cell office:value-type="float" office:value="642427.82799999637" table:style-name="ce5">
            <text:p><text:s/>642,428<text:s/></text:p>
          </table:table-cell>
          <table:table-cell office:value-type="float" office:value="1.2515394943321305" table:style-name="ce6">
            <text:p>1.252</text:p>
          </table:table-cell>
          <table:table-cell office:value-type="float" office:value="804023.79900000431" table:style-name="ce5">
            <text:p><text:s/>804,02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04023.79900000431" table:style-name="ce5">
            <text:p><text:s/>804,024<text:s/></text:p>
          </table:table-cell>
          <table:table-cell office:value-type="float" office:value="1.0844288615392039" table:style-name="ce6">
            <text:p>1.084</text:p>
          </table:table-cell>
          <table:table-cell office:value-type="float" office:value="871906.61300000036" table:style-name="ce5">
            <text:p><text:s/>871,907<text:s/></text:p>
          </table:table-cell>
          <table:table-cell office:value-type="float" office:value="1.1027500109120028" table:style-name="ce6">
            <text:p>1.103</text:p>
          </table:table-cell>
          <table:table-cell office:value-type="float" office:value="961495.02699999767" table:style-name="ce5">
            <text:p><text:s/>961,4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61495.02699999767" table:style-name="ce5">
            <text:p><text:s/>961,495<text:s/></text:p>
          </table:table-cell>
          <table:table-cell office:value-type="float" office:value="1.0128533883722368" table:style-name="ce6">
            <text:p>1.013</text:p>
          </table:table-cell>
          <table:table-cell office:value-type="float" office:value="973853.49600000307" table:style-name="ce5">
            <text:p><text:s/>973,853<text:s/></text:p>
          </table:table-cell>
          <table:table-cell office:value-type="float" office:value="1.0730360452492482" table:style-name="ce6">
            <text:p>1.073</text:p>
          </table:table-cell>
          <table:table-cell office:value-type="float" office:value="1044979.9039999978" table:style-name="ce5">
            <text:p><text:s/>1,044,98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44979.9039999978" table:style-name="ce5">
            <text:p><text:s/>1,044,980<text:s/></text:p>
          </table:table-cell>
          <table:table-cell office:value-type="float" office:value="1.021899593391608" table:style-name="ce6">
            <text:p>1.022</text:p>
          </table:table-cell>
          <table:table-cell office:value-type="float" office:value="1067864.5389999992" table:style-name="ce5">
            <text:p><text:s/>1,067,865<text:s/></text:p>
          </table:table-cell>
          <table:table-cell office:value-type="float" office:value="1.0336841534542218" table:style-name="ce6">
            <text:p>1.034</text:p>
          </table:table-cell>
          <table:table-cell office:value-type="float" office:value="1103834.651999997" table:style-name="ce5">
            <text:p><text:s/>1,103,8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03834.651999997" table:style-name="ce5">
            <text:p><text:s/>1,103,835<text:s/></text:p>
          </table:table-cell>
          <table:table-cell office:value-type="float" office:value="1.0567160397497612" table:style-name="ce6">
            <text:p>1.057</text:p>
          </table:table-cell>
          <table:table-cell office:value-type="float" office:value="1166439.7819999927" table:style-name="ce5">
            <text:p><text:s/>1,166,440<text:s/></text:p>
          </table:table-cell>
          <table:table-cell office:value-type="float" office:value="1.0460400046609619" table:style-name="ce6">
            <text:p>1.046</text:p>
          </table:table-cell>
          <table:table-cell office:value-type="float" office:value="1220142.6750000038" table:style-name="ce5">
            <text:p><text:s/>1,220,1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20142.6750000038" table:style-name="ce5">
            <text:p><text:s/>1,220,143<text:s/></text:p>
          </table:table-cell>
          <table:table-cell office:value-type="float" office:value="1.0313487043636131" table:style-name="ce6">
            <text:p>1.031</text:p>
          </table:table-cell>
          <table:table-cell office:value-type="float" office:value="1258392.5670000068" table:style-name="ce5">
            <text:p><text:s/>1,258,393<text:s/></text:p>
          </table:table-cell>
          <table:table-cell office:value-type="float" office:value="1.1329332144727982" table:style-name="ce6">
            <text:p>1.133</text:p>
          </table:table-cell>
          <table:table-cell office:value-type="float" office:value="1425674.735999994" table:style-name="ce5">
            <text:p><text:s/>1,425,6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25674.735999994" table:style-name="ce5">
            <text:p><text:s/>1,425,675<text:s/></text:p>
          </table:table-cell>
          <table:table-cell office:value-type="float" office:value="0.9372286007879449" table:style-name="ce6">
            <text:p>0.937</text:p>
          </table:table-cell>
          <table:table-cell office:value-type="float" office:value="1336183.137999997" table:style-name="ce5">
            <text:p><text:s/>1,336,183<text:s/></text:p>
          </table:table-cell>
          <table:table-cell office:value-type="float" office:value="0.99117380045848702" table:style-name="ce6">
            <text:p>0.991</text:p>
          </table:table-cell>
          <table:table-cell office:value-type="float" office:value="1324389.7190000042" table:style-name="ce5">
            <text:p><text:s/>1,324,3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24389.7190000042" table:style-name="ce5">
            <text:p><text:s/>1,324,390<text:s/></text:p>
          </table:table-cell>
          <table:table-cell office:value-type="float" office:value="1.1020335329256594" table:style-name="ce6">
            <text:p>1.102</text:p>
          </table:table-cell>
          <table:table-cell office:value-type="float" office:value="1459521.8809999959" table:style-name="ce5">
            <text:p><text:s/>1,459,522<text:s/></text:p>
          </table:table-cell>
          <table:table-cell office:value-type="float" office:value="1.0291973142401978" table:style-name="ce6">
            <text:p>1.029</text:p>
          </table:table-cell>
          <table:table-cell office:value-type="float" office:value="1502135.9999999972" table:style-name="ce5">
            <text:p><text:s/>1,502,1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02135.9999999972" table:style-name="ce5">
            <text:p><text:s/>1,502,136<text:s/></text:p>
          </table:table-cell>
          <table:table-cell office:value-type="float" office:value="1.0232542193250154" table:style-name="ce6">
            <text:p>1.023</text:p>
          </table:table-cell>
          <table:table-cell office:value-type="float" office:value="1537066.9999999986" table:style-name="ce5">
            <text:p><text:s/>1,537,067<text:s/></text:p>
          </table:table-cell>
          <table:table-cell office:value-type="float" office:value="1.0917988610776241" table:style-name="ce6">
            <text:p>1.092</text:p>
          </table:table-cell>
          <table:table-cell office:value-type="float" office:value="1678167.9999999988" table:style-name="ce5">
            <text:p><text:s/>1,678,1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78167.9999999988" table:style-name="ce5">
            <text:p><text:s/>1,678,168<text:s/></text:p>
          </table:table-cell>
          <table:table-cell office:value-type="float" office:value="0.99876234083834337" table:style-name="ce6">
            <text:p>0.999</text:p>
          </table:table-cell>
          <table:table-cell office:value-type="float" office:value="1676090.9999999998" table:style-name="ce5">
            <text:p><text:s/>1,676,091<text:s/></text:p>
          </table:table-cell>
          <table:table-cell office:value-type="float" office:value="1.1010416498865523" table:style-name="ce6">
            <text:p>1.101</text:p>
          </table:table-cell>
          <table:table-cell office:value-type="float" office:value="1845446.0000000009" table:style-name="ce5">
            <text:p><text:s/>1,845,44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45446.0000000009" table:style-name="ce5">
            <text:p><text:s/>1,845,446<text:s/></text:p>
          </table:table-cell>
          <table:table-cell office:value-type="float" office:value="1.0399393967637087" table:style-name="ce6">
            <text:p>1.040</text:p>
          </table:table-cell>
          <table:table-cell office:value-type="float" office:value="1919152.0000000002" table:style-name="ce5">
            <text:p><text:s/>1,919,152<text:s/></text:p>
          </table:table-cell>
          <table:table-cell office:value-type="float" office:value="1.0726555270244351" table:style-name="ce6">
            <text:p>1.073</text:p>
          </table:table-cell>
          <table:table-cell office:value-type="float" office:value="2058588.9999999988" table:style-name="ce5">
            <text:p><text:s/>2,058,5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58588.9999999988" table:style-name="ce5">
            <text:p><text:s/>2,058,589<text:s/></text:p>
          </table:table-cell>
          <table:table-cell office:value-type="float" office:value="0.97452964141943954" table:style-name="ce6">
            <text:p>0.975</text:p>
          </table:table-cell>
          <table:table-cell office:value-type="float" office:value="2006156.0000000014" table:style-name="ce5">
            <text:p><text:s/>2,006,156<text:s/></text:p>
          </table:table-cell>
          <table:table-cell office:value-type="float" office:value="1.0780931293478673" table:style-name="ce6">
            <text:p>1.078</text:p>
          </table:table-cell>
          <table:table-cell office:value-type="float" office:value="2162823.0000000019" table:style-name="ce5">
            <text:p><text:s/>2,162,82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62823.0000000019" table:style-name="ce5">
            <text:p><text:s/>2,162,823<text:s/></text:p>
          </table:table-cell>
          <table:table-cell office:value-type="float" office:value="0.92769819814196508" table:style-name="ce6">
            <text:p>0.928</text:p>
          </table:table-cell>
          <table:table-cell office:value-type="float" office:value="2006447.0000000009" table:style-name="ce5">
            <text:p><text:s/>2,006,447<text:s/></text:p>
          </table:table-cell>
          <table:table-cell office:value-type="float" office:value="1.0693763652864983" table:style-name="ce6">
            <text:p>1.069</text:p>
          </table:table-cell>
          <table:table-cell office:value-type="float" office:value="2145646.9999999995" table:style-name="ce5">
            <text:p><text:s/>2,145,6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45646.9999999995" table:style-name="ce5">
            <text:p><text:s/>2,145,647<text:s/></text:p>
          </table:table-cell>
          <table:table-cell office:value-type="float" office:value="0.95433405401727378" table:style-name="ce6">
            <text:p>0.954</text:p>
          </table:table-cell>
          <table:table-cell office:value-type="float" office:value="2047664.0000000012" table:style-name="ce5">
            <text:p><text:s/>2,047,664<text:s/></text:p>
          </table:table-cell>
          <table:table-cell office:value-type="float" office:value="1.0377224974409858" table:style-name="ce6">
            <text:p>1.038</text:p>
          </table:table-cell>
          <table:table-cell office:value-type="float" office:value="2124906.9999999995" table:style-name="ce5">
            <text:p><text:s/>2,124,9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24906.9999999995" table:style-name="ce5">
            <text:p><text:s/>2,124,907<text:s/></text:p>
          </table:table-cell>
          <table:table-cell office:value-type="float" office:value="1.028415831845817" table:style-name="ce6">
            <text:p>1.028</text:p>
          </table:table-cell>
          <table:table-cell office:value-type="float" office:value="2185287.9999999991" table:style-name="ce5">
            <text:p><text:s/>2,185,288<text:s/></text:p>
          </table:table-cell>
          <table:table-cell office:value-type="float" office:value="1.0187229326294749" table:style-name="ce6">
            <text:p>1.019</text:p>
          </table:table-cell>
          <table:table-cell office:value-type="float" office:value="2226202.9999999991" table:style-name="ce5">
            <text:p><text:s/>2,226,2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26202.9999999991" table:style-name="ce5">
            <text:p><text:s/>2,226,203<text:s/></text:p>
          </table:table-cell>
          <table:table-cell office:value-type="float" office:value="1.0174993026242445" table:style-name="ce6">
            <text:p>1.017</text:p>
          </table:table-cell>
          <table:table-cell office:value-type="float" office:value="2265160" table:style-name="ce5">
            <text:p><text:s/>2,265,160<text:s/></text:p>
          </table:table-cell>
          <table:table-cell office:value-type="float" office:value="1.1410986420385318" table:style-name="ce6">
            <text:p>1.141</text:p>
          </table:table-cell>
          <table:table-cell office:value-type="float" office:value="2584771.0000000009" table:style-name="ce5">
            <text:p><text:s/>2,584,77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3968.88799999232" table:style-name="ce5">
            <text:p><text:s/>183,9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3968.88799999232" table:style-name="ce5">
            <text:p><text:s/>183,969<text:s/></text:p>
          </table:table-cell>
          <table:table-cell office:value-type="float" office:value="1.0265937683985635" table:style-name="ce6">
            <text:p>1.027</text:p>
          </table:table-cell>
          <table:table-cell office:value-type="float" office:value="188861.31400000537" table:style-name="ce5">
            <text:p><text:s/>188,861<text:s/></text:p>
          </table:table-cell>
          <table:table-cell office:value-type="float" office:value="1.3144934859448913" table:style-name="ce6">
            <text:p>1.314</text:p>
          </table:table-cell>
          <table:table-cell office:value-type="float" office:value="248256.96699999974" table:style-name="ce5">
            <text:p><text:s/>248,25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8256.96699999974" table:style-name="ce5">
            <text:p><text:s/>248,257<text:s/></text:p>
          </table:table-cell>
          <table:table-cell office:value-type="float" office:value="1.0908282062432477" table:style-name="ce6">
            <text:p>1.091</text:p>
          </table:table-cell>
          <table:table-cell office:value-type="float" office:value="270805.70199999888" table:style-name="ce5">
            <text:p><text:s/>270,806<text:s/></text:p>
          </table:table-cell>
          <table:table-cell office:value-type="float" office:value="1.0915990092409245" table:style-name="ce6">
            <text:p>1.092</text:p>
          </table:table-cell>
          <table:table-cell office:value-type="float" office:value="295611.23599999183" table:style-name="ce5">
            <text:p><text:s/>295,6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5611.23599999183" table:style-name="ce5">
            <text:p><text:s/>295,611<text:s/></text:p>
          </table:table-cell>
          <table:table-cell office:value-type="float" office:value="1.0224270534831783" table:style-name="ce6">
            <text:p>1.022</text:p>
          </table:table-cell>
          <table:table-cell office:value-type="float" office:value="302240.92499999207" table:style-name="ce5">
            <text:p><text:s/>302,241<text:s/></text:p>
          </table:table-cell>
          <table:table-cell office:value-type="float" office:value="1.0584498244240439" table:style-name="ce6">
            <text:p>1.058</text:p>
          </table:table-cell>
          <table:table-cell office:value-type="float" office:value="319906.8540000022" table:style-name="ce5">
            <text:p><text:s/>319,9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9906.8540000022" table:style-name="ce5">
            <text:p><text:s/>319,907<text:s/></text:p>
          </table:table-cell>
          <table:table-cell office:value-type="float" office:value="1.0123359845237729" table:style-name="ce6">
            <text:p>1.012</text:p>
          </table:table-cell>
          <table:table-cell office:value-type="float" office:value="323853.21999999514" table:style-name="ce5">
            <text:p><text:s/>323,853<text:s/></text:p>
          </table:table-cell>
          <table:table-cell office:value-type="float" office:value="1.0496976716797746" table:style-name="ce6">
            <text:p>1.050</text:p>
          </table:table-cell>
          <table:table-cell office:value-type="float" office:value="339947.97099999269" table:style-name="ce5">
            <text:p><text:s/>339,9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9947.97099999269" table:style-name="ce5">
            <text:p><text:s/>339,948<text:s/></text:p>
          </table:table-cell>
          <table:table-cell office:value-type="float" office:value="1.0614131507789395" table:style-name="ce6">
            <text:p>1.061</text:p>
          </table:table-cell>
          <table:table-cell office:value-type="float" office:value="360825.24700000975" table:style-name="ce5">
            <text:p><text:s/>360,825<text:s/></text:p>
          </table:table-cell>
          <table:table-cell office:value-type="float" office:value="1.067090637923116" table:style-name="ce6">
            <text:p>1.067</text:p>
          </table:table-cell>
          <table:table-cell office:value-type="float" office:value="385033.24300000636" table:style-name="ce5">
            <text:p><text:s/>385,0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5033.24300000636" table:style-name="ce5">
            <text:p><text:s/>385,033<text:s/></text:p>
          </table:table-cell>
          <table:table-cell office:value-type="float" office:value="1.0414954144621569" table:style-name="ce6">
            <text:p>1.041</text:p>
          </table:table-cell>
          <table:table-cell office:value-type="float" office:value="401010.35700000002" table:style-name="ce5">
            <text:p><text:s/>401,010<text:s/></text:p>
          </table:table-cell>
          <table:table-cell office:value-type="float" office:value="1.0822127544202265" table:style-name="ce6">
            <text:p>1.082</text:p>
          </table:table-cell>
          <table:table-cell office:value-type="float" office:value="433978.52300000831" table:style-name="ce5">
            <text:p><text:s/>433,9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3978.52300000831" table:style-name="ce5">
            <text:p><text:s/>433,979<text:s/></text:p>
          </table:table-cell>
          <table:table-cell office:value-type="float" office:value="0.90736044327243948" table:style-name="ce6">
            <text:p>0.907</text:p>
          </table:table-cell>
          <table:table-cell office:value-type="float" office:value="393774.94500000612" table:style-name="ce5">
            <text:p><text:s/>393,775<text:s/></text:p>
          </table:table-cell>
          <table:table-cell office:value-type="float" office:value="1.1053953242250889" table:style-name="ce6">
            <text:p>1.105</text:p>
          </table:table-cell>
          <table:table-cell office:value-type="float" office:value="435276.98299999832" table:style-name="ce5">
            <text:p><text:s/>435,2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5276.98299999832" table:style-name="ce5">
            <text:p><text:s/>435,277<text:s/></text:p>
          </table:table-cell>
          <table:table-cell office:value-type="float" office:value="1.0919004256193352" table:style-name="ce6">
            <text:p>1.092</text:p>
          </table:table-cell>
          <table:table-cell office:value-type="float" office:value="475279.12299999828" table:style-name="ce5">
            <text:p><text:s/>475,279<text:s/></text:p>
          </table:table-cell>
          <table:table-cell office:value-type="float" office:value="1.0401298438686191" table:style-name="ce6">
            <text:p>1.040</text:p>
          </table:table-cell>
          <table:table-cell office:value-type="float" office:value="494352.00000000244" table:style-name="ce5">
            <text:p><text:s/>494,3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4352.00000000244" table:style-name="ce5">
            <text:p><text:s/>494,352<text:s/></text:p>
          </table:table-cell>
          <table:table-cell office:value-type="float" office:value="1.0224718419263976" table:style-name="ce6">
            <text:p>1.022</text:p>
          </table:table-cell>
          <table:table-cell office:value-type="float" office:value="505461.00000000099" table:style-name="ce5">
            <text:p><text:s/>505,461<text:s/></text:p>
          </table:table-cell>
          <table:table-cell office:value-type="float" office:value="1.0202646692821018" table:style-name="ce6">
            <text:p>1.020</text:p>
          </table:table-cell>
          <table:table-cell office:value-type="float" office:value="515704.00000000146" table:style-name="ce5">
            <text:p><text:s/>515,7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5704.00000000146" table:style-name="ce5">
            <text:p><text:s/>515,704<text:s/></text:p>
          </table:table-cell>
          <table:table-cell office:value-type="float" office:value="0.97621309898701403" table:style-name="ce6">
            <text:p>0.976</text:p>
          </table:table-cell>
          <table:table-cell office:value-type="float" office:value="503437.00000000047" table:style-name="ce5">
            <text:p><text:s/>503,437<text:s/></text:p>
          </table:table-cell>
          <table:table-cell office:value-type="float" office:value="1.0210234845670829" table:style-name="ce6">
            <text:p>1.021</text:p>
          </table:table-cell>
          <table:table-cell office:value-type="float" office:value="514020.99999999901" table:style-name="ce5">
            <text:p><text:s/>514,0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4020.99999999901" table:style-name="ce5">
            <text:p><text:s/>514,021<text:s/></text:p>
          </table:table-cell>
          <table:table-cell office:value-type="float" office:value="1.0301330101299377" table:style-name="ce6">
            <text:p>1.030</text:p>
          </table:table-cell>
          <table:table-cell office:value-type="float" office:value="529509.99999999977" table:style-name="ce5">
            <text:p><text:s/>529,510<text:s/></text:p>
          </table:table-cell>
          <table:table-cell office:value-type="float" office:value="1.0551887594190874" table:style-name="ce6">
            <text:p>1.055</text:p>
          </table:table-cell>
          <table:table-cell office:value-type="float" office:value="558733.0000000007" table:style-name="ce5">
            <text:p><text:s/>558,7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8733.0000000007" table:style-name="ce5">
            <text:p><text:s/>558,733<text:s/></text:p>
          </table:table-cell>
          <table:table-cell office:value-type="float" office:value="0.9531296701644566" table:style-name="ce6">
            <text:p>0.953</text:p>
          </table:table-cell>
          <table:table-cell office:value-type="float" office:value="532544.99999999802" table:style-name="ce5">
            <text:p><text:s/>532,545<text:s/></text:p>
          </table:table-cell>
          <table:table-cell office:value-type="float" office:value="1.1217380690833647" table:style-name="ce6">
            <text:p>1.122</text:p>
          </table:table-cell>
          <table:table-cell office:value-type="float" office:value="597375.99999999825" table:style-name="ce5">
            <text:p><text:s/>597,3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97375.99999999825" table:style-name="ce5">
            <text:p><text:s/>597,376<text:s/></text:p>
          </table:table-cell>
          <table:table-cell office:value-type="float" office:value="0.91515728787229578" table:style-name="ce6">
            <text:p>0.915</text:p>
          </table:table-cell>
          <table:table-cell office:value-type="float" office:value="546692.99999999907" table:style-name="ce5">
            <text:p><text:s/>546,693<text:s/></text:p>
          </table:table-cell>
          <table:table-cell office:value-type="float" office:value="1.1538706367193321" table:style-name="ce6">
            <text:p>1.154</text:p>
          </table:table-cell>
          <table:table-cell office:value-type="float" office:value="630813.0000000007" table:style-name="ce5">
            <text:p><text:s/>630,81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30813.0000000007" table:style-name="ce5">
            <text:p><text:s/>630,813<text:s/></text:p>
          </table:table-cell>
          <table:table-cell office:value-type="float" office:value="0.95232977126343077" table:style-name="ce6">
            <text:p>0.952</text:p>
          </table:table-cell>
          <table:table-cell office:value-type="float" office:value="600741.9999999993" table:style-name="ce5">
            <text:p><text:s/>600,742<text:s/></text:p>
          </table:table-cell>
          <table:table-cell office:value-type="float" office:value="1.1256712532168585" table:style-name="ce6">
            <text:p>1.126</text:p>
          </table:table-cell>
          <table:table-cell office:value-type="float" office:value="676238.00000000116" table:style-name="ce5">
            <text:p><text:s/>676,2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76238.00000000116" table:style-name="ce5">
            <text:p><text:s/>676,238<text:s/></text:p>
          </table:table-cell>
          <table:table-cell office:value-type="float" office:value="1.0230954190684345" table:style-name="ce6">
            <text:p>1.023</text:p>
          </table:table-cell>
          <table:table-cell office:value-type="float" office:value="691856.00000000116" table:style-name="ce5">
            <text:p><text:s/>691,856<text:s/></text:p>
          </table:table-cell>
          <table:table-cell office:value-type="float" office:value="1.0205331745334285" table:style-name="ce6">
            <text:p>1.021</text:p>
          </table:table-cell>
          <table:table-cell office:value-type="float" office:value="706062.00000000093" table:style-name="ce5">
            <text:p><text:s/>706,0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6062.00000000093" table:style-name="ce5">
            <text:p><text:s/>706,062<text:s/></text:p>
          </table:table-cell>
          <table:table-cell office:value-type="float" office:value="1.0139279553353664" table:style-name="ce6">
            <text:p>1.014</text:p>
          </table:table-cell>
          <table:table-cell office:value-type="float" office:value="715896.00000000047" table:style-name="ce5">
            <text:p><text:s/>715,896<text:s/></text:p>
          </table:table-cell>
          <table:table-cell office:value-type="float" office:value="1.0300769944237689" table:style-name="ce6">
            <text:p>1.030</text:p>
          </table:table-cell>
          <table:table-cell office:value-type="float" office:value="737427.99999999907" table:style-name="ce5">
            <text:p><text:s/>737,42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5599.627999999633" table:style-name="ce5">
            <text:p><text:s/>85,6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5599.627999999633" table:style-name="ce5">
            <text:p><text:s/>85,600<text:s/></text:p>
          </table:table-cell>
          <table:table-cell office:value-type="float" office:value="1.0458828279020154" table:style-name="ce6">
            <text:p>1.046</text:p>
          </table:table-cell>
          <table:table-cell office:value-type="float" office:value="89527.181000000157" table:style-name="ce5">
            <text:p><text:s/>89,527<text:s/></text:p>
          </table:table-cell>
          <table:table-cell office:value-type="float" office:value="1.1034042722734665" table:style-name="ce6">
            <text:p>1.103</text:p>
          </table:table-cell>
          <table:table-cell office:value-type="float" office:value="98784.674000000072" table:style-name="ce5">
            <text:p><text:s/>98,78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8784.674000000072" table:style-name="ce5">
            <text:p><text:s/>98,785<text:s/></text:p>
          </table:table-cell>
          <table:table-cell office:value-type="float" office:value="1.0542981090366315" table:style-name="ce6">
            <text:p>1.054</text:p>
          </table:table-cell>
          <table:table-cell office:value-type="float" office:value="104148.49500000018" table:style-name="ce5">
            <text:p><text:s/>104,148<text:s/></text:p>
          </table:table-cell>
          <table:table-cell office:value-type="float" office:value="1.1274756298686808" table:style-name="ce6">
            <text:p>1.127</text:p>
          </table:table-cell>
          <table:table-cell office:value-type="float" office:value="117424.89000000036" table:style-name="ce5">
            <text:p><text:s/>117,4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7424.89000000036" table:style-name="ce5">
            <text:p><text:s/>117,425<text:s/></text:p>
          </table:table-cell>
          <table:table-cell office:value-type="float" office:value="1.0349462281804136" table:style-name="ce6">
            <text:p>1.035</text:p>
          </table:table-cell>
          <table:table-cell office:value-type="float" office:value="121528.44700000035" table:style-name="ce5">
            <text:p><text:s/>121,528<text:s/></text:p>
          </table:table-cell>
          <table:table-cell office:value-type="float" office:value="1.0547544888811102" table:style-name="ce6">
            <text:p>1.055</text:p>
          </table:table-cell>
          <table:table-cell office:value-type="float" office:value="128182.67500000045" table:style-name="ce5">
            <text:p><text:s/>128,18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8182.67500000045" table:style-name="ce5">
            <text:p><text:s/>128,183<text:s/></text:p>
          </table:table-cell>
          <table:table-cell office:value-type="float" office:value="1.0387119632196704" table:style-name="ce6">
            <text:p>1.039</text:p>
          </table:table-cell>
          <table:table-cell office:value-type="float" office:value="133144.87799999944" table:style-name="ce5">
            <text:p><text:s/>133,145<text:s/></text:p>
          </table:table-cell>
          <table:table-cell office:value-type="float" office:value="1.0311083615248167" table:style-name="ce6">
            <text:p>1.031</text:p>
          </table:table-cell>
          <table:table-cell office:value-type="float" office:value="137286.79700000104" table:style-name="ce5">
            <text:p><text:s/>137,2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7286.79700000104" table:style-name="ce5">
            <text:p><text:s/>137,287<text:s/></text:p>
          </table:table-cell>
          <table:table-cell office:value-type="float" office:value="1.0532409318282718" table:style-name="ce6">
            <text:p>1.053</text:p>
          </table:table-cell>
          <table:table-cell office:value-type="float" office:value="144596.07399999988" table:style-name="ce5">
            <text:p><text:s/>144,596<text:s/></text:p>
          </table:table-cell>
          <table:table-cell office:value-type="float" office:value="1.0089195229463896" table:style-name="ce6">
            <text:p>1.009</text:p>
          </table:table-cell>
          <table:table-cell office:value-type="float" office:value="145885.80200000072" table:style-name="ce5">
            <text:p><text:s/>145,8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5885.80200000072" table:style-name="ce5">
            <text:p><text:s/>145,886<text:s/></text:p>
          </table:table-cell>
          <table:table-cell office:value-type="float" office:value="1.0537061858836629" table:style-name="ce6">
            <text:p>1.054</text:p>
          </table:table-cell>
          <table:table-cell office:value-type="float" office:value="153720.77200000003" table:style-name="ce5">
            <text:p><text:s/>153,721<text:s/></text:p>
          </table:table-cell>
          <table:table-cell office:value-type="float" office:value="1.0391689810144875" table:style-name="ce6">
            <text:p>1.039</text:p>
          </table:table-cell>
          <table:table-cell office:value-type="float" office:value="159741.85800000039" table:style-name="ce5">
            <text:p><text:s/>159,7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9741.85800000039" table:style-name="ce5">
            <text:p><text:s/>159,742<text:s/></text:p>
          </table:table-cell>
          <table:table-cell office:value-type="float" office:value="0.982550365728181" table:style-name="ce6">
            <text:p>0.983</text:p>
          </table:table-cell>
          <table:table-cell office:value-type="float" office:value="156954.42099999954" table:style-name="ce5">
            <text:p><text:s/>156,954<text:s/></text:p>
          </table:table-cell>
          <table:table-cell office:value-type="float" office:value="1.0520307803244369" table:style-name="ce6">
            <text:p>1.052</text:p>
          </table:table-cell>
          <table:table-cell office:value-type="float" office:value="165120.88199999969" table:style-name="ce5">
            <text:p><text:s/>165,1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5120.88199999969" table:style-name="ce5">
            <text:p><text:s/>165,121<text:s/></text:p>
          </table:table-cell>
          <table:table-cell office:value-type="float" office:value="1.1003952595166036" table:style-name="ce6">
            <text:p>1.100</text:p>
          </table:table-cell>
          <table:table-cell office:value-type="float" office:value="181698.23580000014" table:style-name="ce5">
            <text:p><text:s/>181,698<text:s/></text:p>
          </table:table-cell>
          <table:table-cell office:value-type="float" office:value="1.0771265837463886" table:style-name="ce6">
            <text:p>1.077</text:p>
          </table:table-cell>
          <table:table-cell office:value-type="float" office:value="195711.99999999991" table:style-name="ce5">
            <text:p><text:s/>195,7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5711.99999999991" table:style-name="ce5">
            <text:p><text:s/>195,712<text:s/></text:p>
          </table:table-cell>
          <table:table-cell office:value-type="float" office:value="1.0457049133420544" table:style-name="ce6">
            <text:p>1.046</text:p>
          </table:table-cell>
          <table:table-cell office:value-type="float" office:value="204657.00000000006" table:style-name="ce5">
            <text:p><text:s/>204,657<text:s/></text:p>
          </table:table-cell>
          <table:table-cell office:value-type="float" office:value="1.0319949965063493" table:style-name="ce6">
            <text:p>1.032</text:p>
          </table:table-cell>
          <table:table-cell office:value-type="float" office:value="211205" table:style-name="ce5">
            <text:p><text:s/>211,20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1205" table:style-name="ce5">
            <text:p><text:s/>211,205<text:s/></text:p>
          </table:table-cell>
          <table:table-cell office:value-type="float" office:value="1.0329300916171491" table:style-name="ce6">
            <text:p>1.033</text:p>
          </table:table-cell>
          <table:table-cell office:value-type="float" office:value="218159.99999999997" table:style-name="ce5">
            <text:p><text:s/>218,160<text:s/></text:p>
          </table:table-cell>
          <table:table-cell office:value-type="float" office:value="1.0746745507884126" table:style-name="ce6">
            <text:p>1.075</text:p>
          </table:table-cell>
          <table:table-cell office:value-type="float" office:value="234451.00000000003" table:style-name="ce5">
            <text:p><text:s/>234,45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4451.00000000003" table:style-name="ce5">
            <text:p><text:s/>234,451<text:s/></text:p>
          </table:table-cell>
          <table:table-cell office:value-type="float" office:value="1.0455233716213621" table:style-name="ce6">
            <text:p>1.046</text:p>
          </table:table-cell>
          <table:table-cell office:value-type="float" office:value="245124" table:style-name="ce5">
            <text:p><text:s/>245,124<text:s/></text:p>
          </table:table-cell>
          <table:table-cell office:value-type="float" office:value="0.96939916124084147" table:style-name="ce6">
            <text:p>0.969</text:p>
          </table:table-cell>
          <table:table-cell office:value-type="float" office:value="237623.00000000003" table:style-name="ce5">
            <text:p><text:s/>237,6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7623.00000000003" table:style-name="ce5">
            <text:p><text:s/>237,623<text:s/></text:p>
          </table:table-cell>
          <table:table-cell office:value-type="float" office:value="1.0267861276054928" table:style-name="ce6">
            <text:p>1.027</text:p>
          </table:table-cell>
          <table:table-cell office:value-type="float" office:value="243988.00000000003" table:style-name="ce5">
            <text:p><text:s/>243,988<text:s/></text:p>
          </table:table-cell>
          <table:table-cell office:value-type="float" office:value="1.1149072905224853" table:style-name="ce6">
            <text:p>1.115</text:p>
          </table:table-cell>
          <table:table-cell office:value-type="float" office:value="272024.00000000017" table:style-name="ce5">
            <text:p><text:s/>272,02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72024.00000000017" table:style-name="ce5">
            <text:p><text:s/>272,024<text:s/></text:p>
          </table:table-cell>
          <table:table-cell office:value-type="float" office:value="0.98098329559156472" table:style-name="ce6">
            <text:p>0.981</text:p>
          </table:table-cell>
          <table:table-cell office:value-type="float" office:value="266850.99999999994" table:style-name="ce5">
            <text:p><text:s/>266,851<text:s/></text:p>
          </table:table-cell>
          <table:table-cell office:value-type="float" office:value="1.212654252747791" table:style-name="ce6">
            <text:p>1.213</text:p>
          </table:table-cell>
          <table:table-cell office:value-type="float" office:value="323598.00000000076" table:style-name="ce5">
            <text:p><text:s/>323,5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3598.00000000076" table:style-name="ce5">
            <text:p><text:s/>323,598<text:s/></text:p>
          </table:table-cell>
          <table:table-cell office:value-type="float" office:value="0.98575701951186012" table:style-name="ce6">
            <text:p>0.986</text:p>
          </table:table-cell>
          <table:table-cell office:value-type="float" office:value="318988.99999999965" table:style-name="ce5">
            <text:p><text:s/>318,989<text:s/></text:p>
          </table:table-cell>
          <table:table-cell office:value-type="float" office:value="1.020329854634489" table:style-name="ce6">
            <text:p>1.020</text:p>
          </table:table-cell>
          <table:table-cell office:value-type="float" office:value="325474.00000000058" table:style-name="ce5">
            <text:p><text:s/>325,4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5474.00000000058" table:style-name="ce5">
            <text:p><text:s/>325,474<text:s/></text:p>
          </table:table-cell>
          <table:table-cell office:value-type="float" office:value="1.0135248898529483" table:style-name="ce6">
            <text:p>1.014</text:p>
          </table:table-cell>
          <table:table-cell office:value-type="float" office:value="329875.99999999913" table:style-name="ce5">
            <text:p><text:s/>329,876<text:s/></text:p>
          </table:table-cell>
          <table:table-cell office:value-type="float" office:value="1.1145187888782488" table:style-name="ce6">
            <text:p>1.115</text:p>
          </table:table-cell>
          <table:table-cell office:value-type="float" office:value="367653.00000000023" table:style-name="ce5">
            <text:p><text:s/>367,6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7653.00000000023" table:style-name="ce5">
            <text:p><text:s/>367,653<text:s/></text:p>
          </table:table-cell>
          <table:table-cell office:value-type="float" office:value="1.0199726372421807" table:style-name="ce6">
            <text:p>1.020</text:p>
          </table:table-cell>
          <table:table-cell office:value-type="float" office:value="374995.99999999971" table:style-name="ce5">
            <text:p><text:s/>374,996<text:s/></text:p>
          </table:table-cell>
          <table:table-cell office:value-type="float" office:value="1.0809688636678827" table:style-name="ce6">
            <text:p>1.081</text:p>
          </table:table-cell>
          <table:table-cell office:value-type="float" office:value="405359.00000000105" table:style-name="ce5">
            <text:p><text:s/>405,35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381.377000000313" table:style-name="ce5">
            <text:p><text:s/>42,38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2381.377000000313" table:style-name="ce5">
            <text:p><text:s/>42,381<text:s/></text:p>
          </table:table-cell>
          <table:table-cell office:value-type="float" office:value="1.0547638176078953" table:style-name="ce6">
            <text:p>1.055</text:p>
          </table:table-cell>
          <table:table-cell office:value-type="float" office:value="44702.342999999775" table:style-name="ce5">
            <text:p><text:s/>44,702<text:s/></text:p>
          </table:table-cell>
          <table:table-cell office:value-type="float" office:value="1.1336377826996771" table:style-name="ce6">
            <text:p>1.134</text:p>
          </table:table-cell>
          <table:table-cell office:value-type="float" office:value="50676.265000000181" table:style-name="ce5">
            <text:p><text:s/>50,67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0676.265000000181" table:style-name="ce5">
            <text:p><text:s/>50,676<text:s/></text:p>
          </table:table-cell>
          <table:table-cell office:value-type="float" office:value="1.0488719719182025" table:style-name="ce6">
            <text:p>1.049</text:p>
          </table:table-cell>
          <table:table-cell office:value-type="float" office:value="53152.913999999582" table:style-name="ce5">
            <text:p><text:s/>53,153<text:s/></text:p>
          </table:table-cell>
          <table:table-cell office:value-type="float" office:value="1.129898767168265" table:style-name="ce6">
            <text:p>1.130</text:p>
          </table:table-cell>
          <table:table-cell office:value-type="float" office:value="60057.412000000346" table:style-name="ce5">
            <text:p><text:s/>60,0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0057.412000000346" table:style-name="ce5">
            <text:p><text:s/>60,057<text:s/></text:p>
          </table:table-cell>
          <table:table-cell office:value-type="float" office:value="1.0382801543296585" table:style-name="ce6">
            <text:p>1.038</text:p>
          </table:table-cell>
          <table:table-cell office:value-type="float" office:value="62356.419000000235" table:style-name="ce5">
            <text:p><text:s/>62,356<text:s/></text:p>
          </table:table-cell>
          <table:table-cell office:value-type="float" office:value="1.058385601007646" table:style-name="ce6">
            <text:p>1.058</text:p>
          </table:table-cell>
          <table:table-cell office:value-type="float" office:value="65997.135999999853" table:style-name="ce5">
            <text:p><text:s/>65,99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5997.135999999853" table:style-name="ce5">
            <text:p><text:s/>65,997<text:s/></text:p>
          </table:table-cell>
          <table:table-cell office:value-type="float" office:value="1.0362036467764297" table:style-name="ce6">
            <text:p>1.036</text:p>
          </table:table-cell>
          <table:table-cell office:value-type="float" office:value="68386.472999999838" table:style-name="ce5">
            <text:p><text:s/>68,386<text:s/></text:p>
          </table:table-cell>
          <table:table-cell office:value-type="float" office:value="1.0392123892688563" table:style-name="ce6">
            <text:p>1.039</text:p>
          </table:table-cell>
          <table:table-cell office:value-type="float" office:value="71068.069999999949" table:style-name="ce5">
            <text:p><text:s/>71,0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068.069999999949" table:style-name="ce5">
            <text:p><text:s/>71,068<text:s/></text:p>
          </table:table-cell>
          <table:table-cell office:value-type="float" office:value="1.0457794900016266" table:style-name="ce6">
            <text:p>1.046</text:p>
          </table:table-cell>
          <table:table-cell office:value-type="float" office:value="74321.529999999853" table:style-name="ce5">
            <text:p><text:s/>74,322<text:s/></text:p>
          </table:table-cell>
          <table:table-cell office:value-type="float" office:value="1.0267072677325157" table:style-name="ce6">
            <text:p>1.027</text:p>
          </table:table-cell>
          <table:table-cell office:value-type="float" office:value="76306.455000000045" table:style-name="ce5">
            <text:p><text:s/>76,30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6306.455000000045" table:style-name="ce5">
            <text:p><text:s/>76,306<text:s/></text:p>
          </table:table-cell>
          <table:table-cell office:value-type="float" office:value="1.0791475898074436" table:style-name="ce6">
            <text:p>1.079</text:p>
          </table:table-cell>
          <table:table-cell office:value-type="float" office:value="82345.927000000214" table:style-name="ce5">
            <text:p><text:s/>82,346<text:s/></text:p>
          </table:table-cell>
          <table:table-cell office:value-type="float" office:value="1.1039195660521217" table:style-name="ce6">
            <text:p>1.104</text:p>
          </table:table-cell>
          <table:table-cell office:value-type="float" office:value="90903.279999999926" table:style-name="ce5">
            <text:p><text:s/>90,9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0903.279999999926" table:style-name="ce5">
            <text:p><text:s/>90,903<text:s/></text:p>
          </table:table-cell>
          <table:table-cell office:value-type="float" office:value="0.96370699715125518" table:style-name="ce6">
            <text:p>0.964</text:p>
          </table:table-cell>
          <table:table-cell office:value-type="float" office:value="87604.126999999673" table:style-name="ce5">
            <text:p><text:s/>87,604<text:s/></text:p>
          </table:table-cell>
          <table:table-cell office:value-type="float" office:value="1.0102808170213262" table:style-name="ce6">
            <text:p>1.010</text:p>
          </table:table-cell>
          <table:table-cell office:value-type="float" office:value="88504.768999999695" table:style-name="ce5">
            <text:p><text:s/>88,5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8504.768999999695" table:style-name="ce5">
            <text:p><text:s/>88,505<text:s/></text:p>
          </table:table-cell>
          <table:table-cell office:value-type="float" office:value="1.1329775743497024" table:style-name="ce6">
            <text:p>1.133</text:p>
          </table:table-cell>
          <table:table-cell office:value-type="float" office:value="100273.91850000039" table:style-name="ce5">
            <text:p><text:s/>100,274<text:s/></text:p>
          </table:table-cell>
          <table:table-cell office:value-type="float" office:value="1.0251718646060457" table:style-name="ce6">
            <text:p>1.025</text:p>
          </table:table-cell>
          <table:table-cell office:value-type="float" office:value="102798.00000000007" table:style-name="ce5">
            <text:p><text:s/>102,7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2798.00000000007" table:style-name="ce5">
            <text:p><text:s/>102,798<text:s/></text:p>
          </table:table-cell>
          <table:table-cell office:value-type="float" office:value="1.0363431195159454" table:style-name="ce6">
            <text:p>1.036</text:p>
          </table:table-cell>
          <table:table-cell office:value-type="float" office:value="106534.00000000023" table:style-name="ce5">
            <text:p><text:s/>106,534<text:s/></text:p>
          </table:table-cell>
          <table:table-cell office:value-type="float" office:value="1.0511761503369745" table:style-name="ce6">
            <text:p>1.051</text:p>
          </table:table-cell>
          <table:table-cell office:value-type="float" office:value="111985.99999999949" table:style-name="ce5">
            <text:p><text:s/>111,9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1985.99999999949" table:style-name="ce5">
            <text:p><text:s/>111,986<text:s/></text:p>
          </table:table-cell>
          <table:table-cell office:value-type="float" office:value="1.0560605790009541" table:style-name="ce6">
            <text:p>1.056</text:p>
          </table:table-cell>
          <table:table-cell office:value-type="float" office:value="118264.00000000031" table:style-name="ce5">
            <text:p><text:s/>118,264<text:s/></text:p>
          </table:table-cell>
          <table:table-cell office:value-type="float" office:value="1.1349015761347465" table:style-name="ce6">
            <text:p>1.135</text:p>
          </table:table-cell>
          <table:table-cell office:value-type="float" office:value="134218.00000000003" table:style-name="ce5">
            <text:p><text:s/>134,2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4218.00000000003" table:style-name="ce5">
            <text:p><text:s/>134,218<text:s/></text:p>
          </table:table-cell>
          <table:table-cell office:value-type="float" office:value="1.067561727935151" table:style-name="ce6">
            <text:p>1.068</text:p>
          </table:table-cell>
          <table:table-cell office:value-type="float" office:value="143286.00000000012" table:style-name="ce5">
            <text:p><text:s/>143,286<text:s/></text:p>
          </table:table-cell>
          <table:table-cell office:value-type="float" office:value="1.0106011752718347" table:style-name="ce6">
            <text:p>1.011</text:p>
          </table:table-cell>
          <table:table-cell office:value-type="float" office:value="144805.0000000002" table:style-name="ce5">
            <text:p><text:s/>144,8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4805.0000000002" table:style-name="ce5">
            <text:p><text:s/>144,805<text:s/></text:p>
          </table:table-cell>
          <table:table-cell office:value-type="float" office:value="1.0564137978660908" table:style-name="ce6">
            <text:p>1.056</text:p>
          </table:table-cell>
          <table:table-cell office:value-type="float" office:value="152973.99999999951" table:style-name="ce5">
            <text:p><text:s/>152,974<text:s/></text:p>
          </table:table-cell>
          <table:table-cell office:value-type="float" office:value="1.163916744021861" table:style-name="ce6">
            <text:p>1.164</text:p>
          </table:table-cell>
          <table:table-cell office:value-type="float" office:value="178048.99999999959" table:style-name="ce5">
            <text:p><text:s/>178,0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8048.99999999959" table:style-name="ce5">
            <text:p><text:s/>178,049<text:s/></text:p>
          </table:table-cell>
          <table:table-cell office:value-type="float" office:value="0.97301866340165022" table:style-name="ce6">
            <text:p>0.973</text:p>
          </table:table-cell>
          <table:table-cell office:value-type="float" office:value="173245.00000000003" table:style-name="ce5">
            <text:p><text:s/>173,245<text:s/></text:p>
          </table:table-cell>
          <table:table-cell office:value-type="float" office:value="1.1568299229414973" table:style-name="ce6">
            <text:p>1.157</text:p>
          </table:table-cell>
          <table:table-cell office:value-type="float" office:value="200414.99999999974" table:style-name="ce5">
            <text:p><text:s/>200,4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0414.99999999974" table:style-name="ce5">
            <text:p><text:s/>200,415<text:s/></text:p>
          </table:table-cell>
          <table:table-cell office:value-type="float" office:value="0.93722525759050024" table:style-name="ce6">
            <text:p>0.937</text:p>
          </table:table-cell>
          <table:table-cell office:value-type="float" office:value="187833.99999999985" table:style-name="ce5">
            <text:p><text:s/>187,834<text:s/></text:p>
          </table:table-cell>
          <table:table-cell office:value-type="float" office:value="0.96763099332389524" table:style-name="ce6">
            <text:p>0.968</text:p>
          </table:table-cell>
          <table:table-cell office:value-type="float" office:value="181754.00000000041" table:style-name="ce5">
            <text:p><text:s/>181,7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1754.00000000041" table:style-name="ce5">
            <text:p><text:s/>181,754<text:s/></text:p>
          </table:table-cell>
          <table:table-cell office:value-type="float" office:value="1.0169184722206943" table:style-name="ce6">
            <text:p>1.017</text:p>
          </table:table-cell>
          <table:table-cell office:value-type="float" office:value="184829.00000000049" table:style-name="ce5">
            <text:p><text:s/>184,829<text:s/></text:p>
          </table:table-cell>
          <table:table-cell office:value-type="float" office:value="1.1438194222768048" table:style-name="ce6">
            <text:p>1.144</text:p>
          </table:table-cell>
          <table:table-cell office:value-type="float" office:value="211411.00000000009" table:style-name="ce5">
            <text:p><text:s/>211,4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1411.00000000009" table:style-name="ce5">
            <text:p><text:s/>211,411<text:s/></text:p>
          </table:table-cell>
          <table:table-cell office:value-type="float" office:value="1.0076533387572073" table:style-name="ce6">
            <text:p>1.008</text:p>
          </table:table-cell>
          <table:table-cell office:value-type="float" office:value="213029.00000000006" table:style-name="ce5">
            <text:p><text:s/>213,029<text:s/></text:p>
          </table:table-cell>
          <table:table-cell office:value-type="float" office:value="1.098094625614352" table:style-name="ce6">
            <text:p>1.098</text:p>
          </table:table-cell>
          <table:table-cell office:value-type="float" office:value="233925.99999999985" table:style-name="ce5">
            <text:p><text:s/>233,92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218.25099999932" table:style-name="ce5">
            <text:p><text:s/>43,21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218.25099999932" table:style-name="ce5">
            <text:p><text:s/>43,218<text:s/></text:p>
          </table:table-cell>
          <table:table-cell office:value-type="float" office:value="1.0371738088151943" table:style-name="ce6">
            <text:p>1.037</text:p>
          </table:table-cell>
          <table:table-cell office:value-type="float" office:value="44824.838000000374" table:style-name="ce5">
            <text:p><text:s/>44,825<text:s/></text:p>
          </table:table-cell>
          <table:table-cell office:value-type="float" office:value="1.0732533824215826" table:style-name="ce6">
            <text:p>1.073</text:p>
          </table:table-cell>
          <table:table-cell office:value-type="float" office:value="48108.408999999891" table:style-name="ce5">
            <text:p><text:s/>48,1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108.408999999891" table:style-name="ce5">
            <text:p><text:s/>48,108<text:s/></text:p>
          </table:table-cell>
          <table:table-cell office:value-type="float" office:value="1.0600138740817788" table:style-name="ce6">
            <text:p>1.060</text:p>
          </table:table-cell>
          <table:table-cell office:value-type="float" office:value="50995.581000000602" table:style-name="ce5">
            <text:p><text:s/>50,996<text:s/></text:p>
          </table:table-cell>
          <table:table-cell office:value-type="float" office:value="1.1249499834112948" table:style-name="ce6">
            <text:p>1.125</text:p>
          </table:table-cell>
          <table:table-cell office:value-type="float" office:value="57367.478000000025" table:style-name="ce5">
            <text:p><text:s/>57,3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367.478000000025" table:style-name="ce5">
            <text:p><text:s/>57,367<text:s/></text:p>
          </table:table-cell>
          <table:table-cell office:value-type="float" office:value="1.0314559758056663" table:style-name="ce6">
            <text:p>1.031</text:p>
          </table:table-cell>
          <table:table-cell office:value-type="float" office:value="59172.028000000115" table:style-name="ce5">
            <text:p><text:s/>59,172<text:s/></text:p>
          </table:table-cell>
          <table:table-cell office:value-type="float" office:value="1.0509279654907298" table:style-name="ce6">
            <text:p>1.051</text:p>
          </table:table-cell>
          <table:table-cell office:value-type="float" office:value="62185.539000000608" table:style-name="ce5">
            <text:p><text:s/>62,1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2185.539000000608" table:style-name="ce5">
            <text:p><text:s/>62,186<text:s/></text:p>
          </table:table-cell>
          <table:table-cell office:value-type="float" office:value="1.0413740242727327" table:style-name="ce6">
            <text:p>1.041</text:p>
          </table:table-cell>
          <table:table-cell office:value-type="float" office:value="64758.404999999606" table:style-name="ce5">
            <text:p><text:s/>64,758<text:s/></text:p>
          </table:table-cell>
          <table:table-cell office:value-type="float" office:value="1.0225503083345164" table:style-name="ce6">
            <text:p>1.023</text:p>
          </table:table-cell>
          <table:table-cell office:value-type="float" office:value="66218.72700000109" table:style-name="ce5">
            <text:p><text:s/>66,2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218.72700000109" table:style-name="ce5">
            <text:p><text:s/>66,219<text:s/></text:p>
          </table:table-cell>
          <table:table-cell office:value-type="float" office:value="1.0612487914483599" table:style-name="ce6">
            <text:p>1.061</text:p>
          </table:table-cell>
          <table:table-cell office:value-type="float" office:value="70274.544000000024" table:style-name="ce5">
            <text:p><text:s/>70,275<text:s/></text:p>
          </table:table-cell>
          <table:table-cell office:value-type="float" office:value="0.99010741357497323" table:style-name="ce6">
            <text:p>0.990</text:p>
          </table:table-cell>
          <table:table-cell office:value-type="float" office:value="69579.347000000693" table:style-name="ce5">
            <text:p><text:s/>69,5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9579.347000000693" table:style-name="ce5">
            <text:p><text:s/>69,579<text:s/></text:p>
          </table:table-cell>
          <table:table-cell office:value-type="float" office:value="1.0258050424071832" table:style-name="ce6">
            <text:p>1.026</text:p>
          </table:table-cell>
          <table:table-cell office:value-type="float" office:value="71374.844999999812" table:style-name="ce5">
            <text:p><text:s/>71,375<text:s/></text:p>
          </table:table-cell>
          <table:table-cell office:value-type="float" office:value="0.96446553404074853" table:style-name="ce6">
            <text:p>0.964</text:p>
          </table:table-cell>
          <table:table-cell office:value-type="float" office:value="68838.578000000474" table:style-name="ce5">
            <text:p><text:s/>68,8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838.578000000474" table:style-name="ce5">
            <text:p><text:s/>68,839<text:s/></text:p>
          </table:table-cell>
          <table:table-cell office:value-type="float" office:value="1.0074335643597894" table:style-name="ce6">
            <text:p>1.007</text:p>
          </table:table-cell>
          <table:table-cell office:value-type="float" office:value="69350.293999999863" table:style-name="ce5">
            <text:p><text:s/>69,350<text:s/></text:p>
          </table:table-cell>
          <table:table-cell office:value-type="float" office:value="1.1047698370247738" table:style-name="ce6">
            <text:p>1.105</text:p>
          </table:table-cell>
          <table:table-cell office:value-type="float" office:value="76616.112999999998" table:style-name="ce5">
            <text:p><text:s/>76,6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616.112999999998" table:style-name="ce5">
            <text:p><text:s/>76,616<text:s/></text:p>
          </table:table-cell>
          <table:table-cell office:value-type="float" office:value="1.0627570900131642" table:style-name="ce6">
            <text:p>1.063</text:p>
          </table:table-cell>
          <table:table-cell office:value-type="float" office:value="81424.317299999762" table:style-name="ce5">
            <text:p><text:s/>81,424<text:s/></text:p>
          </table:table-cell>
          <table:table-cell office:value-type="float" office:value="1.1411087385316045" table:style-name="ce6">
            <text:p>1.141</text:p>
          </table:table-cell>
          <table:table-cell office:value-type="float" office:value="92913.999999999825" table:style-name="ce5">
            <text:p><text:s/>92,9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913.999999999825" table:style-name="ce5">
            <text:p><text:s/>92,914<text:s/></text:p>
          </table:table-cell>
          <table:table-cell office:value-type="float" office:value="1.0560625955184364" table:style-name="ce6">
            <text:p>1.056</text:p>
          </table:table-cell>
          <table:table-cell office:value-type="float" office:value="98122.999999999825" table:style-name="ce5">
            <text:p><text:s/>98,123<text:s/></text:p>
          </table:table-cell>
          <table:table-cell office:value-type="float" office:value="1.0111696544133453" table:style-name="ce6">
            <text:p>1.011</text:p>
          </table:table-cell>
          <table:table-cell office:value-type="float" office:value="99219.000000000509" table:style-name="ce5">
            <text:p><text:s/>99,21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9219.000000000509" table:style-name="ce5">
            <text:p><text:s/>99,219<text:s/></text:p>
          </table:table-cell>
          <table:table-cell office:value-type="float" office:value="1.0068232898940641" table:style-name="ce6">
            <text:p>1.007</text:p>
          </table:table-cell>
          <table:table-cell office:value-type="float" office:value="99895.999999999665" table:style-name="ce5">
            <text:p><text:s/>99,896<text:s/></text:p>
          </table:table-cell>
          <table:table-cell office:value-type="float" office:value="1.0033735084487903" table:style-name="ce6">
            <text:p>1.003</text:p>
          </table:table-cell>
          <table:table-cell office:value-type="float" office:value="100233.00000000001" table:style-name="ce5">
            <text:p><text:s/>100,2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0233.00000000001" table:style-name="ce5">
            <text:p><text:s/>100,233<text:s/></text:p>
          </table:table-cell>
          <table:table-cell office:value-type="float" office:value="1.0160126904312936" table:style-name="ce6">
            <text:p>1.016</text:p>
          </table:table-cell>
          <table:table-cell office:value-type="float" office:value="101837.99999999988" table:style-name="ce5">
            <text:p><text:s/>101,838<text:s/></text:p>
          </table:table-cell>
          <table:table-cell office:value-type="float" office:value="0.9114279542017707" table:style-name="ce6">
            <text:p>0.911</text:p>
          </table:table-cell>
          <table:table-cell office:value-type="float" office:value="92817.999999999811" table:style-name="ce5">
            <text:p><text:s/>92,8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817.999999999811" table:style-name="ce5">
            <text:p><text:s/>92,818<text:s/></text:p>
          </table:table-cell>
          <table:table-cell office:value-type="float" office:value="0.98056411471913529" table:style-name="ce6">
            <text:p>0.981</text:p>
          </table:table-cell>
          <table:table-cell office:value-type="float" office:value="91014.000000000524" table:style-name="ce5">
            <text:p><text:s/>91,014<text:s/></text:p>
          </table:table-cell>
          <table:table-cell office:value-type="float" office:value="1.0325334563913247" table:style-name="ce6">
            <text:p>1.033</text:p>
          </table:table-cell>
          <table:table-cell office:value-type="float" office:value="93975.000000000553" table:style-name="ce5">
            <text:p><text:s/>93,9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3975.000000000553" table:style-name="ce5">
            <text:p><text:s/>93,975<text:s/></text:p>
          </table:table-cell>
          <table:table-cell office:value-type="float" office:value="0.99607342378291419" table:style-name="ce6">
            <text:p>0.996</text:p>
          </table:table-cell>
          <table:table-cell office:value-type="float" office:value="93605.999999999913" table:style-name="ce5">
            <text:p><text:s/>93,606<text:s/></text:p>
          </table:table-cell>
          <table:table-cell office:value-type="float" office:value="1.3159733350426375" table:style-name="ce6">
            <text:p>1.316</text:p>
          </table:table-cell>
          <table:table-cell office:value-type="float" office:value="123183.000000001" table:style-name="ce5">
            <text:p><text:s/>123,1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3183.000000001" table:style-name="ce5">
            <text:p><text:s/>123,183<text:s/></text:p>
          </table:table-cell>
          <table:table-cell office:value-type="float" office:value="1.0647167222749787" table:style-name="ce6">
            <text:p>1.065</text:p>
          </table:table-cell>
          <table:table-cell office:value-type="float" office:value="131154.9999999998" table:style-name="ce5">
            <text:p><text:s/>131,155<text:s/></text:p>
          </table:table-cell>
          <table:table-cell office:value-type="float" office:value="1.0958026762227933" table:style-name="ce6">
            <text:p>1.096</text:p>
          </table:table-cell>
          <table:table-cell office:value-type="float" office:value="143720.0000000002" table:style-name="ce5">
            <text:p><text:s/>143,7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3720.0000000002" table:style-name="ce5">
            <text:p><text:s/>143,720<text:s/></text:p>
          </table:table-cell>
          <table:table-cell office:value-type="float" office:value="1.0092332312830394" table:style-name="ce6">
            <text:p>1.009</text:p>
          </table:table-cell>
          <table:table-cell office:value-type="float" office:value="145046.99999999866" table:style-name="ce5">
            <text:p><text:s/>145,047<text:s/></text:p>
          </table:table-cell>
          <table:table-cell office:value-type="float" office:value="1.0771818789771701" table:style-name="ce6">
            <text:p>1.077</text:p>
          </table:table-cell>
          <table:table-cell office:value-type="float" office:value="156242.00000000015" table:style-name="ce5">
            <text:p><text:s/>156,2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6242.00000000015" table:style-name="ce5">
            <text:p><text:s/>156,242<text:s/></text:p>
          </table:table-cell>
          <table:table-cell office:value-type="float" office:value="1.0366418760640512" table:style-name="ce6">
            <text:p>1.037</text:p>
          </table:table-cell>
          <table:table-cell office:value-type="float" office:value="161966.99999999962" table:style-name="ce5">
            <text:p><text:s/>161,967<text:s/></text:p>
          </table:table-cell>
          <table:table-cell office:value-type="float" office:value="1.0584440040255212" table:style-name="ce6">
            <text:p>1.058</text:p>
          </table:table-cell>
          <table:table-cell office:value-type="float" office:value="171433.00000000119" table:style-name="ce5">
            <text:p><text:s/>171,43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0159.29799999998" table:style-name="ce5">
            <text:p><text:s/>170,1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0159.29799999998" table:style-name="ce5">
            <text:p><text:s/>170,159<text:s/></text:p>
          </table:table-cell>
          <table:table-cell office:value-type="float" office:value="0.93049480610809776" table:style-name="ce6">
            <text:p>0.930</text:p>
          </table:table-cell>
          <table:table-cell office:value-type="float" office:value="158332.34299999999" table:style-name="ce5">
            <text:p><text:s/>158,332<text:s/></text:p>
          </table:table-cell>
          <table:table-cell office:value-type="float" office:value="1.0842783018754372" table:style-name="ce6">
            <text:p>1.084</text:p>
          </table:table-cell>
          <table:table-cell office:value-type="float" office:value="171676.32399999927" table:style-name="ce5">
            <text:p><text:s/>171,6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1676.32399999927" table:style-name="ce5">
            <text:p><text:s/>171,676<text:s/></text:p>
          </table:table-cell>
          <table:table-cell office:value-type="float" office:value="1.0806111156014759" table:style-name="ce6">
            <text:p>1.081</text:p>
          </table:table-cell>
          <table:table-cell office:value-type="float" office:value="185515.34399999963" table:style-name="ce5">
            <text:p><text:s/>185,515<text:s/></text:p>
          </table:table-cell>
          <table:table-cell office:value-type="float" office:value="1.0817151060022279" table:style-name="ce6">
            <text:p>1.082</text:p>
          </table:table-cell>
          <table:table-cell office:value-type="float" office:value="200674.74999999936" table:style-name="ce5">
            <text:p><text:s/>200,6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0674.74999999936" table:style-name="ce5">
            <text:p><text:s/>200,675<text:s/></text:p>
          </table:table-cell>
          <table:table-cell office:value-type="float" office:value="0.99919927145792831" table:style-name="ce6">
            <text:p>0.999</text:p>
          </table:table-cell>
          <table:table-cell office:value-type="float" office:value="200514.06400000126" table:style-name="ce5">
            <text:p><text:s/>200,514<text:s/></text:p>
          </table:table-cell>
          <table:table-cell office:value-type="float" office:value="1.067234376138321" table:style-name="ce6">
            <text:p>1.067</text:p>
          </table:table-cell>
          <table:table-cell office:value-type="float" office:value="213995.50200000071" table:style-name="ce5">
            <text:p><text:s/>213,9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3995.50200000071" table:style-name="ce5">
            <text:p><text:s/>213,996<text:s/></text:p>
          </table:table-cell>
          <table:table-cell office:value-type="float" office:value="1.021405104112882" table:style-name="ce6">
            <text:p>1.021</text:p>
          </table:table-cell>
          <table:table-cell office:value-type="float" office:value="218576.09799999915" table:style-name="ce5">
            <text:p><text:s/>218,576<text:s/></text:p>
          </table:table-cell>
          <table:table-cell office:value-type="float" office:value="1.0572816932618139" table:style-name="ce6">
            <text:p>1.057</text:p>
          </table:table-cell>
          <table:table-cell office:value-type="float" office:value="231096.50699999926" table:style-name="ce5">
            <text:p><text:s/>231,0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1096.50699999926" table:style-name="ce5">
            <text:p><text:s/>231,097<text:s/></text:p>
          </table:table-cell>
          <table:table-cell office:value-type="float" office:value="1.0702587901945251" table:style-name="ce6">
            <text:p>1.070</text:p>
          </table:table-cell>
          <table:table-cell office:value-type="float" office:value="247333.06799999982" table:style-name="ce5">
            <text:p><text:s/>247,333<text:s/></text:p>
          </table:table-cell>
          <table:table-cell office:value-type="float" office:value="1.0623602380576169" table:style-name="ce6">
            <text:p>1.062</text:p>
          </table:table-cell>
          <table:table-cell office:value-type="float" office:value="262756.81700000056" table:style-name="ce5">
            <text:p><text:s/>262,7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2756.81700000056" table:style-name="ce5">
            <text:p><text:s/>262,757<text:s/></text:p>
          </table:table-cell>
          <table:table-cell office:value-type="float" office:value="1.0697167335529103" table:style-name="ce6">
            <text:p>1.070</text:p>
          </table:table-cell>
          <table:table-cell office:value-type="float" office:value="281075.36400000041" table:style-name="ce5">
            <text:p><text:s/>281,075<text:s/></text:p>
          </table:table-cell>
          <table:table-cell office:value-type="float" office:value="1.1025381541443069" table:style-name="ce6">
            <text:p>1.103</text:p>
          </table:table-cell>
          <table:table-cell office:value-type="float" office:value="309896.31299999962" table:style-name="ce5">
            <text:p><text:s/>309,8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9896.31299999962" table:style-name="ce5">
            <text:p><text:s/>309,896<text:s/></text:p>
          </table:table-cell>
          <table:table-cell office:value-type="float" office:value="1.0368923330817421" table:style-name="ce6">
            <text:p>1.037</text:p>
          </table:table-cell>
          <table:table-cell office:value-type="float" office:value="321329.11099999945" table:style-name="ce5">
            <text:p><text:s/>321,329<text:s/></text:p>
          </table:table-cell>
          <table:table-cell office:value-type="float" office:value="1.1327096753459114" table:style-name="ce6">
            <text:p>1.133</text:p>
          </table:table-cell>
          <table:table-cell office:value-type="float" office:value="363972.5929999997" table:style-name="ce5">
            <text:p><text:s/>363,9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3972.5929999997" table:style-name="ce5">
            <text:p><text:s/>363,973<text:s/></text:p>
          </table:table-cell>
          <table:table-cell office:value-type="float" office:value="1.1210355489595747" table:style-name="ce6">
            <text:p>1.121</text:p>
          </table:table-cell>
          <table:table-cell office:value-type="float" office:value="408026.21559999452" table:style-name="ce5">
            <text:p><text:s/>408,026<text:s/></text:p>
          </table:table-cell>
          <table:table-cell office:value-type="float" office:value="1.0958560575390783" table:style-name="ce6">
            <text:p>1.096</text:p>
          </table:table-cell>
          <table:table-cell office:value-type="float" office:value="447137.99999999994" table:style-name="ce5">
            <text:p><text:s/>447,1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7137.99999999994" table:style-name="ce5">
            <text:p><text:s/>447,138<text:s/></text:p>
          </table:table-cell>
          <table:table-cell office:value-type="float" office:value="1.0676435462877236" table:style-name="ce6">
            <text:p>1.068</text:p>
          </table:table-cell>
          <table:table-cell office:value-type="float" office:value="477384.00000000006" table:style-name="ce5">
            <text:p><text:s/>477,384<text:s/></text:p>
          </table:table-cell>
          <table:table-cell office:value-type="float" office:value="1.0639129086856705" table:style-name="ce6">
            <text:p>1.064</text:p>
          </table:table-cell>
          <table:table-cell office:value-type="float" office:value="507895.00000000012" table:style-name="ce5">
            <text:p><text:s/>507,89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07895.00000000012" table:style-name="ce5">
            <text:p><text:s/>507,895<text:s/></text:p>
          </table:table-cell>
          <table:table-cell office:value-type="float" office:value="1.035485681095502" table:style-name="ce6">
            <text:p>1.035</text:p>
          </table:table-cell>
          <table:table-cell office:value-type="float" office:value="525918.00000000012" table:style-name="ce5">
            <text:p><text:s/>525,918<text:s/></text:p>
          </table:table-cell>
          <table:table-cell office:value-type="float" office:value="1.0948094569875915" table:style-name="ce6">
            <text:p>1.095</text:p>
          </table:table-cell>
          <table:table-cell office:value-type="float" office:value="575780.00000000023" table:style-name="ce5">
            <text:p><text:s/>575,78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75780.00000000023" table:style-name="ce5">
            <text:p><text:s/>575,780<text:s/></text:p>
          </table:table-cell>
          <table:table-cell office:value-type="float" office:value="1.0389072215082145" table:style-name="ce6">
            <text:p>1.039</text:p>
          </table:table-cell>
          <table:table-cell office:value-type="float" office:value="598182" table:style-name="ce5">
            <text:p><text:s/>598,182<text:s/></text:p>
          </table:table-cell>
          <table:table-cell office:value-type="float" office:value="1.048319742152054" table:style-name="ce6">
            <text:p>1.048</text:p>
          </table:table-cell>
          <table:table-cell office:value-type="float" office:value="627086" table:style-name="ce5">
            <text:p><text:s/>627,08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27086" table:style-name="ce5">
            <text:p><text:s/>627,086<text:s/></text:p>
          </table:table-cell>
          <table:table-cell office:value-type="float" office:value="0.97215692903365669" table:style-name="ce6">
            <text:p>0.972</text:p>
          </table:table-cell>
          <table:table-cell office:value-type="float" office:value="609625.99999999965" table:style-name="ce5">
            <text:p><text:s/>609,626<text:s/></text:p>
          </table:table-cell>
          <table:table-cell office:value-type="float" office:value="1.0864513652632934" table:style-name="ce6">
            <text:p>1.086</text:p>
          </table:table-cell>
          <table:table-cell office:value-type="float" office:value="662329.00000000012" table:style-name="ce5">
            <text:p><text:s/>662,3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62329.00000000012" table:style-name="ce5">
            <text:p><text:s/>662,329<text:s/></text:p>
          </table:table-cell>
          <table:table-cell office:value-type="float" office:value="0.90473918551052368" table:style-name="ce6">
            <text:p>0.905</text:p>
          </table:table-cell>
          <table:table-cell office:value-type="float" office:value="599234.99999999977" table:style-name="ce5">
            <text:p><text:s/>599,235<text:s/></text:p>
          </table:table-cell>
          <table:table-cell office:value-type="float" office:value="1.0551920365132217" table:style-name="ce6">
            <text:p>1.055</text:p>
          </table:table-cell>
          <table:table-cell office:value-type="float" office:value="632308.00000000012" table:style-name="ce5">
            <text:p><text:s/>632,3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32308.00000000012" table:style-name="ce5">
            <text:p><text:s/>632,308<text:s/></text:p>
          </table:table-cell>
          <table:table-cell office:value-type="float" office:value="0.89693155867077301" table:style-name="ce6">
            <text:p>0.897</text:p>
          </table:table-cell>
          <table:table-cell office:value-type="float" office:value="567136.9999999993" table:style-name="ce5">
            <text:p><text:s/>567,137<text:s/></text:p>
          </table:table-cell>
          <table:table-cell office:value-type="float" office:value="1.0411875790152998" table:style-name="ce6">
            <text:p>1.041</text:p>
          </table:table-cell>
          <table:table-cell office:value-type="float" office:value="590495.9999999993" table:style-name="ce5">
            <text:p><text:s/>590,4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0495.9999999993" table:style-name="ce5">
            <text:p><text:s/>590,496<text:s/></text:p>
          </table:table-cell>
          <table:table-cell office:value-type="float" office:value="0.92611465615347222" table:style-name="ce6">
            <text:p>0.926</text:p>
          </table:table-cell>
          <table:table-cell office:value-type="float" office:value="546867.00000000012" table:style-name="ce5">
            <text:p><text:s/>546,867<text:s/></text:p>
          </table:table-cell>
          <table:table-cell office:value-type="float" office:value="0.99812020107265453" table:style-name="ce6">
            <text:p>0.998</text:p>
          </table:table-cell>
          <table:table-cell office:value-type="float" office:value="545838.99999999942" table:style-name="ce5">
            <text:p><text:s/>545,8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5838.99999999942" table:style-name="ce5">
            <text:p><text:s/>545,839<text:s/></text:p>
          </table:table-cell>
          <table:table-cell office:value-type="float" office:value="0.98968193917986835" table:style-name="ce6">
            <text:p>0.990</text:p>
          </table:table-cell>
          <table:table-cell office:value-type="float" office:value="540206.99999999965" table:style-name="ce5">
            <text:p><text:s/>540,207<text:s/></text:p>
          </table:table-cell>
          <table:table-cell office:value-type="float" office:value="1.0219656539067443" table:style-name="ce6">
            <text:p>1.022</text:p>
          </table:table-cell>
          <table:table-cell office:value-type="float" office:value="552073.00000000023" table:style-name="ce5">
            <text:p><text:s/>552,0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8179.717999999979" table:style-name="ce5">
            <text:p><text:s/>88,18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8179.717999999979" table:style-name="ce5">
            <text:p><text:s/>88,180<text:s/></text:p>
          </table:table-cell>
          <table:table-cell office:value-type="float" office:value="0.949020658015718" table:style-name="ce6">
            <text:p>0.949</text:p>
          </table:table-cell>
          <table:table-cell office:value-type="float" office:value="83684.374000000447" table:style-name="ce5">
            <text:p><text:s/>83,684<text:s/></text:p>
          </table:table-cell>
          <table:table-cell office:value-type="float" office:value="1.2403531392849974" table:style-name="ce6">
            <text:p>1.240</text:p>
          </table:table-cell>
          <table:table-cell office:value-type="float" office:value="103798.17600000036" table:style-name="ce5">
            <text:p><text:s/>103,79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3798.17600000036" table:style-name="ce5">
            <text:p><text:s/>103,798<text:s/></text:p>
          </table:table-cell>
          <table:table-cell office:value-type="float" office:value="1.0630603373993774" table:style-name="ce6">
            <text:p>1.063</text:p>
          </table:table-cell>
          <table:table-cell office:value-type="float" office:value="110343.72400000034" table:style-name="ce5">
            <text:p><text:s/>110,344<text:s/></text:p>
          </table:table-cell>
          <table:table-cell office:value-type="float" office:value="1.0749866027722617" table:style-name="ce6">
            <text:p>1.075</text:p>
          </table:table-cell>
          <table:table-cell office:value-type="float" office:value="118618.02500000043" table:style-name="ce5">
            <text:p><text:s/>118,6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8618.02500000043" table:style-name="ce5">
            <text:p><text:s/>118,618<text:s/></text:p>
          </table:table-cell>
          <table:table-cell office:value-type="float" office:value="1.0131699124142315" table:style-name="ce6">
            <text:p>1.013</text:p>
          </table:table-cell>
          <table:table-cell office:value-type="float" office:value="120180.21399999954" table:style-name="ce5">
            <text:p><text:s/>120,180<text:s/></text:p>
          </table:table-cell>
          <table:table-cell office:value-type="float" office:value="1.0769223709320486" table:style-name="ce6">
            <text:p>1.077</text:p>
          </table:table-cell>
          <table:table-cell office:value-type="float" office:value="129424.76100000048" table:style-name="ce5">
            <text:p><text:s/>129,42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9424.76100000048" table:style-name="ce5">
            <text:p><text:s/>129,425<text:s/></text:p>
          </table:table-cell>
          <table:table-cell office:value-type="float" office:value="1.0336719802789549" table:style-name="ce6">
            <text:p>1.034</text:p>
          </table:table-cell>
          <table:table-cell office:value-type="float" office:value="133782.74900000094" table:style-name="ce5">
            <text:p><text:s/>133,783<text:s/></text:p>
          </table:table-cell>
          <table:table-cell office:value-type="float" office:value="1.0613808810282259" table:style-name="ce6">
            <text:p>1.061</text:p>
          </table:table-cell>
          <table:table-cell office:value-type="float" office:value="141994.451999999" table:style-name="ce5">
            <text:p><text:s/>141,9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1994.451999999" table:style-name="ce5">
            <text:p><text:s/>141,994<text:s/></text:p>
          </table:table-cell>
          <table:table-cell office:value-type="float" office:value="1.0566349662732006" table:style-name="ce6">
            <text:p>1.057</text:p>
          </table:table-cell>
          <table:table-cell office:value-type="float" office:value="150036.30300000054" table:style-name="ce5">
            <text:p><text:s/>150,036<text:s/></text:p>
          </table:table-cell>
          <table:table-cell office:value-type="float" office:value="1.0456507449400363" table:style-name="ce6">
            <text:p>1.046</text:p>
          </table:table-cell>
          <table:table-cell office:value-type="float" office:value="156885.57199999958" table:style-name="ce5">
            <text:p><text:s/>156,8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6885.57199999958" table:style-name="ce5">
            <text:p><text:s/>156,886<text:s/></text:p>
          </table:table-cell>
          <table:table-cell office:value-type="float" office:value="1.0836480042919434" table:style-name="ce6">
            <text:p>1.084</text:p>
          </table:table-cell>
          <table:table-cell office:value-type="float" office:value="170008.73699999953" table:style-name="ce5">
            <text:p><text:s/>170,009<text:s/></text:p>
          </table:table-cell>
          <table:table-cell office:value-type="float" office:value="1.1475548577247598" table:style-name="ce6">
            <text:p>1.148</text:p>
          </table:table-cell>
          <table:table-cell office:value-type="float" office:value="195094.35200000057" table:style-name="ce5">
            <text:p><text:s/>195,0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5094.35200000057" table:style-name="ce5">
            <text:p><text:s/>195,094<text:s/></text:p>
          </table:table-cell>
          <table:table-cell office:value-type="float" office:value="1.0172857438743264" table:style-name="ce6">
            <text:p>1.017</text:p>
          </table:table-cell>
          <table:table-cell office:value-type="float" office:value="198466.70300000024" table:style-name="ce5">
            <text:p><text:s/>198,467<text:s/></text:p>
          </table:table-cell>
          <table:table-cell office:value-type="float" office:value="1.0548279980244375" table:style-name="ce6">
            <text:p>1.055</text:p>
          </table:table-cell>
          <table:table-cell office:value-type="float" office:value="209348.23500000089" table:style-name="ce5">
            <text:p><text:s/>209,3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9348.23500000089" table:style-name="ce5">
            <text:p><text:s/>209,348<text:s/></text:p>
          </table:table-cell>
          <table:table-cell office:value-type="float" office:value="1.1136684601138285" table:style-name="ce6">
            <text:p>1.114</text:p>
          </table:table-cell>
          <table:table-cell office:value-type="float" office:value="233144.52649999887" table:style-name="ce5">
            <text:p><text:s/>233,145<text:s/></text:p>
          </table:table-cell>
          <table:table-cell office:value-type="float" office:value="1.0303094119604013" table:style-name="ce6">
            <text:p>1.030</text:p>
          </table:table-cell>
          <table:table-cell office:value-type="float" office:value="240211.00000000003" table:style-name="ce5">
            <text:p><text:s/>240,2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0211.00000000003" table:style-name="ce5">
            <text:p><text:s/>240,211<text:s/></text:p>
          </table:table-cell>
          <table:table-cell office:value-type="float" office:value="1.0548684281735619" table:style-name="ce6">
            <text:p>1.055</text:p>
          </table:table-cell>
          <table:table-cell office:value-type="float" office:value="253390.99999999951" table:style-name="ce5">
            <text:p><text:s/>253,391<text:s/></text:p>
          </table:table-cell>
          <table:table-cell office:value-type="float" office:value="1.0827180128733886" table:style-name="ce6">
            <text:p>1.083</text:p>
          </table:table-cell>
          <table:table-cell office:value-type="float" office:value="274351.00000000029" table:style-name="ce5">
            <text:p><text:s/>274,3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4351.00000000029" table:style-name="ce5">
            <text:p><text:s/>274,351<text:s/></text:p>
          </table:table-cell>
          <table:table-cell office:value-type="float" office:value="1.0385892524539697" table:style-name="ce6">
            <text:p>1.039</text:p>
          </table:table-cell>
          <table:table-cell office:value-type="float" office:value="284937.99999999942" table:style-name="ce5">
            <text:p><text:s/>284,938<text:s/></text:p>
          </table:table-cell>
          <table:table-cell office:value-type="float" office:value="1.0898616541142292" table:style-name="ce6">
            <text:p>1.090</text:p>
          </table:table-cell>
          <table:table-cell office:value-type="float" office:value="310542.99999999959" table:style-name="ce5">
            <text:p><text:s/>310,5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0542.99999999959" table:style-name="ce5">
            <text:p><text:s/>310,543<text:s/></text:p>
          </table:table-cell>
          <table:table-cell office:value-type="float" office:value="1.0337408990059349" table:style-name="ce6">
            <text:p>1.034</text:p>
          </table:table-cell>
          <table:table-cell office:value-type="float" office:value="321020.99999999959" table:style-name="ce5">
            <text:p><text:s/>321,021<text:s/></text:p>
          </table:table-cell>
          <table:table-cell office:value-type="float" office:value="1.0480467009946393" table:style-name="ce6">
            <text:p>1.048</text:p>
          </table:table-cell>
          <table:table-cell office:value-type="float" office:value="336444.99999999965" table:style-name="ce5">
            <text:p><text:s/>336,4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6444.99999999965" table:style-name="ce5">
            <text:p><text:s/>336,445<text:s/></text:p>
          </table:table-cell>
          <table:table-cell office:value-type="float" office:value="0.96659780944879636" table:style-name="ce6">
            <text:p>0.967</text:p>
          </table:table-cell>
          <table:table-cell office:value-type="float" office:value="325206.99999999994" table:style-name="ce5">
            <text:p><text:s/>325,207<text:s/></text:p>
          </table:table-cell>
          <table:table-cell office:value-type="float" office:value="1.0927901305937453" table:style-name="ce6">
            <text:p>1.093</text:p>
          </table:table-cell>
          <table:table-cell office:value-type="float" office:value="355383.00000000006" table:style-name="ce5">
            <text:p><text:s/>355,3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5383.00000000006" table:style-name="ce5">
            <text:p><text:s/>355,383<text:s/></text:p>
          </table:table-cell>
          <table:table-cell office:value-type="float" office:value="0.9002343950048256" table:style-name="ce6">
            <text:p>0.900</text:p>
          </table:table-cell>
          <table:table-cell office:value-type="float" office:value="319928" table:style-name="ce5">
            <text:p><text:s/>319,928<text:s/></text:p>
          </table:table-cell>
          <table:table-cell office:value-type="float" office:value="1.0511427571203531" table:style-name="ce6">
            <text:p>1.051</text:p>
          </table:table-cell>
          <table:table-cell office:value-type="float" office:value="336290.00000000029" table:style-name="ce5">
            <text:p><text:s/>336,2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6290.00000000029" table:style-name="ce5">
            <text:p><text:s/>336,290<text:s/></text:p>
          </table:table-cell>
          <table:table-cell office:value-type="float" office:value="0.89409140920039176" table:style-name="ce6">
            <text:p>0.894</text:p>
          </table:table-cell>
          <table:table-cell office:value-type="float" office:value="300674" table:style-name="ce5">
            <text:p><text:s/>300,674<text:s/></text:p>
          </table:table-cell>
          <table:table-cell office:value-type="float" office:value="1.0486739791268969" table:style-name="ce6">
            <text:p>1.049</text:p>
          </table:table-cell>
          <table:table-cell office:value-type="float" office:value="315309.00000000058" table:style-name="ce5">
            <text:p><text:s/>315,3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5309.00000000058" table:style-name="ce5">
            <text:p><text:s/>315,309<text:s/></text:p>
          </table:table-cell>
          <table:table-cell office:value-type="float" office:value="0.94232324481699015" table:style-name="ce6">
            <text:p>0.942</text:p>
          </table:table-cell>
          <table:table-cell office:value-type="float" office:value="297123.00000000093" table:style-name="ce5">
            <text:p><text:s/>297,123<text:s/></text:p>
          </table:table-cell>
          <table:table-cell office:value-type="float" office:value="1.0131797269144376" table:style-name="ce6">
            <text:p>1.013</text:p>
          </table:table-cell>
          <table:table-cell office:value-type="float" office:value="301038.99999999942" table:style-name="ce5">
            <text:p><text:s/>301,0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1038.99999999942" table:style-name="ce5">
            <text:p><text:s/>301,039<text:s/></text:p>
          </table:table-cell>
          <table:table-cell office:value-type="float" office:value="1.0056205342164983" table:style-name="ce6">
            <text:p>1.006</text:p>
          </table:table-cell>
          <table:table-cell office:value-type="float" office:value="302730.99999999983" table:style-name="ce5">
            <text:p><text:s/>302,731<text:s/></text:p>
          </table:table-cell>
          <table:table-cell office:value-type="float" office:value="1.0200243780782279" table:style-name="ce6">
            <text:p>1.020</text:p>
          </table:table-cell>
          <table:table-cell office:value-type="float" office:value="308792.99999999983" table:style-name="ce5">
            <text:p><text:s/>308,7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1979.579999999987" table:style-name="ce5">
            <text:p><text:s/>81,98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1979.579999999987" table:style-name="ce5">
            <text:p><text:s/>81,980<text:s/></text:p>
          </table:table-cell>
          <table:table-cell office:value-type="float" office:value="0.91056783896672278" table:style-name="ce6">
            <text:p>0.911</text:p>
          </table:table-cell>
          <table:table-cell office:value-type="float" office:value="74647.968999999561" table:style-name="ce5">
            <text:p><text:s/>74,648<text:s/></text:p>
          </table:table-cell>
          <table:table-cell office:value-type="float" office:value="0.90931004432283102" table:style-name="ce6">
            <text:p>0.909</text:p>
          </table:table-cell>
          <table:table-cell office:value-type="float" office:value="67878.14799999891" table:style-name="ce5">
            <text:p><text:s/>67,8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7878.14799999891" table:style-name="ce5">
            <text:p><text:s/>67,878<text:s/></text:p>
          </table:table-cell>
          <table:table-cell office:value-type="float" office:value="1.1074494843318428" table:style-name="ce6">
            <text:p>1.107</text:p>
          </table:table-cell>
          <table:table-cell office:value-type="float" office:value="75171.619999999297" table:style-name="ce5">
            <text:p><text:s/>75,172<text:s/></text:p>
          </table:table-cell>
          <table:table-cell office:value-type="float" office:value="1.0915918135062102" table:style-name="ce6">
            <text:p>1.092</text:p>
          </table:table-cell>
          <table:table-cell office:value-type="float" office:value="82056.724999998929" table:style-name="ce5">
            <text:p><text:s/>82,0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2056.724999998929" table:style-name="ce5">
            <text:p><text:s/>82,057<text:s/></text:p>
          </table:table-cell>
          <table:table-cell office:value-type="float" office:value="0.97900385373657983" table:style-name="ce6">
            <text:p>0.979</text:p>
          </table:table-cell>
          <table:table-cell office:value-type="float" office:value="80333.850000001708" table:style-name="ce5">
            <text:p><text:s/>80,334<text:s/></text:p>
          </table:table-cell>
          <table:table-cell office:value-type="float" office:value="1.0527410425368438" table:style-name="ce6">
            <text:p>1.053</text:p>
          </table:table-cell>
          <table:table-cell office:value-type="float" office:value="84570.741000000227" table:style-name="ce5">
            <text:p><text:s/>84,5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4570.741000000227" table:style-name="ce5">
            <text:p><text:s/>84,571<text:s/></text:p>
          </table:table-cell>
          <table:table-cell office:value-type="float" office:value="1.0026322105892154" table:style-name="ce6">
            <text:p>1.003</text:p>
          </table:table-cell>
          <table:table-cell office:value-type="float" office:value="84793.348999998212" table:style-name="ce5">
            <text:p><text:s/>84,793<text:s/></text:p>
          </table:table-cell>
          <table:table-cell office:value-type="float" office:value="1.0508141977031966" table:style-name="ce6">
            <text:p>1.051</text:p>
          </table:table-cell>
          <table:table-cell office:value-type="float" office:value="89102.05500000027" table:style-name="ce5">
            <text:p><text:s/>89,1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9102.05500000027" table:style-name="ce5">
            <text:p><text:s/>89,102<text:s/></text:p>
          </table:table-cell>
          <table:table-cell office:value-type="float" office:value="1.0919699326799923" table:style-name="ce6">
            <text:p>1.092</text:p>
          </table:table-cell>
          <table:table-cell office:value-type="float" office:value="97296.764999999272" table:style-name="ce5">
            <text:p><text:s/>97,297<text:s/></text:p>
          </table:table-cell>
          <table:table-cell office:value-type="float" office:value="1.0881270821285971" table:style-name="ce6">
            <text:p>1.088</text:p>
          </table:table-cell>
          <table:table-cell office:value-type="float" office:value="105871.24500000101" table:style-name="ce5">
            <text:p><text:s/>105,8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5871.24500000101" table:style-name="ce5">
            <text:p><text:s/>105,871<text:s/></text:p>
          </table:table-cell>
          <table:table-cell office:value-type="float" office:value="1.0490726447960428" table:style-name="ce6">
            <text:p>1.049</text:p>
          </table:table-cell>
          <table:table-cell office:value-type="float" office:value="111066.62700000088" table:style-name="ce5">
            <text:p><text:s/>111,067<text:s/></text:p>
          </table:table-cell>
          <table:table-cell office:value-type="float" office:value="1.0336314705946561" table:style-name="ce6">
            <text:p>1.034</text:p>
          </table:table-cell>
          <table:table-cell office:value-type="float" office:value="114801.96099999905" table:style-name="ce5">
            <text:p><text:s/>114,80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4801.96099999905" table:style-name="ce5">
            <text:p><text:s/>114,802<text:s/></text:p>
          </table:table-cell>
          <table:table-cell office:value-type="float" office:value="1.0702117536128168" table:style-name="ce6">
            <text:p>1.070</text:p>
          </table:table-cell>
          <table:table-cell office:value-type="float" office:value="122862.40799999921" table:style-name="ce5">
            <text:p><text:s/>122,862<text:s/></text:p>
          </table:table-cell>
          <table:table-cell office:value-type="float" office:value="1.2585164210683533" table:style-name="ce6">
            <text:p>1.259</text:p>
          </table:table-cell>
          <table:table-cell office:value-type="float" office:value="154624.35799999881" table:style-name="ce5">
            <text:p><text:s/>154,6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4624.35799999881" table:style-name="ce5">
            <text:p><text:s/>154,624<text:s/></text:p>
          </table:table-cell>
          <table:table-cell office:value-type="float" office:value="1.1310099609273525" table:style-name="ce6">
            <text:p>1.131</text:p>
          </table:table-cell>
          <table:table-cell office:value-type="float" office:value="174881.68909999562" table:style-name="ce5">
            <text:p><text:s/>174,882<text:s/></text:p>
          </table:table-cell>
          <table:table-cell office:value-type="float" office:value="1.1832399439010512" table:style-name="ce6">
            <text:p>1.183</text:p>
          </table:table-cell>
          <table:table-cell office:value-type="float" office:value="206926.99999999991" table:style-name="ce5">
            <text:p><text:s/>206,9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6926.99999999991" table:style-name="ce5">
            <text:p><text:s/>206,927<text:s/></text:p>
          </table:table-cell>
          <table:table-cell office:value-type="float" office:value="1.0824735293122727" table:style-name="ce6">
            <text:p>1.082</text:p>
          </table:table-cell>
          <table:table-cell office:value-type="float" office:value="223993.00000000055" table:style-name="ce5">
            <text:p><text:s/>223,993<text:s/></text:p>
          </table:table-cell>
          <table:table-cell office:value-type="float" office:value="1.0426397253485566" table:style-name="ce6">
            <text:p>1.043</text:p>
          </table:table-cell>
          <table:table-cell office:value-type="float" office:value="233543.99999999983" table:style-name="ce5">
            <text:p><text:s/>233,5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3543.99999999983" table:style-name="ce5">
            <text:p><text:s/>233,544<text:s/></text:p>
          </table:table-cell>
          <table:table-cell office:value-type="float" office:value="1.0318398246154936" table:style-name="ce6">
            <text:p>1.032</text:p>
          </table:table-cell>
          <table:table-cell office:value-type="float" office:value="240980.00000000067" table:style-name="ce5">
            <text:p><text:s/>240,980<text:s/></text:p>
          </table:table-cell>
          <table:table-cell office:value-type="float" office:value="1.1006598057930115" table:style-name="ce6">
            <text:p>1.101</text:p>
          </table:table-cell>
          <table:table-cell office:value-type="float" office:value="265237.0000000007" table:style-name="ce5">
            <text:p><text:s/>265,23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5237.0000000007" table:style-name="ce5">
            <text:p><text:s/>265,237<text:s/></text:p>
          </table:table-cell>
          <table:table-cell office:value-type="float" office:value="1.0449560204647155" table:style-name="ce6">
            <text:p>1.045</text:p>
          </table:table-cell>
          <table:table-cell office:value-type="float" office:value="277161.00000000041" table:style-name="ce5">
            <text:p><text:s/>277,161<text:s/></text:p>
          </table:table-cell>
          <table:table-cell office:value-type="float" office:value="1.0486359913552048" table:style-name="ce6">
            <text:p>1.049</text:p>
          </table:table-cell>
          <table:table-cell office:value-type="float" office:value="290641.00000000035" table:style-name="ce5">
            <text:p><text:s/>290,6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0641.00000000035" table:style-name="ce5">
            <text:p><text:s/>290,641<text:s/></text:p>
          </table:table-cell>
          <table:table-cell office:value-type="float" office:value="0.97859214632484526" table:style-name="ce6">
            <text:p>0.979</text:p>
          </table:table-cell>
          <table:table-cell office:value-type="float" office:value="284418.99999999971" table:style-name="ce5">
            <text:p><text:s/>284,419<text:s/></text:p>
          </table:table-cell>
          <table:table-cell office:value-type="float" office:value="1.0792035693817936" table:style-name="ce6">
            <text:p>1.079</text:p>
          </table:table-cell>
          <table:table-cell office:value-type="float" office:value="306946.00000000006" table:style-name="ce5">
            <text:p><text:s/>306,9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6946.00000000006" table:style-name="ce5">
            <text:p><text:s/>306,946<text:s/></text:p>
          </table:table-cell>
          <table:table-cell office:value-type="float" office:value="0.90995484547770522" table:style-name="ce6">
            <text:p>0.910</text:p>
          </table:table-cell>
          <table:table-cell office:value-type="float" office:value="279306.99999999977" table:style-name="ce5">
            <text:p><text:s/>279,307<text:s/></text:p>
          </table:table-cell>
          <table:table-cell office:value-type="float" office:value="1.0598302226582221" table:style-name="ce6">
            <text:p>1.060</text:p>
          </table:table-cell>
          <table:table-cell office:value-type="float" office:value="296017.99999999983" table:style-name="ce5">
            <text:p><text:s/>296,0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6017.99999999983" table:style-name="ce5">
            <text:p><text:s/>296,018<text:s/></text:p>
          </table:table-cell>
          <table:table-cell office:value-type="float" office:value="0.90015809849400863" table:style-name="ce6">
            <text:p>0.900</text:p>
          </table:table-cell>
          <table:table-cell office:value-type="float" office:value="266462.99999999924" table:style-name="ce5">
            <text:p><text:s/>266,463<text:s/></text:p>
          </table:table-cell>
          <table:table-cell office:value-type="float" office:value="1.0327400051789533" table:style-name="ce6">
            <text:p>1.033</text:p>
          </table:table-cell>
          <table:table-cell office:value-type="float" office:value="275186.99999999866" table:style-name="ce5">
            <text:p><text:s/>275,1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5186.99999999866" table:style-name="ce5">
            <text:p><text:s/>275,187<text:s/></text:p>
          </table:table-cell>
          <table:table-cell office:value-type="float" office:value="0.90754287084782481" table:style-name="ce6">
            <text:p>0.908</text:p>
          </table:table-cell>
          <table:table-cell office:value-type="float" office:value="249743.99999999916" table:style-name="ce5">
            <text:p><text:s/>249,744<text:s/></text:p>
          </table:table-cell>
          <table:table-cell office:value-type="float" office:value="0.98020372861810856" table:style-name="ce6">
            <text:p>0.980</text:p>
          </table:table-cell>
          <table:table-cell office:value-type="float" office:value="244800.00000000006" table:style-name="ce5">
            <text:p><text:s/>244,8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4800.00000000006" table:style-name="ce5">
            <text:p><text:s/>244,800<text:s/></text:p>
          </table:table-cell>
          <table:table-cell office:value-type="float" office:value="0.9700816993464042" table:style-name="ce6">
            <text:p>0.970</text:p>
          </table:table-cell>
          <table:table-cell office:value-type="float" office:value="237475.99999999983" table:style-name="ce5">
            <text:p><text:s/>237,476<text:s/></text:p>
          </table:table-cell>
          <table:table-cell office:value-type="float" office:value="1.0244403644999942" table:style-name="ce6">
            <text:p>1.024</text:p>
          </table:table-cell>
          <table:table-cell office:value-type="float" office:value="243280.00000000044" table:style-name="ce5">
            <text:p><text:s/>243,28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5531.6540000001" table:style-name="ce5">
            <text:p><text:s/>185,53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5531.6540000001" table:style-name="ce5">
            <text:p><text:s/>185,532<text:s/></text:p>
          </table:table-cell>
          <table:table-cell office:value-type="float" office:value="0.99926985505124966" table:style-name="ce6">
            <text:p>0.999</text:p>
          </table:table-cell>
          <table:table-cell office:value-type="float" office:value="185396.18899999867" table:style-name="ce5">
            <text:p><text:s/>185,396<text:s/></text:p>
          </table:table-cell>
          <table:table-cell office:value-type="float" office:value="1.3109412621205554" table:style-name="ce6">
            <text:p>1.311</text:p>
          </table:table-cell>
          <table:table-cell office:value-type="float" office:value="243043.5139999993" table:style-name="ce5">
            <text:p><text:s/>243,0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3043.5139999993" table:style-name="ce5">
            <text:p><text:s/>243,044<text:s/></text:p>
          </table:table-cell>
          <table:table-cell office:value-type="float" office:value="1.0832273187096879" table:style-name="ce6">
            <text:p>1.083</text:p>
          </table:table-cell>
          <table:table-cell office:value-type="float" office:value="263271.37399999972" table:style-name="ce5">
            <text:p><text:s/>263,271<text:s/></text:p>
          </table:table-cell>
          <table:table-cell office:value-type="float" office:value="1.0755743539364058" table:style-name="ce6">
            <text:p>1.076</text:p>
          </table:table-cell>
          <table:table-cell office:value-type="float" office:value="283167.93799999956" table:style-name="ce5">
            <text:p><text:s/>283,1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3167.93799999956" table:style-name="ce5">
            <text:p><text:s/>283,168<text:s/></text:p>
          </table:table-cell>
          <table:table-cell office:value-type="float" office:value="1.0368591341015485" table:style-name="ce6">
            <text:p>1.037</text:p>
          </table:table-cell>
          <table:table-cell office:value-type="float" office:value="293605.26300000056" table:style-name="ce5">
            <text:p><text:s/>293,605<text:s/></text:p>
          </table:table-cell>
          <table:table-cell office:value-type="float" office:value="1.1237612998783171" table:style-name="ce6">
            <text:p>1.124</text:p>
          </table:table-cell>
          <table:table-cell office:value-type="float" office:value="329942.23199999577" table:style-name="ce5">
            <text:p><text:s/>329,94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9942.23199999577" table:style-name="ce5">
            <text:p><text:s/>329,942<text:s/></text:p>
          </table:table-cell>
          <table:table-cell office:value-type="float" office:value="1.0591304571159004" table:style-name="ce6">
            <text:p>1.059</text:p>
          </table:table-cell>
          <table:table-cell office:value-type="float" office:value="349451.86699999595" table:style-name="ce5">
            <text:p><text:s/>349,452<text:s/></text:p>
          </table:table-cell>
          <table:table-cell office:value-type="float" office:value="1.0717872799346173" table:style-name="ce6">
            <text:p>1.072</text:p>
          </table:table-cell>
          <table:table-cell office:value-type="float" office:value="374538.06599999935" table:style-name="ce5">
            <text:p><text:s/>374,5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4538.06599999935" table:style-name="ce5">
            <text:p><text:s/>374,538<text:s/></text:p>
          </table:table-cell>
          <table:table-cell office:value-type="float" office:value="1.0782601387171249" table:style-name="ce6">
            <text:p>1.078</text:p>
          </table:table-cell>
          <table:table-cell office:value-type="float" office:value="403849.46700000291" table:style-name="ce5">
            <text:p><text:s/>403,849<text:s/></text:p>
          </table:table-cell>
          <table:table-cell office:value-type="float" office:value="1.0798597438782749" table:style-name="ce6">
            <text:p>1.080</text:p>
          </table:table-cell>
          <table:table-cell office:value-type="float" office:value="436100.782000001" table:style-name="ce5">
            <text:p><text:s/>436,1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6100.782000001" table:style-name="ce5">
            <text:p><text:s/>436,101<text:s/></text:p>
          </table:table-cell>
          <table:table-cell office:value-type="float" office:value="1.0552185136875103" table:style-name="ce6">
            <text:p>1.055</text:p>
          </table:table-cell>
          <table:table-cell office:value-type="float" office:value="460181.61900000199" table:style-name="ce5">
            <text:p><text:s/>460,182<text:s/></text:p>
          </table:table-cell>
          <table:table-cell office:value-type="float" office:value="1.110642311421838" table:style-name="ce6">
            <text:p>1.111</text:p>
          </table:table-cell>
          <table:table-cell office:value-type="float" office:value="511097.17700000585" table:style-name="ce5">
            <text:p><text:s/>511,0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1097.17700000585" table:style-name="ce5">
            <text:p><text:s/>511,097<text:s/></text:p>
          </table:table-cell>
          <table:table-cell office:value-type="float" office:value="0.99385181108130793" table:style-name="ce6">
            <text:p>0.994</text:p>
          </table:table-cell>
          <table:table-cell office:value-type="float" office:value="507954.85499999963" table:style-name="ce5">
            <text:p><text:s/>507,955<text:s/></text:p>
          </table:table-cell>
          <table:table-cell office:value-type="float" office:value="1.1144117285777411" table:style-name="ce6">
            <text:p>1.114</text:p>
          </table:table-cell>
          <table:table-cell office:value-type="float" office:value="566070.84800000535" table:style-name="ce5">
            <text:p><text:s/>566,0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6070.84800000535" table:style-name="ce5">
            <text:p><text:s/>566,071<text:s/></text:p>
          </table:table-cell>
          <table:table-cell office:value-type="float" office:value="1.1044157204152543" table:style-name="ce6">
            <text:p>1.104</text:p>
          </table:table-cell>
          <table:table-cell office:value-type="float" office:value="625177.54339999985" table:style-name="ce5">
            <text:p><text:s/>625,178<text:s/></text:p>
          </table:table-cell>
          <table:table-cell office:value-type="float" office:value="1.0343877620476927" table:style-name="ce6">
            <text:p>1.034</text:p>
          </table:table-cell>
          <table:table-cell office:value-type="float" office:value="646676.00000000012" table:style-name="ce5">
            <text:p><text:s/>646,6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6676.00000000012" table:style-name="ce5">
            <text:p><text:s/>646,676<text:s/></text:p>
          </table:table-cell>
          <table:table-cell office:value-type="float" office:value="1.0368484372390503" table:style-name="ce6">
            <text:p>1.037</text:p>
          </table:table-cell>
          <table:table-cell office:value-type="float" office:value="670505.00000000023" table:style-name="ce5">
            <text:p><text:s/>670,505<text:s/></text:p>
          </table:table-cell>
          <table:table-cell office:value-type="float" office:value="1.1109700897085033" table:style-name="ce6">
            <text:p>1.111</text:p>
          </table:table-cell>
          <table:table-cell office:value-type="float" office:value="744911.00000000023" table:style-name="ce5">
            <text:p><text:s/>744,91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44911.00000000023" table:style-name="ce5">
            <text:p><text:s/>744,911<text:s/></text:p>
          </table:table-cell>
          <table:table-cell office:value-type="float" office:value="1.033626835957584" table:style-name="ce6">
            <text:p>1.034</text:p>
          </table:table-cell>
          <table:table-cell office:value-type="float" office:value="769960.00000000012" table:style-name="ce5">
            <text:p><text:s/>769,960<text:s/></text:p>
          </table:table-cell>
          <table:table-cell office:value-type="float" office:value="1.1130435347290764" table:style-name="ce6">
            <text:p>1.113</text:p>
          </table:table-cell>
          <table:table-cell office:value-type="float" office:value="856998.99999999977" table:style-name="ce5">
            <text:p><text:s/>856,99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56998.99999999977" table:style-name="ce5">
            <text:p><text:s/>856,999<text:s/></text:p>
          </table:table-cell>
          <table:table-cell office:value-type="float" office:value="1.0356978246182322" table:style-name="ce6">
            <text:p>1.036</text:p>
          </table:table-cell>
          <table:table-cell office:value-type="float" office:value="887592.00000000012" table:style-name="ce5">
            <text:p><text:s/>887,592<text:s/></text:p>
          </table:table-cell>
          <table:table-cell office:value-type="float" office:value="1.0840498787731294" table:style-name="ce6">
            <text:p>1.084</text:p>
          </table:table-cell>
          <table:table-cell office:value-type="float" office:value="962193.99999999965" table:style-name="ce5">
            <text:p><text:s/>962,1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62193.99999999965" table:style-name="ce5">
            <text:p><text:s/>962,194<text:s/></text:p>
          </table:table-cell>
          <table:table-cell office:value-type="float" office:value="1.0108928137153221" table:style-name="ce6">
            <text:p>1.011</text:p>
          </table:table-cell>
          <table:table-cell office:value-type="float" office:value="972675.00000000023" table:style-name="ce5">
            <text:p><text:s/>972,675<text:s/></text:p>
          </table:table-cell>
          <table:table-cell office:value-type="float" office:value="1.0931143496028988" table:style-name="ce6">
            <text:p>1.093</text:p>
          </table:table-cell>
          <table:table-cell office:value-type="float" office:value="1063244.9999999998" table:style-name="ce5">
            <text:p><text:s/>1,063,24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63244.9999999998" table:style-name="ce5">
            <text:p><text:s/>1,063,245<text:s/></text:p>
          </table:table-cell>
          <table:table-cell office:value-type="float" office:value="0.92831567512661772" table:style-name="ce6">
            <text:p>0.928</text:p>
          </table:table-cell>
          <table:table-cell office:value-type="float" office:value="987027.00000000047" table:style-name="ce5">
            <text:p><text:s/>987,027<text:s/></text:p>
          </table:table-cell>
          <table:table-cell office:value-type="float" office:value="1.115230890340384" table:style-name="ce6">
            <text:p>1.115</text:p>
          </table:table-cell>
          <table:table-cell office:value-type="float" office:value="1100762.9999999988" table:style-name="ce5">
            <text:p><text:s/>1,100,7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00762.9999999988" table:style-name="ce5">
            <text:p><text:s/>1,100,763<text:s/></text:p>
          </table:table-cell>
          <table:table-cell office:value-type="float" office:value="0.94003795549087432" table:style-name="ce6">
            <text:p>0.940</text:p>
          </table:table-cell>
          <table:table-cell office:value-type="float" office:value="1034759.0000000001" table:style-name="ce5">
            <text:p><text:s/>1,034,759<text:s/></text:p>
          </table:table-cell>
          <table:table-cell office:value-type="float" office:value="1.0973733980569389" table:style-name="ce6">
            <text:p>1.097</text:p>
          </table:table-cell>
          <table:table-cell office:value-type="float" office:value="1135517.0000000002" table:style-name="ce5">
            <text:p><text:s/>1,135,5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35517.0000000002" table:style-name="ce5">
            <text:p><text:s/>1,135,517<text:s/></text:p>
          </table:table-cell>
          <table:table-cell office:value-type="float" office:value="1.0258613477385188" table:style-name="ce6">
            <text:p>1.026</text:p>
          </table:table-cell>
          <table:table-cell office:value-type="float" office:value="1164882.9999999998" table:style-name="ce5">
            <text:p><text:s/>1,164,883<text:s/></text:p>
          </table:table-cell>
          <table:table-cell office:value-type="float" office:value="1.0410118441079488" table:style-name="ce6">
            <text:p>1.041</text:p>
          </table:table-cell>
          <table:table-cell office:value-type="float" office:value="1212656.9999999995" table:style-name="ce5">
            <text:p><text:s/>1,212,6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2656.9999999995" table:style-name="ce5">
            <text:p><text:s/>1,212,657<text:s/></text:p>
          </table:table-cell>
          <table:table-cell office:value-type="float" office:value="1.0275296312147626" table:style-name="ce6">
            <text:p>1.028</text:p>
          </table:table-cell>
          <table:table-cell office:value-type="float" office:value="1246040.9999999998" table:style-name="ce5">
            <text:p><text:s/>1,246,041<text:s/></text:p>
          </table:table-cell>
          <table:table-cell office:value-type="float" office:value="1.0398309525930527" table:style-name="ce6">
            <text:p>1.040</text:p>
          </table:table-cell>
          <table:table-cell office:value-type="float" office:value="1295671.9999999998" table:style-name="ce5">
            <text:p><text:s/>1,295,6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7291.312999999995" table:style-name="ce5">
            <text:p><text:s/>87,29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7291.312999999995" table:style-name="ce5">
            <text:p><text:s/>87,291<text:s/></text:p>
          </table:table-cell>
          <table:table-cell office:value-type="float" office:value="1.0028606970317917" table:style-name="ce6">
            <text:p>1.003</text:p>
          </table:table-cell>
          <table:table-cell office:value-type="float" office:value="87541.027000000307" table:style-name="ce5">
            <text:p><text:s/>87,541<text:s/></text:p>
          </table:table-cell>
          <table:table-cell office:value-type="float" office:value="1.176034946448596" table:style-name="ce6">
            <text:p>1.176</text:p>
          </table:table-cell>
          <table:table-cell office:value-type="float" office:value="102951.30700000045" table:style-name="ce5">
            <text:p><text:s/>102,95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2951.30700000045" table:style-name="ce5">
            <text:p><text:s/>102,951<text:s/></text:p>
          </table:table-cell>
          <table:table-cell office:value-type="float" office:value="1.0703230023102139" table:style-name="ce6">
            <text:p>1.070</text:p>
          </table:table-cell>
          <table:table-cell office:value-type="float" office:value="110191.15200000104" table:style-name="ce5">
            <text:p><text:s/>110,191<text:s/></text:p>
          </table:table-cell>
          <table:table-cell office:value-type="float" office:value="1.0757425151522026" table:style-name="ce6">
            <text:p>1.076</text:p>
          </table:table-cell>
          <table:table-cell office:value-type="float" office:value="118537.30699999977" table:style-name="ce5">
            <text:p><text:s/>118,5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8537.30699999977" table:style-name="ce5">
            <text:p><text:s/>118,537<text:s/></text:p>
          </table:table-cell>
          <table:table-cell office:value-type="float" office:value="1.0448205896899598" table:style-name="ce6">
            <text:p>1.045</text:p>
          </table:table-cell>
          <table:table-cell office:value-type="float" office:value="123850.21899999956" table:style-name="ce5">
            <text:p><text:s/>123,850<text:s/></text:p>
          </table:table-cell>
          <table:table-cell office:value-type="float" office:value="1.0633518621392277" table:style-name="ce6">
            <text:p>1.063</text:p>
          </table:table-cell>
          <table:table-cell office:value-type="float" office:value="131696.3610000007" table:style-name="ce5">
            <text:p><text:s/>131,69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1696.3610000007" table:style-name="ce5">
            <text:p><text:s/>131,696<text:s/></text:p>
          </table:table-cell>
          <table:table-cell office:value-type="float" office:value="1.0732085755961007" table:style-name="ce6">
            <text:p>1.073</text:p>
          </table:table-cell>
          <table:table-cell office:value-type="float" office:value="141337.6640000006" table:style-name="ce5">
            <text:p><text:s/>141,338<text:s/></text:p>
          </table:table-cell>
          <table:table-cell office:value-type="float" office:value="1.0323747249706738" table:style-name="ce6">
            <text:p>1.032</text:p>
          </table:table-cell>
          <table:table-cell office:value-type="float" office:value="145913.43199999814" table:style-name="ce5">
            <text:p><text:s/>145,9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5913.43199999814" table:style-name="ce5">
            <text:p><text:s/>145,913<text:s/></text:p>
          </table:table-cell>
          <table:table-cell office:value-type="float" office:value="1.0714747494939478" table:style-name="ce6">
            <text:p>1.071</text:p>
          </table:table-cell>
          <table:table-cell office:value-type="float" office:value="156342.55800000019" table:style-name="ce5">
            <text:p><text:s/>156,343<text:s/></text:p>
          </table:table-cell>
          <table:table-cell office:value-type="float" office:value="1.0573080427659338" table:style-name="ce6">
            <text:p>1.057</text:p>
          </table:table-cell>
          <table:table-cell office:value-type="float" office:value="165302.24399999969" table:style-name="ce5">
            <text:p><text:s/>165,3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5302.24399999969" table:style-name="ce5">
            <text:p><text:s/>165,302<text:s/></text:p>
          </table:table-cell>
          <table:table-cell office:value-type="float" office:value="1.0583738778525" table:style-name="ce6">
            <text:p>1.058</text:p>
          </table:table-cell>
          <table:table-cell office:value-type="float" office:value="174951.57699999984" table:style-name="ce5">
            <text:p><text:s/>174,952<text:s/></text:p>
          </table:table-cell>
          <table:table-cell office:value-type="float" office:value="1.0802316174606461" table:style-name="ce6">
            <text:p>1.080</text:p>
          </table:table-cell>
          <table:table-cell office:value-type="float" office:value="188988.22500000062" table:style-name="ce5">
            <text:p><text:s/>188,9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8988.22500000062" table:style-name="ce5">
            <text:p><text:s/>188,988<text:s/></text:p>
          </table:table-cell>
          <table:table-cell office:value-type="float" office:value="1.0231675280298558" table:style-name="ce6">
            <text:p>1.023</text:p>
          </table:table-cell>
          <table:table-cell office:value-type="float" office:value="193366.61500000083" table:style-name="ce5">
            <text:p><text:s/>193,367<text:s/></text:p>
          </table:table-cell>
          <table:table-cell office:value-type="float" office:value="1.0558025541275475" table:style-name="ce6">
            <text:p>1.056</text:p>
          </table:table-cell>
          <table:table-cell office:value-type="float" office:value="204156.96599999903" table:style-name="ce5">
            <text:p><text:s/>204,1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4156.96599999903" table:style-name="ce5">
            <text:p><text:s/>204,157<text:s/></text:p>
          </table:table-cell>
          <table:table-cell office:value-type="float" office:value="1.0918667580512533" table:style-name="ce6">
            <text:p>1.092</text:p>
          </table:table-cell>
          <table:table-cell office:value-type="float" office:value="222912.20459999889" table:style-name="ce5">
            <text:p><text:s/>222,912<text:s/></text:p>
          </table:table-cell>
          <table:table-cell office:value-type="float" office:value="1.0338016279257645" table:style-name="ce6">
            <text:p>1.034</text:p>
          </table:table-cell>
          <table:table-cell office:value-type="float" office:value="230446.99999999997" table:style-name="ce5">
            <text:p><text:s/>230,4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0446.99999999997" table:style-name="ce5">
            <text:p><text:s/>230,447<text:s/></text:p>
          </table:table-cell>
          <table:table-cell office:value-type="float" office:value="1.0611203443741917" table:style-name="ce6">
            <text:p>1.061</text:p>
          </table:table-cell>
          <table:table-cell office:value-type="float" office:value="244531.99999999933" table:style-name="ce5">
            <text:p><text:s/>244,532<text:s/></text:p>
          </table:table-cell>
          <table:table-cell office:value-type="float" office:value="1.0905280290514148" table:style-name="ce6">
            <text:p>1.091</text:p>
          </table:table-cell>
          <table:table-cell office:value-type="float" office:value="266668.99999999983" table:style-name="ce5">
            <text:p><text:s/>266,6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6668.99999999983" table:style-name="ce5">
            <text:p><text:s/>266,669<text:s/></text:p>
          </table:table-cell>
          <table:table-cell office:value-type="float" office:value="1.0515282991273776" table:style-name="ce6">
            <text:p>1.052</text:p>
          </table:table-cell>
          <table:table-cell office:value-type="float" office:value="280409.99999999849" table:style-name="ce5">
            <text:p><text:s/>280,410<text:s/></text:p>
          </table:table-cell>
          <table:table-cell office:value-type="float" office:value="1.1007453371848426" table:style-name="ce6">
            <text:p>1.101</text:p>
          </table:table-cell>
          <table:table-cell office:value-type="float" office:value="308660" table:style-name="ce5">
            <text:p><text:s/>308,6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8660" table:style-name="ce5">
            <text:p><text:s/>308,660<text:s/></text:p>
          </table:table-cell>
          <table:table-cell office:value-type="float" office:value="1.0382816043543091" table:style-name="ce6">
            <text:p>1.038</text:p>
          </table:table-cell>
          <table:table-cell office:value-type="float" office:value="320476.00000000105" table:style-name="ce5">
            <text:p><text:s/>320,476<text:s/></text:p>
          </table:table-cell>
          <table:table-cell office:value-type="float" office:value="1.0862186247956078" table:style-name="ce6">
            <text:p>1.086</text:p>
          </table:table-cell>
          <table:table-cell office:value-type="float" office:value="348106.99999999837" table:style-name="ce5">
            <text:p><text:s/>348,1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8106.99999999837" table:style-name="ce5">
            <text:p><text:s/>348,107<text:s/></text:p>
          </table:table-cell>
          <table:table-cell office:value-type="float" office:value="1.0203041018997061" table:style-name="ce6">
            <text:p>1.020</text:p>
          </table:table-cell>
          <table:table-cell office:value-type="float" office:value="355174.9999999993" table:style-name="ce5">
            <text:p><text:s/>355,175<text:s/></text:p>
          </table:table-cell>
          <table:table-cell office:value-type="float" office:value="1.0887111987048579" table:style-name="ce6">
            <text:p>1.089</text:p>
          </table:table-cell>
          <table:table-cell office:value-type="float" office:value="386682.99999999715" table:style-name="ce5">
            <text:p><text:s/>386,6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6682.99999999715" table:style-name="ce5">
            <text:p><text:s/>386,683<text:s/></text:p>
          </table:table-cell>
          <table:table-cell office:value-type="float" office:value="0.93067965232503647" table:style-name="ce6">
            <text:p>0.931</text:p>
          </table:table-cell>
          <table:table-cell office:value-type="float" office:value="359877.99999999942" table:style-name="ce5">
            <text:p><text:s/>359,878<text:s/></text:p>
          </table:table-cell>
          <table:table-cell office:value-type="float" office:value="1.1533214033644736" table:style-name="ce6">
            <text:p>1.153</text:p>
          </table:table-cell>
          <table:table-cell office:value-type="float" office:value="415054.9999999993" table:style-name="ce5">
            <text:p><text:s/>415,0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5054.9999999993" table:style-name="ce5">
            <text:p><text:s/>415,055<text:s/></text:p>
          </table:table-cell>
          <table:table-cell office:value-type="float" office:value="0.95044030309235661" table:style-name="ce6">
            <text:p>0.950</text:p>
          </table:table-cell>
          <table:table-cell office:value-type="float" office:value="394484.99999999744" table:style-name="ce5">
            <text:p><text:s/>394,485<text:s/></text:p>
          </table:table-cell>
          <table:table-cell office:value-type="float" office:value="1.1046047378227388" table:style-name="ce6">
            <text:p>1.105</text:p>
          </table:table-cell>
          <table:table-cell office:value-type="float" office:value="435750.00000000029" table:style-name="ce5">
            <text:p><text:s/>435,7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5750.00000000029" table:style-name="ce5">
            <text:p><text:s/>435,750<text:s/></text:p>
          </table:table-cell>
          <table:table-cell office:value-type="float" office:value="1.0302352266207706" table:style-name="ce6">
            <text:p>1.030</text:p>
          </table:table-cell>
          <table:table-cell office:value-type="float" office:value="448925.00000000111" table:style-name="ce5">
            <text:p><text:s/>448,925<text:s/></text:p>
          </table:table-cell>
          <table:table-cell office:value-type="float" office:value="1.0391446232666914" table:style-name="ce6">
            <text:p>1.039</text:p>
          </table:table-cell>
          <table:table-cell office:value-type="float" office:value="466498.00000000058" table:style-name="ce5">
            <text:p><text:s/>466,4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6498.00000000058" table:style-name="ce5">
            <text:p><text:s/>466,498<text:s/></text:p>
          </table:table-cell>
          <table:table-cell office:value-type="float" office:value="1.0294513588482708" table:style-name="ce6">
            <text:p>1.029</text:p>
          </table:table-cell>
          <table:table-cell office:value-type="float" office:value="480237.00000000122" table:style-name="ce5">
            <text:p><text:s/>480,237<text:s/></text:p>
          </table:table-cell>
          <table:table-cell office:value-type="float" office:value="1.0674417006602976" table:style-name="ce6">
            <text:p>1.067</text:p>
          </table:table-cell>
          <table:table-cell office:value-type="float" office:value="512625.00000000058" table:style-name="ce5">
            <text:p><text:s/>512,6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8240.341000000088" table:style-name="ce5">
            <text:p><text:s/>98,24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8240.341000000088" table:style-name="ce5">
            <text:p><text:s/>98,240<text:s/></text:p>
          </table:table-cell>
          <table:table-cell office:value-type="float" office:value="0.99607921759960394" table:style-name="ce6">
            <text:p>0.996</text:p>
          </table:table-cell>
          <table:table-cell office:value-type="float" office:value="97855.161999998381" table:style-name="ce5">
            <text:p><text:s/>97,855<text:s/></text:p>
          </table:table-cell>
          <table:table-cell office:value-type="float" office:value="1.4316281751186632" table:style-name="ce6">
            <text:p>1.432</text:p>
          </table:table-cell>
          <table:table-cell office:value-type="float" office:value="140092.20699999883" table:style-name="ce5">
            <text:p><text:s/>140,09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0092.20699999883" table:style-name="ce5">
            <text:p><text:s/>140,092<text:s/></text:p>
          </table:table-cell>
          <table:table-cell office:value-type="float" office:value="1.0927104746090548" table:style-name="ce6">
            <text:p>1.093</text:p>
          </table:table-cell>
          <table:table-cell office:value-type="float" office:value="153080.2219999987" table:style-name="ce5">
            <text:p><text:s/>153,080<text:s/></text:p>
          </table:table-cell>
          <table:table-cell office:value-type="float" office:value="1.075453307090195" table:style-name="ce6">
            <text:p>1.075</text:p>
          </table:table-cell>
          <table:table-cell office:value-type="float" office:value="164630.63099999982" table:style-name="ce5">
            <text:p><text:s/>164,6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4630.63099999982" table:style-name="ce5">
            <text:p><text:s/>164,631<text:s/></text:p>
          </table:table-cell>
          <table:table-cell office:value-type="float" office:value="1.0311267287799022" table:style-name="ce6">
            <text:p>1.031</text:p>
          </table:table-cell>
          <table:table-cell office:value-type="float" office:value="169755.04400000098" table:style-name="ce5">
            <text:p><text:s/>169,755<text:s/></text:p>
          </table:table-cell>
          <table:table-cell office:value-type="float" office:value="1.167834936321503" table:style-name="ce6">
            <text:p>1.168</text:p>
          </table:table-cell>
          <table:table-cell office:value-type="float" office:value="198245.8709999951" table:style-name="ce5">
            <text:p><text:s/>198,2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8245.8709999951" table:style-name="ce5">
            <text:p><text:s/>198,246<text:s/></text:p>
          </table:table-cell>
          <table:table-cell office:value-type="float" office:value="1.0497782473361099" table:style-name="ce6">
            <text:p>1.050</text:p>
          </table:table-cell>
          <table:table-cell office:value-type="float" office:value="208114.20299999535" table:style-name="ce5">
            <text:p><text:s/>208,114<text:s/></text:p>
          </table:table-cell>
          <table:table-cell office:value-type="float" office:value="1.098553730136363" table:style-name="ce6">
            <text:p>1.099</text:p>
          </table:table-cell>
          <table:table-cell office:value-type="float" office:value="228624.63400000118" table:style-name="ce5">
            <text:p><text:s/>228,6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8624.63400000118" table:style-name="ce5">
            <text:p><text:s/>228,625<text:s/></text:p>
          </table:table-cell>
          <table:table-cell office:value-type="float" office:value="1.0825907281714946" table:style-name="ce6">
            <text:p>1.083</text:p>
          </table:table-cell>
          <table:table-cell office:value-type="float" office:value="247506.90900000275" table:style-name="ce5">
            <text:p><text:s/>247,507<text:s/></text:p>
          </table:table-cell>
          <table:table-cell office:value-type="float" office:value="1.0941049649648296" table:style-name="ce6">
            <text:p>1.094</text:p>
          </table:table-cell>
          <table:table-cell office:value-type="float" office:value="270798.53800000128" table:style-name="ce5">
            <text:p><text:s/>270,7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0798.53800000128" table:style-name="ce5">
            <text:p><text:s/>270,799<text:s/></text:p>
          </table:table-cell>
          <table:table-cell office:value-type="float" office:value="1.0532923999759587" table:style-name="ce6">
            <text:p>1.053</text:p>
          </table:table-cell>
          <table:table-cell office:value-type="float" office:value="285230.04200000217" table:style-name="ce5">
            <text:p><text:s/>285,230<text:s/></text:p>
          </table:table-cell>
          <table:table-cell office:value-type="float" office:value="1.1292953215636479" table:style-name="ce6">
            <text:p>1.129</text:p>
          </table:table-cell>
          <table:table-cell office:value-type="float" office:value="322108.95200000523" table:style-name="ce5">
            <text:p><text:s/>322,1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2108.95200000523" table:style-name="ce5">
            <text:p><text:s/>322,109<text:s/></text:p>
          </table:table-cell>
          <table:table-cell office:value-type="float" office:value="0.976651651705705" table:style-name="ce6">
            <text:p>0.977</text:p>
          </table:table-cell>
          <table:table-cell office:value-type="float" office:value="314588.23999999877" table:style-name="ce5">
            <text:p><text:s/>314,588<text:s/></text:p>
          </table:table-cell>
          <table:table-cell office:value-type="float" office:value="1.1504367804721745" table:style-name="ce6">
            <text:p>1.150</text:p>
          </table:table-cell>
          <table:table-cell office:value-type="float" office:value="361913.88200000633" table:style-name="ce5">
            <text:p><text:s/>361,9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1913.88200000633" table:style-name="ce5">
            <text:p><text:s/>361,914<text:s/></text:p>
          </table:table-cell>
          <table:table-cell office:value-type="float" office:value="1.1114946367268497" table:style-name="ce6">
            <text:p>1.111</text:p>
          </table:table-cell>
          <table:table-cell office:value-type="float" office:value="402265.33880000096" table:style-name="ce5">
            <text:p><text:s/>402,265<text:s/></text:p>
          </table:table-cell>
          <table:table-cell office:value-type="float" office:value="1.0347125637064685" table:style-name="ce6">
            <text:p>1.035</text:p>
          </table:table-cell>
          <table:table-cell office:value-type="float" office:value="416229.00000000012" table:style-name="ce5">
            <text:p><text:s/>416,2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6229.00000000012" table:style-name="ce5">
            <text:p><text:s/>416,229<text:s/></text:p>
          </table:table-cell>
          <table:table-cell office:value-type="float" office:value="1.0234101900636448" table:style-name="ce6">
            <text:p>1.023</text:p>
          </table:table-cell>
          <table:table-cell office:value-type="float" office:value="425973.00000000093" table:style-name="ce5">
            <text:p><text:s/>425,973<text:s/></text:p>
          </table:table-cell>
          <table:table-cell office:value-type="float" office:value="1.1227049601735306" table:style-name="ce6">
            <text:p>1.123</text:p>
          </table:table-cell>
          <table:table-cell office:value-type="float" office:value="478242.00000000035" table:style-name="ce5">
            <text:p><text:s/>478,2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78242.00000000035" table:style-name="ce5">
            <text:p><text:s/>478,242<text:s/></text:p>
          </table:table-cell>
          <table:table-cell office:value-type="float" office:value="1.0236449329000825" table:style-name="ce6">
            <text:p>1.024</text:p>
          </table:table-cell>
          <table:table-cell office:value-type="float" office:value="489550.00000000163" table:style-name="ce5">
            <text:p><text:s/>489,550<text:s/></text:p>
          </table:table-cell>
          <table:table-cell office:value-type="float" office:value="1.1200878357675375" table:style-name="ce6">
            <text:p>1.120</text:p>
          </table:table-cell>
          <table:table-cell office:value-type="float" office:value="548338.99999999977" table:style-name="ce5">
            <text:p><text:s/>548,3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8338.99999999977" table:style-name="ce5">
            <text:p><text:s/>548,339<text:s/></text:p>
          </table:table-cell>
          <table:table-cell office:value-type="float" office:value="1.0342434151136419" table:style-name="ce6">
            <text:p>1.034</text:p>
          </table:table-cell>
          <table:table-cell office:value-type="float" office:value="567115.99999999907" table:style-name="ce5">
            <text:p><text:s/>567,116<text:s/></text:p>
          </table:table-cell>
          <table:table-cell office:value-type="float" office:value="1.0828243251821537" table:style-name="ce6">
            <text:p>1.083</text:p>
          </table:table-cell>
          <table:table-cell office:value-type="float" office:value="614087.00000000116" table:style-name="ce5">
            <text:p><text:s/>614,0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4087.00000000116" table:style-name="ce5">
            <text:p><text:s/>614,087<text:s/></text:p>
          </table:table-cell>
          <table:table-cell office:value-type="float" office:value="1.005557844409668" table:style-name="ce6">
            <text:p>1.006</text:p>
          </table:table-cell>
          <table:table-cell office:value-type="float" office:value="617500.00000000093" table:style-name="ce5">
            <text:p><text:s/>617,500<text:s/></text:p>
          </table:table-cell>
          <table:table-cell office:value-type="float" office:value="1.0956469635627557" table:style-name="ce6">
            <text:p>1.096</text:p>
          </table:table-cell>
          <table:table-cell office:value-type="float" office:value="676562.00000000268" table:style-name="ce5">
            <text:p><text:s/>676,5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76562.00000000268" table:style-name="ce5">
            <text:p><text:s/>676,562<text:s/></text:p>
          </table:table-cell>
          <table:table-cell office:value-type="float" office:value="0.92696456496226309" table:style-name="ce6">
            <text:p>0.927</text:p>
          </table:table-cell>
          <table:table-cell office:value-type="float" office:value="627149.00000000105" table:style-name="ce5">
            <text:p><text:s/>627,149<text:s/></text:p>
          </table:table-cell>
          <table:table-cell office:value-type="float" office:value="1.093373345090239" table:style-name="ce6">
            <text:p>1.093</text:p>
          </table:table-cell>
          <table:table-cell office:value-type="float" office:value="685707.99999999953" table:style-name="ce5">
            <text:p><text:s/>685,7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85707.99999999953" table:style-name="ce5">
            <text:p><text:s/>685,708<text:s/></text:p>
          </table:table-cell>
          <table:table-cell office:value-type="float" office:value="0.9337414759635343" table:style-name="ce6">
            <text:p>0.934</text:p>
          </table:table-cell>
          <table:table-cell office:value-type="float" office:value="640274.00000000268" table:style-name="ce5">
            <text:p><text:s/>640,274<text:s/></text:p>
          </table:table-cell>
          <table:table-cell office:value-type="float" office:value="1.0929180319675593" table:style-name="ce6">
            <text:p>1.093</text:p>
          </table:table-cell>
          <table:table-cell office:value-type="float" office:value="699767" table:style-name="ce5">
            <text:p><text:s/>699,7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9767" table:style-name="ce5">
            <text:p><text:s/>699,767<text:s/></text:p>
          </table:table-cell>
          <table:table-cell office:value-type="float" office:value="1.023137701549228" table:style-name="ce6">
            <text:p>1.023</text:p>
          </table:table-cell>
          <table:table-cell office:value-type="float" office:value="715957.9999999986" table:style-name="ce5">
            <text:p><text:s/>715,958<text:s/></text:p>
          </table:table-cell>
          <table:table-cell office:value-type="float" office:value="1.0421826419985534" table:style-name="ce6">
            <text:p>1.042</text:p>
          </table:table-cell>
          <table:table-cell office:value-type="float" office:value="746158.99999999895" table:style-name="ce5">
            <text:p><text:s/>746,1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6158.99999999895" table:style-name="ce5">
            <text:p><text:s/>746,159<text:s/></text:p>
          </table:table-cell>
          <table:table-cell office:value-type="float" office:value="1.0263281686611025" table:style-name="ce6">
            <text:p>1.026</text:p>
          </table:table-cell>
          <table:table-cell office:value-type="float" office:value="765803.99999999849" table:style-name="ce5">
            <text:p><text:s/>765,804<text:s/></text:p>
          </table:table-cell>
          <table:table-cell office:value-type="float" office:value="1.0225162051908852" table:style-name="ce6">
            <text:p>1.023</text:p>
          </table:table-cell>
          <table:table-cell office:value-type="float" office:value="783046.99999999919" table:style-name="ce5">
            <text:p><text:s/>783,04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9137.53799999993" table:style-name="ce5">
            <text:p><text:s/>119,1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9137.53799999993" table:style-name="ce5">
            <text:p><text:s/>119,138<text:s/></text:p>
          </table:table-cell>
          <table:table-cell office:value-type="float" office:value="0.97431879950381761" table:style-name="ce6">
            <text:p>0.974</text:p>
          </table:table-cell>
          <table:table-cell office:value-type="float" office:value="116077.94300000038" table:style-name="ce5">
            <text:p><text:s/>116,078<text:s/></text:p>
          </table:table-cell>
          <table:table-cell office:value-type="float" office:value="1.2017168929328772" table:style-name="ce6">
            <text:p>1.202</text:p>
          </table:table-cell>
          <table:table-cell office:value-type="float" office:value="139492.8250000001" table:style-name="ce5">
            <text:p><text:s/>139,4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9492.8250000001" table:style-name="ce5">
            <text:p><text:s/>139,493<text:s/></text:p>
          </table:table-cell>
          <table:table-cell office:value-type="float" office:value="1.0354337579728492" table:style-name="ce6">
            <text:p>1.035</text:p>
          </table:table-cell>
          <table:table-cell office:value-type="float" office:value="144435.57999999911" table:style-name="ce5">
            <text:p><text:s/>144,436<text:s/></text:p>
          </table:table-cell>
          <table:table-cell office:value-type="float" office:value="1.0676023248565247" table:style-name="ce6">
            <text:p>1.068</text:p>
          </table:table-cell>
          <table:table-cell office:value-type="float" office:value="154199.76099999962" table:style-name="ce5">
            <text:p><text:s/>154,2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4199.76099999962" table:style-name="ce5">
            <text:p><text:s/>154,200<text:s/></text:p>
          </table:table-cell>
          <table:table-cell office:value-type="float" office:value="1.0424488206567364" table:style-name="ce6">
            <text:p>1.042</text:p>
          </table:table-cell>
          <table:table-cell office:value-type="float" office:value="160745.35900000026" table:style-name="ce5">
            <text:p><text:s/>160,745<text:s/></text:p>
          </table:table-cell>
          <table:table-cell office:value-type="float" office:value="1.116509298411531" table:style-name="ce6">
            <text:p>1.117</text:p>
          </table:table-cell>
          <table:table-cell office:value-type="float" office:value="179473.68799999994" table:style-name="ce5">
            <text:p><text:s/>179,47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9473.68799999994" table:style-name="ce5">
            <text:p><text:s/>179,474<text:s/></text:p>
          </table:table-cell>
          <table:table-cell office:value-type="float" office:value="1.0293966879423586" table:style-name="ce6">
            <text:p>1.029</text:p>
          </table:table-cell>
          <table:table-cell office:value-type="float" office:value="184749.62000000014" table:style-name="ce5">
            <text:p><text:s/>184,750<text:s/></text:p>
          </table:table-cell>
          <table:table-cell office:value-type="float" office:value="1.056676598306405" table:style-name="ce6">
            <text:p>1.057</text:p>
          </table:table-cell>
          <table:table-cell office:value-type="float" office:value="195220.60000000114" table:style-name="ce5">
            <text:p><text:s/>195,2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5220.60000000114" table:style-name="ce5">
            <text:p><text:s/>195,221<text:s/></text:p>
          </table:table-cell>
          <table:table-cell office:value-type="float" office:value="1.0544044173616864" table:style-name="ce6">
            <text:p>1.054</text:p>
          </table:table-cell>
          <table:table-cell office:value-type="float" office:value="205841.46300000002" table:style-name="ce5">
            <text:p><text:s/>205,841<text:s/></text:p>
          </table:table-cell>
          <table:table-cell office:value-type="float" office:value="1.0658207233981782" table:style-name="ce6">
            <text:p>1.066</text:p>
          </table:table-cell>
          <table:table-cell office:value-type="float" office:value="219390.0969999994" table:style-name="ce5">
            <text:p><text:s/>219,3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9390.0969999994" table:style-name="ce5">
            <text:p><text:s/>219,390<text:s/></text:p>
          </table:table-cell>
          <table:table-cell office:value-type="float" office:value="1.0750254237774461" table:style-name="ce6">
            <text:p>1.075</text:p>
          </table:table-cell>
          <table:table-cell office:value-type="float" office:value="235849.93199999936" table:style-name="ce5">
            <text:p><text:s/>235,850<text:s/></text:p>
          </table:table-cell>
          <table:table-cell office:value-type="float" office:value="1.1105474391232848" table:style-name="ce6">
            <text:p>1.111</text:p>
          </table:table-cell>
          <table:table-cell office:value-type="float" office:value="261922.53800000015" table:style-name="ce5">
            <text:p><text:s/>261,9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1922.53800000015" table:style-name="ce5">
            <text:p><text:s/>261,923<text:s/></text:p>
          </table:table-cell>
          <table:table-cell office:value-type="float" office:value="0.96819610078762974" table:style-name="ce6">
            <text:p>0.968</text:p>
          </table:table-cell>
          <table:table-cell office:value-type="float" office:value="253592.37999999995" table:style-name="ce5">
            <text:p><text:s/>253,592<text:s/></text:p>
          </table:table-cell>
          <table:table-cell office:value-type="float" office:value="1.0669241796618656" table:style-name="ce6">
            <text:p>1.067</text:p>
          </table:table-cell>
          <table:table-cell office:value-type="float" office:value="270563.842" table:style-name="ce5">
            <text:p><text:s/>270,5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0563.842" table:style-name="ce5">
            <text:p><text:s/>270,564<text:s/></text:p>
          </table:table-cell>
          <table:table-cell office:value-type="float" office:value="1.0964579760809219" table:style-name="ce6">
            <text:p>1.096</text:p>
          </table:table-cell>
          <table:table-cell office:value-type="float" office:value="296661.88259999832" table:style-name="ce5">
            <text:p><text:s/>296,662<text:s/></text:p>
          </table:table-cell>
          <table:table-cell office:value-type="float" office:value="1.0627890487202143" table:style-name="ce6">
            <text:p>1.063</text:p>
          </table:table-cell>
          <table:table-cell office:value-type="float" office:value="315289.00000000012" table:style-name="ce5">
            <text:p><text:s/>315,2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5289.00000000012" table:style-name="ce5">
            <text:p><text:s/>315,289<text:s/></text:p>
          </table:table-cell>
          <table:table-cell office:value-type="float" office:value="1.0526976837124036" table:style-name="ce6">
            <text:p>1.053</text:p>
          </table:table-cell>
          <table:table-cell office:value-type="float" office:value="331904.00000000012" table:style-name="ce5">
            <text:p><text:s/>331,904<text:s/></text:p>
          </table:table-cell>
          <table:table-cell office:value-type="float" office:value="1.0823611646741211" table:style-name="ce6">
            <text:p>1.082</text:p>
          </table:table-cell>
          <table:table-cell office:value-type="float" office:value="359239.99999999965" table:style-name="ce5">
            <text:p><text:s/>359,24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9239.99999999965" table:style-name="ce5">
            <text:p><text:s/>359,240<text:s/></text:p>
          </table:table-cell>
          <table:table-cell office:value-type="float" office:value="1.0338130497717415" table:style-name="ce6">
            <text:p>1.034</text:p>
          </table:table-cell>
          <table:table-cell office:value-type="float" office:value="371387" table:style-name="ce5">
            <text:p><text:s/>371,387<text:s/></text:p>
          </table:table-cell>
          <table:table-cell office:value-type="float" office:value="1.0599347850086296" table:style-name="ce6">
            <text:p>1.060</text:p>
          </table:table-cell>
          <table:table-cell office:value-type="float" office:value="393645.99999999994" table:style-name="ce5">
            <text:p><text:s/>393,64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93645.99999999994" table:style-name="ce5">
            <text:p><text:s/>393,646<text:s/></text:p>
          </table:table-cell>
          <table:table-cell office:value-type="float" office:value="1.0313657448570546" table:style-name="ce6">
            <text:p>1.031</text:p>
          </table:table-cell>
          <table:table-cell office:value-type="float" office:value="405993" table:style-name="ce5">
            <text:p><text:s/>405,993<text:s/></text:p>
          </table:table-cell>
          <table:table-cell office:value-type="float" office:value="1.0885039889850314" table:style-name="ce6">
            <text:p>1.089</text:p>
          </table:table-cell>
          <table:table-cell office:value-type="float" office:value="441924.99999999988" table:style-name="ce5">
            <text:p><text:s/>441,9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41924.99999999988" table:style-name="ce5">
            <text:p><text:s/>441,925<text:s/></text:p>
          </table:table-cell>
          <table:table-cell office:value-type="float" office:value="1.0247485433048602" table:style-name="ce6">
            <text:p>1.025</text:p>
          </table:table-cell>
          <table:table-cell office:value-type="float" office:value="452862.00000000017" table:style-name="ce5">
            <text:p><text:s/>452,862<text:s/></text:p>
          </table:table-cell>
          <table:table-cell office:value-type="float" office:value="1.0797704377934112" table:style-name="ce6">
            <text:p>1.080</text:p>
          </table:table-cell>
          <table:table-cell office:value-type="float" office:value="488986.99999999994" table:style-name="ce5">
            <text:p><text:s/>488,98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88986.99999999994" table:style-name="ce5">
            <text:p><text:s/>488,987<text:s/></text:p>
          </table:table-cell>
          <table:table-cell office:value-type="float" office:value="0.95570638892240523" table:style-name="ce6">
            <text:p>0.956</text:p>
          </table:table-cell>
          <table:table-cell office:value-type="float" office:value="467328.00000000012" table:style-name="ce5">
            <text:p><text:s/>467,328<text:s/></text:p>
          </table:table-cell>
          <table:table-cell office:value-type="float" office:value="1.0815037832100796" table:style-name="ce6">
            <text:p>1.082</text:p>
          </table:table-cell>
          <table:table-cell office:value-type="float" office:value="505417.00000000017" table:style-name="ce5">
            <text:p><text:s/>505,4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5417.00000000017" table:style-name="ce5">
            <text:p><text:s/>505,417<text:s/></text:p>
          </table:table-cell>
          <table:table-cell office:value-type="float" office:value="0.95009071717017801" table:style-name="ce6">
            <text:p>0.950</text:p>
          </table:table-cell>
          <table:table-cell office:value-type="float" office:value="480192.00000000006" table:style-name="ce5">
            <text:p><text:s/>480,192<text:s/></text:p>
          </table:table-cell>
          <table:table-cell office:value-type="float" office:value="1.0713298014127688" table:style-name="ce6">
            <text:p>1.071</text:p>
          </table:table-cell>
          <table:table-cell office:value-type="float" office:value="514444.00000000029" table:style-name="ce5">
            <text:p><text:s/>514,4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4444.00000000029" table:style-name="ce5">
            <text:p><text:s/>514,444<text:s/></text:p>
          </table:table-cell>
          <table:table-cell office:value-type="float" office:value="1.0130159939663008" table:style-name="ce6">
            <text:p>1.013</text:p>
          </table:table-cell>
          <table:table-cell office:value-type="float" office:value="521140" table:style-name="ce5">
            <text:p><text:s/>521,140<text:s/></text:p>
          </table:table-cell>
          <table:table-cell office:value-type="float" office:value="1.0630022642667996" table:style-name="ce6">
            <text:p>1.063</text:p>
          </table:table-cell>
          <table:table-cell office:value-type="float" office:value="553972.99999999988" table:style-name="ce5">
            <text:p><text:s/>553,9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3972.99999999988" table:style-name="ce5">
            <text:p><text:s/>553,973<text:s/></text:p>
          </table:table-cell>
          <table:table-cell office:value-type="float" office:value="1.0237105418495129" table:style-name="ce6">
            <text:p>1.024</text:p>
          </table:table-cell>
          <table:table-cell office:value-type="float" office:value="567108.00000000012" table:style-name="ce5">
            <text:p><text:s/>567,108<text:s/></text:p>
          </table:table-cell>
          <table:table-cell office:value-type="float" office:value="1.067708443541618" table:style-name="ce6">
            <text:p>1.068</text:p>
          </table:table-cell>
          <table:table-cell office:value-type="float" office:value="605506" table:style-name="ce5">
            <text:p><text:s/>605,50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455.88800000021" table:style-name="ce5">
            <text:p><text:s/>72,45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2455.88800000021" table:style-name="ce5">
            <text:p><text:s/>72,456<text:s/></text:p>
          </table:table-cell>
          <table:table-cell office:value-type="float" office:value="0.97222729504053118" table:style-name="ce6">
            <text:p>0.972</text:p>
          </table:table-cell>
          <table:table-cell office:value-type="float" office:value="70443.591999999888" table:style-name="ce5">
            <text:p><text:s/>70,444<text:s/></text:p>
          </table:table-cell>
          <table:table-cell office:value-type="float" office:value="1.2723197732449649" table:style-name="ce6">
            <text:p>1.272</text:p>
          </table:table-cell>
          <table:table-cell office:value-type="float" office:value="89626.775000000693" table:style-name="ce5">
            <text:p><text:s/>89,62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9626.775000000693" table:style-name="ce5">
            <text:p><text:s/>89,627<text:s/></text:p>
          </table:table-cell>
          <table:table-cell office:value-type="float" office:value="1.0248341971469959" table:style-name="ce6">
            <text:p>1.025</text:p>
          </table:table-cell>
          <table:table-cell office:value-type="float" office:value="91852.584000000134" table:style-name="ce5">
            <text:p><text:s/>91,853<text:s/></text:p>
          </table:table-cell>
          <table:table-cell office:value-type="float" office:value="1.0527144777984685" table:style-name="ce6">
            <text:p>1.053</text:p>
          </table:table-cell>
          <table:table-cell office:value-type="float" office:value="96694.5450000001" table:style-name="ce5">
            <text:p><text:s/>96,6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6694.5450000001" table:style-name="ce5">
            <text:p><text:s/>96,695<text:s/></text:p>
          </table:table-cell>
          <table:table-cell office:value-type="float" office:value="1.0462570665180753" table:style-name="ce6">
            <text:p>1.046</text:p>
          </table:table-cell>
          <table:table-cell office:value-type="float" office:value="101167.35100000014" table:style-name="ce5">
            <text:p><text:s/>101,167<text:s/></text:p>
          </table:table-cell>
          <table:table-cell office:value-type="float" office:value="1.1386814309292421" table:style-name="ce6">
            <text:p>1.139</text:p>
          </table:table-cell>
          <table:table-cell office:value-type="float" office:value="115197.38400000105" table:style-name="ce5">
            <text:p><text:s/>115,19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5197.38400000105" table:style-name="ce5">
            <text:p><text:s/>115,197<text:s/></text:p>
          </table:table-cell>
          <table:table-cell office:value-type="float" office:value="1.0319448920819059" table:style-name="ce6">
            <text:p>1.032</text:p>
          </table:table-cell>
          <table:table-cell office:value-type="float" office:value="118877.35199999895" table:style-name="ce5">
            <text:p><text:s/>118,877<text:s/></text:p>
          </table:table-cell>
          <table:table-cell office:value-type="float" office:value="1.0480630826971982" table:style-name="ce6">
            <text:p>1.048</text:p>
          </table:table-cell>
          <table:table-cell office:value-type="float" office:value="124590.96399999884" table:style-name="ce5">
            <text:p><text:s/>124,59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4590.96399999884" table:style-name="ce5">
            <text:p><text:s/>124,591<text:s/></text:p>
          </table:table-cell>
          <table:table-cell office:value-type="float" office:value="1.0564773060107362" table:style-name="ce6">
            <text:p>1.056</text:p>
          </table:table-cell>
          <table:table-cell office:value-type="float" office:value="131627.5259999994" table:style-name="ce5">
            <text:p><text:s/>131,628<text:s/></text:p>
          </table:table-cell>
          <table:table-cell office:value-type="float" office:value="1.0142133264739845" table:style-name="ce6">
            <text:p>1.014</text:p>
          </table:table-cell>
          <table:table-cell office:value-type="float" office:value="133498.39100000027" table:style-name="ce5">
            <text:p><text:s/>133,4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3498.39100000027" table:style-name="ce5">
            <text:p><text:s/>133,498<text:s/></text:p>
          </table:table-cell>
          <table:table-cell office:value-type="float" office:value="1.074539954567693" table:style-name="ce6">
            <text:p>1.075</text:p>
          </table:table-cell>
          <table:table-cell office:value-type="float" office:value="143449.35500000042" table:style-name="ce5">
            <text:p><text:s/>143,449<text:s/></text:p>
          </table:table-cell>
          <table:table-cell office:value-type="float" office:value="1.0973200193197057" table:style-name="ce6">
            <text:p>1.097</text:p>
          </table:table-cell>
          <table:table-cell office:value-type="float" office:value="157409.84899999978" table:style-name="ce5">
            <text:p><text:s/>157,4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7409.84899999978" table:style-name="ce5">
            <text:p><text:s/>157,410<text:s/></text:p>
          </table:table-cell>
          <table:table-cell office:value-type="float" office:value="0.97608974264374326" table:style-name="ce6">
            <text:p>0.976</text:p>
          </table:table-cell>
          <table:table-cell office:value-type="float" office:value="153646.13900000029" table:style-name="ce5">
            <text:p><text:s/>153,646<text:s/></text:p>
          </table:table-cell>
          <table:table-cell office:value-type="float" office:value="1.0489119742865822" table:style-name="ce6">
            <text:p>1.049</text:p>
          </table:table-cell>
          <table:table-cell office:value-type="float" office:value="161161.27500000093" table:style-name="ce5">
            <text:p><text:s/>161,1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1161.27500000093" table:style-name="ce5">
            <text:p><text:s/>161,161<text:s/></text:p>
          </table:table-cell>
          <table:table-cell office:value-type="float" office:value="1.085980093542932" table:style-name="ce6">
            <text:p>1.086</text:p>
          </table:table-cell>
          <table:table-cell office:value-type="float" office:value="175017.93649999917" table:style-name="ce5">
            <text:p><text:s/>175,018<text:s/></text:p>
          </table:table-cell>
          <table:table-cell office:value-type="float" office:value="0.99206403339123228" table:style-name="ce6">
            <text:p>0.992</text:p>
          </table:table-cell>
          <table:table-cell office:value-type="float" office:value="173628.99999999977" table:style-name="ce5">
            <text:p><text:s/>173,6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3628.99999999977" table:style-name="ce5">
            <text:p><text:s/>173,629<text:s/></text:p>
          </table:table-cell>
          <table:table-cell office:value-type="float" office:value="1.0607847767366088" table:style-name="ce6">
            <text:p>1.061</text:p>
          </table:table-cell>
          <table:table-cell office:value-type="float" office:value="184183.00000000041" table:style-name="ce5">
            <text:p><text:s/>184,183<text:s/></text:p>
          </table:table-cell>
          <table:table-cell office:value-type="float" office:value="1.0515791359680324" table:style-name="ce6">
            <text:p>1.052</text:p>
          </table:table-cell>
          <table:table-cell office:value-type="float" office:value="193683.00000000052" table:style-name="ce5">
            <text:p><text:s/>193,68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3683.00000000052" table:style-name="ce5">
            <text:p><text:s/>193,683<text:s/></text:p>
          </table:table-cell>
          <table:table-cell office:value-type="float" office:value="1.0452595220024408" table:style-name="ce6">
            <text:p>1.045</text:p>
          </table:table-cell>
          <table:table-cell office:value-type="float" office:value="202448.9999999993" table:style-name="ce5">
            <text:p><text:s/>202,449<text:s/></text:p>
          </table:table-cell>
          <table:table-cell office:value-type="float" office:value="1.040178020143349" table:style-name="ce6">
            <text:p>1.040</text:p>
          </table:table-cell>
          <table:table-cell office:value-type="float" office:value="210583.00000000015" table:style-name="ce5">
            <text:p><text:s/>210,5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0583.00000000015" table:style-name="ce5">
            <text:p><text:s/>210,583<text:s/></text:p>
          </table:table-cell>
          <table:table-cell office:value-type="float" office:value="1.0357863645213492" table:style-name="ce6">
            <text:p>1.036</text:p>
          </table:table-cell>
          <table:table-cell office:value-type="float" office:value="218118.99999999945" table:style-name="ce5">
            <text:p><text:s/>218,119<text:s/></text:p>
          </table:table-cell>
          <table:table-cell office:value-type="float" office:value="1.0934581581613765" table:style-name="ce6">
            <text:p>1.093</text:p>
          </table:table-cell>
          <table:table-cell office:value-type="float" office:value="238504.00000000067" table:style-name="ce5">
            <text:p><text:s/>238,5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8504.00000000067" table:style-name="ce5">
            <text:p><text:s/>238,504<text:s/></text:p>
          </table:table-cell>
          <table:table-cell office:value-type="float" office:value="1.0331399054103876" table:style-name="ce6">
            <text:p>1.033</text:p>
          </table:table-cell>
          <table:table-cell office:value-type="float" office:value="246407.9999999998" table:style-name="ce5">
            <text:p><text:s/>246,408<text:s/></text:p>
          </table:table-cell>
          <table:table-cell office:value-type="float" office:value="1.0601522677835118" table:style-name="ce6">
            <text:p>1.060</text:p>
          </table:table-cell>
          <table:table-cell office:value-type="float" office:value="261229.99999999933" table:style-name="ce5">
            <text:p><text:s/>261,23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1229.99999999933" table:style-name="ce5">
            <text:p><text:s/>261,230<text:s/></text:p>
          </table:table-cell>
          <table:table-cell office:value-type="float" office:value="0.95479079738161998" table:style-name="ce6">
            <text:p>0.955</text:p>
          </table:table-cell>
          <table:table-cell office:value-type="float" office:value="249419.99999999994" table:style-name="ce5">
            <text:p><text:s/>249,420<text:s/></text:p>
          </table:table-cell>
          <table:table-cell office:value-type="float" office:value="1.1182623686953701" table:style-name="ce6">
            <text:p>1.118</text:p>
          </table:table-cell>
          <table:table-cell office:value-type="float" office:value="278916.99999999913" table:style-name="ce5">
            <text:p><text:s/>278,9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8916.99999999913" table:style-name="ce5">
            <text:p><text:s/>278,917<text:s/></text:p>
          </table:table-cell>
          <table:table-cell office:value-type="float" office:value="0.95491131770383852" table:style-name="ce6">
            <text:p>0.955</text:p>
          </table:table-cell>
          <table:table-cell office:value-type="float" office:value="266341.0000000007" table:style-name="ce5">
            <text:p><text:s/>266,341<text:s/></text:p>
          </table:table-cell>
          <table:table-cell office:value-type="float" office:value="1.045520592023" table:style-name="ce6">
            <text:p>1.046</text:p>
          </table:table-cell>
          <table:table-cell office:value-type="float" office:value="278464.9999999986" table:style-name="ce5">
            <text:p><text:s/>278,4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8464.9999999986" table:style-name="ce5">
            <text:p><text:s/>278,465<text:s/></text:p>
          </table:table-cell>
          <table:table-cell office:value-type="float" office:value="1.0157829529743496" table:style-name="ce6">
            <text:p>1.016</text:p>
          </table:table-cell>
          <table:table-cell office:value-type="float" office:value="282860.00000000087" table:style-name="ce5">
            <text:p><text:s/>282,860<text:s/></text:p>
          </table:table-cell>
          <table:table-cell office:value-type="float" office:value="1.088517287704158" table:style-name="ce6">
            <text:p>1.089</text:p>
          </table:table-cell>
          <table:table-cell office:value-type="float" office:value="307897.99999999907" table:style-name="ce5">
            <text:p><text:s/>307,8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7897.99999999907" table:style-name="ce5">
            <text:p><text:s/>307,898<text:s/></text:p>
          </table:table-cell>
          <table:table-cell office:value-type="float" office:value="1.025514943260434" table:style-name="ce6">
            <text:p>1.026</text:p>
          </table:table-cell>
          <table:table-cell office:value-type="float" office:value="315754.00000000017" table:style-name="ce5">
            <text:p><text:s/>315,754<text:s/></text:p>
          </table:table-cell>
          <table:table-cell office:value-type="float" office:value="1.0794542586950568" table:style-name="ce6">
            <text:p>1.079</text:p>
          </table:table-cell>
          <table:table-cell office:value-type="float" office:value="340841.99999999919" table:style-name="ce5">
            <text:p><text:s/>340,8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681.64999999971" table:style-name="ce5">
            <text:p><text:s/>46,68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681.64999999971" table:style-name="ce5">
            <text:p><text:s/>46,682<text:s/></text:p>
          </table:table-cell>
          <table:table-cell office:value-type="float" office:value="0.97756508178268697" table:style-name="ce6">
            <text:p>0.978</text:p>
          </table:table-cell>
          <table:table-cell office:value-type="float" office:value="45634.35100000049" table:style-name="ce5">
            <text:p><text:s/>45,634<text:s/></text:p>
          </table:table-cell>
          <table:table-cell office:value-type="float" office:value="1.0927305616770768" table:style-name="ce6">
            <text:p>1.093</text:p>
          </table:table-cell>
          <table:table-cell office:value-type="float" office:value="49866.049999999406" table:style-name="ce5">
            <text:p><text:s/>49,86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866.049999999406" table:style-name="ce5">
            <text:p><text:s/>49,866<text:s/></text:p>
          </table:table-cell>
          <table:table-cell office:value-type="float" office:value="1.0544848850069257" table:style-name="ce6">
            <text:p>1.054</text:p>
          </table:table-cell>
          <table:table-cell office:value-type="float" office:value="52582.995999998981" table:style-name="ce5">
            <text:p><text:s/>52,583<text:s/></text:p>
          </table:table-cell>
          <table:table-cell office:value-type="float" office:value="1.0936085878408421" table:style-name="ce6">
            <text:p>1.094</text:p>
          </table:table-cell>
          <table:table-cell office:value-type="float" office:value="57505.215999999527" table:style-name="ce5">
            <text:p><text:s/>57,5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505.215999999527" table:style-name="ce5">
            <text:p><text:s/>57,505<text:s/></text:p>
          </table:table-cell>
          <table:table-cell office:value-type="float" office:value="1.0360452867440859" table:style-name="ce6">
            <text:p>1.036</text:p>
          </table:table-cell>
          <table:table-cell office:value-type="float" office:value="59578.008000000103" table:style-name="ce5">
            <text:p><text:s/>59,578<text:s/></text:p>
          </table:table-cell>
          <table:table-cell office:value-type="float" office:value="1.0788595684501363" table:style-name="ce6">
            <text:p>1.079</text:p>
          </table:table-cell>
          <table:table-cell office:value-type="float" office:value="64276.303999998883" table:style-name="ce5">
            <text:p><text:s/>64,2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4276.303999998883" table:style-name="ce5">
            <text:p><text:s/>64,276<text:s/></text:p>
          </table:table-cell>
          <table:table-cell office:value-type="float" office:value="1.0248297412994118" table:style-name="ce6">
            <text:p>1.025</text:p>
          </table:table-cell>
          <table:table-cell office:value-type="float" office:value="65872.268000001204" table:style-name="ce5">
            <text:p><text:s/>65,872<text:s/></text:p>
          </table:table-cell>
          <table:table-cell office:value-type="float" office:value="1.0722211052457007" table:style-name="ce6">
            <text:p>1.072</text:p>
          </table:table-cell>
          <table:table-cell office:value-type="float" office:value="70629.636000002283" table:style-name="ce5">
            <text:p><text:s/>70,6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629.636000002283" table:style-name="ce5">
            <text:p><text:s/>70,630<text:s/></text:p>
          </table:table-cell>
          <table:table-cell office:value-type="float" office:value="1.0507478333882145" table:style-name="ce6">
            <text:p>1.051</text:p>
          </table:table-cell>
          <table:table-cell office:value-type="float" office:value="74213.937000000646" table:style-name="ce5">
            <text:p><text:s/>74,214<text:s/></text:p>
          </table:table-cell>
          <table:table-cell office:value-type="float" office:value="1.1573527759347733" table:style-name="ce6">
            <text:p>1.157</text:p>
          </table:table-cell>
          <table:table-cell office:value-type="float" office:value="85891.705999999118" table:style-name="ce5">
            <text:p><text:s/>85,8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5891.705999999118" table:style-name="ce5">
            <text:p><text:s/>85,892<text:s/></text:p>
          </table:table-cell>
          <table:table-cell office:value-type="float" office:value="1.0757799711185139" table:style-name="ce6">
            <text:p>1.076</text:p>
          </table:table-cell>
          <table:table-cell office:value-type="float" office:value="92400.576999998928" table:style-name="ce5">
            <text:p><text:s/>92,401<text:s/></text:p>
          </table:table-cell>
          <table:table-cell office:value-type="float" office:value="1.1310826446462729" table:style-name="ce6">
            <text:p>1.131</text:p>
          </table:table-cell>
          <table:table-cell office:value-type="float" office:value="104512.68900000036" table:style-name="ce5">
            <text:p><text:s/>104,5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512.68900000036" table:style-name="ce5">
            <text:p><text:s/>104,513<text:s/></text:p>
          </table:table-cell>
          <table:table-cell office:value-type="float" office:value="0.95630723844450427" table:style-name="ce6">
            <text:p>0.956</text:p>
          </table:table-cell>
          <table:table-cell office:value-type="float" office:value="99946.24099999966" table:style-name="ce5">
            <text:p><text:s/>99,946<text:s/></text:p>
          </table:table-cell>
          <table:table-cell office:value-type="float" office:value="1.0946141236067046" table:style-name="ce6">
            <text:p>1.095</text:p>
          </table:table-cell>
          <table:table-cell office:value-type="float" office:value="109402.56699999911" table:style-name="ce5">
            <text:p><text:s/>109,4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9402.56699999911" table:style-name="ce5">
            <text:p><text:s/>109,403<text:s/></text:p>
          </table:table-cell>
          <table:table-cell office:value-type="float" office:value="1.1118929787086271" table:style-name="ce6">
            <text:p>1.112</text:p>
          </table:table-cell>
          <table:table-cell office:value-type="float" office:value="121643.94609999917" table:style-name="ce5">
            <text:p><text:s/>121,644<text:s/></text:p>
          </table:table-cell>
          <table:table-cell office:value-type="float" office:value="1.1645462395929405" table:style-name="ce6">
            <text:p>1.165</text:p>
          </table:table-cell>
          <table:table-cell office:value-type="float" office:value="141660.00000000038" table:style-name="ce5">
            <text:p><text:s/>141,6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660.00000000038" table:style-name="ce5">
            <text:p><text:s/>141,660<text:s/></text:p>
          </table:table-cell>
          <table:table-cell office:value-type="float" office:value="1.0427855428490707" table:style-name="ce6">
            <text:p>1.043</text:p>
          </table:table-cell>
          <table:table-cell office:value-type="float" office:value="147720.99999999974" table:style-name="ce5">
            <text:p><text:s/>147,721<text:s/></text:p>
          </table:table-cell>
          <table:table-cell office:value-type="float" office:value="1.120741126853998" table:style-name="ce6">
            <text:p>1.121</text:p>
          </table:table-cell>
          <table:table-cell office:value-type="float" office:value="165556.99999999913" table:style-name="ce5">
            <text:p><text:s/>165,5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5556.99999999913" table:style-name="ce5">
            <text:p><text:s/>165,557<text:s/></text:p>
          </table:table-cell>
          <table:table-cell office:value-type="float" office:value="1.0204219694727592" table:style-name="ce6">
            <text:p>1.020</text:p>
          </table:table-cell>
          <table:table-cell office:value-type="float" office:value="168938.0000000007" table:style-name="ce5">
            <text:p><text:s/>168,938<text:s/></text:p>
          </table:table-cell>
          <table:table-cell office:value-type="float" office:value="1.0836105553516617" table:style-name="ce6">
            <text:p>1.084</text:p>
          </table:table-cell>
          <table:table-cell office:value-type="float" office:value="183062.9999999998" table:style-name="ce5">
            <text:p><text:s/>183,0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3062.9999999998" table:style-name="ce5">
            <text:p><text:s/>183,063<text:s/></text:p>
          </table:table-cell>
          <table:table-cell office:value-type="float" office:value="1.0262805700769722" table:style-name="ce6">
            <text:p>1.026</text:p>
          </table:table-cell>
          <table:table-cell office:value-type="float" office:value="187874.00000000055" table:style-name="ce5">
            <text:p><text:s/>187,874<text:s/></text:p>
          </table:table-cell>
          <table:table-cell office:value-type="float" office:value="1.0827522701384897" table:style-name="ce6">
            <text:p>1.083</text:p>
          </table:table-cell>
          <table:table-cell office:value-type="float" office:value="203420.99999999921" table:style-name="ce5">
            <text:p><text:s/>203,4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3420.99999999921" table:style-name="ce5">
            <text:p><text:s/>203,421<text:s/></text:p>
          </table:table-cell>
          <table:table-cell office:value-type="float" office:value="1.0149099650478624" table:style-name="ce6">
            <text:p>1.015</text:p>
          </table:table-cell>
          <table:table-cell office:value-type="float" office:value="206454.00000000041" table:style-name="ce5">
            <text:p><text:s/>206,454<text:s/></text:p>
          </table:table-cell>
          <table:table-cell office:value-type="float" office:value="1.1031852131709736" table:style-name="ce6">
            <text:p>1.103</text:p>
          </table:table-cell>
          <table:table-cell office:value-type="float" office:value="227757.00000000061" table:style-name="ce5">
            <text:p><text:s/>227,75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7757.00000000061" table:style-name="ce5">
            <text:p><text:s/>227,757<text:s/></text:p>
          </table:table-cell>
          <table:table-cell office:value-type="float" office:value="0.95675654315783754" table:style-name="ce6">
            <text:p>0.957</text:p>
          </table:table-cell>
          <table:table-cell office:value-type="float" office:value="217908.00000000017" table:style-name="ce5">
            <text:p><text:s/>217,908<text:s/></text:p>
          </table:table-cell>
          <table:table-cell office:value-type="float" office:value="1.039429484002427" table:style-name="ce6">
            <text:p>1.039</text:p>
          </table:table-cell>
          <table:table-cell office:value-type="float" office:value="226500.00000000105" table:style-name="ce5">
            <text:p><text:s/>226,5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6500.00000000105" table:style-name="ce5">
            <text:p><text:s/>226,500<text:s/></text:p>
          </table:table-cell>
          <table:table-cell office:value-type="float" office:value="0.94415452538630629" table:style-name="ce6">
            <text:p>0.944</text:p>
          </table:table-cell>
          <table:table-cell office:value-type="float" office:value="213850.99999999936" table:style-name="ce5">
            <text:p><text:s/>213,851<text:s/></text:p>
          </table:table-cell>
          <table:table-cell office:value-type="float" office:value="1.1034739140803758" table:style-name="ce6">
            <text:p>1.103</text:p>
          </table:table-cell>
          <table:table-cell office:value-type="float" office:value="235979.00000000172" table:style-name="ce5">
            <text:p><text:s/>235,9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5979.00000000172" table:style-name="ce5">
            <text:p><text:s/>235,979<text:s/></text:p>
          </table:table-cell>
          <table:table-cell office:value-type="float" office:value="1.009750867661942" table:style-name="ce6">
            <text:p>1.010</text:p>
          </table:table-cell>
          <table:table-cell office:value-type="float" office:value="238279.99999999916" table:style-name="ce5">
            <text:p><text:s/>238,280<text:s/></text:p>
          </table:table-cell>
          <table:table-cell office:value-type="float" office:value="1.0327136142353603" table:style-name="ce6">
            <text:p>1.033</text:p>
          </table:table-cell>
          <table:table-cell office:value-type="float" office:value="246075.00000000079" table:style-name="ce5">
            <text:p><text:s/>246,0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6075.00000000079" table:style-name="ce5">
            <text:p><text:s/>246,075<text:s/></text:p>
          </table:table-cell>
          <table:table-cell office:value-type="float" office:value="1.0214528091029123" table:style-name="ce6">
            <text:p>1.021</text:p>
          </table:table-cell>
          <table:table-cell office:value-type="float" office:value="251353.99999999994" table:style-name="ce5">
            <text:p><text:s/>251,354<text:s/></text:p>
          </table:table-cell>
          <table:table-cell office:value-type="float" office:value="1.052953205439344" table:style-name="ce6">
            <text:p>1.053</text:p>
          </table:table-cell>
          <table:table-cell office:value-type="float" office:value="264664.00000000081" table:style-name="ce5">
            <text:p><text:s/>264,66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611.848000000289" table:style-name="ce5">
            <text:p><text:s/>53,6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611.848000000289" table:style-name="ce5">
            <text:p><text:s/>53,612<text:s/></text:p>
          </table:table-cell>
          <table:table-cell office:value-type="float" office:value="1.0053862534266602" table:style-name="ce6">
            <text:p>1.005</text:p>
          </table:table-cell>
          <table:table-cell office:value-type="float" office:value="53900.614999999882" table:style-name="ce5">
            <text:p><text:s/>53,901<text:s/></text:p>
          </table:table-cell>
          <table:table-cell office:value-type="float" office:value="1.0968739596013835" table:style-name="ce6">
            <text:p>1.097</text:p>
          </table:table-cell>
          <table:table-cell office:value-type="float" office:value="59122.180999999589" table:style-name="ce5">
            <text:p><text:s/>59,1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122.180999999589" table:style-name="ce5">
            <text:p><text:s/>59,122<text:s/></text:p>
          </table:table-cell>
          <table:table-cell office:value-type="float" office:value="1.0374618960691067" table:style-name="ce6">
            <text:p>1.037</text:p>
          </table:table-cell>
          <table:table-cell office:value-type="float" office:value="61337.010000000482" table:style-name="ce5">
            <text:p><text:s/>61,337<text:s/></text:p>
          </table:table-cell>
          <table:table-cell office:value-type="float" office:value="1.0371359640778022" table:style-name="ce6">
            <text:p>1.037</text:p>
          </table:table-cell>
          <table:table-cell office:value-type="float" office:value="63614.819000000294" table:style-name="ce5">
            <text:p><text:s/>63,6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614.819000000294" table:style-name="ce5">
            <text:p><text:s/>63,615<text:s/></text:p>
          </table:table-cell>
          <table:table-cell office:value-type="float" office:value="1.0611313222474132" table:style-name="ce6">
            <text:p>1.061</text:p>
          </table:table-cell>
          <table:table-cell office:value-type="float" office:value="67503.677000000185" table:style-name="ce5">
            <text:p><text:s/>67,504<text:s/></text:p>
          </table:table-cell>
          <table:table-cell office:value-type="float" office:value="1.0580477860487409" table:style-name="ce6">
            <text:p>1.058</text:p>
          </table:table-cell>
          <table:table-cell office:value-type="float" office:value="71422.115999999514" table:style-name="ce5">
            <text:p><text:s/>71,4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1422.115999999514" table:style-name="ce5">
            <text:p><text:s/>71,422<text:s/></text:p>
          </table:table-cell>
          <table:table-cell office:value-type="float" office:value="1.0582533007003092" table:style-name="ce6">
            <text:p>1.058</text:p>
          </table:table-cell>
          <table:table-cell office:value-type="float" office:value="75582.689999999842" table:style-name="ce5">
            <text:p><text:s/>75,583<text:s/></text:p>
          </table:table-cell>
          <table:table-cell office:value-type="float" office:value="1.1240541187406734" table:style-name="ce6">
            <text:p>1.124</text:p>
          </table:table-cell>
          <table:table-cell office:value-type="float" office:value="84959.03399999933" table:style-name="ce5">
            <text:p><text:s/>84,9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959.03399999933" table:style-name="ce5">
            <text:p><text:s/>84,959<text:s/></text:p>
          </table:table-cell>
          <table:table-cell office:value-type="float" office:value="1.0385915404829185" table:style-name="ce6">
            <text:p>1.039</text:p>
          </table:table-cell>
          <table:table-cell office:value-type="float" office:value="88237.733999999953" table:style-name="ce5">
            <text:p><text:s/>88,238<text:s/></text:p>
          </table:table-cell>
          <table:table-cell office:value-type="float" office:value="1.1116871496269338" table:style-name="ce6">
            <text:p>1.112</text:p>
          </table:table-cell>
          <table:table-cell office:value-type="float" office:value="98092.754999999524" table:style-name="ce5">
            <text:p><text:s/>98,0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8092.754999999524" table:style-name="ce5">
            <text:p><text:s/>98,093<text:s/></text:p>
          </table:table-cell>
          <table:table-cell office:value-type="float" office:value="1.0523358019662148" table:style-name="ce6">
            <text:p>1.052</text:p>
          </table:table-cell>
          <table:table-cell office:value-type="float" office:value="103226.51799999992" table:style-name="ce5">
            <text:p><text:s/>103,227<text:s/></text:p>
          </table:table-cell>
          <table:table-cell office:value-type="float" office:value="1.0353954203899434" table:style-name="ce6">
            <text:p>1.035</text:p>
          </table:table-cell>
          <table:table-cell office:value-type="float" office:value="106880.26399999997" table:style-name="ce5">
            <text:p><text:s/>106,88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880.26399999997" table:style-name="ce5">
            <text:p><text:s/>106,880<text:s/></text:p>
          </table:table-cell>
          <table:table-cell office:value-type="float" office:value="1.0366447073895673" table:style-name="ce6">
            <text:p>1.037</text:p>
          </table:table-cell>
          <table:table-cell office:value-type="float" office:value="110796.85999999967" table:style-name="ce5">
            <text:p><text:s/>110,797<text:s/></text:p>
          </table:table-cell>
          <table:table-cell office:value-type="float" office:value="1.1209474708940319" table:style-name="ce6">
            <text:p>1.121</text:p>
          </table:table-cell>
          <table:table-cell office:value-type="float" office:value="124197.45999999976" table:style-name="ce5">
            <text:p><text:s/>124,1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4197.45999999976" table:style-name="ce5">
            <text:p><text:s/>124,197<text:s/></text:p>
          </table:table-cell>
          <table:table-cell office:value-type="float" office:value="1.039861169463532" table:style-name="ce6">
            <text:p>1.040</text:p>
          </table:table-cell>
          <table:table-cell office:value-type="float" office:value="129148.11599999998" table:style-name="ce5">
            <text:p><text:s/>129,148<text:s/></text:p>
          </table:table-cell>
          <table:table-cell office:value-type="float" office:value="1.0891525510135978" table:style-name="ce6">
            <text:p>1.089</text:p>
          </table:table-cell>
          <table:table-cell office:value-type="float" office:value="140662.00000000003" table:style-name="ce5">
            <text:p><text:s/>140,6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0662.00000000003" table:style-name="ce5">
            <text:p><text:s/>140,662<text:s/></text:p>
          </table:table-cell>
          <table:table-cell office:value-type="float" office:value="1.0804339480456697" table:style-name="ce6">
            <text:p>1.080</text:p>
          </table:table-cell>
          <table:table-cell office:value-type="float" office:value="151976.00000000003" table:style-name="ce5">
            <text:p><text:s/>151,976<text:s/></text:p>
          </table:table-cell>
          <table:table-cell office:value-type="float" office:value="1.1115176080433746" table:style-name="ce6">
            <text:p>1.112</text:p>
          </table:table-cell>
          <table:table-cell office:value-type="float" office:value="168923.99999999994" table:style-name="ce5">
            <text:p><text:s/>168,92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8923.99999999994" table:style-name="ce5">
            <text:p><text:s/>168,924<text:s/></text:p>
          </table:table-cell>
          <table:table-cell office:value-type="float" office:value="1.0491878004309634" table:style-name="ce6">
            <text:p>1.049</text:p>
          </table:table-cell>
          <table:table-cell office:value-type="float" office:value="177233" table:style-name="ce5">
            <text:p><text:s/>177,233<text:s/></text:p>
          </table:table-cell>
          <table:table-cell office:value-type="float" office:value="1.0899493886578691" table:style-name="ce6">
            <text:p>1.090</text:p>
          </table:table-cell>
          <table:table-cell office:value-type="float" office:value="193175.00000000012" table:style-name="ce5">
            <text:p><text:s/>193,17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3175.00000000012" table:style-name="ce5">
            <text:p><text:s/>193,175<text:s/></text:p>
          </table:table-cell>
          <table:table-cell office:value-type="float" office:value="0.99646434580044019" table:style-name="ce6">
            <text:p>0.996</text:p>
          </table:table-cell>
          <table:table-cell office:value-type="float" office:value="192492.00000000015" table:style-name="ce5">
            <text:p><text:s/>192,492<text:s/></text:p>
          </table:table-cell>
          <table:table-cell office:value-type="float" office:value="1.1091785632649658" table:style-name="ce6">
            <text:p>1.109</text:p>
          </table:table-cell>
          <table:table-cell office:value-type="float" office:value="213507.99999999997" table:style-name="ce5">
            <text:p><text:s/>213,5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3507.99999999997" table:style-name="ce5">
            <text:p><text:s/>213,508<text:s/></text:p>
          </table:table-cell>
          <table:table-cell office:value-type="float" office:value="1.024673548532139" table:style-name="ce6">
            <text:p>1.025</text:p>
          </table:table-cell>
          <table:table-cell office:value-type="float" office:value="218775.99999999991" table:style-name="ce5">
            <text:p><text:s/>218,776<text:s/></text:p>
          </table:table-cell>
          <table:table-cell office:value-type="float" office:value="1.1171426481881015" table:style-name="ce6">
            <text:p>1.117</text:p>
          </table:table-cell>
          <table:table-cell office:value-type="float" office:value="244403.99999999997" table:style-name="ce5">
            <text:p><text:s/>244,4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44403.99999999997" table:style-name="ce5">
            <text:p><text:s/>244,404<text:s/></text:p>
          </table:table-cell>
          <table:table-cell office:value-type="float" office:value="0.93642493576209918" table:style-name="ce6">
            <text:p>0.936</text:p>
          </table:table-cell>
          <table:table-cell office:value-type="float" office:value="228866.00000000006" table:style-name="ce5">
            <text:p><text:s/>228,866<text:s/></text:p>
          </table:table-cell>
          <table:table-cell office:value-type="float" office:value="1.0810517944998383" table:style-name="ce6">
            <text:p>1.081</text:p>
          </table:table-cell>
          <table:table-cell office:value-type="float" office:value="247416.00000000006" table:style-name="ce5">
            <text:p><text:s/>247,4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7416.00000000006" table:style-name="ce5">
            <text:p><text:s/>247,416<text:s/></text:p>
          </table:table-cell>
          <table:table-cell office:value-type="float" office:value="0.97436705791056399" table:style-name="ce6">
            <text:p>0.974</text:p>
          </table:table-cell>
          <table:table-cell office:value-type="float" office:value="241074.00000000015" table:style-name="ce5">
            <text:p><text:s/>241,074<text:s/></text:p>
          </table:table-cell>
          <table:table-cell office:value-type="float" office:value="1.0812157262915134" table:style-name="ce6">
            <text:p>1.081</text:p>
          </table:table-cell>
          <table:table-cell office:value-type="float" office:value="260653.00000000047" table:style-name="ce5">
            <text:p><text:s/>260,6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0653.00000000047" table:style-name="ce5">
            <text:p><text:s/>260,653<text:s/></text:p>
          </table:table-cell>
          <table:table-cell office:value-type="float" office:value="1.0379124736718919" table:style-name="ce6">
            <text:p>1.038</text:p>
          </table:table-cell>
          <table:table-cell office:value-type="float" office:value="270535.00000000012" table:style-name="ce5">
            <text:p><text:s/>270,535<text:s/></text:p>
          </table:table-cell>
          <table:table-cell office:value-type="float" office:value="1.0494797345999585" table:style-name="ce6">
            <text:p>1.049</text:p>
          </table:table-cell>
          <table:table-cell office:value-type="float" office:value="283920.99999999988" table:style-name="ce5">
            <text:p><text:s/>283,9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3920.99999999988" table:style-name="ce5">
            <text:p><text:s/>283,921<text:s/></text:p>
          </table:table-cell>
          <table:table-cell office:value-type="float" office:value="1.0416066441017051" table:style-name="ce6">
            <text:p>1.042</text:p>
          </table:table-cell>
          <table:table-cell office:value-type="float" office:value="295734.00000000012" table:style-name="ce5">
            <text:p><text:s/>295,734<text:s/></text:p>
          </table:table-cell>
          <table:table-cell office:value-type="float" office:value="1.0304023210046855" table:style-name="ce6">
            <text:p>1.030</text:p>
          </table:table-cell>
          <table:table-cell office:value-type="float" office:value="304724.99999999983" table:style-name="ce5">
            <text:p><text:s/>304,7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916.073000000277" table:style-name="ce5">
            <text:p><text:s/>27,91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7916.073000000277" table:style-name="ce5">
            <text:p><text:s/>27,916<text:s/></text:p>
          </table:table-cell>
          <table:table-cell office:value-type="float" office:value="0.99257700035386609" table:style-name="ce6">
            <text:p>0.993</text:p>
          </table:table-cell>
          <table:table-cell office:value-type="float" office:value="27708.851999999828" table:style-name="ce5">
            <text:p><text:s/>27,709<text:s/></text:p>
          </table:table-cell>
          <table:table-cell office:value-type="float" office:value="1.2365020391317547" table:style-name="ce6">
            <text:p>1.237</text:p>
          </table:table-cell>
          <table:table-cell office:value-type="float" office:value="34262.051999999792" table:style-name="ce5">
            <text:p><text:s/>34,26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4262.051999999792" table:style-name="ce5">
            <text:p><text:s/>34,262<text:s/></text:p>
          </table:table-cell>
          <table:table-cell office:value-type="float" office:value="1.0341097783635456" table:style-name="ce6">
            <text:p>1.034</text:p>
          </table:table-cell>
          <table:table-cell office:value-type="float" office:value="35430.723000000056" table:style-name="ce5">
            <text:p><text:s/>35,431<text:s/></text:p>
          </table:table-cell>
          <table:table-cell office:value-type="float" office:value="1.0543639767102593" table:style-name="ce6">
            <text:p>1.054</text:p>
          </table:table-cell>
          <table:table-cell office:value-type="float" office:value="37356.877999999706" table:style-name="ce5">
            <text:p><text:s/>37,3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356.877999999706" table:style-name="ce5">
            <text:p><text:s/>37,357<text:s/></text:p>
          </table:table-cell>
          <table:table-cell office:value-type="float" office:value="1.0634104648680853" table:style-name="ce6">
            <text:p>1.063</text:p>
          </table:table-cell>
          <table:table-cell office:value-type="float" office:value="39725.695000000029" table:style-name="ce5">
            <text:p><text:s/>39,726<text:s/></text:p>
          </table:table-cell>
          <table:table-cell office:value-type="float" office:value="1.0564086292259929" table:style-name="ce6">
            <text:p>1.056</text:p>
          </table:table-cell>
          <table:table-cell office:value-type="float" office:value="41966.566999999908" table:style-name="ce5">
            <text:p><text:s/>41,9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1966.566999999908" table:style-name="ce5">
            <text:p><text:s/>41,967<text:s/></text:p>
          </table:table-cell>
          <table:table-cell office:value-type="float" office:value="1.0486197739262366" table:style-name="ce6">
            <text:p>1.049</text:p>
          </table:table-cell>
          <table:table-cell office:value-type="float" office:value="44006.972000000169" table:style-name="ce5">
            <text:p><text:s/>44,007<text:s/></text:p>
          </table:table-cell>
          <table:table-cell office:value-type="float" office:value="1.0507896112461346" table:style-name="ce6">
            <text:p>1.051</text:p>
          </table:table-cell>
          <table:table-cell office:value-type="float" office:value="46242.068999999705" table:style-name="ce5">
            <text:p><text:s/>46,2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242.068999999705" table:style-name="ce5">
            <text:p><text:s/>46,242<text:s/></text:p>
          </table:table-cell>
          <table:table-cell office:value-type="float" office:value="1.0382684217698053" table:style-name="ce6">
            <text:p>1.038</text:p>
          </table:table-cell>
          <table:table-cell office:value-type="float" office:value="48011.680000000131" table:style-name="ce5">
            <text:p><text:s/>48,012<text:s/></text:p>
          </table:table-cell>
          <table:table-cell office:value-type="float" office:value="1.0768141835486695" table:style-name="ce6">
            <text:p>1.077</text:p>
          </table:table-cell>
          <table:table-cell office:value-type="float" office:value="51699.658000000127" table:style-name="ce5">
            <text:p><text:s/>51,7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699.658000000127" table:style-name="ce5">
            <text:p><text:s/>51,700<text:s/></text:p>
          </table:table-cell>
          <table:table-cell office:value-type="float" office:value="1.0506624821386545" table:style-name="ce6">
            <text:p>1.051</text:p>
          </table:table-cell>
          <table:table-cell office:value-type="float" office:value="54318.890999999683" table:style-name="ce5">
            <text:p><text:s/>54,319<text:s/></text:p>
          </table:table-cell>
          <table:table-cell office:value-type="float" office:value="1.1164295493440812" table:style-name="ce6">
            <text:p>1.116</text:p>
          </table:table-cell>
          <table:table-cell office:value-type="float" office:value="60643.214999999909" table:style-name="ce5">
            <text:p><text:s/>60,6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643.214999999909" table:style-name="ce5">
            <text:p><text:s/>60,643<text:s/></text:p>
          </table:table-cell>
          <table:table-cell office:value-type="float" office:value="1.0525202201103709" table:style-name="ce6">
            <text:p>1.053</text:p>
          </table:table-cell>
          <table:table-cell office:value-type="float" office:value="63828.210000000458" table:style-name="ce5">
            <text:p><text:s/>63,828<text:s/></text:p>
          </table:table-cell>
          <table:table-cell office:value-type="float" office:value="1.0508087411506537" table:style-name="ce6">
            <text:p>1.051</text:p>
          </table:table-cell>
          <table:table-cell office:value-type="float" office:value="67071.241000000053" table:style-name="ce5">
            <text:p><text:s/>67,0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7071.241000000053" table:style-name="ce5">
            <text:p><text:s/>67,071<text:s/></text:p>
          </table:table-cell>
          <table:table-cell office:value-type="float" office:value="1.0412992008005384" table:style-name="ce6">
            <text:p>1.041</text:p>
          </table:table-cell>
          <table:table-cell office:value-type="float" office:value="69841.229650000372" table:style-name="ce5">
            <text:p><text:s/>69,841<text:s/></text:p>
          </table:table-cell>
          <table:table-cell office:value-type="float" office:value="1.0088310350933232" table:style-name="ce6">
            <text:p>1.009</text:p>
          </table:table-cell>
          <table:table-cell office:value-type="float" office:value="70458.000000000364" table:style-name="ce5">
            <text:p><text:s/>70,4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458.000000000364" table:style-name="ce5">
            <text:p><text:s/>70,458<text:s/></text:p>
          </table:table-cell>
          <table:table-cell office:value-type="float" office:value="1.0881943853075564" table:style-name="ce6">
            <text:p>1.088</text:p>
          </table:table-cell>
          <table:table-cell office:value-type="float" office:value="76672.000000000218" table:style-name="ce5">
            <text:p><text:s/>76,672<text:s/></text:p>
          </table:table-cell>
          <table:table-cell office:value-type="float" office:value="1.1290953672787907" table:style-name="ce6">
            <text:p>1.129</text:p>
          </table:table-cell>
          <table:table-cell office:value-type="float" office:value="86569.99999999968" table:style-name="ce5">
            <text:p><text:s/>86,5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6569.99999999968" table:style-name="ce5">
            <text:p><text:s/>86,570<text:s/></text:p>
          </table:table-cell>
          <table:table-cell office:value-type="float" office:value="1.0489430518655474" table:style-name="ce6">
            <text:p>1.049</text:p>
          </table:table-cell>
          <table:table-cell office:value-type="float" office:value="90807.000000000102" table:style-name="ce5">
            <text:p><text:s/>90,807<text:s/></text:p>
          </table:table-cell>
          <table:table-cell office:value-type="float" office:value="1.0895966170008924" table:style-name="ce6">
            <text:p>1.090</text:p>
          </table:table-cell>
          <table:table-cell office:value-type="float" office:value="98943.000000000146" table:style-name="ce5">
            <text:p><text:s/>98,9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8943.000000000146" table:style-name="ce5">
            <text:p><text:s/>98,943<text:s/></text:p>
          </table:table-cell>
          <table:table-cell office:value-type="float" office:value="1.0033857877767978" table:style-name="ce6">
            <text:p>1.003</text:p>
          </table:table-cell>
          <table:table-cell office:value-type="float" office:value="99277.999999999869" table:style-name="ce5">
            <text:p><text:s/>99,278<text:s/></text:p>
          </table:table-cell>
          <table:table-cell office:value-type="float" office:value="1.062078204637483" table:style-name="ce6">
            <text:p>1.062</text:p>
          </table:table-cell>
          <table:table-cell office:value-type="float" office:value="105440.9999999999" table:style-name="ce5">
            <text:p><text:s/>105,4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5440.9999999999" table:style-name="ce5">
            <text:p><text:s/>105,441<text:s/></text:p>
          </table:table-cell>
          <table:table-cell office:value-type="float" office:value="1.0270198499634848" table:style-name="ce6">
            <text:p>1.027</text:p>
          </table:table-cell>
          <table:table-cell office:value-type="float" office:value="108289.99999999969" table:style-name="ce5">
            <text:p><text:s/>108,290<text:s/></text:p>
          </table:table-cell>
          <table:table-cell office:value-type="float" office:value="1.1032597654446448" table:style-name="ce6">
            <text:p>1.103</text:p>
          </table:table-cell>
          <table:table-cell office:value-type="float" office:value="119472.00000000025" table:style-name="ce5">
            <text:p><text:s/>119,4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9472.00000000025" table:style-name="ce5">
            <text:p><text:s/>119,472<text:s/></text:p>
          </table:table-cell>
          <table:table-cell office:value-type="float" office:value="0.9375167403240896" table:style-name="ce6">
            <text:p>0.938</text:p>
          </table:table-cell>
          <table:table-cell office:value-type="float" office:value="112006.99999999987" table:style-name="ce5">
            <text:p><text:s/>112,007<text:s/></text:p>
          </table:table-cell>
          <table:table-cell office:value-type="float" office:value="1.1140910835929858" table:style-name="ce6">
            <text:p>1.114</text:p>
          </table:table-cell>
          <table:table-cell office:value-type="float" office:value="124785.99999999942" table:style-name="ce5">
            <text:p><text:s/>124,7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785.99999999942" table:style-name="ce5">
            <text:p><text:s/>124,786<text:s/></text:p>
          </table:table-cell>
          <table:table-cell office:value-type="float" office:value="0.97887583543026058" table:style-name="ce6">
            <text:p>0.979</text:p>
          </table:table-cell>
          <table:table-cell office:value-type="float" office:value="122149.99999999993" table:style-name="ce5">
            <text:p><text:s/>122,150<text:s/></text:p>
          </table:table-cell>
          <table:table-cell office:value-type="float" office:value="1.087384363487518" table:style-name="ce6">
            <text:p>1.087</text:p>
          </table:table-cell>
          <table:table-cell office:value-type="float" office:value="132824.00000000023" table:style-name="ce5">
            <text:p><text:s/>132,8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2824.00000000023" table:style-name="ce5">
            <text:p><text:s/>132,824<text:s/></text:p>
          </table:table-cell>
          <table:table-cell office:value-type="float" office:value="1.0346925254472077" table:style-name="ce6">
            <text:p>1.035</text:p>
          </table:table-cell>
          <table:table-cell office:value-type="float" office:value="137432.00000000017" table:style-name="ce5">
            <text:p><text:s/>137,432<text:s/></text:p>
          </table:table-cell>
          <table:table-cell office:value-type="float" office:value="1.0650139705454362" table:style-name="ce6">
            <text:p>1.065</text:p>
          </table:table-cell>
          <table:table-cell office:value-type="float" office:value="146367.00000000058" table:style-name="ce5">
            <text:p><text:s/>146,3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6367.00000000058" table:style-name="ce5">
            <text:p><text:s/>146,367<text:s/></text:p>
          </table:table-cell>
          <table:table-cell office:value-type="float" office:value="1.032684963140593" table:style-name="ce6">
            <text:p>1.033</text:p>
          </table:table-cell>
          <table:table-cell office:value-type="float" office:value="151150.9999999998" table:style-name="ce5">
            <text:p><text:s/>151,151<text:s/></text:p>
          </table:table-cell>
          <table:table-cell office:value-type="float" office:value="1.0545216373030959" table:style-name="ce6">
            <text:p>1.055</text:p>
          </table:table-cell>
          <table:table-cell office:value-type="float" office:value="159392.00000000003" table:style-name="ce5">
            <text:p><text:s/>159,3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695.775000000012" table:style-name="ce5">
            <text:p><text:s/>25,69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5695.775000000012" table:style-name="ce5">
            <text:p><text:s/>25,696<text:s/></text:p>
          </table:table-cell>
          <table:table-cell office:value-type="float" office:value="1.0193023172097373" table:style-name="ce6">
            <text:p>1.019</text:p>
          </table:table-cell>
          <table:table-cell office:value-type="float" office:value="26191.76300000005" table:style-name="ce5">
            <text:p><text:s/>26,192<text:s/></text:p>
          </table:table-cell>
          <table:table-cell office:value-type="float" office:value="0.94915829071909941" table:style-name="ce6">
            <text:p>0.949</text:p>
          </table:table-cell>
          <table:table-cell office:value-type="float" office:value="24860.128999999797" table:style-name="ce5">
            <text:p><text:s/>24,86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860.128999999797" table:style-name="ce5">
            <text:p><text:s/>24,860<text:s/></text:p>
          </table:table-cell>
          <table:table-cell office:value-type="float" office:value="1.0420817607181618" table:style-name="ce6">
            <text:p>1.042</text:p>
          </table:table-cell>
          <table:table-cell office:value-type="float" office:value="25906.287000000426" table:style-name="ce5">
            <text:p><text:s/>25,906<text:s/></text:p>
          </table:table-cell>
          <table:table-cell office:value-type="float" office:value="1.013574079527497" table:style-name="ce6">
            <text:p>1.014</text:p>
          </table:table-cell>
          <table:table-cell office:value-type="float" office:value="26257.941000000596" table:style-name="ce5">
            <text:p><text:s/>26,2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257.941000000596" table:style-name="ce5">
            <text:p><text:s/>26,258<text:s/></text:p>
          </table:table-cell>
          <table:table-cell office:value-type="float" office:value="1.0578888116170084" table:style-name="ce6">
            <text:p>1.058</text:p>
          </table:table-cell>
          <table:table-cell office:value-type="float" office:value="27777.982000000153" table:style-name="ce5">
            <text:p><text:s/>27,778<text:s/></text:p>
          </table:table-cell>
          <table:table-cell office:value-type="float" office:value="1.0603919679982312" table:style-name="ce6">
            <text:p>1.060</text:p>
          </table:table-cell>
          <table:table-cell office:value-type="float" office:value="29455.548999999603" table:style-name="ce5">
            <text:p><text:s/>29,45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455.548999999603" table:style-name="ce5">
            <text:p><text:s/>29,456<text:s/></text:p>
          </table:table-cell>
          <table:table-cell office:value-type="float" office:value="1.0719785939145152" table:style-name="ce6">
            <text:p>1.072</text:p>
          </table:table-cell>
          <table:table-cell office:value-type="float" office:value="31575.717999999681" table:style-name="ce5">
            <text:p><text:s/>31,576<text:s/></text:p>
          </table:table-cell>
          <table:table-cell office:value-type="float" office:value="1.2261626164763701" table:style-name="ce6">
            <text:p>1.226</text:p>
          </table:table-cell>
          <table:table-cell office:value-type="float" office:value="38716.964999999625" table:style-name="ce5">
            <text:p><text:s/>38,7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716.964999999625" table:style-name="ce5">
            <text:p><text:s/>38,717<text:s/></text:p>
          </table:table-cell>
          <table:table-cell office:value-type="float" office:value="1.0389774611723881" table:style-name="ce6">
            <text:p>1.039</text:p>
          </table:table-cell>
          <table:table-cell office:value-type="float" office:value="40226.053999999822" table:style-name="ce5">
            <text:p><text:s/>40,226<text:s/></text:p>
          </table:table-cell>
          <table:table-cell office:value-type="float" office:value="1.1533096684054469" table:style-name="ce6">
            <text:p>1.153</text:p>
          </table:table-cell>
          <table:table-cell office:value-type="float" office:value="46393.096999999398" table:style-name="ce5">
            <text:p><text:s/>46,3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393.096999999398" table:style-name="ce5">
            <text:p><text:s/>46,393<text:s/></text:p>
          </table:table-cell>
          <table:table-cell office:value-type="float" office:value="1.0542005203920937" table:style-name="ce6">
            <text:p>1.054</text:p>
          </table:table-cell>
          <table:table-cell office:value-type="float" office:value="48907.627000000241" table:style-name="ce5">
            <text:p><text:s/>48,908<text:s/></text:p>
          </table:table-cell>
          <table:table-cell office:value-type="float" office:value="0.9453954697086373" table:style-name="ce6">
            <text:p>0.945</text:p>
          </table:table-cell>
          <table:table-cell office:value-type="float" office:value="46237.049000000065" table:style-name="ce5">
            <text:p><text:s/>46,2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237.049000000065" table:style-name="ce5">
            <text:p><text:s/>46,237<text:s/></text:p>
          </table:table-cell>
          <table:table-cell office:value-type="float" office:value="1.0158228307347026" table:style-name="ce6">
            <text:p>1.016</text:p>
          </table:table-cell>
          <table:table-cell office:value-type="float" office:value="46968.649999999208" table:style-name="ce5">
            <text:p><text:s/>46,969<text:s/></text:p>
          </table:table-cell>
          <table:table-cell office:value-type="float" office:value="1.2162627412114393" table:style-name="ce6">
            <text:p>1.216</text:p>
          </table:table-cell>
          <table:table-cell office:value-type="float" office:value="57126.218999999699" table:style-name="ce5">
            <text:p><text:s/>57,1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126.218999999699" table:style-name="ce5">
            <text:p><text:s/>57,126<text:s/></text:p>
          </table:table-cell>
          <table:table-cell office:value-type="float" office:value="1.0381727933017924" table:style-name="ce6">
            <text:p>1.038</text:p>
          </table:table-cell>
          <table:table-cell office:value-type="float" office:value="59306.886349999615" table:style-name="ce5">
            <text:p><text:s/>59,307<text:s/></text:p>
          </table:table-cell>
          <table:table-cell office:value-type="float" office:value="1.1837411187916818" table:style-name="ce6">
            <text:p>1.184</text:p>
          </table:table-cell>
          <table:table-cell office:value-type="float" office:value="70203.999999999665" table:style-name="ce5">
            <text:p><text:s/>70,2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203.999999999665" table:style-name="ce5">
            <text:p><text:s/>70,204<text:s/></text:p>
          </table:table-cell>
          <table:table-cell office:value-type="float" office:value="1.0726454333086459" table:style-name="ce6">
            <text:p>1.073</text:p>
          </table:table-cell>
          <table:table-cell office:value-type="float" office:value="75303.999999999811" table:style-name="ce5">
            <text:p><text:s/>75,304<text:s/></text:p>
          </table:table-cell>
          <table:table-cell office:value-type="float" office:value="1.0936205248061253" table:style-name="ce6">
            <text:p>1.094</text:p>
          </table:table-cell>
          <table:table-cell office:value-type="float" office:value="82354.000000000262" table:style-name="ce5">
            <text:p><text:s/>82,3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2354.000000000262" table:style-name="ce5">
            <text:p><text:s/>82,354<text:s/></text:p>
          </table:table-cell>
          <table:table-cell office:value-type="float" office:value="1.049445078563271" table:style-name="ce6">
            <text:p>1.049</text:p>
          </table:table-cell>
          <table:table-cell office:value-type="float" office:value="86425.999999999898" table:style-name="ce5">
            <text:p><text:s/>86,426<text:s/></text:p>
          </table:table-cell>
          <table:table-cell office:value-type="float" office:value="1.0903200425797803" table:style-name="ce6">
            <text:p>1.090</text:p>
          </table:table-cell>
          <table:table-cell office:value-type="float" office:value="94231.999999999971" table:style-name="ce5">
            <text:p><text:s/>94,23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4231.999999999971" table:style-name="ce5">
            <text:p><text:s/>94,232<text:s/></text:p>
          </table:table-cell>
          <table:table-cell office:value-type="float" office:value="0.98919687579591142" table:style-name="ce6">
            <text:p>0.989</text:p>
          </table:table-cell>
          <table:table-cell office:value-type="float" office:value="93214.000000000291" table:style-name="ce5">
            <text:p><text:s/>93,214<text:s/></text:p>
          </table:table-cell>
          <table:table-cell office:value-type="float" office:value="1.1593430171433448" table:style-name="ce6">
            <text:p>1.159</text:p>
          </table:table-cell>
          <table:table-cell office:value-type="float" office:value="108067.00000000007" table:style-name="ce5">
            <text:p><text:s/>108,0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8067.00000000007" table:style-name="ce5">
            <text:p><text:s/>108,067<text:s/></text:p>
          </table:table-cell>
          <table:table-cell office:value-type="float" office:value="1.0223842616154806" table:style-name="ce6">
            <text:p>1.022</text:p>
          </table:table-cell>
          <table:table-cell office:value-type="float" office:value="110486.00000000022" table:style-name="ce5">
            <text:p><text:s/>110,486<text:s/></text:p>
          </table:table-cell>
          <table:table-cell office:value-type="float" office:value="1.130749597234034" table:style-name="ce6">
            <text:p>1.131</text:p>
          </table:table-cell>
          <table:table-cell office:value-type="float" office:value="124931.99999999972" table:style-name="ce5">
            <text:p><text:s/>124,93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4931.99999999972" table:style-name="ce5">
            <text:p><text:s/>124,932<text:s/></text:p>
          </table:table-cell>
          <table:table-cell office:value-type="float" office:value="0.93538084718087" table:style-name="ce6">
            <text:p>0.935</text:p>
          </table:table-cell>
          <table:table-cell office:value-type="float" office:value="116859.0000000002" table:style-name="ce5">
            <text:p><text:s/>116,859<text:s/></text:p>
          </table:table-cell>
          <table:table-cell office:value-type="float" office:value="1.0493843007385004" table:style-name="ce6">
            <text:p>1.049</text:p>
          </table:table-cell>
          <table:table-cell office:value-type="float" office:value="122630.00000000064" table:style-name="ce5">
            <text:p><text:s/>122,6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2630.00000000064" table:style-name="ce5">
            <text:p><text:s/>122,630<text:s/></text:p>
          </table:table-cell>
          <table:table-cell office:value-type="float" office:value="0.96977901003016886" table:style-name="ce6">
            <text:p>0.970</text:p>
          </table:table-cell>
          <table:table-cell office:value-type="float" office:value="118924.00000000023" table:style-name="ce5">
            <text:p><text:s/>118,924<text:s/></text:p>
          </table:table-cell>
          <table:table-cell office:value-type="float" office:value="1.0748797551377347" table:style-name="ce6">
            <text:p>1.075</text:p>
          </table:table-cell>
          <table:table-cell office:value-type="float" office:value="127829.00000000022" table:style-name="ce5">
            <text:p><text:s/>127,8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7829.00000000022" table:style-name="ce5">
            <text:p><text:s/>127,829<text:s/></text:p>
          </table:table-cell>
          <table:table-cell office:value-type="float" office:value="1.0412582434345861" table:style-name="ce6">
            <text:p>1.041</text:p>
          </table:table-cell>
          <table:table-cell office:value-type="float" office:value="133102.99999999991" table:style-name="ce5">
            <text:p><text:s/>133,103<text:s/></text:p>
          </table:table-cell>
          <table:table-cell office:value-type="float" office:value="1.0334402680630743" table:style-name="ce6">
            <text:p>1.033</text:p>
          </table:table-cell>
          <table:table-cell office:value-type="float" office:value="137553.9999999993" table:style-name="ce5">
            <text:p><text:s/>137,5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7553.9999999993" table:style-name="ce5">
            <text:p><text:s/>137,554<text:s/></text:p>
          </table:table-cell>
          <table:table-cell office:value-type="float" office:value="1.0510999316632093" table:style-name="ce6">
            <text:p>1.051</text:p>
          </table:table-cell>
          <table:table-cell office:value-type="float" office:value="144583.00000000035" table:style-name="ce5">
            <text:p><text:s/>144,583<text:s/></text:p>
          </table:table-cell>
          <table:table-cell office:value-type="float" office:value="1.005187331843989" table:style-name="ce6">
            <text:p>1.005</text:p>
          </table:table-cell>
          <table:table-cell office:value-type="float" office:value="145332.9999999998" table:style-name="ce5">
            <text:p><text:s/>145,33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0442.02800000073" table:style-name="ce5">
            <text:p><text:s/>110,4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0442.02800000073" table:style-name="ce5">
            <text:p><text:s/>110,442<text:s/></text:p>
          </table:table-cell>
          <table:table-cell office:value-type="float" office:value="1.0387416102138209" table:style-name="ce6">
            <text:p>1.039</text:p>
          </table:table-cell>
          <table:table-cell office:value-type="float" office:value="114720.73000000065" table:style-name="ce5">
            <text:p><text:s/>114,721<text:s/></text:p>
          </table:table-cell>
          <table:table-cell office:value-type="float" office:value="1.1013603034081092" table:style-name="ce6">
            <text:p>1.101</text:p>
          </table:table-cell>
          <table:table-cell office:value-type="float" office:value="126348.8580000005" table:style-name="ce5">
            <text:p><text:s/>126,34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6348.8580000005" table:style-name="ce5">
            <text:p><text:s/>126,349<text:s/></text:p>
          </table:table-cell>
          <table:table-cell office:value-type="float" office:value="1.0229306069390751" table:style-name="ce6">
            <text:p>1.023</text:p>
          </table:table-cell>
          <table:table-cell office:value-type="float" office:value="129246.11399999954" table:style-name="ce5">
            <text:p><text:s/>129,246<text:s/></text:p>
          </table:table-cell>
          <table:table-cell office:value-type="float" office:value="1.1359542539128153" table:style-name="ce6">
            <text:p>1.136</text:p>
          </table:table-cell>
          <table:table-cell office:value-type="float" office:value="146817.67300000016" table:style-name="ce5">
            <text:p><text:s/>146,8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6817.67300000016" table:style-name="ce5">
            <text:p><text:s/>146,818<text:s/></text:p>
          </table:table-cell>
          <table:table-cell office:value-type="float" office:value="1.0492890048734036" table:style-name="ce6">
            <text:p>1.049</text:p>
          </table:table-cell>
          <table:table-cell office:value-type="float" office:value="154054.16999999894" table:style-name="ce5">
            <text:p><text:s/>154,054<text:s/></text:p>
          </table:table-cell>
          <table:table-cell office:value-type="float" office:value="1.076061758016686" table:style-name="ce6">
            <text:p>1.076</text:p>
          </table:table-cell>
          <table:table-cell office:value-type="float" office:value="165771.80100000027" table:style-name="ce5">
            <text:p><text:s/>165,7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5771.80100000027" table:style-name="ce5">
            <text:p><text:s/>165,772<text:s/></text:p>
          </table:table-cell>
          <table:table-cell office:value-type="float" office:value="1.0184110505018873" table:style-name="ce6">
            <text:p>1.018</text:p>
          </table:table-cell>
          <table:table-cell office:value-type="float" office:value="168823.83400000009" table:style-name="ce5">
            <text:p><text:s/>168,824<text:s/></text:p>
          </table:table-cell>
          <table:table-cell office:value-type="float" office:value="1.0427784621927263" table:style-name="ce6">
            <text:p>1.043</text:p>
          </table:table-cell>
          <table:table-cell office:value-type="float" office:value="176045.85800000018" table:style-name="ce5">
            <text:p><text:s/>176,0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6045.85800000018" table:style-name="ce5">
            <text:p><text:s/>176,046<text:s/></text:p>
          </table:table-cell>
          <table:table-cell office:value-type="float" office:value="1.0586644986557914" table:style-name="ce6">
            <text:p>1.059</text:p>
          </table:table-cell>
          <table:table-cell office:value-type="float" office:value="186373.49999999884" table:style-name="ce5">
            <text:p><text:s/>186,373<text:s/></text:p>
          </table:table-cell>
          <table:table-cell office:value-type="float" office:value="1.0669057296235893" table:style-name="ce6">
            <text:p>1.067</text:p>
          </table:table-cell>
          <table:table-cell office:value-type="float" office:value="198842.9550000008" table:style-name="ce5">
            <text:p><text:s/>198,8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8842.9550000008" table:style-name="ce5">
            <text:p><text:s/>198,843<text:s/></text:p>
          </table:table-cell>
          <table:table-cell office:value-type="float" office:value="1.0925908187192246" table:style-name="ce6">
            <text:p>1.093</text:p>
          </table:table-cell>
          <table:table-cell office:value-type="float" office:value="217253.98700000078" table:style-name="ce5">
            <text:p><text:s/>217,254<text:s/></text:p>
          </table:table-cell>
          <table:table-cell office:value-type="float" office:value="1.0399022964766262" table:style-name="ce6">
            <text:p>1.040</text:p>
          </table:table-cell>
          <table:table-cell office:value-type="float" office:value="225922.92000000394" table:style-name="ce5">
            <text:p><text:s/>225,9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5922.92000000394" table:style-name="ce5">
            <text:p><text:s/>225,923<text:s/></text:p>
          </table:table-cell>
          <table:table-cell office:value-type="float" office:value="1.0041747335772615" table:style-name="ce6">
            <text:p>1.004</text:p>
          </table:table-cell>
          <table:table-cell office:value-type="float" office:value="226866.08800000092" table:style-name="ce5">
            <text:p><text:s/>226,866<text:s/></text:p>
          </table:table-cell>
          <table:table-cell office:value-type="float" office:value="1.0634196416345798" table:style-name="ce6">
            <text:p>1.063</text:p>
          </table:table-cell>
          <table:table-cell office:value-type="float" office:value="241253.85400000002" table:style-name="ce5">
            <text:p><text:s/>241,2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1253.85400000002" table:style-name="ce5">
            <text:p><text:s/>241,254<text:s/></text:p>
          </table:table-cell>
          <table:table-cell office:value-type="float" office:value="1.044318304651825" table:style-name="ce6">
            <text:p>1.044</text:p>
          </table:table-cell>
          <table:table-cell office:value-type="float" office:value="251945.81579999893" table:style-name="ce5">
            <text:p><text:s/>251,946<text:s/></text:p>
          </table:table-cell>
          <table:table-cell office:value-type="float" office:value="0.99715488110916684" table:style-name="ce6">
            <text:p>0.997</text:p>
          </table:table-cell>
          <table:table-cell office:value-type="float" office:value="251228.99999999997" table:style-name="ce5">
            <text:p><text:s/>251,2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1228.99999999997" table:style-name="ce5">
            <text:p><text:s/>251,229<text:s/></text:p>
          </table:table-cell>
          <table:table-cell office:value-type="float" office:value="1.0636471108032901" table:style-name="ce6">
            <text:p>1.064</text:p>
          </table:table-cell>
          <table:table-cell office:value-type="float" office:value="267218.99999999977" table:style-name="ce5">
            <text:p><text:s/>267,219<text:s/></text:p>
          </table:table-cell>
          <table:table-cell office:value-type="float" office:value="1.039278644108391" table:style-name="ce6">
            <text:p>1.039</text:p>
          </table:table-cell>
          <table:table-cell office:value-type="float" office:value="277714.99999999988" table:style-name="ce5">
            <text:p><text:s/>277,71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77714.99999999988" table:style-name="ce5">
            <text:p><text:s/>277,715<text:s/></text:p>
          </table:table-cell>
          <table:table-cell office:value-type="float" office:value="1.0838233440757621" table:style-name="ce6">
            <text:p>1.084</text:p>
          </table:table-cell>
          <table:table-cell office:value-type="float" office:value="300994.00000000012" table:style-name="ce5">
            <text:p><text:s/>300,994<text:s/></text:p>
          </table:table-cell>
          <table:table-cell office:value-type="float" office:value="1.0018505352266154" table:style-name="ce6">
            <text:p>1.002</text:p>
          </table:table-cell>
          <table:table-cell office:value-type="float" office:value="301551" table:style-name="ce5">
            <text:p><text:s/>301,55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01551" table:style-name="ce5">
            <text:p><text:s/>301,551<text:s/></text:p>
          </table:table-cell>
          <table:table-cell office:value-type="float" office:value="1.0385075824653205" table:style-name="ce6">
            <text:p>1.039</text:p>
          </table:table-cell>
          <table:table-cell office:value-type="float" office:value="313162.99999999988" table:style-name="ce5">
            <text:p><text:s/>313,163<text:s/></text:p>
          </table:table-cell>
          <table:table-cell office:value-type="float" office:value="1.0287709595322563" table:style-name="ce6">
            <text:p>1.029</text:p>
          </table:table-cell>
          <table:table-cell office:value-type="float" office:value="322172.99999999983" table:style-name="ce5">
            <text:p><text:s/>322,1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2172.99999999983" table:style-name="ce5">
            <text:p><text:s/>322,173<text:s/></text:p>
          </table:table-cell>
          <table:table-cell office:value-type="float" office:value="1.0447896006183013" table:style-name="ce6">
            <text:p>1.045</text:p>
          </table:table-cell>
          <table:table-cell office:value-type="float" office:value="336602.99999999977" table:style-name="ce5">
            <text:p><text:s/>336,603<text:s/></text:p>
          </table:table-cell>
          <table:table-cell office:value-type="float" office:value="1.0206147895295063" table:style-name="ce6">
            <text:p>1.021</text:p>
          </table:table-cell>
          <table:table-cell office:value-type="float" office:value="343542.00000000017" table:style-name="ce5">
            <text:p><text:s/>343,54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3542.00000000017" table:style-name="ce5">
            <text:p><text:s/>343,542<text:s/></text:p>
          </table:table-cell>
          <table:table-cell office:value-type="float" office:value="0.98056423959806915" table:style-name="ce6">
            <text:p>0.981</text:p>
          </table:table-cell>
          <table:table-cell office:value-type="float" office:value="336865.00000000006" table:style-name="ce5">
            <text:p><text:s/>336,865<text:s/></text:p>
          </table:table-cell>
          <table:table-cell office:value-type="float" office:value="1.0403752244964595" table:style-name="ce6">
            <text:p>1.040</text:p>
          </table:table-cell>
          <table:table-cell office:value-type="float" office:value="350465.99999999988" table:style-name="ce5">
            <text:p><text:s/>350,4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0465.99999999988" table:style-name="ce5">
            <text:p><text:s/>350,466<text:s/></text:p>
          </table:table-cell>
          <table:table-cell office:value-type="float" office:value="0.97995240622485458" table:style-name="ce6">
            <text:p>0.980</text:p>
          </table:table-cell>
          <table:table-cell office:value-type="float" office:value="343439.99999999977" table:style-name="ce5">
            <text:p><text:s/>343,440<text:s/></text:p>
          </table:table-cell>
          <table:table-cell office:value-type="float" office:value="1.0323899371069192" table:style-name="ce6">
            <text:p>1.032</text:p>
          </table:table-cell>
          <table:table-cell office:value-type="float" office:value="354564.00000000006" table:style-name="ce5">
            <text:p><text:s/>354,5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4564.00000000006" table:style-name="ce5">
            <text:p><text:s/>354,564<text:s/></text:p>
          </table:table-cell>
          <table:table-cell office:value-type="float" office:value="1.0128975304881476" table:style-name="ce6">
            <text:p>1.013</text:p>
          </table:table-cell>
          <table:table-cell office:value-type="float" office:value="359136.99999999965" table:style-name="ce5">
            <text:p><text:s/>359,137<text:s/></text:p>
          </table:table-cell>
          <table:table-cell office:value-type="float" office:value="1.0419004446771021" table:style-name="ce6">
            <text:p>1.042</text:p>
          </table:table-cell>
          <table:table-cell office:value-type="float" office:value="374185.00000000006" table:style-name="ce5">
            <text:p><text:s/>374,1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4185.00000000006" table:style-name="ce5">
            <text:p><text:s/>374,185<text:s/></text:p>
          </table:table-cell>
          <table:table-cell office:value-type="float" office:value="1.0244878870077625" table:style-name="ce6">
            <text:p>1.024</text:p>
          </table:table-cell>
          <table:table-cell office:value-type="float" office:value="383347.99999999971" table:style-name="ce5">
            <text:p><text:s/>383,348<text:s/></text:p>
          </table:table-cell>
          <table:table-cell office:value-type="float" office:value="1.0331761219570739" table:style-name="ce6">
            <text:p>1.033</text:p>
          </table:table-cell>
          <table:table-cell office:value-type="float" office:value="396066" table:style-name="ce5">
            <text:p><text:s/>396,0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275.502999999786" table:style-name="ce5">
            <text:p><text:s/>56,27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6275.502999999786" table:style-name="ce5">
            <text:p><text:s/>56,276<text:s/></text:p>
          </table:table-cell>
          <table:table-cell office:value-type="float" office:value="1.0542732421245415" table:style-name="ce6">
            <text:p>1.054</text:p>
          </table:table-cell>
          <table:table-cell office:value-type="float" office:value="59329.756999999139" table:style-name="ce5">
            <text:p><text:s/>59,330<text:s/></text:p>
          </table:table-cell>
          <table:table-cell office:value-type="float" office:value="1.1094869645261078" table:style-name="ce6">
            <text:p>1.109</text:p>
          </table:table-cell>
          <table:table-cell office:value-type="float" office:value="65825.592000000644" table:style-name="ce5">
            <text:p><text:s/>65,82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5825.592000000644" table:style-name="ce5">
            <text:p><text:s/>65,826<text:s/></text:p>
          </table:table-cell>
          <table:table-cell office:value-type="float" office:value="1.0044302829817167" table:style-name="ce6">
            <text:p>1.004</text:p>
          </table:table-cell>
          <table:table-cell office:value-type="float" office:value="66117.217999999673" table:style-name="ce5">
            <text:p><text:s/>66,117<text:s/></text:p>
          </table:table-cell>
          <table:table-cell office:value-type="float" office:value="1.0810351397422664" table:style-name="ce6">
            <text:p>1.081</text:p>
          </table:table-cell>
          <table:table-cell office:value-type="float" office:value="71475.035999999542" table:style-name="ce5">
            <text:p><text:s/>71,4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475.035999999542" table:style-name="ce5">
            <text:p><text:s/>71,475<text:s/></text:p>
          </table:table-cell>
          <table:table-cell office:value-type="float" office:value="1.0402166988765269" table:style-name="ce6">
            <text:p>1.040</text:p>
          </table:table-cell>
          <table:table-cell office:value-type="float" office:value="74349.526000000449" table:style-name="ce5">
            <text:p><text:s/>74,350<text:s/></text:p>
          </table:table-cell>
          <table:table-cell office:value-type="float" office:value="1.0993906807153004" table:style-name="ce6">
            <text:p>1.099</text:p>
          </table:table-cell>
          <table:table-cell office:value-type="float" office:value="81739.176000000414" table:style-name="ce5">
            <text:p><text:s/>81,73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1739.176000000414" table:style-name="ce5">
            <text:p><text:s/>81,739<text:s/></text:p>
          </table:table-cell>
          <table:table-cell office:value-type="float" office:value="1.0294834633517596" table:style-name="ce6">
            <text:p>1.029</text:p>
          </table:table-cell>
          <table:table-cell office:value-type="float" office:value="84149.129999999452" table:style-name="ce5">
            <text:p><text:s/>84,149<text:s/></text:p>
          </table:table-cell>
          <table:table-cell office:value-type="float" office:value="1.0346472268935025" table:style-name="ce6">
            <text:p>1.035</text:p>
          </table:table-cell>
          <table:table-cell office:value-type="float" office:value="87064.664000000281" table:style-name="ce5">
            <text:p><text:s/>87,0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7064.664000000281" table:style-name="ce5">
            <text:p><text:s/>87,065<text:s/></text:p>
          </table:table-cell>
          <table:table-cell office:value-type="float" office:value="1.0529956332226713" table:style-name="ce6">
            <text:p>1.053</text:p>
          </table:table-cell>
          <table:table-cell office:value-type="float" office:value="91678.710999999399" table:style-name="ce5">
            <text:p><text:s/>91,679<text:s/></text:p>
          </table:table-cell>
          <table:table-cell office:value-type="float" office:value="1.0523782560599129" table:style-name="ce6">
            <text:p>1.052</text:p>
          </table:table-cell>
          <table:table-cell office:value-type="float" office:value="96480.682000000117" table:style-name="ce5">
            <text:p><text:s/>96,4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480.682000000117" table:style-name="ce5">
            <text:p><text:s/>96,481<text:s/></text:p>
          </table:table-cell>
          <table:table-cell office:value-type="float" office:value="1.0871868629618409" table:style-name="ce6">
            <text:p>1.087</text:p>
          </table:table-cell>
          <table:table-cell office:value-type="float" office:value="104892.52999999908" table:style-name="ce5">
            <text:p><text:s/>104,893<text:s/></text:p>
          </table:table-cell>
          <table:table-cell office:value-type="float" office:value="1.0609779838469009" table:style-name="ce6">
            <text:p>1.061</text:p>
          </table:table-cell>
          <table:table-cell office:value-type="float" office:value="111288.66499999959" table:style-name="ce5">
            <text:p><text:s/>111,2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1288.66499999959" table:style-name="ce5">
            <text:p><text:s/>111,289<text:s/></text:p>
          </table:table-cell>
          <table:table-cell office:value-type="float" office:value="1.0083524768672598" table:style-name="ce6">
            <text:p>1.008</text:p>
          </table:table-cell>
          <table:table-cell office:value-type="float" office:value="112218.20100000031" table:style-name="ce5">
            <text:p><text:s/>112,218<text:s/></text:p>
          </table:table-cell>
          <table:table-cell office:value-type="float" office:value="1.0611546606419058" table:style-name="ce6">
            <text:p>1.061</text:p>
          </table:table-cell>
          <table:table-cell office:value-type="float" office:value="119080.86700000051" table:style-name="ce5">
            <text:p><text:s/>119,0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9080.86700000051" table:style-name="ce5">
            <text:p><text:s/>119,081<text:s/></text:p>
          </table:table-cell>
          <table:table-cell office:value-type="float" office:value="1.0348929244863447" table:style-name="ce6">
            <text:p>1.035</text:p>
          </table:table-cell>
          <table:table-cell office:value-type="float" office:value="123235.94669999997" table:style-name="ce5">
            <text:p><text:s/>123,236<text:s/></text:p>
          </table:table-cell>
          <table:table-cell office:value-type="float" office:value="1.0117745944982441" table:style-name="ce6">
            <text:p>1.012</text:p>
          </table:table-cell>
          <table:table-cell office:value-type="float" office:value="124686.99999999969" table:style-name="ce5">
            <text:p><text:s/>124,68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686.99999999969" table:style-name="ce5">
            <text:p><text:s/>124,687<text:s/></text:p>
          </table:table-cell>
          <table:table-cell office:value-type="float" office:value="1.0623481196917066" table:style-name="ce6">
            <text:p>1.062</text:p>
          </table:table-cell>
          <table:table-cell office:value-type="float" office:value="132460.99999999951" table:style-name="ce5">
            <text:p><text:s/>132,461<text:s/></text:p>
          </table:table-cell>
          <table:table-cell office:value-type="float" office:value="1.0622673843621995" table:style-name="ce6">
            <text:p>1.062</text:p>
          </table:table-cell>
          <table:table-cell office:value-type="float" office:value="140709.00000000079" table:style-name="ce5">
            <text:p><text:s/>140,7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0709.00000000079" table:style-name="ce5">
            <text:p><text:s/>140,709<text:s/></text:p>
          </table:table-cell>
          <table:table-cell office:value-type="float" office:value="1.0972858878962874" table:style-name="ce6">
            <text:p>1.097</text:p>
          </table:table-cell>
          <table:table-cell office:value-type="float" office:value="154397.99999999956" table:style-name="ce5">
            <text:p><text:s/>154,398<text:s/></text:p>
          </table:table-cell>
          <table:table-cell office:value-type="float" office:value="0.9915931553517574" table:style-name="ce6">
            <text:p>0.992</text:p>
          </table:table-cell>
          <table:table-cell office:value-type="float" office:value="153100.0000000002" table:style-name="ce5">
            <text:p><text:s/>153,1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3100.0000000002" table:style-name="ce5">
            <text:p><text:s/>153,100<text:s/></text:p>
          </table:table-cell>
          <table:table-cell office:value-type="float" office:value="1.036995427824954" table:style-name="ce6">
            <text:p>1.037</text:p>
          </table:table-cell>
          <table:table-cell office:value-type="float" office:value="158764.00000000067" table:style-name="ce5">
            <text:p><text:s/>158,764<text:s/></text:p>
          </table:table-cell>
          <table:table-cell office:value-type="float" office:value="1.0371620770451744" table:style-name="ce6">
            <text:p>1.037</text:p>
          </table:table-cell>
          <table:table-cell office:value-type="float" office:value="164664.00000000076" table:style-name="ce5">
            <text:p><text:s/>164,6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4664.00000000076" table:style-name="ce5">
            <text:p><text:s/>164,664<text:s/></text:p>
          </table:table-cell>
          <table:table-cell office:value-type="float" office:value="1.0373001991935018" table:style-name="ce6">
            <text:p>1.037</text:p>
          </table:table-cell>
          <table:table-cell office:value-type="float" office:value="170805.99999999956" table:style-name="ce5">
            <text:p><text:s/>170,806<text:s/></text:p>
          </table:table-cell>
          <table:table-cell office:value-type="float" office:value="1.0241560600915744" table:style-name="ce6">
            <text:p>1.024</text:p>
          </table:table-cell>
          <table:table-cell office:value-type="float" office:value="174932.00000000105" table:style-name="ce5">
            <text:p><text:s/>174,93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4932.00000000105" table:style-name="ce5">
            <text:p><text:s/>174,932<text:s/></text:p>
          </table:table-cell>
          <table:table-cell office:value-type="float" office:value="0.97093727848535138" table:style-name="ce6">
            <text:p>0.971</text:p>
          </table:table-cell>
          <table:table-cell office:value-type="float" office:value="169848.00000000049" table:style-name="ce5">
            <text:p><text:s/>169,848<text:s/></text:p>
          </table:table-cell>
          <table:table-cell office:value-type="float" office:value="1.0271654655927651" table:style-name="ce6">
            <text:p>1.027</text:p>
          </table:table-cell>
          <table:table-cell office:value-type="float" office:value="174462.00000000049" table:style-name="ce5">
            <text:p><text:s/>174,46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4462.00000000049" table:style-name="ce5">
            <text:p><text:s/>174,462<text:s/></text:p>
          </table:table-cell>
          <table:table-cell office:value-type="float" office:value="0.9802421157615937" table:style-name="ce6">
            <text:p>0.980</text:p>
          </table:table-cell>
          <table:table-cell office:value-type="float" office:value="171014.99999999962" table:style-name="ce5">
            <text:p><text:s/>171,015<text:s/></text:p>
          </table:table-cell>
          <table:table-cell office:value-type="float" office:value="1.026424582638954" table:style-name="ce6">
            <text:p>1.026</text:p>
          </table:table-cell>
          <table:table-cell office:value-type="float" office:value="175534.00000000035" table:style-name="ce5">
            <text:p><text:s/>175,5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5534.00000000035" table:style-name="ce5">
            <text:p><text:s/>175,534<text:s/></text:p>
          </table:table-cell>
          <table:table-cell office:value-type="float" office:value="1.01180398099513" table:style-name="ce6">
            <text:p>1.012</text:p>
          </table:table-cell>
          <table:table-cell office:value-type="float" office:value="177605.99999999951" table:style-name="ce5">
            <text:p><text:s/>177,606<text:s/></text:p>
          </table:table-cell>
          <table:table-cell office:value-type="float" office:value="1.0116550116550163" table:style-name="ce6">
            <text:p>1.012</text:p>
          </table:table-cell>
          <table:table-cell office:value-type="float" office:value="179676.00000000035" table:style-name="ce5">
            <text:p><text:s/>179,6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9676.00000000035" table:style-name="ce5">
            <text:p><text:s/>179,676<text:s/></text:p>
          </table:table-cell>
          <table:table-cell office:value-type="float" office:value="1.0312228678287589" table:style-name="ce6">
            <text:p>1.031</text:p>
          </table:table-cell>
          <table:table-cell office:value-type="float" office:value="185286.00000000044" table:style-name="ce5">
            <text:p><text:s/>185,286<text:s/></text:p>
          </table:table-cell>
          <table:table-cell office:value-type="float" office:value="1.0252960288418929" table:style-name="ce6">
            <text:p>1.025</text:p>
          </table:table-cell>
          <table:table-cell office:value-type="float" office:value="189972.99999999939" table:style-name="ce5">
            <text:p><text:s/>189,9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166.525000000947" table:style-name="ce5">
            <text:p><text:s/>54,16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166.525000000947" table:style-name="ce5">
            <text:p><text:s/>54,167<text:s/></text:p>
          </table:table-cell>
          <table:table-cell office:value-type="float" office:value="1.0226052529675949" table:style-name="ce6">
            <text:p>1.023</text:p>
          </table:table-cell>
          <table:table-cell office:value-type="float" office:value="55390.973000001519" table:style-name="ce5">
            <text:p><text:s/>55,391<text:s/></text:p>
          </table:table-cell>
          <table:table-cell office:value-type="float" office:value="1.0926557654078075" table:style-name="ce6">
            <text:p>1.093</text:p>
          </table:table-cell>
          <table:table-cell office:value-type="float" office:value="60523.265999999865" table:style-name="ce5">
            <text:p><text:s/>60,5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0523.265999999865" table:style-name="ce5">
            <text:p><text:s/>60,523<text:s/></text:p>
          </table:table-cell>
          <table:table-cell office:value-type="float" office:value="1.0430517084124313" table:style-name="ce6">
            <text:p>1.043</text:p>
          </table:table-cell>
          <table:table-cell office:value-type="float" office:value="63128.89599999987" table:style-name="ce5">
            <text:p><text:s/>63,129<text:s/></text:p>
          </table:table-cell>
          <table:table-cell office:value-type="float" office:value="1.1934730650129026" table:style-name="ce6">
            <text:p>1.193</text:p>
          </table:table-cell>
          <table:table-cell office:value-type="float" office:value="75342.637000000614" table:style-name="ce5">
            <text:p><text:s/>75,3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5342.637000000614" table:style-name="ce5">
            <text:p><text:s/>75,343<text:s/></text:p>
          </table:table-cell>
          <table:table-cell office:value-type="float" office:value="1.0578955976812683" table:style-name="ce6">
            <text:p>1.058</text:p>
          </table:table-cell>
          <table:table-cell office:value-type="float" office:value="79704.643999998487" table:style-name="ce5">
            <text:p><text:s/>79,705<text:s/></text:p>
          </table:table-cell>
          <table:table-cell office:value-type="float" office:value="1.0543002362572682" table:style-name="ce6">
            <text:p>1.054</text:p>
          </table:table-cell>
          <table:table-cell office:value-type="float" office:value="84032.624999999869" table:style-name="ce5">
            <text:p><text:s/>84,0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4032.624999999869" table:style-name="ce5">
            <text:p><text:s/>84,033<text:s/></text:p>
          </table:table-cell>
          <table:table-cell office:value-type="float" office:value="1.0076408299752719" table:style-name="ce6">
            <text:p>1.008</text:p>
          </table:table-cell>
          <table:table-cell office:value-type="float" office:value="84674.704000000638" table:style-name="ce5">
            <text:p><text:s/>84,675<text:s/></text:p>
          </table:table-cell>
          <table:table-cell office:value-type="float" office:value="1.0508592270957242" table:style-name="ce6">
            <text:p>1.051</text:p>
          </table:table-cell>
          <table:table-cell office:value-type="float" office:value="88981.193999999901" table:style-name="ce5">
            <text:p><text:s/>88,9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981.193999999901" table:style-name="ce5">
            <text:p><text:s/>88,981<text:s/></text:p>
          </table:table-cell>
          <table:table-cell office:value-type="float" office:value="1.0642112646858788" table:style-name="ce6">
            <text:p>1.064</text:p>
          </table:table-cell>
          <table:table-cell office:value-type="float" office:value="94694.788999999437" table:style-name="ce5">
            <text:p><text:s/>94,695<text:s/></text:p>
          </table:table-cell>
          <table:table-cell office:value-type="float" office:value="1.0809704956415425" table:style-name="ce6">
            <text:p>1.081</text:p>
          </table:table-cell>
          <table:table-cell office:value-type="float" office:value="102362.27300000067" table:style-name="ce5">
            <text:p><text:s/>102,3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362.27300000067" table:style-name="ce5">
            <text:p><text:s/>102,362<text:s/></text:p>
          </table:table-cell>
          <table:table-cell office:value-type="float" office:value="1.0976842708446009" table:style-name="ce6">
            <text:p>1.098</text:p>
          </table:table-cell>
          <table:table-cell office:value-type="float" office:value="112361.45700000171" table:style-name="ce5">
            <text:p><text:s/>112,361<text:s/></text:p>
          </table:table-cell>
          <table:table-cell office:value-type="float" office:value="1.0202275589929615" table:style-name="ce6">
            <text:p>1.020</text:p>
          </table:table-cell>
          <table:table-cell office:value-type="float" office:value="114634.25500000436" table:style-name="ce5">
            <text:p><text:s/>114,6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4634.25500000436" table:style-name="ce5">
            <text:p><text:s/>114,634<text:s/></text:p>
          </table:table-cell>
          <table:table-cell office:value-type="float" office:value="1.0001189173340574" table:style-name="ce6">
            <text:p>1.000</text:p>
          </table:table-cell>
          <table:table-cell office:value-type="float" office:value="114647.88700000061" table:style-name="ce5">
            <text:p><text:s/>114,648<text:s/></text:p>
          </table:table-cell>
          <table:table-cell office:value-type="float" office:value="1.0656366218070716" table:style-name="ce6">
            <text:p>1.066</text:p>
          </table:table-cell>
          <table:table-cell office:value-type="float" office:value="122172.98699999953" table:style-name="ce5">
            <text:p><text:s/>122,1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2172.98699999953" table:style-name="ce5">
            <text:p><text:s/>122,173<text:s/></text:p>
          </table:table-cell>
          <table:table-cell office:value-type="float" office:value="1.0535051344860666" table:style-name="ce6">
            <text:p>1.054</text:p>
          </table:table-cell>
          <table:table-cell office:value-type="float" office:value="128709.86909999896" table:style-name="ce5">
            <text:p><text:s/>128,710<text:s/></text:p>
          </table:table-cell>
          <table:table-cell office:value-type="float" office:value="0.98315693182537234" table:style-name="ce6">
            <text:p>0.983</text:p>
          </table:table-cell>
          <table:table-cell office:value-type="float" office:value="126542.00000000028" table:style-name="ce5">
            <text:p><text:s/>126,5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6542.00000000028" table:style-name="ce5">
            <text:p><text:s/>126,542<text:s/></text:p>
          </table:table-cell>
          <table:table-cell office:value-type="float" office:value="1.064927059790425" table:style-name="ce6">
            <text:p>1.065</text:p>
          </table:table-cell>
          <table:table-cell office:value-type="float" office:value="134758.00000000023" table:style-name="ce5">
            <text:p><text:s/>134,758<text:s/></text:p>
          </table:table-cell>
          <table:table-cell office:value-type="float" office:value="1.016681755443082" table:style-name="ce6">
            <text:p>1.017</text:p>
          </table:table-cell>
          <table:table-cell office:value-type="float" office:value="137005.9999999991" table:style-name="ce5">
            <text:p><text:s/>137,00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7005.9999999991" table:style-name="ce5">
            <text:p><text:s/>137,006<text:s/></text:p>
          </table:table-cell>
          <table:table-cell office:value-type="float" office:value="1.0699969344408387" table:style-name="ce6">
            <text:p>1.070</text:p>
          </table:table-cell>
          <table:table-cell office:value-type="float" office:value="146596.00000000055" table:style-name="ce5">
            <text:p><text:s/>146,596<text:s/></text:p>
          </table:table-cell>
          <table:table-cell office:value-type="float" office:value="1.0126538241152503" table:style-name="ce6">
            <text:p>1.013</text:p>
          </table:table-cell>
          <table:table-cell office:value-type="float" office:value="148450.9999999998" table:style-name="ce5">
            <text:p><text:s/>148,4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8450.9999999998" table:style-name="ce5">
            <text:p><text:s/>148,451<text:s/></text:p>
          </table:table-cell>
          <table:table-cell office:value-type="float" office:value="1.0400670928454467" table:style-name="ce6">
            <text:p>1.040</text:p>
          </table:table-cell>
          <table:table-cell office:value-type="float" office:value="154398.99999999921" table:style-name="ce5">
            <text:p><text:s/>154,399<text:s/></text:p>
          </table:table-cell>
          <table:table-cell office:value-type="float" office:value="1.0201426175039985" table:style-name="ce6">
            <text:p>1.020</text:p>
          </table:table-cell>
          <table:table-cell office:value-type="float" office:value="157508.99999999904" table:style-name="ce5">
            <text:p><text:s/>157,5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7508.99999999904" table:style-name="ce5">
            <text:p><text:s/>157,509<text:s/></text:p>
          </table:table-cell>
          <table:table-cell office:value-type="float" office:value="1.0526192154099205" table:style-name="ce6">
            <text:p>1.053</text:p>
          </table:table-cell>
          <table:table-cell office:value-type="float" office:value="165797.00000000017" table:style-name="ce5">
            <text:p><text:s/>165,797<text:s/></text:p>
          </table:table-cell>
          <table:table-cell office:value-type="float" office:value="1.0169665313606335" table:style-name="ce6">
            <text:p>1.017</text:p>
          </table:table-cell>
          <table:table-cell office:value-type="float" office:value="168609.99999999916" table:style-name="ce5">
            <text:p><text:s/>168,61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8609.99999999916" table:style-name="ce5">
            <text:p><text:s/>168,610<text:s/></text:p>
          </table:table-cell>
          <table:table-cell office:value-type="float" office:value="0.99055216179349037" table:style-name="ce6">
            <text:p>0.991</text:p>
          </table:table-cell>
          <table:table-cell office:value-type="float" office:value="167016.99999999956" table:style-name="ce5">
            <text:p><text:s/>167,017<text:s/></text:p>
          </table:table-cell>
          <table:table-cell office:value-type="float" office:value="1.0538088937054302" table:style-name="ce6">
            <text:p>1.054</text:p>
          </table:table-cell>
          <table:table-cell office:value-type="float" office:value="176003.99999999939" table:style-name="ce5">
            <text:p><text:s/>176,0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6003.99999999939" table:style-name="ce5">
            <text:p><text:s/>176,004<text:s/></text:p>
          </table:table-cell>
          <table:table-cell office:value-type="float" office:value="0.97966523488102952" table:style-name="ce6">
            <text:p>0.980</text:p>
          </table:table-cell>
          <table:table-cell office:value-type="float" office:value="172425.00000000012" table:style-name="ce5">
            <text:p><text:s/>172,425<text:s/></text:p>
          </table:table-cell>
          <table:table-cell office:value-type="float" office:value="1.0383065100768427" table:style-name="ce6">
            <text:p>1.038</text:p>
          </table:table-cell>
          <table:table-cell office:value-type="float" office:value="179029.99999999974" table:style-name="ce5">
            <text:p><text:s/>179,0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9029.99999999974" table:style-name="ce5">
            <text:p><text:s/>179,030<text:s/></text:p>
          </table:table-cell>
          <table:table-cell office:value-type="float" office:value="1.013969725744291" table:style-name="ce6">
            <text:p>1.014</text:p>
          </table:table-cell>
          <table:table-cell office:value-type="float" office:value="181531.00000000012" table:style-name="ce5">
            <text:p><text:s/>181,531<text:s/></text:p>
          </table:table-cell>
          <table:table-cell office:value-type="float" office:value="1.0714919214899912" table:style-name="ce6">
            <text:p>1.071</text:p>
          </table:table-cell>
          <table:table-cell office:value-type="float" office:value="194508.99999999974" table:style-name="ce5">
            <text:p><text:s/>194,5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4508.99999999974" table:style-name="ce5">
            <text:p><text:s/>194,509<text:s/></text:p>
          </table:table-cell>
          <table:table-cell office:value-type="float" office:value="1.0182665069482624" table:style-name="ce6">
            <text:p>1.018</text:p>
          </table:table-cell>
          <table:table-cell office:value-type="float" office:value="198061.99999999927" table:style-name="ce5">
            <text:p><text:s/>198,062<text:s/></text:p>
          </table:table-cell>
          <table:table-cell office:value-type="float" office:value="1.0405479092405479" table:style-name="ce6">
            <text:p>1.041</text:p>
          </table:table-cell>
          <table:table-cell office:value-type="float" office:value="206093.00000000061" table:style-name="ce5">
            <text:p><text:s/>206,09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8121.30000000037" table:style-name="ce5">
            <text:p><text:s/>148,1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8121.30000000037" table:style-name="ce5">
            <text:p><text:s/>148,121<text:s/></text:p>
          </table:table-cell>
          <table:table-cell office:value-type="float" office:value="0.9682659955050299" table:style-name="ce6">
            <text:p>0.968</text:p>
          </table:table-cell>
          <table:table-cell office:value-type="float" office:value="143420.81799999953" table:style-name="ce5">
            <text:p><text:s/>143,421<text:s/></text:p>
          </table:table-cell>
          <table:table-cell office:value-type="float" office:value="1.1242623159491407" table:style-name="ce6">
            <text:p>1.124</text:p>
          </table:table-cell>
          <table:table-cell office:value-type="float" office:value="161242.62099999969" table:style-name="ce5">
            <text:p><text:s/>161,2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1242.62099999969" table:style-name="ce5">
            <text:p><text:s/>161,243<text:s/></text:p>
          </table:table-cell>
          <table:table-cell office:value-type="float" office:value="1.0355614226836467" table:style-name="ce6">
            <text:p>1.036</text:p>
          </table:table-cell>
          <table:table-cell office:value-type="float" office:value="166976.63799999972" table:style-name="ce5">
            <text:p><text:s/>166,977<text:s/></text:p>
          </table:table-cell>
          <table:table-cell office:value-type="float" office:value="0.98101723068588675" table:style-name="ce6">
            <text:p>0.981</text:p>
          </table:table-cell>
          <table:table-cell office:value-type="float" office:value="163806.95899999954" table:style-name="ce5">
            <text:p><text:s/>163,8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3806.95899999954" table:style-name="ce5">
            <text:p><text:s/>163,807<text:s/></text:p>
          </table:table-cell>
          <table:table-cell office:value-type="float" office:value="1.0621988959577742" table:style-name="ce6">
            <text:p>1.062</text:p>
          </table:table-cell>
          <table:table-cell office:value-type="float" office:value="173995.57099999991" table:style-name="ce5">
            <text:p><text:s/>173,996<text:s/></text:p>
          </table:table-cell>
          <table:table-cell office:value-type="float" office:value="1.1252057961866146" table:style-name="ce6">
            <text:p>1.125</text:p>
          </table:table-cell>
          <table:table-cell office:value-type="float" office:value="195780.82499999955" table:style-name="ce5">
            <text:p><text:s/>195,7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5780.82499999955" table:style-name="ce5">
            <text:p><text:s/>195,781<text:s/></text:p>
          </table:table-cell>
          <table:table-cell office:value-type="float" office:value="1.0884741802472173" table:style-name="ce6">
            <text:p>1.088</text:p>
          </table:table-cell>
          <table:table-cell office:value-type="float" office:value="213102.37299999842" table:style-name="ce5">
            <text:p><text:s/>213,102<text:s/></text:p>
          </table:table-cell>
          <table:table-cell office:value-type="float" office:value="1.0406970080994797" table:style-name="ce6">
            <text:p>1.041</text:p>
          </table:table-cell>
          <table:table-cell office:value-type="float" office:value="221775.00199999771" table:style-name="ce5">
            <text:p><text:s/>221,7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1775.00199999771" table:style-name="ce5">
            <text:p><text:s/>221,775<text:s/></text:p>
          </table:table-cell>
          <table:table-cell office:value-type="float" office:value="1.1506125609233533" table:style-name="ce6">
            <text:p>1.151</text:p>
          </table:table-cell>
          <table:table-cell office:value-type="float" office:value="255177.10299999916" table:style-name="ce5">
            <text:p><text:s/>255,177<text:s/></text:p>
          </table:table-cell>
          <table:table-cell office:value-type="float" office:value="1.0154647613504728" table:style-name="ce6">
            <text:p>1.015</text:p>
          </table:table-cell>
          <table:table-cell office:value-type="float" office:value="259123.35599999918" table:style-name="ce5">
            <text:p><text:s/>259,1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9123.35599999918" table:style-name="ce5">
            <text:p><text:s/>259,123<text:s/></text:p>
          </table:table-cell>
          <table:table-cell office:value-type="float" office:value="1.1312197577434724" table:style-name="ce6">
            <text:p>1.131</text:p>
          </table:table-cell>
          <table:table-cell office:value-type="float" office:value="293125.45999999461" table:style-name="ce5">
            <text:p><text:s/>293,125<text:s/></text:p>
          </table:table-cell>
          <table:table-cell office:value-type="float" office:value="0.93087189014561278" table:style-name="ce6">
            <text:p>0.931</text:p>
          </table:table-cell>
          <table:table-cell office:value-type="float" office:value="272862.2509999972" table:style-name="ce5">
            <text:p><text:s/>272,8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2862.2509999972" table:style-name="ce5">
            <text:p><text:s/>272,862<text:s/></text:p>
          </table:table-cell>
          <table:table-cell office:value-type="float" office:value="1.0921449592527199" table:style-name="ce6">
            <text:p>1.092</text:p>
          </table:table-cell>
          <table:table-cell office:value-type="float" office:value="298005.13199999736" table:style-name="ce5">
            <text:p><text:s/>298,005<text:s/></text:p>
          </table:table-cell>
          <table:table-cell office:value-type="float" office:value="1.024483444130766" table:style-name="ce6">
            <text:p>1.024</text:p>
          </table:table-cell>
          <table:table-cell office:value-type="float" office:value="305301.32400000084" table:style-name="ce5">
            <text:p><text:s/>305,3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5301.32400000084" table:style-name="ce5">
            <text:p><text:s/>305,301<text:s/></text:p>
          </table:table-cell>
          <table:table-cell office:value-type="float" office:value="1.0964932484210357" table:style-name="ce6">
            <text:p>1.096</text:p>
          </table:table-cell>
          <table:table-cell office:value-type="float" office:value="334760.84050000401" table:style-name="ce5">
            <text:p><text:s/>334,761<text:s/></text:p>
          </table:table-cell>
          <table:table-cell office:value-type="float" office:value="1.0834361613451489" table:style-name="ce6">
            <text:p>1.083</text:p>
          </table:table-cell>
          <table:table-cell office:value-type="float" office:value="362692" table:style-name="ce5">
            <text:p><text:s/>362,6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2692" table:style-name="ce5">
            <text:p><text:s/>362,692<text:s/></text:p>
          </table:table-cell>
          <table:table-cell office:value-type="float" office:value="1.0599792661542022" table:style-name="ce6">
            <text:p>1.060</text:p>
          </table:table-cell>
          <table:table-cell office:value-type="float" office:value="384445.99999999994" table:style-name="ce5">
            <text:p><text:s/>384,446<text:s/></text:p>
          </table:table-cell>
          <table:table-cell office:value-type="float" office:value="1.0353391633675473" table:style-name="ce6">
            <text:p>1.035</text:p>
          </table:table-cell>
          <table:table-cell office:value-type="float" office:value="398032" table:style-name="ce5">
            <text:p><text:s/>398,03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98032" table:style-name="ce5">
            <text:p><text:s/>398,032<text:s/></text:p>
          </table:table-cell>
          <table:table-cell office:value-type="float" office:value="1.0214229006713023" table:style-name="ce6">
            <text:p>1.021</text:p>
          </table:table-cell>
          <table:table-cell office:value-type="float" office:value="406558.99999999983" table:style-name="ce5">
            <text:p><text:s/>406,559<text:s/></text:p>
          </table:table-cell>
          <table:table-cell office:value-type="float" office:value="1.0500542356705922" table:style-name="ce6">
            <text:p>1.050</text:p>
          </table:table-cell>
          <table:table-cell office:value-type="float" office:value="426909.00000000006" table:style-name="ce5">
            <text:p><text:s/>426,90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6909.00000000006" table:style-name="ce5">
            <text:p><text:s/>426,909<text:s/></text:p>
          </table:table-cell>
          <table:table-cell office:value-type="float" office:value="1.0234968107957432" table:style-name="ce6">
            <text:p>1.023</text:p>
          </table:table-cell>
          <table:table-cell office:value-type="float" office:value="436940" table:style-name="ce5">
            <text:p><text:s/>436,940<text:s/></text:p>
          </table:table-cell>
          <table:table-cell office:value-type="float" office:value="1.0313063578523367" table:style-name="ce6">
            <text:p>1.031</text:p>
          </table:table-cell>
          <table:table-cell office:value-type="float" office:value="450619" table:style-name="ce5">
            <text:p><text:s/>450,6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0619" table:style-name="ce5">
            <text:p><text:s/>450,619<text:s/></text:p>
          </table:table-cell>
          <table:table-cell office:value-type="float" office:value="1.0005326007114659" table:style-name="ce6">
            <text:p>1.001</text:p>
          </table:table-cell>
          <table:table-cell office:value-type="float" office:value="450859" table:style-name="ce5">
            <text:p><text:s/>450,859<text:s/></text:p>
          </table:table-cell>
          <table:table-cell office:value-type="float" office:value="1.1220669876835108" table:style-name="ce6">
            <text:p>1.122</text:p>
          </table:table-cell>
          <table:table-cell office:value-type="float" office:value="505893.99999999994" table:style-name="ce5">
            <text:p><text:s/>505,89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05893.99999999994" table:style-name="ce5">
            <text:p><text:s/>505,894<text:s/></text:p>
          </table:table-cell>
          <table:table-cell office:value-type="float" office:value="0.99898793027788491" table:style-name="ce6">
            <text:p>0.999</text:p>
          </table:table-cell>
          <table:table-cell office:value-type="float" office:value="505382.00000000023" table:style-name="ce5">
            <text:p><text:s/>505,382<text:s/></text:p>
          </table:table-cell>
          <table:table-cell office:value-type="float" office:value="1.1369835095037015" table:style-name="ce6">
            <text:p>1.137</text:p>
          </table:table-cell>
          <table:table-cell office:value-type="float" office:value="574611" table:style-name="ce5">
            <text:p><text:s/>574,6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4611" table:style-name="ce5">
            <text:p><text:s/>574,611<text:s/></text:p>
          </table:table-cell>
          <table:table-cell office:value-type="float" office:value="0.95790021423188909" table:style-name="ce6">
            <text:p>0.958</text:p>
          </table:table-cell>
          <table:table-cell office:value-type="float" office:value="550420" table:style-name="ce5">
            <text:p><text:s/>550,420<text:s/></text:p>
          </table:table-cell>
          <table:table-cell office:value-type="float" office:value="1.1660095926746845" table:style-name="ce6">
            <text:p>1.166</text:p>
          </table:table-cell>
          <table:table-cell office:value-type="float" office:value="641794.99999999988" table:style-name="ce5">
            <text:p><text:s/>641,7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41794.99999999988" table:style-name="ce5">
            <text:p><text:s/>641,795<text:s/></text:p>
          </table:table-cell>
          <table:table-cell office:value-type="float" office:value="0.98678705817278123" table:style-name="ce6">
            <text:p>0.987</text:p>
          </table:table-cell>
          <table:table-cell office:value-type="float" office:value="633315" table:style-name="ce5">
            <text:p><text:s/>633,315<text:s/></text:p>
          </table:table-cell>
          <table:table-cell office:value-type="float" office:value="1.0218658961180456" table:style-name="ce6">
            <text:p>1.022</text:p>
          </table:table-cell>
          <table:table-cell office:value-type="float" office:value="647163" table:style-name="ce5">
            <text:p><text:s/>647,1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7163" table:style-name="ce5">
            <text:p><text:s/>647,163<text:s/></text:p>
          </table:table-cell>
          <table:table-cell office:value-type="float" office:value="1.0087690427295748" table:style-name="ce6">
            <text:p>1.009</text:p>
          </table:table-cell>
          <table:table-cell office:value-type="float" office:value="652837.99999999988" table:style-name="ce5">
            <text:p><text:s/>652,838<text:s/></text:p>
          </table:table-cell>
          <table:table-cell office:value-type="float" office:value="0.99413483896464383" table:style-name="ce6">
            <text:p>0.994</text:p>
          </table:table-cell>
          <table:table-cell office:value-type="float" office:value="649009" table:style-name="ce5">
            <text:p><text:s/>649,0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547.108999999902" table:style-name="ce5">
            <text:p><text:s/>47,54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7547.108999999902" table:style-name="ce5">
            <text:p><text:s/>47,547<text:s/></text:p>
          </table:table-cell>
          <table:table-cell office:value-type="float" office:value="0.96922666738792485" table:style-name="ce6">
            <text:p>0.969</text:p>
          </table:table-cell>
          <table:table-cell office:value-type="float" office:value="46083.926000000312" table:style-name="ce5">
            <text:p><text:s/>46,084<text:s/></text:p>
          </table:table-cell>
          <table:table-cell office:value-type="float" office:value="1.1229522632251345" table:style-name="ce6">
            <text:p>1.123</text:p>
          </table:table-cell>
          <table:table-cell office:value-type="float" office:value="51750.048999999977" table:style-name="ce5">
            <text:p><text:s/>51,75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1750.048999999977" table:style-name="ce5">
            <text:p><text:s/>51,750<text:s/></text:p>
          </table:table-cell>
          <table:table-cell office:value-type="float" office:value="1.0296069284881169" table:style-name="ce6">
            <text:p>1.030</text:p>
          </table:table-cell>
          <table:table-cell office:value-type="float" office:value="53282.208999999522" table:style-name="ce5">
            <text:p><text:s/>53,282<text:s/></text:p>
          </table:table-cell>
          <table:table-cell office:value-type="float" office:value="1.0414601429156403" table:style-name="ce6">
            <text:p>1.041</text:p>
          </table:table-cell>
          <table:table-cell office:value-type="float" office:value="55491.297000000515" table:style-name="ce5">
            <text:p><text:s/>55,4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491.297000000515" table:style-name="ce5">
            <text:p><text:s/>55,491<text:s/></text:p>
          </table:table-cell>
          <table:table-cell office:value-type="float" office:value="1.0702112621371789" table:style-name="ce6">
            <text:p>1.070</text:p>
          </table:table-cell>
          <table:table-cell office:value-type="float" office:value="59387.4109999996" table:style-name="ce5">
            <text:p><text:s/>59,387<text:s/></text:p>
          </table:table-cell>
          <table:table-cell office:value-type="float" office:value="1.0820636380326591" table:style-name="ce6">
            <text:p>1.082</text:p>
          </table:table-cell>
          <table:table-cell office:value-type="float" office:value="64260.958000000326" table:style-name="ce5">
            <text:p><text:s/>64,26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4260.958000000326" table:style-name="ce5">
            <text:p><text:s/>64,261<text:s/></text:p>
          </table:table-cell>
          <table:table-cell office:value-type="float" office:value="1.1023555079897702" table:style-name="ce6">
            <text:p>1.102</text:p>
          </table:table-cell>
          <table:table-cell office:value-type="float" office:value="70838.420999999653" table:style-name="ce5">
            <text:p><text:s/>70,838<text:s/></text:p>
          </table:table-cell>
          <table:table-cell office:value-type="float" office:value="1.0489662664841177" table:style-name="ce6">
            <text:p>1.049</text:p>
          </table:table-cell>
          <table:table-cell office:value-type="float" office:value="74307.113999999754" table:style-name="ce5">
            <text:p><text:s/>74,3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307.113999999754" table:style-name="ce5">
            <text:p><text:s/>74,307<text:s/></text:p>
          </table:table-cell>
          <table:table-cell office:value-type="float" office:value="1.1496610943603622" table:style-name="ce6">
            <text:p>1.150</text:p>
          </table:table-cell>
          <table:table-cell office:value-type="float" office:value="85427.997999999905" table:style-name="ce5">
            <text:p><text:s/>85,428<text:s/></text:p>
          </table:table-cell>
          <table:table-cell office:value-type="float" office:value="1.0411998183546405" table:style-name="ce6">
            <text:p>1.041</text:p>
          </table:table-cell>
          <table:table-cell office:value-type="float" office:value="88947.616000000504" table:style-name="ce5">
            <text:p><text:s/>88,9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947.616000000504" table:style-name="ce5">
            <text:p><text:s/>88,948<text:s/></text:p>
          </table:table-cell>
          <table:table-cell office:value-type="float" office:value="1.1290448076764541" table:style-name="ce6">
            <text:p>1.129</text:p>
          </table:table-cell>
          <table:table-cell office:value-type="float" office:value="100425.84399999966" table:style-name="ce5">
            <text:p><text:s/>100,426<text:s/></text:p>
          </table:table-cell>
          <table:table-cell office:value-type="float" office:value="1.0161026876707171" table:style-name="ce6">
            <text:p>1.016</text:p>
          </table:table-cell>
          <table:table-cell office:value-type="float" office:value="102042.96999999981" table:style-name="ce5">
            <text:p><text:s/>102,0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2042.96999999981" table:style-name="ce5">
            <text:p><text:s/>102,043<text:s/></text:p>
          </table:table-cell>
          <table:table-cell office:value-type="float" office:value="1.0982631140587196" table:style-name="ce6">
            <text:p>1.098</text:p>
          </table:table-cell>
          <table:table-cell office:value-type="float" office:value="112070.0300000003" table:style-name="ce5">
            <text:p><text:s/>112,070<text:s/></text:p>
          </table:table-cell>
          <table:table-cell office:value-type="float" office:value="1.0503080083051601" table:style-name="ce6">
            <text:p>1.050</text:p>
          </table:table-cell>
          <table:table-cell office:value-type="float" office:value="117708.04999999986" table:style-name="ce5">
            <text:p><text:s/>117,7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7708.04999999986" table:style-name="ce5">
            <text:p><text:s/>117,708<text:s/></text:p>
          </table:table-cell>
          <table:table-cell office:value-type="float" office:value="1.1017092756187874" table:style-name="ce6">
            <text:p>1.102</text:p>
          </table:table-cell>
          <table:table-cell office:value-type="float" office:value="129680.05049999985" table:style-name="ce5">
            <text:p><text:s/>129,680<text:s/></text:p>
          </table:table-cell>
          <table:table-cell office:value-type="float" office:value="1.065167691309622" table:style-name="ce6">
            <text:p>1.065</text:p>
          </table:table-cell>
          <table:table-cell office:value-type="float" office:value="138131.00000000003" table:style-name="ce5">
            <text:p><text:s/>138,1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8131.00000000003" table:style-name="ce5">
            <text:p><text:s/>138,131<text:s/></text:p>
          </table:table-cell>
          <table:table-cell office:value-type="float" office:value="1.0565622488796864" table:style-name="ce6">
            <text:p>1.057</text:p>
          </table:table-cell>
          <table:table-cell office:value-type="float" office:value="145944" table:style-name="ce5">
            <text:p><text:s/>145,944<text:s/></text:p>
          </table:table-cell>
          <table:table-cell office:value-type="float" office:value="1.0867593049388804" table:style-name="ce6">
            <text:p>1.087</text:p>
          </table:table-cell>
          <table:table-cell office:value-type="float" office:value="158605.99999999997" table:style-name="ce5">
            <text:p><text:s/>158,60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8605.99999999997" table:style-name="ce5">
            <text:p><text:s/>158,606<text:s/></text:p>
          </table:table-cell>
          <table:table-cell office:value-type="float" office:value="1.0303771610153465" table:style-name="ce6">
            <text:p>1.030</text:p>
          </table:table-cell>
          <table:table-cell office:value-type="float" office:value="163424" table:style-name="ce5">
            <text:p><text:s/>163,424<text:s/></text:p>
          </table:table-cell>
          <table:table-cell office:value-type="float" office:value="1.0194157528881926" table:style-name="ce6">
            <text:p>1.019</text:p>
          </table:table-cell>
          <table:table-cell office:value-type="float" office:value="166597" table:style-name="ce5">
            <text:p><text:s/>166,59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6597" table:style-name="ce5">
            <text:p><text:s/>166,597<text:s/></text:p>
          </table:table-cell>
          <table:table-cell office:value-type="float" office:value="1.0320233857752543" table:style-name="ce6">
            <text:p>1.032</text:p>
          </table:table-cell>
          <table:table-cell office:value-type="float" office:value="171932.00000000006" table:style-name="ce5">
            <text:p><text:s/>171,932<text:s/></text:p>
          </table:table-cell>
          <table:table-cell office:value-type="float" office:value="1.035572202963962" table:style-name="ce6">
            <text:p>1.036</text:p>
          </table:table-cell>
          <table:table-cell office:value-type="float" office:value="178048" table:style-name="ce5">
            <text:p><text:s/>178,0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8048" table:style-name="ce5">
            <text:p><text:s/>178,048<text:s/></text:p>
          </table:table-cell>
          <table:table-cell office:value-type="float" office:value="1.009997304097771" table:style-name="ce6">
            <text:p>1.010</text:p>
          </table:table-cell>
          <table:table-cell office:value-type="float" office:value="179827.99999999994" table:style-name="ce5">
            <text:p><text:s/>179,828<text:s/></text:p>
          </table:table-cell>
          <table:table-cell office:value-type="float" office:value="1.0410725804657786" table:style-name="ce6">
            <text:p>1.041</text:p>
          </table:table-cell>
          <table:table-cell office:value-type="float" office:value="187213.99999999997" table:style-name="ce5">
            <text:p><text:s/>187,2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7213.99999999997" table:style-name="ce5">
            <text:p><text:s/>187,214<text:s/></text:p>
          </table:table-cell>
          <table:table-cell office:value-type="float" office:value="1.0178298631512603" table:style-name="ce6">
            <text:p>1.018</text:p>
          </table:table-cell>
          <table:table-cell office:value-type="float" office:value="190552.00000000003" table:style-name="ce5">
            <text:p><text:s/>190,552<text:s/></text:p>
          </table:table-cell>
          <table:table-cell office:value-type="float" office:value="1.0985715185356228" table:style-name="ce6">
            <text:p>1.099</text:p>
          </table:table-cell>
          <table:table-cell office:value-type="float" office:value="209335.00000000003" table:style-name="ce5">
            <text:p><text:s/>209,3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9335.00000000003" table:style-name="ce5">
            <text:p><text:s/>209,335<text:s/></text:p>
          </table:table-cell>
          <table:table-cell office:value-type="float" office:value="0.9440466238326124" table:style-name="ce6">
            <text:p>0.944</text:p>
          </table:table-cell>
          <table:table-cell office:value-type="float" office:value="197621.99999999994" table:style-name="ce5">
            <text:p><text:s/>197,622<text:s/></text:p>
          </table:table-cell>
          <table:table-cell office:value-type="float" office:value="1.0943265425914124" table:style-name="ce6">
            <text:p>1.094</text:p>
          </table:table-cell>
          <table:table-cell office:value-type="float" office:value="216263.00000000003" table:style-name="ce5">
            <text:p><text:s/>216,2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6263.00000000003" table:style-name="ce5">
            <text:p><text:s/>216,263<text:s/></text:p>
          </table:table-cell>
          <table:table-cell office:value-type="float" office:value="0.98334435386543217" table:style-name="ce6">
            <text:p>0.983</text:p>
          </table:table-cell>
          <table:table-cell office:value-type="float" office:value="212661" table:style-name="ce5">
            <text:p><text:s/>212,661<text:s/></text:p>
          </table:table-cell>
          <table:table-cell office:value-type="float" office:value="1.0236949887379443" table:style-name="ce6">
            <text:p>1.024</text:p>
          </table:table-cell>
          <table:table-cell office:value-type="float" office:value="217699.99999999997" table:style-name="ce5">
            <text:p><text:s/>217,7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7699.99999999997" table:style-name="ce5">
            <text:p><text:s/>217,700<text:s/></text:p>
          </table:table-cell>
          <table:table-cell office:value-type="float" office:value="1.0062976573265963" table:style-name="ce6">
            <text:p>1.006</text:p>
          </table:table-cell>
          <table:table-cell office:value-type="float" office:value="219070.99999999997" table:style-name="ce5">
            <text:p><text:s/>219,071<text:s/></text:p>
          </table:table-cell>
          <table:table-cell office:value-type="float" office:value="1.0332129766148876" table:style-name="ce6">
            <text:p>1.033</text:p>
          </table:table-cell>
          <table:table-cell office:value-type="float" office:value="226347" table:style-name="ce5">
            <text:p><text:s/>226,3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0574.19100000046" table:style-name="ce5">
            <text:p><text:s/>100,5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0574.19100000046" table:style-name="ce5">
            <text:p><text:s/>100,574<text:s/></text:p>
          </table:table-cell>
          <table:table-cell office:value-type="float" office:value="0.96781183156619965" table:style-name="ce6">
            <text:p>0.968</text:p>
          </table:table-cell>
          <table:table-cell office:value-type="float" office:value="97336.891999999236" table:style-name="ce5">
            <text:p><text:s/>97,337<text:s/></text:p>
          </table:table-cell>
          <table:table-cell office:value-type="float" office:value="1.1248825573760932" table:style-name="ce6">
            <text:p>1.125</text:p>
          </table:table-cell>
          <table:table-cell office:value-type="float" office:value="109492.57199999972" table:style-name="ce5">
            <text:p><text:s/>109,4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9492.57199999972" table:style-name="ce5">
            <text:p><text:s/>109,493<text:s/></text:p>
          </table:table-cell>
          <table:table-cell office:value-type="float" office:value="1.0383757265287412" table:style-name="ce6">
            <text:p>1.038</text:p>
          </table:table-cell>
          <table:table-cell office:value-type="float" office:value="113694.42900000021" table:style-name="ce5">
            <text:p><text:s/>113,694<text:s/></text:p>
          </table:table-cell>
          <table:table-cell office:value-type="float" office:value="0.95269102411340512" table:style-name="ce6">
            <text:p>0.953</text:p>
          </table:table-cell>
          <table:table-cell office:value-type="float" office:value="108315.66199999902" table:style-name="ce5">
            <text:p><text:s/>108,3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8315.66199999902" table:style-name="ce5">
            <text:p><text:s/>108,316<text:s/></text:p>
          </table:table-cell>
          <table:table-cell office:value-type="float" office:value="1.0580940732283144" table:style-name="ce6">
            <text:p>1.058</text:p>
          </table:table-cell>
          <table:table-cell office:value-type="float" office:value="114608.16000000031" table:style-name="ce5">
            <text:p><text:s/>114,608<text:s/></text:p>
          </table:table-cell>
          <table:table-cell office:value-type="float" office:value="1.147561107341736" table:style-name="ce6">
            <text:p>1.148</text:p>
          </table:table-cell>
          <table:table-cell office:value-type="float" office:value="131519.86699999921" table:style-name="ce5">
            <text:p><text:s/>131,5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1519.86699999921" table:style-name="ce5">
            <text:p><text:s/>131,520<text:s/></text:p>
          </table:table-cell>
          <table:table-cell office:value-type="float" office:value="1.0816917264674517" table:style-name="ce6">
            <text:p>1.082</text:p>
          </table:table-cell>
          <table:table-cell office:value-type="float" office:value="142263.95199999877" table:style-name="ce5">
            <text:p><text:s/>142,264<text:s/></text:p>
          </table:table-cell>
          <table:table-cell office:value-type="float" office:value="1.0365794421344292" table:style-name="ce6">
            <text:p>1.037</text:p>
          </table:table-cell>
          <table:table-cell office:value-type="float" office:value="147467.88799999797" table:style-name="ce5">
            <text:p><text:s/>147,4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7467.88799999797" table:style-name="ce5">
            <text:p><text:s/>147,468<text:s/></text:p>
          </table:table-cell>
          <table:table-cell office:value-type="float" office:value="1.1510919923122624" table:style-name="ce6">
            <text:p>1.151</text:p>
          </table:table-cell>
          <table:table-cell office:value-type="float" office:value="169749.10499999922" table:style-name="ce5">
            <text:p><text:s/>169,749<text:s/></text:p>
          </table:table-cell>
          <table:table-cell office:value-type="float" office:value="1.0025133269480238" table:style-name="ce6">
            <text:p>1.003</text:p>
          </table:table-cell>
          <table:table-cell office:value-type="float" office:value="170175.73999999865" table:style-name="ce5">
            <text:p><text:s/>170,1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0175.73999999865" table:style-name="ce5">
            <text:p><text:s/>170,176<text:s/></text:p>
          </table:table-cell>
          <table:table-cell office:value-type="float" office:value="1.1323565626921703" table:style-name="ce6">
            <text:p>1.132</text:p>
          </table:table-cell>
          <table:table-cell office:value-type="float" office:value="192699.61599999497" table:style-name="ce5">
            <text:p><text:s/>192,700<text:s/></text:p>
          </table:table-cell>
          <table:table-cell office:value-type="float" office:value="0.88645366579247298" table:style-name="ce6">
            <text:p>0.886</text:p>
          </table:table-cell>
          <table:table-cell office:value-type="float" office:value="170819.2809999974" table:style-name="ce5">
            <text:p><text:s/>170,8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0819.2809999974" table:style-name="ce5">
            <text:p><text:s/>170,819<text:s/></text:p>
          </table:table-cell>
          <table:table-cell office:value-type="float" office:value="1.0884901336167074" table:style-name="ce6">
            <text:p>1.088</text:p>
          </table:table-cell>
          <table:table-cell office:value-type="float" office:value="185935.10199999707" table:style-name="ce5">
            <text:p><text:s/>185,935<text:s/></text:p>
          </table:table-cell>
          <table:table-cell office:value-type="float" office:value="1.0089180148458678" table:style-name="ce6">
            <text:p>1.009</text:p>
          </table:table-cell>
          <table:table-cell office:value-type="float" office:value="187593.27400000097" table:style-name="ce5">
            <text:p><text:s/>187,5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7593.27400000097" table:style-name="ce5">
            <text:p><text:s/>187,593<text:s/></text:p>
          </table:table-cell>
          <table:table-cell office:value-type="float" office:value="1.0932203784662509" table:style-name="ce6">
            <text:p>1.093</text:p>
          </table:table-cell>
          <table:table-cell office:value-type="float" office:value="205080.79000000417" table:style-name="ce5">
            <text:p><text:s/>205,081<text:s/></text:p>
          </table:table-cell>
          <table:table-cell office:value-type="float" office:value="1.0949879801028433" table:style-name="ce6">
            <text:p>1.095</text:p>
          </table:table-cell>
          <table:table-cell office:value-type="float" office:value="224560.99999999997" table:style-name="ce5">
            <text:p><text:s/>224,5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4560.99999999997" table:style-name="ce5">
            <text:p><text:s/>224,561<text:s/></text:p>
          </table:table-cell>
          <table:table-cell office:value-type="float" office:value="1.0620811271770252" table:style-name="ce6">
            <text:p>1.062</text:p>
          </table:table-cell>
          <table:table-cell office:value-type="float" office:value="238501.99999999994" table:style-name="ce5">
            <text:p><text:s/>238,502<text:s/></text:p>
          </table:table-cell>
          <table:table-cell office:value-type="float" office:value="1.0038741813485845" table:style-name="ce6">
            <text:p>1.004</text:p>
          </table:table-cell>
          <table:table-cell office:value-type="float" office:value="239426.00000000003" table:style-name="ce5">
            <text:p><text:s/>239,4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9426.00000000003" table:style-name="ce5">
            <text:p><text:s/>239,426<text:s/></text:p>
          </table:table-cell>
          <table:table-cell office:value-type="float" office:value="1.0154912164927776" table:style-name="ce6">
            <text:p>1.015</text:p>
          </table:table-cell>
          <table:table-cell office:value-type="float" office:value="243134.99999999983" table:style-name="ce5">
            <text:p><text:s/>243,135<text:s/></text:p>
          </table:table-cell>
          <table:table-cell office:value-type="float" office:value="1.0706479939128479" table:style-name="ce6">
            <text:p>1.071</text:p>
          </table:table-cell>
          <table:table-cell office:value-type="float" office:value="260312.00000000006" table:style-name="ce5">
            <text:p><text:s/>260,3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0312.00000000006" table:style-name="ce5">
            <text:p><text:s/>260,312<text:s/></text:p>
          </table:table-cell>
          <table:table-cell office:value-type="float" office:value="1.0180398905928265" table:style-name="ce6">
            <text:p>1.018</text:p>
          </table:table-cell>
          <table:table-cell office:value-type="float" office:value="265007.99999999994" table:style-name="ce5">
            <text:p><text:s/>265,008<text:s/></text:p>
          </table:table-cell>
          <table:table-cell office:value-type="float" office:value="1.0285387610940049" table:style-name="ce6">
            <text:p>1.029</text:p>
          </table:table-cell>
          <table:table-cell office:value-type="float" office:value="272571" table:style-name="ce5">
            <text:p><text:s/>272,5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2571" table:style-name="ce5">
            <text:p><text:s/>272,571<text:s/></text:p>
          </table:table-cell>
          <table:table-cell office:value-type="float" office:value="0.99435009593830626" table:style-name="ce6">
            <text:p>0.994</text:p>
          </table:table-cell>
          <table:table-cell office:value-type="float" office:value="271031.00000000006" table:style-name="ce5">
            <text:p><text:s/>271,031<text:s/></text:p>
          </table:table-cell>
          <table:table-cell office:value-type="float" office:value="1.1758064575638947" table:style-name="ce6">
            <text:p>1.176</text:p>
          </table:table-cell>
          <table:table-cell office:value-type="float" office:value="318680" table:style-name="ce5">
            <text:p><text:s/>318,6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18680" table:style-name="ce5">
            <text:p><text:s/>318,680<text:s/></text:p>
          </table:table-cell>
          <table:table-cell office:value-type="float" office:value="0.98791891552654776" table:style-name="ce6">
            <text:p>0.988</text:p>
          </table:table-cell>
          <table:table-cell office:value-type="float" office:value="314830.00000000023" table:style-name="ce5">
            <text:p><text:s/>314,830<text:s/></text:p>
          </table:table-cell>
          <table:table-cell office:value-type="float" office:value="1.1602325064320418" table:style-name="ce6">
            <text:p>1.160</text:p>
          </table:table-cell>
          <table:table-cell office:value-type="float" office:value="365276" table:style-name="ce5">
            <text:p><text:s/>365,2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5276" table:style-name="ce5">
            <text:p><text:s/>365,276<text:s/></text:p>
          </table:table-cell>
          <table:table-cell office:value-type="float" office:value="0.96583952956120867" table:style-name="ce6">
            <text:p>0.966</text:p>
          </table:table-cell>
          <table:table-cell office:value-type="float" office:value="352798.00000000006" table:style-name="ce5">
            <text:p><text:s/>352,798<text:s/></text:p>
          </table:table-cell>
          <table:table-cell office:value-type="float" office:value="1.2061633002454657" table:style-name="ce6">
            <text:p>1.206</text:p>
          </table:table-cell>
          <table:table-cell office:value-type="float" office:value="425531.99999999988" table:style-name="ce5">
            <text:p><text:s/>425,5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5531.99999999988" table:style-name="ce5">
            <text:p><text:s/>425,532<text:s/></text:p>
          </table:table-cell>
          <table:table-cell office:value-type="float" office:value="0.98853670229265977" table:style-name="ce6">
            <text:p>0.989</text:p>
          </table:table-cell>
          <table:table-cell office:value-type="float" office:value="420654" table:style-name="ce5">
            <text:p><text:s/>420,654<text:s/></text:p>
          </table:table-cell>
          <table:table-cell office:value-type="float" office:value="1.0209412010821246" table:style-name="ce6">
            <text:p>1.021</text:p>
          </table:table-cell>
          <table:table-cell office:value-type="float" office:value="429463" table:style-name="ce5">
            <text:p><text:s/>429,4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9463" table:style-name="ce5">
            <text:p><text:s/>429,463<text:s/></text:p>
          </table:table-cell>
          <table:table-cell office:value-type="float" office:value="1.0100218179447353" table:style-name="ce6">
            <text:p>1.010</text:p>
          </table:table-cell>
          <table:table-cell office:value-type="float" office:value="433766.99999999988" table:style-name="ce5">
            <text:p><text:s/>433,767<text:s/></text:p>
          </table:table-cell>
          <table:table-cell office:value-type="float" office:value="0.974398697918468" table:style-name="ce6">
            <text:p>0.974</text:p>
          </table:table-cell>
          <table:table-cell office:value-type="float" office:value="422662" table:style-name="ce5">
            <text:p><text:s/>422,6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4966.36699999878" table:style-name="ce5">
            <text:p><text:s/>154,9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4966.36699999878" table:style-name="ce5">
            <text:p><text:s/>154,966<text:s/></text:p>
          </table:table-cell>
          <table:table-cell office:value-type="float" office:value="1.0370101339473279" table:style-name="ce6">
            <text:p>1.037</text:p>
          </table:table-cell>
          <table:table-cell office:value-type="float" office:value="160701.6929999995" table:style-name="ce5">
            <text:p><text:s/>160,702<text:s/></text:p>
          </table:table-cell>
          <table:table-cell office:value-type="float" office:value="1.0436183705917839" table:style-name="ce6">
            <text:p>1.044</text:p>
          </table:table-cell>
          <table:table-cell office:value-type="float" office:value="167711.23900000058" table:style-name="ce5">
            <text:p><text:s/>167,7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7711.23900000058" table:style-name="ce5">
            <text:p><text:s/>167,711<text:s/></text:p>
          </table:table-cell>
          <table:table-cell office:value-type="float" office:value="1.037312472540963" table:style-name="ce6">
            <text:p>1.037</text:p>
          </table:table-cell>
          <table:table-cell office:value-type="float" office:value="173968.959999999" table:style-name="ce5">
            <text:p><text:s/>173,969<text:s/></text:p>
          </table:table-cell>
          <table:table-cell office:value-type="float" office:value="1.0313617900572591" table:style-name="ce6">
            <text:p>1.031</text:p>
          </table:table-cell>
          <table:table-cell office:value-type="float" office:value="179424.93799999868" table:style-name="ce5">
            <text:p><text:s/>179,4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9424.93799999868" table:style-name="ce5">
            <text:p><text:s/>179,425<text:s/></text:p>
          </table:table-cell>
          <table:table-cell office:value-type="float" office:value="1.0456188871582723" table:style-name="ce6">
            <text:p>1.046</text:p>
          </table:table-cell>
          <table:table-cell office:value-type="float" office:value="187610.10400000063" table:style-name="ce5">
            <text:p><text:s/>187,610<text:s/></text:p>
          </table:table-cell>
          <table:table-cell office:value-type="float" office:value="1.0443939362668859" table:style-name="ce6">
            <text:p>1.044</text:p>
          </table:table-cell>
          <table:table-cell office:value-type="float" office:value="195938.85500000051" table:style-name="ce5">
            <text:p><text:s/>195,9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5938.85500000051" table:style-name="ce5">
            <text:p><text:s/>195,939<text:s/></text:p>
          </table:table-cell>
          <table:table-cell office:value-type="float" office:value="1.0335952203048202" table:style-name="ce6">
            <text:p>1.034</text:p>
          </table:table-cell>
          <table:table-cell office:value-type="float" office:value="202521.46399999975" table:style-name="ce5">
            <text:p><text:s/>202,521<text:s/></text:p>
          </table:table-cell>
          <table:table-cell office:value-type="float" office:value="1.0200202878249027" table:style-name="ce6">
            <text:p>1.020</text:p>
          </table:table-cell>
          <table:table-cell office:value-type="float" office:value="206576.00200000042" table:style-name="ce5">
            <text:p><text:s/>206,5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6576.00200000042" table:style-name="ce5">
            <text:p><text:s/>206,576<text:s/></text:p>
          </table:table-cell>
          <table:table-cell office:value-type="float" office:value="1.0519299284337962" table:style-name="ce6">
            <text:p>1.052</text:p>
          </table:table-cell>
          <table:table-cell office:value-type="float" office:value="217303.4790000002" table:style-name="ce5">
            <text:p><text:s/>217,303<text:s/></text:p>
          </table:table-cell>
          <table:table-cell office:value-type="float" office:value="1.0507590676907597" table:style-name="ce6">
            <text:p>1.051</text:p>
          </table:table-cell>
          <table:table-cell office:value-type="float" office:value="228333.60099999874" table:style-name="ce5">
            <text:p><text:s/>228,3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8333.60099999874" table:style-name="ce5">
            <text:p><text:s/>228,334<text:s/></text:p>
          </table:table-cell>
          <table:table-cell office:value-type="float" office:value="1.0170791682999007" table:style-name="ce6">
            <text:p>1.017</text:p>
          </table:table-cell>
          <table:table-cell office:value-type="float" office:value="232233.34900000013" table:style-name="ce5">
            <text:p><text:s/>232,233<text:s/></text:p>
          </table:table-cell>
          <table:table-cell office:value-type="float" office:value="1.0642655848708416" table:style-name="ce6">
            <text:p>1.064</text:p>
          </table:table-cell>
          <table:table-cell office:value-type="float" office:value="247157.96099999943" table:style-name="ce5">
            <text:p><text:s/>247,1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7157.96099999943" table:style-name="ce5">
            <text:p><text:s/>247,158<text:s/></text:p>
          </table:table-cell>
          <table:table-cell office:value-type="float" office:value="1.0265559522074281" table:style-name="ce6">
            <text:p>1.027</text:p>
          </table:table-cell>
          <table:table-cell office:value-type="float" office:value="253721.47600000075" table:style-name="ce5">
            <text:p><text:s/>253,721<text:s/></text:p>
          </table:table-cell>
          <table:table-cell office:value-type="float" office:value="1.0812373722750948" table:style-name="ce6">
            <text:p>1.081</text:p>
          </table:table-cell>
          <table:table-cell office:value-type="float" office:value="274333.14199999935" table:style-name="ce5">
            <text:p><text:s/>274,3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4333.14199999935" table:style-name="ce5">
            <text:p><text:s/>274,333<text:s/></text:p>
          </table:table-cell>
          <table:table-cell office:value-type="float" office:value="1.0184963222562422" table:style-name="ce6">
            <text:p>1.018</text:p>
          </table:table-cell>
          <table:table-cell office:value-type="float" office:value="279407.29619999876" table:style-name="ce5">
            <text:p><text:s/>279,407<text:s/></text:p>
          </table:table-cell>
          <table:table-cell office:value-type="float" office:value="1.060119059267431" table:style-name="ce6">
            <text:p>1.060</text:p>
          </table:table-cell>
          <table:table-cell office:value-type="float" office:value="296204.99999999913" table:style-name="ce5">
            <text:p><text:s/>296,2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6204.99999999913" table:style-name="ce5">
            <text:p><text:s/>296,205<text:s/></text:p>
          </table:table-cell>
          <table:table-cell office:value-type="float" office:value="1.0385813878901491" table:style-name="ce6">
            <text:p>1.039</text:p>
          </table:table-cell>
          <table:table-cell office:value-type="float" office:value="307633.00000000076" table:style-name="ce5">
            <text:p><text:s/>307,633<text:s/></text:p>
          </table:table-cell>
          <table:table-cell office:value-type="float" office:value="1.1063800047459096" table:style-name="ce6">
            <text:p>1.106</text:p>
          </table:table-cell>
          <table:table-cell office:value-type="float" office:value="340358.99999999919" table:style-name="ce5">
            <text:p><text:s/>340,35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40358.99999999919" table:style-name="ce5">
            <text:p><text:s/>340,359<text:s/></text:p>
          </table:table-cell>
          <table:table-cell office:value-type="float" office:value="1.0485046671308818" table:style-name="ce6">
            <text:p>1.049</text:p>
          </table:table-cell>
          <table:table-cell office:value-type="float" office:value="356867.99999999895" table:style-name="ce5">
            <text:p><text:s/>356,868<text:s/></text:p>
          </table:table-cell>
          <table:table-cell office:value-type="float" office:value="1.1007879664189599" table:style-name="ce6">
            <text:p>1.101</text:p>
          </table:table-cell>
          <table:table-cell office:value-type="float" office:value="392836.00000000023" table:style-name="ce5">
            <text:p><text:s/>392,83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92836.00000000023" table:style-name="ce5">
            <text:p><text:s/>392,836<text:s/></text:p>
          </table:table-cell>
          <table:table-cell office:value-type="float" office:value="1.053141769084295" table:style-name="ce6">
            <text:p>1.053</text:p>
          </table:table-cell>
          <table:table-cell office:value-type="float" office:value="413711.99999999837" table:style-name="ce5">
            <text:p><text:s/>413,712<text:s/></text:p>
          </table:table-cell>
          <table:table-cell office:value-type="float" office:value="1.1001493792783454" table:style-name="ce6">
            <text:p>1.100</text:p>
          </table:table-cell>
          <table:table-cell office:value-type="float" office:value="455145.00000000105" table:style-name="ce5">
            <text:p><text:s/>455,1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5145.00000000105" table:style-name="ce5">
            <text:p><text:s/>455,145<text:s/></text:p>
          </table:table-cell>
          <table:table-cell office:value-type="float" office:value="1.0110492260708079" table:style-name="ce6">
            <text:p>1.011</text:p>
          </table:table-cell>
          <table:table-cell office:value-type="float" office:value="460173.99999999895" table:style-name="ce5">
            <text:p><text:s/>460,174<text:s/></text:p>
          </table:table-cell>
          <table:table-cell office:value-type="float" office:value="1.0991494521637477" table:style-name="ce6">
            <text:p>1.099</text:p>
          </table:table-cell>
          <table:table-cell office:value-type="float" office:value="505799.9999999993" table:style-name="ce5">
            <text:p><text:s/>505,80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05799.9999999993" table:style-name="ce5">
            <text:p><text:s/>505,800<text:s/></text:p>
          </table:table-cell>
          <table:table-cell office:value-type="float" office:value="0.99773230525899848" table:style-name="ce6">
            <text:p>0.998</text:p>
          </table:table-cell>
          <table:table-cell office:value-type="float" office:value="504653.00000000076" table:style-name="ce5">
            <text:p><text:s/>504,653<text:s/></text:p>
          </table:table-cell>
          <table:table-cell office:value-type="float" office:value="1.0817908543097903" table:style-name="ce6">
            <text:p>1.082</text:p>
          </table:table-cell>
          <table:table-cell office:value-type="float" office:value="545928.99999999942" table:style-name="ce5">
            <text:p><text:s/>545,9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5928.99999999942" table:style-name="ce5">
            <text:p><text:s/>545,929<text:s/></text:p>
          </table:table-cell>
          <table:table-cell office:value-type="float" office:value="0.99906947606740093" table:style-name="ce6">
            <text:p>0.999</text:p>
          </table:table-cell>
          <table:table-cell office:value-type="float" office:value="545420.99999999953" table:style-name="ce5">
            <text:p><text:s/>545,421<text:s/></text:p>
          </table:table-cell>
          <table:table-cell office:value-type="float" office:value="1.0598821827542395" table:style-name="ce6">
            <text:p>1.060</text:p>
          </table:table-cell>
          <table:table-cell office:value-type="float" office:value="578081.99999999953" table:style-name="ce5">
            <text:p><text:s/>578,0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8081.99999999953" table:style-name="ce5">
            <text:p><text:s/>578,082<text:s/></text:p>
          </table:table-cell>
          <table:table-cell office:value-type="float" office:value="1.0160392470272428" table:style-name="ce6">
            <text:p>1.016</text:p>
          </table:table-cell>
          <table:table-cell office:value-type="float" office:value="587354.0000000021" table:style-name="ce5">
            <text:p><text:s/>587,354<text:s/></text:p>
          </table:table-cell>
          <table:table-cell office:value-type="float" office:value="1.0383142023379388" table:style-name="ce6">
            <text:p>1.038</text:p>
          </table:table-cell>
          <table:table-cell office:value-type="float" office:value="609857.99999999988" table:style-name="ce5">
            <text:p><text:s/>609,8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9857.99999999988" table:style-name="ce5">
            <text:p><text:s/>609,858<text:s/></text:p>
          </table:table-cell>
          <table:table-cell office:value-type="float" office:value="1.031938582424107" table:style-name="ce6">
            <text:p>1.032</text:p>
          </table:table-cell>
          <table:table-cell office:value-type="float" office:value="629336.00000000081" table:style-name="ce5">
            <text:p><text:s/>629,336<text:s/></text:p>
          </table:table-cell>
          <table:table-cell office:value-type="float" office:value="1.0165507773272133" table:style-name="ce6">
            <text:p>1.017</text:p>
          </table:table-cell>
          <table:table-cell office:value-type="float" office:value="639752" table:style-name="ce5">
            <text:p><text:s/>639,7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454.323999999968" table:style-name="ce5">
            <text:p><text:s/>18,45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454.323999999968" table:style-name="ce5">
            <text:p><text:s/>18,454<text:s/></text:p>
          </table:table-cell>
          <table:table-cell office:value-type="float" office:value="1.0243100207842912" table:style-name="ce6">
            <text:p>1.024</text:p>
          </table:table-cell>
          <table:table-cell office:value-type="float" office:value="18902.949000000011" table:style-name="ce5">
            <text:p><text:s/>18,903<text:s/></text:p>
          </table:table-cell>
          <table:table-cell office:value-type="float" office:value="1.1480894859315378" table:style-name="ce6">
            <text:p>1.148</text:p>
          </table:table-cell>
          <table:table-cell office:value-type="float" office:value="21702.277000000093" table:style-name="ce5">
            <text:p><text:s/>21,7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702.277000000093" table:style-name="ce5">
            <text:p><text:s/>21,702<text:s/></text:p>
          </table:table-cell>
          <table:table-cell office:value-type="float" office:value="0.91902762092659374" table:style-name="ce6">
            <text:p>0.919</text:p>
          </table:table-cell>
          <table:table-cell office:value-type="float" office:value="19944.99200000002" table:style-name="ce5">
            <text:p><text:s/>19,945<text:s/></text:p>
          </table:table-cell>
          <table:table-cell office:value-type="float" office:value="1.0423741959886486" table:style-name="ce6">
            <text:p>1.042</text:p>
          </table:table-cell>
          <table:table-cell office:value-type="float" office:value="20790.145000000051" table:style-name="ce5">
            <text:p><text:s/>20,7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790.145000000051" table:style-name="ce5">
            <text:p><text:s/>20,790<text:s/></text:p>
          </table:table-cell>
          <table:table-cell office:value-type="float" office:value="1.0752717212890976" table:style-name="ce6">
            <text:p>1.075</text:p>
          </table:table-cell>
          <table:table-cell office:value-type="float" office:value="22355.054999999982" table:style-name="ce5">
            <text:p><text:s/>22,355<text:s/></text:p>
          </table:table-cell>
          <table:table-cell office:value-type="float" office:value="1.0789780655874044" table:style-name="ce6">
            <text:p>1.079</text:p>
          </table:table-cell>
          <table:table-cell office:value-type="float" office:value="24120.614000000012" table:style-name="ce5">
            <text:p><text:s/>24,12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120.614000000012" table:style-name="ce5">
            <text:p><text:s/>24,121<text:s/></text:p>
          </table:table-cell>
          <table:table-cell office:value-type="float" office:value="0.93883335639797105" table:style-name="ce6">
            <text:p>0.939</text:p>
          </table:table-cell>
          <table:table-cell office:value-type="float" office:value="22645.236999999899" table:style-name="ce5">
            <text:p><text:s/>22,645<text:s/></text:p>
          </table:table-cell>
          <table:table-cell office:value-type="float" office:value="1.0421258121520274" table:style-name="ce6">
            <text:p>1.042</text:p>
          </table:table-cell>
          <table:table-cell office:value-type="float" office:value="23599.186000000038" table:style-name="ce5">
            <text:p><text:s/>23,5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599.186000000038" table:style-name="ce5">
            <text:p><text:s/>23,599<text:s/></text:p>
          </table:table-cell>
          <table:table-cell office:value-type="float" office:value="0.98918797453436957" table:style-name="ce6">
            <text:p>0.989</text:p>
          </table:table-cell>
          <table:table-cell office:value-type="float" office:value="23344.03099999989" table:style-name="ce5">
            <text:p><text:s/>23,344<text:s/></text:p>
          </table:table-cell>
          <table:table-cell office:value-type="float" office:value="1.0339173641433255" table:style-name="ce6">
            <text:p>1.034</text:p>
          </table:table-cell>
          <table:table-cell office:value-type="float" office:value="24135.798999999963" table:style-name="ce5">
            <text:p><text:s/>24,1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135.798999999963" table:style-name="ce5">
            <text:p><text:s/>24,136<text:s/></text:p>
          </table:table-cell>
          <table:table-cell office:value-type="float" office:value="1.0443904508816937" table:style-name="ce6">
            <text:p>1.044</text:p>
          </table:table-cell>
          <table:table-cell office:value-type="float" office:value="25207.197999999891" table:style-name="ce5">
            <text:p><text:s/>25,207<text:s/></text:p>
          </table:table-cell>
          <table:table-cell office:value-type="float" office:value="1.025839008365788" table:style-name="ce6">
            <text:p>1.026</text:p>
          </table:table-cell>
          <table:table-cell office:value-type="float" office:value="25858.526999999962" table:style-name="ce5">
            <text:p><text:s/>25,8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858.526999999962" table:style-name="ce5">
            <text:p><text:s/>25,859<text:s/></text:p>
          </table:table-cell>
          <table:table-cell office:value-type="float" office:value="0.99766258921090545" table:style-name="ce6">
            <text:p>0.998</text:p>
          </table:table-cell>
          <table:table-cell office:value-type="float" office:value="25798.085000000068" table:style-name="ce5">
            <text:p><text:s/>25,798<text:s/></text:p>
          </table:table-cell>
          <table:table-cell office:value-type="float" office:value="1.0510919705861868" table:style-name="ce6">
            <text:p>1.051</text:p>
          </table:table-cell>
          <table:table-cell office:value-type="float" office:value="27116.160000000018" table:style-name="ce5">
            <text:p><text:s/>27,1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116.160000000018" table:style-name="ce5">
            <text:p><text:s/>27,116<text:s/></text:p>
          </table:table-cell>
          <table:table-cell office:value-type="float" office:value="0.7415697115668235" table:style-name="ce6">
            <text:p>0.742</text:p>
          </table:table-cell>
          <table:table-cell office:value-type="float" office:value="20108.52294999985" table:style-name="ce5">
            <text:p><text:s/>20,109<text:s/></text:p>
          </table:table-cell>
          <table:table-cell office:value-type="float" office:value="1.0833714666248129" table:style-name="ce6">
            <text:p>1.083</text:p>
          </table:table-cell>
          <table:table-cell office:value-type="float" office:value="21785.000000000051" table:style-name="ce5">
            <text:p><text:s/>21,7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785.000000000051" table:style-name="ce5">
            <text:p><text:s/>21,785<text:s/></text:p>
          </table:table-cell>
          <table:table-cell office:value-type="float" office:value="1.2812944686710841" table:style-name="ce6">
            <text:p>1.281</text:p>
          </table:table-cell>
          <table:table-cell office:value-type="float" office:value="27912.999999999629" table:style-name="ce5">
            <text:p><text:s/>27,913<text:s/></text:p>
          </table:table-cell>
          <table:table-cell office:value-type="float" office:value="1.0381900906387882" table:style-name="ce6">
            <text:p>1.038</text:p>
          </table:table-cell>
          <table:table-cell office:value-type="float" office:value="28979.000000000109" table:style-name="ce5">
            <text:p><text:s/>28,97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979.000000000109" table:style-name="ce5">
            <text:p><text:s/>28,979<text:s/></text:p>
          </table:table-cell>
          <table:table-cell office:value-type="float" office:value="1.0228786362538356" table:style-name="ce6">
            <text:p>1.023</text:p>
          </table:table-cell>
          <table:table-cell office:value-type="float" office:value="29642.000000000011" table:style-name="ce5">
            <text:p><text:s/>29,642<text:s/></text:p>
          </table:table-cell>
          <table:table-cell office:value-type="float" office:value="1.1432764320895945" table:style-name="ce6">
            <text:p>1.143</text:p>
          </table:table-cell>
          <table:table-cell office:value-type="float" office:value="33888.999999999774" table:style-name="ce5">
            <text:p><text:s/>33,88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888.999999999774" table:style-name="ce5">
            <text:p><text:s/>33,889<text:s/></text:p>
          </table:table-cell>
          <table:table-cell office:value-type="float" office:value="1.0735636932337993" table:style-name="ce6">
            <text:p>1.074</text:p>
          </table:table-cell>
          <table:table-cell office:value-type="float" office:value="36381.999999999978" table:style-name="ce5">
            <text:p><text:s/>36,382<text:s/></text:p>
          </table:table-cell>
          <table:table-cell office:value-type="float" office:value="0.98793359353526533" table:style-name="ce6">
            <text:p>0.988</text:p>
          </table:table-cell>
          <table:table-cell office:value-type="float" office:value="35943" table:style-name="ce5">
            <text:p><text:s/>35,9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943" table:style-name="ce5">
            <text:p><text:s/>35,943<text:s/></text:p>
          </table:table-cell>
          <table:table-cell office:value-type="float" office:value="1.0542525665637337" table:style-name="ce6">
            <text:p>1.054</text:p>
          </table:table-cell>
          <table:table-cell office:value-type="float" office:value="37893.000000000284" table:style-name="ce5">
            <text:p><text:s/>37,893<text:s/></text:p>
          </table:table-cell>
          <table:table-cell office:value-type="float" office:value="1.108885546143088" table:style-name="ce6">
            <text:p>1.109</text:p>
          </table:table-cell>
          <table:table-cell office:value-type="float" office:value="42019.000000000342" table:style-name="ce5">
            <text:p><text:s/>42,0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2019.000000000342" table:style-name="ce5">
            <text:p><text:s/>42,019<text:s/></text:p>
          </table:table-cell>
          <table:table-cell office:value-type="float" office:value="1.0148028272924057" table:style-name="ce6">
            <text:p>1.015</text:p>
          </table:table-cell>
          <table:table-cell office:value-type="float" office:value="42640.999999999949" table:style-name="ce5">
            <text:p><text:s/>42,641<text:s/></text:p>
          </table:table-cell>
          <table:table-cell office:value-type="float" office:value="1.1032808799043186" table:style-name="ce6">
            <text:p>1.103</text:p>
          </table:table-cell>
          <table:table-cell office:value-type="float" office:value="47044.999999999993" table:style-name="ce5">
            <text:p><text:s/>47,0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044.999999999993" table:style-name="ce5">
            <text:p><text:s/>47,045<text:s/></text:p>
          </table:table-cell>
          <table:table-cell office:value-type="float" office:value="0.9714103517908399" table:style-name="ce6">
            <text:p>0.971</text:p>
          </table:table-cell>
          <table:table-cell office:value-type="float" office:value="45700.000000000051" table:style-name="ce5">
            <text:p><text:s/>45,700<text:s/></text:p>
          </table:table-cell>
          <table:table-cell office:value-type="float" office:value="1.1176367614879628" table:style-name="ce6">
            <text:p>1.118</text:p>
          </table:table-cell>
          <table:table-cell office:value-type="float" office:value="51075.999999999964" table:style-name="ce5">
            <text:p><text:s/>51,0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075.999999999964" table:style-name="ce5">
            <text:p><text:s/>51,076<text:s/></text:p>
          </table:table-cell>
          <table:table-cell office:value-type="float" office:value="1.0445610462839685" table:style-name="ce6">
            <text:p>1.045</text:p>
          </table:table-cell>
          <table:table-cell office:value-type="float" office:value="53351.999999999942" table:style-name="ce5">
            <text:p><text:s/>53,352<text:s/></text:p>
          </table:table-cell>
          <table:table-cell office:value-type="float" office:value="0.97098515519568818" table:style-name="ce6">
            <text:p>0.971</text:p>
          </table:table-cell>
          <table:table-cell office:value-type="float" office:value="51804.000000000298" table:style-name="ce5">
            <text:p><text:s/>51,8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804.000000000298" table:style-name="ce5">
            <text:p><text:s/>51,804<text:s/></text:p>
          </table:table-cell>
          <table:table-cell office:value-type="float" office:value="1.0188595475252751" table:style-name="ce6">
            <text:p>1.019</text:p>
          </table:table-cell>
          <table:table-cell office:value-type="float" office:value="52780.999999999658" table:style-name="ce5">
            <text:p><text:s/>52,781<text:s/></text:p>
          </table:table-cell>
          <table:table-cell office:value-type="float" office:value="0.97982228453421627" table:style-name="ce6">
            <text:p>0.980</text:p>
          </table:table-cell>
          <table:table-cell office:value-type="float" office:value="51716.000000000131" table:style-name="ce5">
            <text:p><text:s/>51,71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6512.04299999881" table:style-name="ce5">
            <text:p><text:s/>136,5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6512.04299999881" table:style-name="ce5">
            <text:p><text:s/>136,512<text:s/></text:p>
          </table:table-cell>
          <table:table-cell office:value-type="float" office:value="1.0387269934858476" table:style-name="ce6">
            <text:p>1.039</text:p>
          </table:table-cell>
          <table:table-cell office:value-type="float" office:value="141798.74399999951" table:style-name="ce5">
            <text:p><text:s/>141,799<text:s/></text:p>
          </table:table-cell>
          <table:table-cell office:value-type="float" office:value="1.0296915041786336" table:style-name="ce6">
            <text:p>1.030</text:p>
          </table:table-cell>
          <table:table-cell office:value-type="float" office:value="146008.96200000049" table:style-name="ce5">
            <text:p><text:s/>146,0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6008.96200000049" table:style-name="ce5">
            <text:p><text:s/>146,009<text:s/></text:p>
          </table:table-cell>
          <table:table-cell office:value-type="float" office:value="1.0548939317848067" table:style-name="ce6">
            <text:p>1.055</text:p>
          </table:table-cell>
          <table:table-cell office:value-type="float" office:value="154023.96799999897" table:style-name="ce5">
            <text:p><text:s/>154,024<text:s/></text:p>
          </table:table-cell>
          <table:table-cell office:value-type="float" office:value="1.0299357629846264" table:style-name="ce6">
            <text:p>1.030</text:p>
          </table:table-cell>
          <table:table-cell office:value-type="float" office:value="158634.79299999864" table:style-name="ce5">
            <text:p><text:s/>158,6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8634.79299999864" table:style-name="ce5">
            <text:p><text:s/>158,635<text:s/></text:p>
          </table:table-cell>
          <table:table-cell office:value-type="float" office:value="1.0417326859688474" table:style-name="ce6">
            <text:p>1.042</text:p>
          </table:table-cell>
          <table:table-cell office:value-type="float" office:value="165255.04900000067" table:style-name="ce5">
            <text:p><text:s/>165,255<text:s/></text:p>
          </table:table-cell>
          <table:table-cell office:value-type="float" office:value="1.0397155308701027" table:style-name="ce6">
            <text:p>1.040</text:p>
          </table:table-cell>
          <table:table-cell office:value-type="float" office:value="171818.24100000053" table:style-name="ce5">
            <text:p><text:s/>171,8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1818.24100000053" table:style-name="ce5">
            <text:p><text:s/>171,818<text:s/></text:p>
          </table:table-cell>
          <table:table-cell office:value-type="float" office:value="1.0468983150630631" table:style-name="ce6">
            <text:p>1.047</text:p>
          </table:table-cell>
          <table:table-cell office:value-type="float" office:value="179876.22699999984" table:style-name="ce5">
            <text:p><text:s/>179,876<text:s/></text:p>
          </table:table-cell>
          <table:table-cell office:value-type="float" office:value="1.0172373473232823" table:style-name="ce6">
            <text:p>1.017</text:p>
          </table:table-cell>
          <table:table-cell office:value-type="float" office:value="182976.8160000004" table:style-name="ce5">
            <text:p><text:s/>182,9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2976.8160000004" table:style-name="ce5">
            <text:p><text:s/>182,977<text:s/></text:p>
          </table:table-cell>
          <table:table-cell office:value-type="float" office:value="1.0600219866105873" table:style-name="ce6">
            <text:p>1.060</text:p>
          </table:table-cell>
          <table:table-cell office:value-type="float" office:value="193959.44800000029" table:style-name="ce5">
            <text:p><text:s/>193,959<text:s/></text:p>
          </table:table-cell>
          <table:table-cell office:value-type="float" office:value="1.0527860545365053" table:style-name="ce6">
            <text:p>1.053</text:p>
          </table:table-cell>
          <table:table-cell office:value-type="float" office:value="204197.80199999877" table:style-name="ce5">
            <text:p><text:s/>204,1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4197.80199999877" table:style-name="ce5">
            <text:p><text:s/>204,198<text:s/></text:p>
          </table:table-cell>
          <table:table-cell office:value-type="float" office:value="1.0138510256834277" table:style-name="ce6">
            <text:p>1.014</text:p>
          </table:table-cell>
          <table:table-cell office:value-type="float" office:value="207026.15100000025" table:style-name="ce5">
            <text:p><text:s/>207,026<text:s/></text:p>
          </table:table-cell>
          <table:table-cell office:value-type="float" office:value="1.0689443480017131" table:style-name="ce6">
            <text:p>1.069</text:p>
          </table:table-cell>
          <table:table-cell office:value-type="float" office:value="221299.43399999946" table:style-name="ce5">
            <text:p><text:s/>221,2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1299.43399999946" table:style-name="ce5">
            <text:p><text:s/>221,299<text:s/></text:p>
          </table:table-cell>
          <table:table-cell office:value-type="float" office:value="1.0299321009560345" table:style-name="ce6">
            <text:p>1.030</text:p>
          </table:table-cell>
          <table:table-cell office:value-type="float" office:value="227923.3910000007" table:style-name="ce5">
            <text:p><text:s/>227,923<text:s/></text:p>
          </table:table-cell>
          <table:table-cell office:value-type="float" office:value="1.0846494557462887" table:style-name="ce6">
            <text:p>1.085</text:p>
          </table:table-cell>
          <table:table-cell office:value-type="float" office:value="247216.98199999929" table:style-name="ce5">
            <text:p><text:s/>247,2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7216.98199999929" table:style-name="ce5">
            <text:p><text:s/>247,217<text:s/></text:p>
          </table:table-cell>
          <table:table-cell office:value-type="float" office:value="1.0488712027477127" table:style-name="ce6">
            <text:p>1.049</text:p>
          </table:table-cell>
          <table:table-cell office:value-type="float" office:value="259298.77324999892" table:style-name="ce5">
            <text:p><text:s/>259,299<text:s/></text:p>
          </table:table-cell>
          <table:table-cell office:value-type="float" office:value="1.0583158437676883" table:style-name="ce6">
            <text:p>1.058</text:p>
          </table:table-cell>
          <table:table-cell office:value-type="float" office:value="274419.99999999907" table:style-name="ce5">
            <text:p><text:s/>274,4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4419.99999999907" table:style-name="ce5">
            <text:p><text:s/>274,420<text:s/></text:p>
          </table:table-cell>
          <table:table-cell office:value-type="float" office:value="1.0193134611180017" table:style-name="ce6">
            <text:p>1.019</text:p>
          </table:table-cell>
          <table:table-cell office:value-type="float" office:value="279720.00000000111" table:style-name="ce5">
            <text:p><text:s/>279,720<text:s/></text:p>
          </table:table-cell>
          <table:table-cell office:value-type="float" office:value="1.1131846131846055" table:style-name="ce6">
            <text:p>1.113</text:p>
          </table:table-cell>
          <table:table-cell office:value-type="float" office:value="311379.99999999907" table:style-name="ce5">
            <text:p><text:s/>311,3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1379.99999999907" table:style-name="ce5">
            <text:p><text:s/>311,380<text:s/></text:p>
          </table:table-cell>
          <table:table-cell office:value-type="float" office:value="1.0508895882844111" table:style-name="ce6">
            <text:p>1.051</text:p>
          </table:table-cell>
          <table:table-cell office:value-type="float" office:value="327225.99999999895" table:style-name="ce5">
            <text:p><text:s/>327,226<text:s/></text:p>
          </table:table-cell>
          <table:table-cell office:value-type="float" office:value="1.0969391185297062" table:style-name="ce6">
            <text:p>1.097</text:p>
          </table:table-cell>
          <table:table-cell office:value-type="float" office:value="358947.00000000047" table:style-name="ce5">
            <text:p><text:s/>358,94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8947.00000000047" table:style-name="ce5">
            <text:p><text:s/>358,947<text:s/></text:p>
          </table:table-cell>
          <table:table-cell office:value-type="float" office:value="1.0512136889290002" table:style-name="ce6">
            <text:p>1.051</text:p>
          </table:table-cell>
          <table:table-cell office:value-type="float" office:value="377329.99999999837" table:style-name="ce5">
            <text:p><text:s/>377,330<text:s/></text:p>
          </table:table-cell>
          <table:table-cell office:value-type="float" office:value="1.1109691781729596" table:style-name="ce6">
            <text:p>1.111</text:p>
          </table:table-cell>
          <table:table-cell office:value-type="float" office:value="419202.00000000105" table:style-name="ce5">
            <text:p><text:s/>419,2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9202.00000000105" table:style-name="ce5">
            <text:p><text:s/>419,202<text:s/></text:p>
          </table:table-cell>
          <table:table-cell office:value-type="float" office:value="1.0073449077055874" table:style-name="ce6">
            <text:p>1.007</text:p>
          </table:table-cell>
          <table:table-cell office:value-type="float" office:value="422280.99999999866" table:style-name="ce5">
            <text:p><text:s/>422,281<text:s/></text:p>
          </table:table-cell>
          <table:table-cell office:value-type="float" office:value="1.0982757926593913" table:style-name="ce6">
            <text:p>1.098</text:p>
          </table:table-cell>
          <table:table-cell office:value-type="float" office:value="463780.99999999895" table:style-name="ce5">
            <text:p><text:s/>463,7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63780.99999999895" table:style-name="ce5">
            <text:p><text:s/>463,781<text:s/></text:p>
          </table:table-cell>
          <table:table-cell office:value-type="float" office:value="0.99618569971603366" table:style-name="ce6">
            <text:p>0.996</text:p>
          </table:table-cell>
          <table:table-cell office:value-type="float" office:value="462012.00000000081" table:style-name="ce5">
            <text:p><text:s/>462,012<text:s/></text:p>
          </table:table-cell>
          <table:table-cell office:value-type="float" office:value="1.0798074508887183" table:style-name="ce6">
            <text:p>1.080</text:p>
          </table:table-cell>
          <table:table-cell office:value-type="float" office:value="498883.99999999942" table:style-name="ce5">
            <text:p><text:s/>498,8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8883.99999999942" table:style-name="ce5">
            <text:p><text:s/>498,884<text:s/></text:p>
          </table:table-cell>
          <table:table-cell office:value-type="float" office:value="1.0016777447262291" table:style-name="ce6">
            <text:p>1.002</text:p>
          </table:table-cell>
          <table:table-cell office:value-type="float" office:value="499720.99999999948" table:style-name="ce5">
            <text:p><text:s/>499,721<text:s/></text:p>
          </table:table-cell>
          <table:table-cell office:value-type="float" office:value="1.0546004670606202" table:style-name="ce6">
            <text:p>1.055</text:p>
          </table:table-cell>
          <table:table-cell office:value-type="float" office:value="527005.99999999953" table:style-name="ce5">
            <text:p><text:s/>527,0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7005.99999999953" table:style-name="ce5">
            <text:p><text:s/>527,006<text:s/></text:p>
          </table:table-cell>
          <table:table-cell office:value-type="float" office:value="1.0132749911765759" table:style-name="ce6">
            <text:p>1.013</text:p>
          </table:table-cell>
          <table:table-cell office:value-type="float" office:value="534002.0000000021" table:style-name="ce5">
            <text:p><text:s/>534,002<text:s/></text:p>
          </table:table-cell>
          <table:table-cell office:value-type="float" office:value="1.0450410298088721" table:style-name="ce6">
            <text:p>1.045</text:p>
          </table:table-cell>
          <table:table-cell office:value-type="float" office:value="558053.99999999965" table:style-name="ce5">
            <text:p><text:s/>558,0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8053.99999999965" table:style-name="ce5">
            <text:p><text:s/>558,054<text:s/></text:p>
          </table:table-cell>
          <table:table-cell office:value-type="float" office:value="1.0331527056521441" table:style-name="ce6">
            <text:p>1.033</text:p>
          </table:table-cell>
          <table:table-cell office:value-type="float" office:value="576555.00000000116" table:style-name="ce5">
            <text:p><text:s/>576,555<text:s/></text:p>
          </table:table-cell>
          <table:table-cell office:value-type="float" office:value="1.0199131045607073" table:style-name="ce6">
            <text:p>1.020</text:p>
          </table:table-cell>
          <table:table-cell office:value-type="float" office:value="588035.99999999988" table:style-name="ce5">
            <text:p><text:s/>588,03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3960.03960000019" table:style-name="ce5">
            <text:p><text:s/>143,96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3960.03960000019" table:style-name="ce5">
            <text:p><text:s/>143,960<text:s/></text:p>
          </table:table-cell>
          <table:table-cell office:value-type="float" office:value="1.001754809881285" table:style-name="ce6">
            <text:p>1.002</text:p>
          </table:table-cell>
          <table:table-cell office:value-type="float" office:value="144212.66210000042" table:style-name="ce5">
            <text:p><text:s/>144,213<text:s/></text:p>
          </table:table-cell>
          <table:table-cell office:value-type="float" office:value="1.1423040050794551" table:style-name="ce6">
            <text:p>1.142</text:p>
          </table:table-cell>
          <table:table-cell office:value-type="float" office:value="164734.70150000064" table:style-name="ce5">
            <text:p><text:s/>164,73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4734.70150000064" table:style-name="ce5">
            <text:p><text:s/>164,735<text:s/></text:p>
          </table:table-cell>
          <table:table-cell office:value-type="float" office:value="1.0289728081366016" table:style-name="ce6">
            <text:p>1.029</text:p>
          </table:table-cell>
          <table:table-cell office:value-type="float" office:value="169507.5284000005" table:style-name="ce5">
            <text:p><text:s/>169,508<text:s/></text:p>
          </table:table-cell>
          <table:table-cell office:value-type="float" office:value="1.0687474085074284" table:style-name="ce6">
            <text:p>1.069</text:p>
          </table:table-cell>
          <table:table-cell office:value-type="float" office:value="181160.73169999989" table:style-name="ce5">
            <text:p><text:s/>181,1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1160.73169999989" table:style-name="ce5">
            <text:p><text:s/>181,161<text:s/></text:p>
          </table:table-cell>
          <table:table-cell office:value-type="float" office:value="1.0797983396530977" table:style-name="ce6">
            <text:p>1.080</text:p>
          </table:table-cell>
          <table:table-cell office:value-type="float" office:value="195617.05730000019" table:style-name="ce5">
            <text:p><text:s/>195,617<text:s/></text:p>
          </table:table-cell>
          <table:table-cell office:value-type="float" office:value="1.0555090693514924" table:style-name="ce6">
            <text:p>1.056</text:p>
          </table:table-cell>
          <table:table-cell office:value-type="float" office:value="206475.57810000074" table:style-name="ce5">
            <text:p><text:s/>206,4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6475.57810000074" table:style-name="ce5">
            <text:p><text:s/>206,476<text:s/></text:p>
          </table:table-cell>
          <table:table-cell office:value-type="float" office:value="1.0482207275631275" table:style-name="ce6">
            <text:p>1.048</text:p>
          </table:table-cell>
          <table:table-cell office:value-type="float" office:value="216431.9807000001" table:style-name="ce5">
            <text:p><text:s/>216,432<text:s/></text:p>
          </table:table-cell>
          <table:table-cell office:value-type="float" office:value="1.0915011004194117" table:style-name="ce6">
            <text:p>1.092</text:p>
          </table:table-cell>
          <table:table-cell office:value-type="float" office:value="236235.74510000297" table:style-name="ce5">
            <text:p><text:s/>236,2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6235.74510000297" table:style-name="ce5">
            <text:p><text:s/>236,236<text:s/></text:p>
          </table:table-cell>
          <table:table-cell office:value-type="float" office:value="1.0660726779234315" table:style-name="ce6">
            <text:p>1.066</text:p>
          </table:table-cell>
          <table:table-cell office:value-type="float" office:value="251844.47339999731" table:style-name="ce5">
            <text:p><text:s/>251,844<text:s/></text:p>
          </table:table-cell>
          <table:table-cell office:value-type="float" office:value="1.0648532984643193" table:style-name="ce6">
            <text:p>1.065</text:p>
          </table:table-cell>
          <table:table-cell office:value-type="float" office:value="268177.41819999664" table:style-name="ce5">
            <text:p><text:s/>268,1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8177.41819999664" table:style-name="ce5">
            <text:p><text:s/>268,177<text:s/></text:p>
          </table:table-cell>
          <table:table-cell office:value-type="float" office:value="1.0615267963676724" table:style-name="ce6">
            <text:p>1.062</text:p>
          </table:table-cell>
          <table:table-cell office:value-type="float" office:value="284677.51559999597" table:style-name="ce5">
            <text:p><text:s/>284,678<text:s/></text:p>
          </table:table-cell>
          <table:table-cell office:value-type="float" office:value="1.0802137455495184" table:style-name="ce6">
            <text:p>1.080</text:p>
          </table:table-cell>
          <table:table-cell office:value-type="float" office:value="307512.56540000311" table:style-name="ce5">
            <text:p><text:s/>307,5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7512.56540000311" table:style-name="ce5">
            <text:p><text:s/>307,513<text:s/></text:p>
          </table:table-cell>
          <table:table-cell office:value-type="float" office:value="1.0229629107701979" table:style-name="ce6">
            <text:p>1.023</text:p>
          </table:table-cell>
          <table:table-cell office:value-type="float" office:value="314573.94899999804" table:style-name="ce5">
            <text:p><text:s/>314,574<text:s/></text:p>
          </table:table-cell>
          <table:table-cell office:value-type="float" office:value="1.0908045214513478" table:style-name="ce6">
            <text:p>1.091</text:p>
          </table:table-cell>
          <table:table-cell office:value-type="float" office:value="343138.68590000353" table:style-name="ce5">
            <text:p><text:s/>343,1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3138.68590000353" table:style-name="ce5">
            <text:p><text:s/>343,139<text:s/></text:p>
          </table:table-cell>
          <table:table-cell office:value-type="float" office:value="1.0695658550926352" table:style-name="ce6">
            <text:p>1.070</text:p>
          </table:table-cell>
          <table:table-cell office:value-type="float" office:value="367009.42200000049" table:style-name="ce5">
            <text:p><text:s/>367,009<text:s/></text:p>
          </table:table-cell>
          <table:table-cell office:value-type="float" office:value="1.0615395045634537" table:style-name="ce6">
            <text:p>1.062</text:p>
          </table:table-cell>
          <table:table-cell office:value-type="float" office:value="389595.00000000006" table:style-name="ce5">
            <text:p><text:s/>389,5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9595.00000000006" table:style-name="ce5">
            <text:p><text:s/>389,595<text:s/></text:p>
          </table:table-cell>
          <table:table-cell office:value-type="float" office:value="1.0539970995520989" table:style-name="ce6">
            <text:p>1.054</text:p>
          </table:table-cell>
          <table:table-cell office:value-type="float" office:value="410632.00000000006" table:style-name="ce5">
            <text:p><text:s/>410,632<text:s/></text:p>
          </table:table-cell>
          <table:table-cell office:value-type="float" office:value="1.0867345944787545" table:style-name="ce6">
            <text:p>1.087</text:p>
          </table:table-cell>
          <table:table-cell office:value-type="float" office:value="446248" table:style-name="ce5">
            <text:p><text:s/>446,24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6248" table:style-name="ce5">
            <text:p><text:s/>446,248<text:s/></text:p>
          </table:table-cell>
          <table:table-cell office:value-type="float" office:value="1.0556506695828325" table:style-name="ce6">
            <text:p>1.056</text:p>
          </table:table-cell>
          <table:table-cell office:value-type="float" office:value="471081.99999999988" table:style-name="ce5">
            <text:p><text:s/>471,082<text:s/></text:p>
          </table:table-cell>
          <table:table-cell office:value-type="float" office:value="1.0846667883723009" table:style-name="ce6">
            <text:p>1.085</text:p>
          </table:table-cell>
          <table:table-cell office:value-type="float" office:value="510967.00000000012" table:style-name="ce5">
            <text:p><text:s/>510,9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10967.00000000012" table:style-name="ce5">
            <text:p><text:s/>510,967<text:s/></text:p>
          </table:table-cell>
          <table:table-cell office:value-type="float" office:value="1.0344738505617774" table:style-name="ce6">
            <text:p>1.034</text:p>
          </table:table-cell>
          <table:table-cell office:value-type="float" office:value="528581.99999999988" table:style-name="ce5">
            <text:p><text:s/>528,582<text:s/></text:p>
          </table:table-cell>
          <table:table-cell office:value-type="float" office:value="1.079068148366761" table:style-name="ce6">
            <text:p>1.079</text:p>
          </table:table-cell>
          <table:table-cell office:value-type="float" office:value="570375.99999999919" table:style-name="ce5">
            <text:p><text:s/>570,3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0375.99999999919" table:style-name="ce5">
            <text:p><text:s/>570,376<text:s/></text:p>
          </table:table-cell>
          <table:table-cell office:value-type="float" office:value="1.0114801464297254" table:style-name="ce6">
            <text:p>1.011</text:p>
          </table:table-cell>
          <table:table-cell office:value-type="float" office:value="576924.00000000023" table:style-name="ce5">
            <text:p><text:s/>576,924<text:s/></text:p>
          </table:table-cell>
          <table:table-cell office:value-type="float" office:value="1.0775630758990782" table:style-name="ce6">
            <text:p>1.078</text:p>
          </table:table-cell>
          <table:table-cell office:value-type="float" office:value="621672" table:style-name="ce5">
            <text:p><text:s/>621,67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21672" table:style-name="ce5">
            <text:p><text:s/>621,672<text:s/></text:p>
          </table:table-cell>
          <table:table-cell office:value-type="float" office:value="0.95577571452470167" table:style-name="ce6">
            <text:p>0.956</text:p>
          </table:table-cell>
          <table:table-cell office:value-type="float" office:value="594179.00000000035" table:style-name="ce5">
            <text:p><text:s/>594,179<text:s/></text:p>
          </table:table-cell>
          <table:table-cell office:value-type="float" office:value="1.0890724848909163" table:style-name="ce6">
            <text:p>1.089</text:p>
          </table:table-cell>
          <table:table-cell office:value-type="float" office:value="647104.00000000012" table:style-name="ce5">
            <text:p><text:s/>647,1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7104.00000000012" table:style-name="ce5">
            <text:p><text:s/>647,104<text:s/></text:p>
          </table:table-cell>
          <table:table-cell office:value-type="float" office:value="0.99063519928790467" table:style-name="ce6">
            <text:p>0.991</text:p>
          </table:table-cell>
          <table:table-cell office:value-type="float" office:value="641044.00000000035" table:style-name="ce5">
            <text:p><text:s/>641,044<text:s/></text:p>
          </table:table-cell>
          <table:table-cell office:value-type="float" office:value="1.066099986896375" table:style-name="ce6">
            <text:p>1.066</text:p>
          </table:table-cell>
          <table:table-cell office:value-type="float" office:value="683417.00000000012" table:style-name="ce5">
            <text:p><text:s/>683,4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3417.00000000012" table:style-name="ce5">
            <text:p><text:s/>683,417<text:s/></text:p>
          </table:table-cell>
          <table:table-cell office:value-type="float" office:value="0.99295013147170741" table:style-name="ce6">
            <text:p>0.993</text:p>
          </table:table-cell>
          <table:table-cell office:value-type="float" office:value="678599" table:style-name="ce5">
            <text:p><text:s/>678,599<text:s/></text:p>
          </table:table-cell>
          <table:table-cell office:value-type="float" office:value="1.0252048706231516" table:style-name="ce6">
            <text:p>1.025</text:p>
          </table:table-cell>
          <table:table-cell office:value-type="float" office:value="695703" table:style-name="ce5">
            <text:p><text:s/>695,7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95703" table:style-name="ce5">
            <text:p><text:s/>695,703<text:s/></text:p>
          </table:table-cell>
          <table:table-cell office:value-type="float" office:value="1.027816467659332" table:style-name="ce6">
            <text:p>1.028</text:p>
          </table:table-cell>
          <table:table-cell office:value-type="float" office:value="715055.00000000023" table:style-name="ce5">
            <text:p><text:s/>715,055<text:s/></text:p>
          </table:table-cell>
          <table:table-cell office:value-type="float" office:value="1.0483305479998033" table:style-name="ce6">
            <text:p>1.048</text:p>
          </table:table-cell>
          <table:table-cell office:value-type="float" office:value="749613.99999999965" table:style-name="ce5">
            <text:p><text:s/>749,6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1070.287550000707" table:style-name="ce5">
            <text:p><text:s/>61,07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1070.287550000707" table:style-name="ce5">
            <text:p><text:s/>61,070<text:s/></text:p>
          </table:table-cell>
          <table:table-cell office:value-type="float" office:value="1.0178499125144433" table:style-name="ce6">
            <text:p>1.018</text:p>
          </table:table-cell>
          <table:table-cell office:value-type="float" office:value="62160.386840000123" table:style-name="ce5">
            <text:p><text:s/>62,160<text:s/></text:p>
          </table:table-cell>
          <table:table-cell office:value-type="float" office:value="1.1283867611786442" table:style-name="ce6">
            <text:p>1.128</text:p>
          </table:table-cell>
          <table:table-cell office:value-type="float" office:value="70140.957579999362" table:style-name="ce5">
            <text:p><text:s/>70,14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0140.957579999362" table:style-name="ce5">
            <text:p><text:s/>70,141<text:s/></text:p>
          </table:table-cell>
          <table:table-cell office:value-type="float" office:value="1.0172439882734805" table:style-name="ce6">
            <text:p>1.017</text:p>
          </table:table-cell>
          <table:table-cell office:value-type="float" office:value="71350.467429999553" table:style-name="ce5">
            <text:p><text:s/>71,350<text:s/></text:p>
          </table:table-cell>
          <table:table-cell office:value-type="float" office:value="1.0827167974167908" table:style-name="ce6">
            <text:p>1.083</text:p>
          </table:table-cell>
          <table:table-cell office:value-type="float" office:value="77252.349590000173" table:style-name="ce5">
            <text:p><text:s/>77,2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252.349590000173" table:style-name="ce5">
            <text:p><text:s/>77,252<text:s/></text:p>
          </table:table-cell>
          <table:table-cell office:value-type="float" office:value="1.0939017445877059" table:style-name="ce6">
            <text:p>1.094</text:p>
          </table:table-cell>
          <table:table-cell office:value-type="float" office:value="84506.479990000531" table:style-name="ce5">
            <text:p><text:s/>84,506<text:s/></text:p>
          </table:table-cell>
          <table:table-cell office:value-type="float" office:value="1.0627977312583259" table:style-name="ce6">
            <text:p>1.063</text:p>
          </table:table-cell>
          <table:table-cell office:value-type="float" office:value="89813.295209999676" table:style-name="ce5">
            <text:p><text:s/>89,81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9813.295209999676" table:style-name="ce5">
            <text:p><text:s/>89,813<text:s/></text:p>
          </table:table-cell>
          <table:table-cell office:value-type="float" office:value="1.0568155767814678" table:style-name="ce6">
            <text:p>1.057</text:p>
          </table:table-cell>
          <table:table-cell office:value-type="float" office:value="94916.089380000049" table:style-name="ce5">
            <text:p><text:s/>94,916<text:s/></text:p>
          </table:table-cell>
          <table:table-cell office:value-type="float" office:value="1.0407986601143693" table:style-name="ce6">
            <text:p>1.041</text:p>
          </table:table-cell>
          <table:table-cell office:value-type="float" office:value="98788.538649999755" table:style-name="ce5">
            <text:p><text:s/>98,7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8788.538649999755" table:style-name="ce5">
            <text:p><text:s/>98,789<text:s/></text:p>
          </table:table-cell>
          <table:table-cell office:value-type="float" office:value="1.0649019687670089" table:style-name="ce6">
            <text:p>1.065</text:p>
          </table:table-cell>
          <table:table-cell office:value-type="float" office:value="105200.10930000051" table:style-name="ce5">
            <text:p><text:s/>105,200<text:s/></text:p>
          </table:table-cell>
          <table:table-cell office:value-type="float" office:value="1.0563718958037212" table:style-name="ce6">
            <text:p>1.056</text:p>
          </table:table-cell>
          <table:table-cell office:value-type="float" office:value="111130.43890000021" table:style-name="ce5">
            <text:p><text:s/>111,1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1130.43890000021" table:style-name="ce5">
            <text:p><text:s/>111,130<text:s/></text:p>
          </table:table-cell>
          <table:table-cell office:value-type="float" office:value="1.060584500220124" table:style-name="ce6">
            <text:p>1.061</text:p>
          </table:table-cell>
          <table:table-cell office:value-type="float" office:value="117863.22099999976" table:style-name="ce5">
            <text:p><text:s/>117,863<text:s/></text:p>
          </table:table-cell>
          <table:table-cell office:value-type="float" office:value="1.0651166185251302" table:style-name="ce6">
            <text:p>1.065</text:p>
          </table:table-cell>
          <table:table-cell office:value-type="float" office:value="125538.07539999986" table:style-name="ce5">
            <text:p><text:s/>125,5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5538.07539999986" table:style-name="ce5">
            <text:p><text:s/>125,538<text:s/></text:p>
          </table:table-cell>
          <table:table-cell office:value-type="float" office:value="1.0203375835726751" table:style-name="ce6">
            <text:p>1.020</text:p>
          </table:table-cell>
          <table:table-cell office:value-type="float" office:value="128091.21650000016" table:style-name="ce5">
            <text:p><text:s/>128,091<text:s/></text:p>
          </table:table-cell>
          <table:table-cell office:value-type="float" office:value="1.0578681739664735" table:style-name="ce6">
            <text:p>1.058</text:p>
          </table:table-cell>
          <table:table-cell office:value-type="float" office:value="135503.62129999939" table:style-name="ce5">
            <text:p><text:s/>135,5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5503.62129999939" table:style-name="ce5">
            <text:p><text:s/>135,504<text:s/></text:p>
          </table:table-cell>
          <table:table-cell office:value-type="float" office:value="1.068807659238562" table:style-name="ce6">
            <text:p>1.069</text:p>
          </table:table-cell>
          <table:table-cell office:value-type="float" office:value="144827.30830000088" table:style-name="ce5">
            <text:p><text:s/>144,827<text:s/></text:p>
          </table:table-cell>
          <table:table-cell office:value-type="float" office:value="0.99343833486131805" table:style-name="ce6">
            <text:p>0.993</text:p>
          </table:table-cell>
          <table:table-cell office:value-type="float" office:value="143876.99999999962" table:style-name="ce5">
            <text:p><text:s/>143,8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3876.99999999962" table:style-name="ce5">
            <text:p><text:s/>143,877<text:s/></text:p>
          </table:table-cell>
          <table:table-cell office:value-type="float" office:value="1.0494380616776831" table:style-name="ce6">
            <text:p>1.049</text:p>
          </table:table-cell>
          <table:table-cell office:value-type="float" office:value="150989.99999999962" table:style-name="ce5">
            <text:p><text:s/>150,990<text:s/></text:p>
          </table:table-cell>
          <table:table-cell office:value-type="float" office:value="1.0767865421551102" table:style-name="ce6">
            <text:p>1.077</text:p>
          </table:table-cell>
          <table:table-cell office:value-type="float" office:value="162583.99999999971" table:style-name="ce5">
            <text:p><text:s/>162,58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2583.99999999971" table:style-name="ce5">
            <text:p><text:s/>162,584<text:s/></text:p>
          </table:table-cell>
          <table:table-cell office:value-type="float" office:value="1.0671037740491107" table:style-name="ce6">
            <text:p>1.067</text:p>
          </table:table-cell>
          <table:table-cell office:value-type="float" office:value="173494.00000000026" table:style-name="ce5">
            <text:p><text:s/>173,494<text:s/></text:p>
          </table:table-cell>
          <table:table-cell office:value-type="float" office:value="1.08966304310235" table:style-name="ce6">
            <text:p>1.090</text:p>
          </table:table-cell>
          <table:table-cell office:value-type="float" office:value="189049.99999999939" table:style-name="ce5">
            <text:p><text:s/>189,0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9049.99999999939" table:style-name="ce5">
            <text:p><text:s/>189,050<text:s/></text:p>
          </table:table-cell>
          <table:table-cell office:value-type="float" office:value="1.0324940491933412" table:style-name="ce6">
            <text:p>1.032</text:p>
          </table:table-cell>
          <table:table-cell office:value-type="float" office:value="195193.00000000052" table:style-name="ce5">
            <text:p><text:s/>195,193<text:s/></text:p>
          </table:table-cell>
          <table:table-cell office:value-type="float" office:value="1.056211032157917" table:style-name="ce6">
            <text:p>1.056</text:p>
          </table:table-cell>
          <table:table-cell office:value-type="float" office:value="206165.00000000084" table:style-name="ce5">
            <text:p><text:s/>206,1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6165.00000000084" table:style-name="ce5">
            <text:p><text:s/>206,165<text:s/></text:p>
          </table:table-cell>
          <table:table-cell office:value-type="float" office:value="1.0135813547401291" table:style-name="ce6">
            <text:p>1.014</text:p>
          </table:table-cell>
          <table:table-cell office:value-type="float" office:value="208964.99999999956" table:style-name="ce5">
            <text:p><text:s/>208,965<text:s/></text:p>
          </table:table-cell>
          <table:table-cell office:value-type="float" office:value="1.052238413131386" table:style-name="ce6">
            <text:p>1.052</text:p>
          </table:table-cell>
          <table:table-cell office:value-type="float" office:value="219880.99999999962" table:style-name="ce5">
            <text:p><text:s/>219,8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9880.99999999962" table:style-name="ce5">
            <text:p><text:s/>219,881<text:s/></text:p>
          </table:table-cell>
          <table:table-cell office:value-type="float" office:value="0.96567234094805654" table:style-name="ce6">
            <text:p>0.966</text:p>
          </table:table-cell>
          <table:table-cell office:value-type="float" office:value="212332.99999999927" table:style-name="ce5">
            <text:p><text:s/>212,333<text:s/></text:p>
          </table:table-cell>
          <table:table-cell office:value-type="float" office:value="1.101811776784581" table:style-name="ce6">
            <text:p>1.102</text:p>
          </table:table-cell>
          <table:table-cell office:value-type="float" office:value="233950.99999999959" table:style-name="ce5">
            <text:p><text:s/>233,9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3950.99999999959" table:style-name="ce5">
            <text:p><text:s/>233,951<text:s/></text:p>
          </table:table-cell>
          <table:table-cell office:value-type="float" office:value="0.99014323512188607" table:style-name="ce6">
            <text:p>0.990</text:p>
          </table:table-cell>
          <table:table-cell office:value-type="float" office:value="231644.99999999997" table:style-name="ce5">
            <text:p><text:s/>231,645<text:s/></text:p>
          </table:table-cell>
          <table:table-cell office:value-type="float" office:value="1.0715707224416684" table:style-name="ce6">
            <text:p>1.072</text:p>
          </table:table-cell>
          <table:table-cell office:value-type="float" office:value="248224.00000000023" table:style-name="ce5">
            <text:p><text:s/>248,2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8224.00000000023" table:style-name="ce5">
            <text:p><text:s/>248,224<text:s/></text:p>
          </table:table-cell>
          <table:table-cell office:value-type="float" office:value="0.98378077865153524" table:style-name="ce6">
            <text:p>0.984</text:p>
          </table:table-cell>
          <table:table-cell office:value-type="float" office:value="244197.99999999892" table:style-name="ce5">
            <text:p><text:s/>244,198<text:s/></text:p>
          </table:table-cell>
          <table:table-cell office:value-type="float" office:value="1.0341935642388607" table:style-name="ce6">
            <text:p>1.034</text:p>
          </table:table-cell>
          <table:table-cell office:value-type="float" office:value="252548.0000000002" table:style-name="ce5">
            <text:p><text:s/>252,5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2548.0000000002" table:style-name="ce5">
            <text:p><text:s/>252,548<text:s/></text:p>
          </table:table-cell>
          <table:table-cell office:value-type="float" office:value="1.0187607900280353" table:style-name="ce6">
            <text:p>1.019</text:p>
          </table:table-cell>
          <table:table-cell office:value-type="float" office:value="257286.00000000049" table:style-name="ce5">
            <text:p><text:s/>257,286<text:s/></text:p>
          </table:table-cell>
          <table:table-cell office:value-type="float" office:value="1.061079887751365" table:style-name="ce6">
            <text:p>1.061</text:p>
          </table:table-cell>
          <table:table-cell office:value-type="float" office:value="273000.99999999825" table:style-name="ce5">
            <text:p><text:s/>273,0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889.752049999486" table:style-name="ce5">
            <text:p><text:s/>82,8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889.752049999486" table:style-name="ce5">
            <text:p><text:s/>82,890<text:s/></text:p>
          </table:table-cell>
          <table:table-cell office:value-type="float" office:value="0.98989649782648637" table:style-name="ce6">
            <text:p>0.990</text:p>
          </table:table-cell>
          <table:table-cell office:value-type="float" office:value="82052.2752600003" table:style-name="ce5">
            <text:p><text:s/>82,052<text:s/></text:p>
          </table:table-cell>
          <table:table-cell office:value-type="float" office:value="1.1528472991182832" table:style-name="ce6">
            <text:p>1.153</text:p>
          </table:table-cell>
          <table:table-cell office:value-type="float" office:value="94593.743920001289" table:style-name="ce5">
            <text:p><text:s/>94,59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4593.743920001289" table:style-name="ce5">
            <text:p><text:s/>94,594<text:s/></text:p>
          </table:table-cell>
          <table:table-cell office:value-type="float" office:value="1.0376696904291387" table:style-name="ce6">
            <text:p>1.038</text:p>
          </table:table-cell>
          <table:table-cell office:value-type="float" office:value="98157.060970000966" table:style-name="ce5">
            <text:p><text:s/>98,157<text:s/></text:p>
          </table:table-cell>
          <table:table-cell office:value-type="float" office:value="1.0585930455044541" table:style-name="ce6">
            <text:p>1.059</text:p>
          </table:table-cell>
          <table:table-cell office:value-type="float" office:value="103908.38210999971" table:style-name="ce5">
            <text:p><text:s/>103,9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3908.38210999971" table:style-name="ce5">
            <text:p><text:s/>103,908<text:s/></text:p>
          </table:table-cell>
          <table:table-cell office:value-type="float" office:value="1.0693129375489221" table:style-name="ce6">
            <text:p>1.069</text:p>
          </table:table-cell>
          <table:table-cell office:value-type="float" office:value="111110.57730999964" table:style-name="ce5">
            <text:p><text:s/>111,111<text:s/></text:p>
          </table:table-cell>
          <table:table-cell office:value-type="float" office:value="1.0499655902652012" table:style-name="ce6">
            <text:p>1.050</text:p>
          </table:table-cell>
          <table:table-cell office:value-type="float" office:value="116662.28289000105" table:style-name="ce5">
            <text:p><text:s/>116,6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662.28289000105" table:style-name="ce5">
            <text:p><text:s/>116,662<text:s/></text:p>
          </table:table-cell>
          <table:table-cell office:value-type="float" office:value="1.0416039212482699" table:style-name="ce6">
            <text:p>1.042</text:p>
          </table:table-cell>
          <table:table-cell office:value-type="float" office:value="121515.89132000004" table:style-name="ce5">
            <text:p><text:s/>121,516<text:s/></text:p>
          </table:table-cell>
          <table:table-cell office:value-type="float" office:value="1.1311047876697018" table:style-name="ce6">
            <text:p>1.131</text:p>
          </table:table-cell>
          <table:table-cell office:value-type="float" office:value="137447.2064500032" table:style-name="ce5">
            <text:p><text:s/>137,4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7447.2064500032" table:style-name="ce5">
            <text:p><text:s/>137,447<text:s/></text:p>
          </table:table-cell>
          <table:table-cell office:value-type="float" office:value="1.0669141111524818" table:style-name="ce6">
            <text:p>1.067</text:p>
          </table:table-cell>
          <table:table-cell office:value-type="float" office:value="146644.36409999683" table:style-name="ce5">
            <text:p><text:s/>146,644<text:s/></text:p>
          </table:table-cell>
          <table:table-cell office:value-type="float" office:value="1.0709377088157719" table:style-name="ce6">
            <text:p>1.071</text:p>
          </table:table-cell>
          <table:table-cell office:value-type="float" office:value="157046.97929999643" table:style-name="ce5">
            <text:p><text:s/>157,0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7046.97929999643" table:style-name="ce5">
            <text:p><text:s/>157,047<text:s/></text:p>
          </table:table-cell>
          <table:table-cell office:value-type="float" office:value="1.0621935891001248" table:style-name="ce6">
            <text:p>1.062</text:p>
          </table:table-cell>
          <table:table-cell office:value-type="float" office:value="166814.29459999621" table:style-name="ce5">
            <text:p><text:s/>166,814<text:s/></text:p>
          </table:table-cell>
          <table:table-cell office:value-type="float" office:value="1.0908806732442182" table:style-name="ce6">
            <text:p>1.091</text:p>
          </table:table-cell>
          <table:table-cell office:value-type="float" office:value="181974.49000000322" table:style-name="ce5">
            <text:p><text:s/>181,9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1974.49000000322" table:style-name="ce5">
            <text:p><text:s/>181,974<text:s/></text:p>
          </table:table-cell>
          <table:table-cell office:value-type="float" office:value="1.0247740356354047" table:style-name="ce6">
            <text:p>1.025</text:p>
          </table:table-cell>
          <table:table-cell office:value-type="float" office:value="186482.73249999789" table:style-name="ce5">
            <text:p><text:s/>186,483<text:s/></text:p>
          </table:table-cell>
          <table:table-cell office:value-type="float" office:value="1.1134278322525464" table:style-name="ce6">
            <text:p>1.113</text:p>
          </table:table-cell>
          <table:table-cell office:value-type="float" office:value="207635.06460000415" table:style-name="ce5">
            <text:p><text:s/>207,6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7635.06460000415" table:style-name="ce5">
            <text:p><text:s/>207,635<text:s/></text:p>
          </table:table-cell>
          <table:table-cell office:value-type="float" office:value="1.0700606572787665" table:style-name="ce6">
            <text:p>1.070</text:p>
          </table:table-cell>
          <table:table-cell office:value-type="float" office:value="222182.11369999961" table:style-name="ce5">
            <text:p><text:s/>222,182<text:s/></text:p>
          </table:table-cell>
          <table:table-cell office:value-type="float" office:value="1.1059306075905824" table:style-name="ce6">
            <text:p>1.106</text:p>
          </table:table-cell>
          <table:table-cell office:value-type="float" office:value="245718.00000000044" table:style-name="ce5">
            <text:p><text:s/>245,7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5718.00000000044" table:style-name="ce5">
            <text:p><text:s/>245,718<text:s/></text:p>
          </table:table-cell>
          <table:table-cell office:value-type="float" office:value="1.0566665852725481" table:style-name="ce6">
            <text:p>1.057</text:p>
          </table:table-cell>
          <table:table-cell office:value-type="float" office:value="259642.00000000044" table:style-name="ce5">
            <text:p><text:s/>259,642<text:s/></text:p>
          </table:table-cell>
          <table:table-cell office:value-type="float" office:value="1.0925197002025859" table:style-name="ce6">
            <text:p>1.093</text:p>
          </table:table-cell>
          <table:table-cell office:value-type="float" office:value="283664.00000000029" table:style-name="ce5">
            <text:p><text:s/>283,6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3664.00000000029" table:style-name="ce5">
            <text:p><text:s/>283,664<text:s/></text:p>
          </table:table-cell>
          <table:table-cell office:value-type="float" office:value="1.0490862428788965" table:style-name="ce6">
            <text:p>1.049</text:p>
          </table:table-cell>
          <table:table-cell office:value-type="float" office:value="297587.99999999965" table:style-name="ce5">
            <text:p><text:s/>297,588<text:s/></text:p>
          </table:table-cell>
          <table:table-cell office:value-type="float" office:value="1.0817539685740054" table:style-name="ce6">
            <text:p>1.082</text:p>
          </table:table-cell>
          <table:table-cell office:value-type="float" office:value="321917.00000000076" table:style-name="ce5">
            <text:p><text:s/>321,9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1917.00000000076" table:style-name="ce5">
            <text:p><text:s/>321,917<text:s/></text:p>
          </table:table-cell>
          <table:table-cell office:value-type="float" office:value="1.0356365150023099" table:style-name="ce6">
            <text:p>1.036</text:p>
          </table:table-cell>
          <table:table-cell office:value-type="float" office:value="333388.99999999942" table:style-name="ce5">
            <text:p><text:s/>333,389<text:s/></text:p>
          </table:table-cell>
          <table:table-cell office:value-type="float" office:value="1.0924505607563506" table:style-name="ce6">
            <text:p>1.092</text:p>
          </table:table-cell>
          <table:table-cell office:value-type="float" office:value="364210.99999999831" table:style-name="ce5">
            <text:p><text:s/>364,2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4210.99999999831" table:style-name="ce5">
            <text:p><text:s/>364,211<text:s/></text:p>
          </table:table-cell>
          <table:table-cell office:value-type="float" office:value="1.0102907380611854" table:style-name="ce6">
            <text:p>1.010</text:p>
          </table:table-cell>
          <table:table-cell office:value-type="float" office:value="367959.0000000007" table:style-name="ce5">
            <text:p><text:s/>367,959<text:s/></text:p>
          </table:table-cell>
          <table:table-cell office:value-type="float" office:value="1.0919450264839279" table:style-name="ce6">
            <text:p>1.092</text:p>
          </table:table-cell>
          <table:table-cell office:value-type="float" office:value="401791.00000000035" table:style-name="ce5">
            <text:p><text:s/>401,7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01791.00000000035" table:style-name="ce5">
            <text:p><text:s/>401,791<text:s/></text:p>
          </table:table-cell>
          <table:table-cell office:value-type="float" office:value="0.95035976415599344" table:style-name="ce6">
            <text:p>0.950</text:p>
          </table:table-cell>
          <table:table-cell office:value-type="float" office:value="381846.00000000111" table:style-name="ce5">
            <text:p><text:s/>381,846<text:s/></text:p>
          </table:table-cell>
          <table:table-cell office:value-type="float" office:value="1.0819885503579958" table:style-name="ce6">
            <text:p>1.082</text:p>
          </table:table-cell>
          <table:table-cell office:value-type="float" office:value="413153.00000000047" table:style-name="ce5">
            <text:p><text:s/>413,1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3153.00000000047" table:style-name="ce5">
            <text:p><text:s/>413,153<text:s/></text:p>
          </table:table-cell>
          <table:table-cell office:value-type="float" office:value="0.9909137777046273" table:style-name="ce6">
            <text:p>0.991</text:p>
          </table:table-cell>
          <table:table-cell office:value-type="float" office:value="409399.00000000035" table:style-name="ce5">
            <text:p><text:s/>409,399<text:s/></text:p>
          </table:table-cell>
          <table:table-cell office:value-type="float" office:value="1.0630045505729118" table:style-name="ce6">
            <text:p>1.063</text:p>
          </table:table-cell>
          <table:table-cell office:value-type="float" office:value="435192.99999999988" table:style-name="ce5">
            <text:p><text:s/>435,1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5192.99999999988" table:style-name="ce5">
            <text:p><text:s/>435,193<text:s/></text:p>
          </table:table-cell>
          <table:table-cell office:value-type="float" office:value="0.99818011778682381" table:style-name="ce6">
            <text:p>0.998</text:p>
          </table:table-cell>
          <table:table-cell office:value-type="float" office:value="434401.00000000111" table:style-name="ce5">
            <text:p><text:s/>434,401<text:s/></text:p>
          </table:table-cell>
          <table:table-cell office:value-type="float" office:value="1.0201518873114901" table:style-name="ce6">
            <text:p>1.020</text:p>
          </table:table-cell>
          <table:table-cell office:value-type="float" office:value="443154.99999999977" table:style-name="ce5">
            <text:p><text:s/>443,1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3154.99999999977" table:style-name="ce5">
            <text:p><text:s/>443,155<text:s/></text:p>
          </table:table-cell>
          <table:table-cell office:value-type="float" office:value="1.0329771750290531" table:style-name="ce6">
            <text:p>1.033</text:p>
          </table:table-cell>
          <table:table-cell office:value-type="float" office:value="457768.99999999977" table:style-name="ce5">
            <text:p><text:s/>457,769<text:s/></text:p>
          </table:table-cell>
          <table:table-cell office:value-type="float" office:value="1.0411648669962397" table:style-name="ce6">
            <text:p>1.041</text:p>
          </table:table-cell>
          <table:table-cell office:value-type="float" office:value="476613.0000000014" table:style-name="ce5">
            <text:p><text:s/>476,61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3701.5139999981" table:style-name="ce5">
            <text:p><text:s/>293,7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3701.5139999981" table:style-name="ce5">
            <text:p><text:s/>293,702<text:s/></text:p>
          </table:table-cell>
          <table:table-cell office:value-type="float" office:value="1.0180749970529663" table:style-name="ce6">
            <text:p>1.018</text:p>
          </table:table-cell>
          <table:table-cell office:value-type="float" office:value="299010.16799999983" table:style-name="ce5">
            <text:p><text:s/>299,010<text:s/></text:p>
          </table:table-cell>
          <table:table-cell office:value-type="float" office:value="1.1021506700066497" table:style-name="ce6">
            <text:p>1.102</text:p>
          </table:table-cell>
          <table:table-cell office:value-type="float" office:value="329554.25700000068" table:style-name="ce5">
            <text:p><text:s/>329,5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9554.25700000068" table:style-name="ce5">
            <text:p><text:s/>329,554<text:s/></text:p>
          </table:table-cell>
          <table:table-cell office:value-type="float" office:value="1.0393151073754723" table:style-name="ce6">
            <text:p>1.039</text:p>
          </table:table-cell>
          <table:table-cell office:value-type="float" office:value="342510.7179999997" table:style-name="ce5">
            <text:p><text:s/>342,511<text:s/></text:p>
          </table:table-cell>
          <table:table-cell office:value-type="float" office:value="1.0631424970473502" table:style-name="ce6">
            <text:p>1.063</text:p>
          </table:table-cell>
          <table:table-cell office:value-type="float" office:value="364137.70000000048" table:style-name="ce5">
            <text:p><text:s/>364,1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4137.70000000048" table:style-name="ce5">
            <text:p><text:s/>364,138<text:s/></text:p>
          </table:table-cell>
          <table:table-cell office:value-type="float" office:value="1.0229191594278715" table:style-name="ce6">
            <text:p>1.023</text:p>
          </table:table-cell>
          <table:table-cell office:value-type="float" office:value="372483.42999999889" table:style-name="ce5">
            <text:p><text:s/>372,483<text:s/></text:p>
          </table:table-cell>
          <table:table-cell office:value-type="float" office:value="1.1119299910871261" table:style-name="ce6">
            <text:p>1.112</text:p>
          </table:table-cell>
          <table:table-cell office:value-type="float" office:value="414175.49700000091" table:style-name="ce5">
            <text:p><text:s/>414,1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4175.49700000091" table:style-name="ce5">
            <text:p><text:s/>414,175<text:s/></text:p>
          </table:table-cell>
          <table:table-cell office:value-type="float" office:value="1.0305580462670374" table:style-name="ce6">
            <text:p>1.031</text:p>
          </table:table-cell>
          <table:table-cell office:value-type="float" office:value="426831.89100000012" table:style-name="ce5">
            <text:p><text:s/>426,832<text:s/></text:p>
          </table:table-cell>
          <table:table-cell office:value-type="float" office:value="1.0793733591944756" table:style-name="ce6">
            <text:p>1.079</text:p>
          </table:table-cell>
          <table:table-cell office:value-type="float" office:value="460710.97200000042" table:style-name="ce5">
            <text:p><text:s/>460,7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0710.97200000042" table:style-name="ce5">
            <text:p><text:s/>460,711<text:s/></text:p>
          </table:table-cell>
          <table:table-cell office:value-type="float" office:value="1.0450526800130113" table:style-name="ce6">
            <text:p>1.045</text:p>
          </table:table-cell>
          <table:table-cell office:value-type="float" office:value="481467.2359999998" table:style-name="ce5">
            <text:p><text:s/>481,467<text:s/></text:p>
          </table:table-cell>
          <table:table-cell office:value-type="float" office:value="1.0882545806294592" table:style-name="ce6">
            <text:p>1.088</text:p>
          </table:table-cell>
          <table:table-cell office:value-type="float" office:value="523958.9250000047" table:style-name="ce5">
            <text:p><text:s/>523,9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3958.9250000047" table:style-name="ce5">
            <text:p><text:s/>523,959<text:s/></text:p>
          </table:table-cell>
          <table:table-cell office:value-type="float" office:value="1.0216669503243909" table:style-name="ce6">
            <text:p>1.022</text:p>
          </table:table-cell>
          <table:table-cell office:value-type="float" office:value="535311.51700000116" table:style-name="ce5">
            <text:p><text:s/>535,312<text:s/></text:p>
          </table:table-cell>
          <table:table-cell office:value-type="float" office:value="1.1130352329034572" table:style-name="ce6">
            <text:p>1.113</text:p>
          </table:table-cell>
          <table:table-cell office:value-type="float" office:value="595820.5789999991" table:style-name="ce5">
            <text:p><text:s/>595,8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5820.5789999991" table:style-name="ce5">
            <text:p><text:s/>595,821<text:s/></text:p>
          </table:table-cell>
          <table:table-cell office:value-type="float" office:value="1.0301273867212333" table:style-name="ce6">
            <text:p>1.030</text:p>
          </table:table-cell>
          <table:table-cell office:value-type="float" office:value="613771.09600000118" table:style-name="ce5">
            <text:p><text:s/>613,771<text:s/></text:p>
          </table:table-cell>
          <table:table-cell office:value-type="float" office:value="1.0807886903165538" table:style-name="ce6">
            <text:p>1.081</text:p>
          </table:table-cell>
          <table:table-cell office:value-type="float" office:value="663356.85899999703" table:style-name="ce5">
            <text:p><text:s/>663,3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3356.85899999703" table:style-name="ce5">
            <text:p><text:s/>663,357<text:s/></text:p>
          </table:table-cell>
          <table:table-cell office:value-type="float" office:value="1.0411777204522861" table:style-name="ce6">
            <text:p>1.041</text:p>
          </table:table-cell>
          <table:table-cell office:value-type="float" office:value="690672.38230000553" table:style-name="ce5">
            <text:p><text:s/>690,672<text:s/></text:p>
          </table:table-cell>
          <table:table-cell office:value-type="float" office:value="1.081421552593032" table:style-name="ce6">
            <text:p>1.081</text:p>
          </table:table-cell>
          <table:table-cell office:value-type="float" office:value="746908" table:style-name="ce5">
            <text:p><text:s/>746,9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6908" table:style-name="ce5">
            <text:p><text:s/>746,908<text:s/></text:p>
          </table:table-cell>
          <table:table-cell office:value-type="float" office:value="1.0236963588554413" table:style-name="ce6">
            <text:p>1.024</text:p>
          </table:table-cell>
          <table:table-cell office:value-type="float" office:value="764607" table:style-name="ce5">
            <text:p><text:s/>764,607<text:s/></text:p>
          </table:table-cell>
          <table:table-cell office:value-type="float" office:value="1.085865026085296" table:style-name="ce6">
            <text:p>1.086</text:p>
          </table:table-cell>
          <table:table-cell office:value-type="float" office:value="830260" table:style-name="ce5">
            <text:p><text:s/>830,2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30260" table:style-name="ce5">
            <text:p><text:s/>830,260<text:s/></text:p>
          </table:table-cell>
          <table:table-cell office:value-type="float" office:value="1.0252655794570376" table:style-name="ce6">
            <text:p>1.025</text:p>
          </table:table-cell>
          <table:table-cell office:value-type="float" office:value="851237" table:style-name="ce5">
            <text:p><text:s/>851,237<text:s/></text:p>
          </table:table-cell>
          <table:table-cell office:value-type="float" office:value="1.0693661107306192" table:style-name="ce6">
            <text:p>1.069</text:p>
          </table:table-cell>
          <table:table-cell office:value-type="float" office:value="910284" table:style-name="ce5">
            <text:p><text:s/>910,28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10284" table:style-name="ce5">
            <text:p><text:s/>910,284<text:s/></text:p>
          </table:table-cell>
          <table:table-cell office:value-type="float" office:value="1.0177120546994125" table:style-name="ce6">
            <text:p>1.018</text:p>
          </table:table-cell>
          <table:table-cell office:value-type="float" office:value="926407" table:style-name="ce5">
            <text:p><text:s/>926,407<text:s/></text:p>
          </table:table-cell>
          <table:table-cell office:value-type="float" office:value="1.108310925975299" table:style-name="ce6">
            <text:p>1.108</text:p>
          </table:table-cell>
          <table:table-cell office:value-type="float" office:value="1026746.9999999988" table:style-name="ce5">
            <text:p><text:s/>1,026,7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26746.9999999988" table:style-name="ce5">
            <text:p><text:s/>1,026,747<text:s/></text:p>
          </table:table-cell>
          <table:table-cell office:value-type="float" office:value="1.0091395446005698" table:style-name="ce6">
            <text:p>1.009</text:p>
          </table:table-cell>
          <table:table-cell office:value-type="float" office:value="1036131" table:style-name="ce5">
            <text:p><text:s/>1,036,131<text:s/></text:p>
          </table:table-cell>
          <table:table-cell office:value-type="float" office:value="1.087034361485179" table:style-name="ce6">
            <text:p>1.087</text:p>
          </table:table-cell>
          <table:table-cell office:value-type="float" office:value="1126310" table:style-name="ce5">
            <text:p><text:s/>1,126,31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26310" table:style-name="ce5">
            <text:p><text:s/>1,126,310<text:s/></text:p>
          </table:table-cell>
          <table:table-cell office:value-type="float" office:value="0.986070442418162" table:style-name="ce6">
            <text:p>0.986</text:p>
          </table:table-cell>
          <table:table-cell office:value-type="float" office:value="1110621" table:style-name="ce5">
            <text:p><text:s/>1,110,621<text:s/></text:p>
          </table:table-cell>
          <table:table-cell office:value-type="float" office:value="1.0875077996904434" table:style-name="ce6">
            <text:p>1.088</text:p>
          </table:table-cell>
          <table:table-cell office:value-type="float" office:value="1207809" table:style-name="ce5">
            <text:p><text:s/>1,207,8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07809" table:style-name="ce5">
            <text:p><text:s/>1,207,809<text:s/></text:p>
          </table:table-cell>
          <table:table-cell office:value-type="float" office:value="1.0006549048732043" table:style-name="ce6">
            <text:p>1.001</text:p>
          </table:table-cell>
          <table:table-cell office:value-type="float" office:value="1208600" table:style-name="ce5">
            <text:p><text:s/>1,208,600<text:s/></text:p>
          </table:table-cell>
          <table:table-cell office:value-type="float" office:value="1.069922224060897" table:style-name="ce6">
            <text:p>1.070</text:p>
          </table:table-cell>
          <table:table-cell office:value-type="float" office:value="1293108" table:style-name="ce5">
            <text:p><text:s/>1,293,1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93108" table:style-name="ce5">
            <text:p><text:s/>1,293,108<text:s/></text:p>
          </table:table-cell>
          <table:table-cell office:value-type="float" office:value="0.99554174902637671" table:style-name="ce6">
            <text:p>0.996</text:p>
          </table:table-cell>
          <table:table-cell office:value-type="float" office:value="1287343" table:style-name="ce5">
            <text:p><text:s/>1,287,343<text:s/></text:p>
          </table:table-cell>
          <table:table-cell office:value-type="float" office:value="1.0424207068357074" table:style-name="ce6">
            <text:p>1.042</text:p>
          </table:table-cell>
          <table:table-cell office:value-type="float" office:value="1341953" table:style-name="ce5">
            <text:p><text:s/>1,341,9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41953" table:style-name="ce5">
            <text:p><text:s/>1,341,953<text:s/></text:p>
          </table:table-cell>
          <table:table-cell office:value-type="float" office:value="1.0101128728055304" table:style-name="ce6">
            <text:p>1.010</text:p>
          </table:table-cell>
          <table:table-cell office:value-type="float" office:value="1355524" table:style-name="ce5">
            <text:p><text:s/>1,355,524<text:s/></text:p>
          </table:table-cell>
          <table:table-cell office:value-type="float" office:value="1.0420877830270803" table:style-name="ce6">
            <text:p>1.042</text:p>
          </table:table-cell>
          <table:table-cell office:value-type="float" office:value="1412575" table:style-name="ce5">
            <text:p><text:s/>1,412,5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312.829999999856" table:style-name="ce5">
            <text:p><text:s/>84,31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4312.829999999856" table:style-name="ce5">
            <text:p><text:s/>84,313<text:s/></text:p>
          </table:table-cell>
          <table:table-cell office:value-type="float" office:value="0.98317002287789235" table:style-name="ce6">
            <text:p>0.983</text:p>
          </table:table-cell>
          <table:table-cell office:value-type="float" office:value="82893.846999999703" table:style-name="ce5">
            <text:p><text:s/>82,894<text:s/></text:p>
          </table:table-cell>
          <table:table-cell office:value-type="float" office:value="1.1327549438017996" table:style-name="ce6">
            <text:p>1.133</text:p>
          </table:table-cell>
          <table:table-cell office:value-type="float" office:value="93898.414999999644" table:style-name="ce5">
            <text:p><text:s/>93,89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3898.414999999644" table:style-name="ce5">
            <text:p><text:s/>93,898<text:s/></text:p>
          </table:table-cell>
          <table:table-cell office:value-type="float" office:value="1.0348090646684658" table:style-name="ce6">
            <text:p>1.035</text:p>
          </table:table-cell>
          <table:table-cell office:value-type="float" office:value="97166.931000001088" table:style-name="ce5">
            <text:p><text:s/>97,167<text:s/></text:p>
          </table:table-cell>
          <table:table-cell office:value-type="float" office:value="1.0750476517571541" table:style-name="ce6">
            <text:p>1.075</text:p>
          </table:table-cell>
          <table:table-cell office:value-type="float" office:value="104459.0810000006" table:style-name="ce5">
            <text:p><text:s/>104,4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4459.0810000006" table:style-name="ce5">
            <text:p><text:s/>104,459<text:s/></text:p>
          </table:table-cell>
          <table:table-cell office:value-type="float" office:value="1.0541415925341944" table:style-name="ce6">
            <text:p>1.054</text:p>
          </table:table-cell>
          <table:table-cell office:value-type="float" office:value="110114.66199999902" table:style-name="ce5">
            <text:p><text:s/>110,115<text:s/></text:p>
          </table:table-cell>
          <table:table-cell office:value-type="float" office:value="1.0811057205079591" table:style-name="ce6">
            <text:p>1.081</text:p>
          </table:table-cell>
          <table:table-cell office:value-type="float" office:value="119045.59099999932" table:style-name="ce5">
            <text:p><text:s/>119,04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9045.59099999932" table:style-name="ce5">
            <text:p><text:s/>119,046<text:s/></text:p>
          </table:table-cell>
          <table:table-cell office:value-type="float" office:value="1.0094783098687037" table:style-name="ce6">
            <text:p>1.009</text:p>
          </table:table-cell>
          <table:table-cell office:value-type="float" office:value="120173.94200000027" table:style-name="ce5">
            <text:p><text:s/>120,174<text:s/></text:p>
          </table:table-cell>
          <table:table-cell office:value-type="float" office:value="1.0575602654359169" table:style-name="ce6">
            <text:p>1.058</text:p>
          </table:table-cell>
          <table:table-cell office:value-type="float" office:value="127091.18600000076" table:style-name="ce5">
            <text:p><text:s/>127,09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7091.18600000076" table:style-name="ce5">
            <text:p><text:s/>127,091<text:s/></text:p>
          </table:table-cell>
          <table:table-cell office:value-type="float" office:value="1.1066643756082262" table:style-name="ce6">
            <text:p>1.107</text:p>
          </table:table-cell>
          <table:table-cell office:value-type="float" office:value="140647.2879999998" table:style-name="ce5">
            <text:p><text:s/>140,647<text:s/></text:p>
          </table:table-cell>
          <table:table-cell office:value-type="float" office:value="1.044092304147384" table:style-name="ce6">
            <text:p>1.044</text:p>
          </table:table-cell>
          <table:table-cell office:value-type="float" office:value="146848.75100000048" table:style-name="ce5">
            <text:p><text:s/>146,8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6848.75100000048" table:style-name="ce5">
            <text:p><text:s/>146,849<text:s/></text:p>
          </table:table-cell>
          <table:table-cell office:value-type="float" office:value="1.0608637182075782" table:style-name="ce6">
            <text:p>1.061</text:p>
          </table:table-cell>
          <table:table-cell office:value-type="float" office:value="155786.51199999932" table:style-name="ce5">
            <text:p><text:s/>155,787<text:s/></text:p>
          </table:table-cell>
          <table:table-cell office:value-type="float" office:value="1.0373034733584703" table:style-name="ce6">
            <text:p>1.037</text:p>
          </table:table-cell>
          <table:table-cell office:value-type="float" office:value="161597.89000000031" table:style-name="ce5">
            <text:p><text:s/>161,5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1597.89000000031" table:style-name="ce5">
            <text:p><text:s/>161,598<text:s/></text:p>
          </table:table-cell>
          <table:table-cell office:value-type="float" office:value="1.0191322485708207" table:style-name="ce6">
            <text:p>1.019</text:p>
          </table:table-cell>
          <table:table-cell office:value-type="float" office:value="164689.62100000045" table:style-name="ce5">
            <text:p><text:s/>164,690<text:s/></text:p>
          </table:table-cell>
          <table:table-cell office:value-type="float" office:value="1.0697580814761822" table:style-name="ce6">
            <text:p>1.070</text:p>
          </table:table-cell>
          <table:table-cell office:value-type="float" office:value="176178.05300000007" table:style-name="ce5">
            <text:p><text:s/>176,1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6178.05300000007" table:style-name="ce5">
            <text:p><text:s/>176,178<text:s/></text:p>
          </table:table-cell>
          <table:table-cell office:value-type="float" office:value="1.0935177237995699" table:style-name="ce6">
            <text:p>1.094</text:p>
          </table:table-cell>
          <table:table-cell office:value-type="float" office:value="192653.82350000006" table:style-name="ce5">
            <text:p><text:s/>192,654<text:s/></text:p>
          </table:table-cell>
          <table:table-cell office:value-type="float" office:value="1.0851744138885462" table:style-name="ce6">
            <text:p>1.085</text:p>
          </table:table-cell>
          <table:table-cell office:value-type="float" office:value="209063" table:style-name="ce5">
            <text:p><text:s/>209,0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9063" table:style-name="ce5">
            <text:p><text:s/>209,063<text:s/></text:p>
          </table:table-cell>
          <table:table-cell office:value-type="float" office:value="1.0357356394962285" table:style-name="ce6">
            <text:p>1.036</text:p>
          </table:table-cell>
          <table:table-cell office:value-type="float" office:value="216534" table:style-name="ce5">
            <text:p><text:s/>216,534<text:s/></text:p>
          </table:table-cell>
          <table:table-cell office:value-type="float" office:value="1.0723535333942935" table:style-name="ce6">
            <text:p>1.072</text:p>
          </table:table-cell>
          <table:table-cell office:value-type="float" office:value="232200.99999999997" table:style-name="ce5">
            <text:p><text:s/>232,2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2200.99999999997" table:style-name="ce5">
            <text:p><text:s/>232,201<text:s/></text:p>
          </table:table-cell>
          <table:table-cell office:value-type="float" office:value="1.0557060477775724" table:style-name="ce6">
            <text:p>1.056</text:p>
          </table:table-cell>
          <table:table-cell office:value-type="float" office:value="245136.00000000003" table:style-name="ce5">
            <text:p><text:s/>245,136<text:s/></text:p>
          </table:table-cell>
          <table:table-cell office:value-type="float" office:value="1.0532235167417268" table:style-name="ce6">
            <text:p>1.053</text:p>
          </table:table-cell>
          <table:table-cell office:value-type="float" office:value="258182.99999999997" table:style-name="ce5">
            <text:p><text:s/>258,1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8182.99999999997" table:style-name="ce5">
            <text:p><text:s/>258,183<text:s/></text:p>
          </table:table-cell>
          <table:table-cell office:value-type="float" office:value="1.0065960965671639" table:style-name="ce6">
            <text:p>1.007</text:p>
          </table:table-cell>
          <table:table-cell office:value-type="float" office:value="259886.00000000003" table:style-name="ce5">
            <text:p><text:s/>259,886<text:s/></text:p>
          </table:table-cell>
          <table:table-cell office:value-type="float" office:value="1.0795502643466777" table:style-name="ce6">
            <text:p>1.080</text:p>
          </table:table-cell>
          <table:table-cell office:value-type="float" office:value="280560.00000000076" table:style-name="ce5">
            <text:p><text:s/>280,5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0560.00000000076" table:style-name="ce5">
            <text:p><text:s/>280,560<text:s/></text:p>
          </table:table-cell>
          <table:table-cell office:value-type="float" office:value="1.0308561448531481" table:style-name="ce6">
            <text:p>1.031</text:p>
          </table:table-cell>
          <table:table-cell office:value-type="float" office:value="289217" table:style-name="ce5">
            <text:p><text:s/>289,217<text:s/></text:p>
          </table:table-cell>
          <table:table-cell office:value-type="float" office:value="1.070137647510347" table:style-name="ce6">
            <text:p>1.070</text:p>
          </table:table-cell>
          <table:table-cell office:value-type="float" office:value="309502" table:style-name="ce5">
            <text:p><text:s/>309,5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9502" table:style-name="ce5">
            <text:p><text:s/>309,502<text:s/></text:p>
          </table:table-cell>
          <table:table-cell office:value-type="float" office:value="0.94291474691601351" table:style-name="ce6">
            <text:p>0.943</text:p>
          </table:table-cell>
          <table:table-cell office:value-type="float" office:value="291834" table:style-name="ce5">
            <text:p><text:s/>291,834<text:s/></text:p>
          </table:table-cell>
          <table:table-cell office:value-type="float" office:value="1.1041276890286944" table:style-name="ce6">
            <text:p>1.104</text:p>
          </table:table-cell>
          <table:table-cell office:value-type="float" office:value="322222" table:style-name="ce5">
            <text:p><text:s/>322,2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2222" table:style-name="ce5">
            <text:p><text:s/>322,222<text:s/></text:p>
          </table:table-cell>
          <table:table-cell office:value-type="float" office:value="0.99538206578073507" table:style-name="ce6">
            <text:p>0.995</text:p>
          </table:table-cell>
          <table:table-cell office:value-type="float" office:value="320734" table:style-name="ce5">
            <text:p><text:s/>320,734<text:s/></text:p>
          </table:table-cell>
          <table:table-cell office:value-type="float" office:value="1.084970723403194" table:style-name="ce6">
            <text:p>1.085</text:p>
          </table:table-cell>
          <table:table-cell office:value-type="float" office:value="347987" table:style-name="ce5">
            <text:p><text:s/>347,9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7987" table:style-name="ce5">
            <text:p><text:s/>347,987<text:s/></text:p>
          </table:table-cell>
          <table:table-cell office:value-type="float" office:value="0.98120332081370853" table:style-name="ce6">
            <text:p>0.981</text:p>
          </table:table-cell>
          <table:table-cell office:value-type="float" office:value="341446" table:style-name="ce5">
            <text:p><text:s/>341,446<text:s/></text:p>
          </table:table-cell>
          <table:table-cell office:value-type="float" office:value="0.99862935866872071" table:style-name="ce6">
            <text:p>0.999</text:p>
          </table:table-cell>
          <table:table-cell office:value-type="float" office:value="340978" table:style-name="ce5">
            <text:p><text:s/>340,9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0978" table:style-name="ce5">
            <text:p><text:s/>340,978<text:s/></text:p>
          </table:table-cell>
          <table:table-cell office:value-type="float" office:value="1.0369378669591585" table:style-name="ce6">
            <text:p>1.037</text:p>
          </table:table-cell>
          <table:table-cell office:value-type="float" office:value="353572.99999999994" table:style-name="ce5">
            <text:p><text:s/>353,573<text:s/></text:p>
          </table:table-cell>
          <table:table-cell office:value-type="float" office:value="1.0385125561058113" table:style-name="ce6">
            <text:p>1.039</text:p>
          </table:table-cell>
          <table:table-cell office:value-type="float" office:value="367189.99999999994" table:style-name="ce5">
            <text:p><text:s/>367,1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9388.68399999823" table:style-name="ce5">
            <text:p><text:s/>209,38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9388.68399999823" table:style-name="ce5">
            <text:p><text:s/>209,389<text:s/></text:p>
          </table:table-cell>
          <table:table-cell office:value-type="float" office:value="1.0321298977169271" table:style-name="ce6">
            <text:p>1.032</text:p>
          </table:table-cell>
          <table:table-cell office:value-type="float" office:value="216116.32100000011" table:style-name="ce5">
            <text:p><text:s/>216,116<text:s/></text:p>
          </table:table-cell>
          <table:table-cell office:value-type="float" office:value="1.0904120563851394" table:style-name="ce6">
            <text:p>1.090</text:p>
          </table:table-cell>
          <table:table-cell office:value-type="float" office:value="235655.84200000105" table:style-name="ce5">
            <text:p><text:s/>235,6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5655.84200000105" table:style-name="ce5">
            <text:p><text:s/>235,656<text:s/></text:p>
          </table:table-cell>
          <table:table-cell office:value-type="float" office:value="1.0411105658055255" table:style-name="ce6">
            <text:p>1.041</text:p>
          </table:table-cell>
          <table:table-cell office:value-type="float" office:value="245343.78699999859" table:style-name="ce5">
            <text:p><text:s/>245,344<text:s/></text:p>
          </table:table-cell>
          <table:table-cell office:value-type="float" office:value="1.0584275321388161" table:style-name="ce6">
            <text:p>1.058</text:p>
          </table:table-cell>
          <table:table-cell office:value-type="float" office:value="259678.61899999989" table:style-name="ce5">
            <text:p><text:s/>259,67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9678.61899999989" table:style-name="ce5">
            <text:p><text:s/>259,679<text:s/></text:p>
          </table:table-cell>
          <table:table-cell office:value-type="float" office:value="1.0103595321415353" table:style-name="ce6">
            <text:p>1.010</text:p>
          </table:table-cell>
          <table:table-cell office:value-type="float" office:value="262368.76799999987" table:style-name="ce5">
            <text:p><text:s/>262,369<text:s/></text:p>
          </table:table-cell>
          <table:table-cell office:value-type="float" office:value="1.1248667600558375" table:style-name="ce6">
            <text:p>1.125</text:p>
          </table:table-cell>
          <table:table-cell office:value-type="float" office:value="295129.90600000159" table:style-name="ce5">
            <text:p><text:s/>295,1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5129.90600000159" table:style-name="ce5">
            <text:p><text:s/>295,130<text:s/></text:p>
          </table:table-cell>
          <table:table-cell office:value-type="float" office:value="1.0390609110281024" table:style-name="ce6">
            <text:p>1.039</text:p>
          </table:table-cell>
          <table:table-cell office:value-type="float" office:value="306657.94899999991" table:style-name="ce5">
            <text:p><text:s/>306,658<text:s/></text:p>
          </table:table-cell>
          <table:table-cell office:value-type="float" office:value="1.0879215330563623" table:style-name="ce6">
            <text:p>1.088</text:p>
          </table:table-cell>
          <table:table-cell office:value-type="float" office:value="333619.78599999961" table:style-name="ce5">
            <text:p><text:s/>333,6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3619.78599999961" table:style-name="ce5">
            <text:p><text:s/>333,620<text:s/></text:p>
          </table:table-cell>
          <table:table-cell office:value-type="float" office:value="1.0215819393877328" table:style-name="ce6">
            <text:p>1.022</text:p>
          </table:table-cell>
          <table:table-cell office:value-type="float" office:value="340819.94799999997" table:style-name="ce5">
            <text:p><text:s/>340,820<text:s/></text:p>
          </table:table-cell>
          <table:table-cell office:value-type="float" office:value="1.1064791723986889" table:style-name="ce6">
            <text:p>1.106</text:p>
          </table:table-cell>
          <table:table-cell office:value-type="float" office:value="377110.17400000419" table:style-name="ce5">
            <text:p><text:s/>377,1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7110.17400000419" table:style-name="ce5">
            <text:p><text:s/>377,110<text:s/></text:p>
          </table:table-cell>
          <table:table-cell office:value-type="float" office:value="1.0064035159125606" table:style-name="ce6">
            <text:p>1.006</text:p>
          </table:table-cell>
          <table:table-cell office:value-type="float" office:value="379525.00500000175" table:style-name="ce5">
            <text:p><text:s/>379,525<text:s/></text:p>
          </table:table-cell>
          <table:table-cell office:value-type="float" office:value="1.1441214235673267" table:style-name="ce6">
            <text:p>1.144</text:p>
          </table:table-cell>
          <table:table-cell office:value-type="float" office:value="434222.68899999885" table:style-name="ce5">
            <text:p><text:s/>434,2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4222.68899999885" table:style-name="ce5">
            <text:p><text:s/>434,223<text:s/></text:p>
          </table:table-cell>
          <table:table-cell office:value-type="float" office:value="1.0342192759070725" table:style-name="ce6">
            <text:p>1.034</text:p>
          </table:table-cell>
          <table:table-cell office:value-type="float" office:value="449081.47500000073" table:style-name="ce5">
            <text:p><text:s/>449,081<text:s/></text:p>
          </table:table-cell>
          <table:table-cell office:value-type="float" office:value="1.0848338956756036" table:style-name="ce6">
            <text:p>1.085</text:p>
          </table:table-cell>
          <table:table-cell office:value-type="float" office:value="487178.80599999701" table:style-name="ce5">
            <text:p><text:s/>487,1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7178.80599999701" table:style-name="ce5">
            <text:p><text:s/>487,179<text:s/></text:p>
          </table:table-cell>
          <table:table-cell office:value-type="float" office:value="1.0222500500155347" table:style-name="ce6">
            <text:p>1.022</text:p>
          </table:table-cell>
          <table:table-cell office:value-type="float" office:value="498018.55880000541" table:style-name="ce5">
            <text:p><text:s/>498,019<text:s/></text:p>
          </table:table-cell>
          <table:table-cell office:value-type="float" office:value="1.0799697932863344" table:style-name="ce6">
            <text:p>1.080</text:p>
          </table:table-cell>
          <table:table-cell office:value-type="float" office:value="537845" table:style-name="ce5">
            <text:p><text:s/>537,8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7845" table:style-name="ce5">
            <text:p><text:s/>537,845<text:s/></text:p>
          </table:table-cell>
          <table:table-cell office:value-type="float" office:value="1.0190166311855646" table:style-name="ce6">
            <text:p>1.019</text:p>
          </table:table-cell>
          <table:table-cell office:value-type="float" office:value="548073" table:style-name="ce5">
            <text:p><text:s/>548,073<text:s/></text:p>
          </table:table-cell>
          <table:table-cell office:value-type="float" office:value="1.0912031791385455" table:style-name="ce6">
            <text:p>1.091</text:p>
          </table:table-cell>
          <table:table-cell office:value-type="float" office:value="598059" table:style-name="ce5">
            <text:p><text:s/>598,0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8059" table:style-name="ce5">
            <text:p><text:s/>598,059<text:s/></text:p>
          </table:table-cell>
          <table:table-cell office:value-type="float" office:value="1.0134468338408082" table:style-name="ce6">
            <text:p>1.013</text:p>
          </table:table-cell>
          <table:table-cell office:value-type="float" office:value="606101" table:style-name="ce5">
            <text:p><text:s/>606,101<text:s/></text:p>
          </table:table-cell>
          <table:table-cell office:value-type="float" office:value="1.0758949416021422" table:style-name="ce6">
            <text:p>1.076</text:p>
          </table:table-cell>
          <table:table-cell office:value-type="float" office:value="652101" table:style-name="ce5">
            <text:p><text:s/>652,1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2101" table:style-name="ce5">
            <text:p><text:s/>652,101<text:s/></text:p>
          </table:table-cell>
          <table:table-cell office:value-type="float" office:value="1.0221131389155975" table:style-name="ce6">
            <text:p>1.022</text:p>
          </table:table-cell>
          <table:table-cell office:value-type="float" office:value="666521" table:style-name="ce5">
            <text:p><text:s/>666,521<text:s/></text:p>
          </table:table-cell>
          <table:table-cell office:value-type="float" office:value="1.119525116237895" table:style-name="ce6">
            <text:p>1.120</text:p>
          </table:table-cell>
          <table:table-cell office:value-type="float" office:value="746186.99999999802" table:style-name="ce5">
            <text:p><text:s/>746,1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46186.99999999802" table:style-name="ce5">
            <text:p><text:s/>746,187<text:s/></text:p>
          </table:table-cell>
          <table:table-cell office:value-type="float" office:value="1.0009742866064431" table:style-name="ce6">
            <text:p>1.001</text:p>
          </table:table-cell>
          <table:table-cell office:value-type="float" office:value="746914" table:style-name="ce5">
            <text:p><text:s/>746,914<text:s/></text:p>
          </table:table-cell>
          <table:table-cell office:value-type="float" office:value="1.093577038320342" table:style-name="ce6">
            <text:p>1.094</text:p>
          </table:table-cell>
          <table:table-cell office:value-type="float" office:value="816808" table:style-name="ce5">
            <text:p><text:s/>816,8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16808" table:style-name="ce5">
            <text:p><text:s/>816,808<text:s/></text:p>
          </table:table-cell>
          <table:table-cell office:value-type="float" office:value="1.0024228460054261" table:style-name="ce6">
            <text:p>1.002</text:p>
          </table:table-cell>
          <table:table-cell office:value-type="float" office:value="818787" table:style-name="ce5">
            <text:p><text:s/>818,787<text:s/></text:p>
          </table:table-cell>
          <table:table-cell office:value-type="float" office:value="1.0815840994055841" table:style-name="ce6">
            <text:p>1.082</text:p>
          </table:table-cell>
          <table:table-cell office:value-type="float" office:value="885587" table:style-name="ce5">
            <text:p><text:s/>885,5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85587" table:style-name="ce5">
            <text:p><text:s/>885,587<text:s/></text:p>
          </table:table-cell>
          <table:table-cell office:value-type="float" office:value="1.0025734343435484" table:style-name="ce6">
            <text:p>1.003</text:p>
          </table:table-cell>
          <table:table-cell office:value-type="float" office:value="887866" table:style-name="ce5">
            <text:p><text:s/>887,866<text:s/></text:p>
          </table:table-cell>
          <table:table-cell office:value-type="float" office:value="1.064486082359275" table:style-name="ce6">
            <text:p>1.064</text:p>
          </table:table-cell>
          <table:table-cell office:value-type="float" office:value="945121" table:style-name="ce5">
            <text:p><text:s/>945,1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45121" table:style-name="ce5">
            <text:p><text:s/>945,121<text:s/></text:p>
          </table:table-cell>
          <table:table-cell office:value-type="float" office:value="1.0008210588908721" table:style-name="ce6">
            <text:p>1.001</text:p>
          </table:table-cell>
          <table:table-cell office:value-type="float" office:value="945897" table:style-name="ce5">
            <text:p><text:s/>945,897<text:s/></text:p>
          </table:table-cell>
          <table:table-cell office:value-type="float" office:value="1.0582283271857296" table:style-name="ce6">
            <text:p>1.058</text:p>
          </table:table-cell>
          <table:table-cell office:value-type="float" office:value="1000975" table:style-name="ce5">
            <text:p><text:s/>1,000,9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00975" table:style-name="ce5">
            <text:p><text:s/>1,000,975<text:s/></text:p>
          </table:table-cell>
          <table:table-cell office:value-type="float" office:value="1.0009750493269063" table:style-name="ce6">
            <text:p>1.001</text:p>
          </table:table-cell>
          <table:table-cell office:value-type="float" office:value="1001951" table:style-name="ce5">
            <text:p><text:s/>1,001,951<text:s/></text:p>
          </table:table-cell>
          <table:table-cell office:value-type="float" office:value="1.0433494252712956" table:style-name="ce6">
            <text:p>1.043</text:p>
          </table:table-cell>
          <table:table-cell office:value-type="float" office:value="1045385" table:style-name="ce5">
            <text:p><text:s/>1,045,38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885.688000000126" table:style-name="ce5">
            <text:p><text:s/>84,8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885.688000000126" table:style-name="ce5">
            <text:p><text:s/>84,886<text:s/></text:p>
          </table:table-cell>
          <table:table-cell office:value-type="float" office:value="1.0218412083789594" table:style-name="ce6">
            <text:p>1.022</text:p>
          </table:table-cell>
          <table:table-cell office:value-type="float" office:value="86739.693999999465" table:style-name="ce5">
            <text:p><text:s/>86,740<text:s/></text:p>
          </table:table-cell>
          <table:table-cell office:value-type="float" office:value="1.0950506004782603" table:style-name="ce6">
            <text:p>1.095</text:p>
          </table:table-cell>
          <table:table-cell office:value-type="float" office:value="94984.353999999963" table:style-name="ce5">
            <text:p><text:s/>94,98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4984.353999999963" table:style-name="ce5">
            <text:p><text:s/>94,984<text:s/></text:p>
          </table:table-cell>
          <table:table-cell office:value-type="float" office:value="1.0342797299016178" table:style-name="ce6">
            <text:p>1.034</text:p>
          </table:table-cell>
          <table:table-cell office:value-type="float" office:value="98240.391999999614" table:style-name="ce5">
            <text:p><text:s/>98,240<text:s/></text:p>
          </table:table-cell>
          <table:table-cell office:value-type="float" office:value="1.0809545426080991" table:style-name="ce6">
            <text:p>1.081</text:p>
          </table:table-cell>
          <table:table-cell office:value-type="float" office:value="106193.39799999994" table:style-name="ce5">
            <text:p><text:s/>106,1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6193.39799999994" table:style-name="ce5">
            <text:p><text:s/>106,193<text:s/></text:p>
          </table:table-cell>
          <table:table-cell office:value-type="float" office:value="1.0358789630217851" table:style-name="ce6">
            <text:p>1.036</text:p>
          </table:table-cell>
          <table:table-cell office:value-type="float" office:value="110003.50699999963" table:style-name="ce5">
            <text:p><text:s/>110,004<text:s/></text:p>
          </table:table-cell>
          <table:table-cell office:value-type="float" office:value="0.97110470305278351" table:style-name="ce6">
            <text:p>0.971</text:p>
          </table:table-cell>
          <table:table-cell office:value-type="float" office:value="106824.92299999944" table:style-name="ce5">
            <text:p><text:s/>106,8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824.92299999944" table:style-name="ce5">
            <text:p><text:s/>106,825<text:s/></text:p>
          </table:table-cell>
          <table:table-cell office:value-type="float" office:value="1.0294224410533932" table:style-name="ce6">
            <text:p>1.029</text:p>
          </table:table-cell>
          <table:table-cell office:value-type="float" office:value="109967.97300000019" table:style-name="ce5">
            <text:p><text:s/>109,968<text:s/></text:p>
          </table:table-cell>
          <table:table-cell office:value-type="float" office:value="1.1237753377522006" table:style-name="ce6">
            <text:p>1.124</text:p>
          </table:table-cell>
          <table:table-cell office:value-type="float" office:value="123579.29600000009" table:style-name="ce5">
            <text:p><text:s/>123,5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3579.29600000009" table:style-name="ce5">
            <text:p><text:s/>123,579<text:s/></text:p>
          </table:table-cell>
          <table:table-cell office:value-type="float" office:value="1.0108473995514569" table:style-name="ce6">
            <text:p>1.011</text:p>
          </table:table-cell>
          <table:table-cell office:value-type="float" office:value="124919.80999999985" table:style-name="ce5">
            <text:p><text:s/>124,920<text:s/></text:p>
          </table:table-cell>
          <table:table-cell office:value-type="float" office:value="1.0695716556085118" table:style-name="ce6">
            <text:p>1.070</text:p>
          </table:table-cell>
          <table:table-cell office:value-type="float" office:value="133610.68800000058" table:style-name="ce5">
            <text:p><text:s/>133,6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3610.68800000058" table:style-name="ce5">
            <text:p><text:s/>133,611<text:s/></text:p>
          </table:table-cell>
          <table:table-cell office:value-type="float" office:value="1.0270379267862031" table:style-name="ce6">
            <text:p>1.027</text:p>
          </table:table-cell>
          <table:table-cell office:value-type="float" office:value="137223.24399999878" table:style-name="ce5">
            <text:p><text:s/>137,223<text:s/></text:p>
          </table:table-cell>
          <table:table-cell office:value-type="float" office:value="1.0463952375298877" table:style-name="ce6">
            <text:p>1.046</text:p>
          </table:table-cell>
          <table:table-cell office:value-type="float" office:value="143589.74900000048" table:style-name="ce5">
            <text:p><text:s/>143,5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3589.74900000048" table:style-name="ce5">
            <text:p><text:s/>143,590<text:s/></text:p>
          </table:table-cell>
          <table:table-cell office:value-type="float" office:value="1.0131321978980492" table:style-name="ce6">
            <text:p>1.013</text:p>
          </table:table-cell>
          <table:table-cell office:value-type="float" office:value="145475.3979999997" table:style-name="ce5">
            <text:p><text:s/>145,475<text:s/></text:p>
          </table:table-cell>
          <table:table-cell office:value-type="float" office:value="1.0841568001759325" table:style-name="ce6">
            <text:p>1.084</text:p>
          </table:table-cell>
          <table:table-cell office:value-type="float" office:value="157718.14199999993" table:style-name="ce5">
            <text:p><text:s/>157,7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7718.14199999993" table:style-name="ce5">
            <text:p><text:s/>157,718<text:s/></text:p>
          </table:table-cell>
          <table:table-cell office:value-type="float" office:value="1.0233525436788344" table:style-name="ce6">
            <text:p>1.023</text:p>
          </table:table-cell>
          <table:table-cell office:value-type="float" office:value="161401.26179999954" table:style-name="ce5">
            <text:p><text:s/>161,401<text:s/></text:p>
          </table:table-cell>
          <table:table-cell office:value-type="float" office:value="1.0622283747226597" table:style-name="ce6">
            <text:p>1.062</text:p>
          </table:table-cell>
          <table:table-cell office:value-type="float" office:value="171445.00000000003" table:style-name="ce5">
            <text:p><text:s/>171,4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1445.00000000003" table:style-name="ce5">
            <text:p><text:s/>171,445<text:s/></text:p>
          </table:table-cell>
          <table:table-cell office:value-type="float" office:value="1.0411268920061825" table:style-name="ce6">
            <text:p>1.041</text:p>
          </table:table-cell>
          <table:table-cell office:value-type="float" office:value="178495.99999999997" table:style-name="ce5">
            <text:p><text:s/>178,496<text:s/></text:p>
          </table:table-cell>
          <table:table-cell office:value-type="float" office:value="1.0567855862316244" table:style-name="ce6">
            <text:p>1.057</text:p>
          </table:table-cell>
          <table:table-cell office:value-type="float" office:value="188632" table:style-name="ce5">
            <text:p><text:s/>188,63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8632" table:style-name="ce5">
            <text:p><text:s/>188,632<text:s/></text:p>
          </table:table-cell>
          <table:table-cell office:value-type="float" office:value="1.0172823274948046" table:style-name="ce6">
            <text:p>1.017</text:p>
          </table:table-cell>
          <table:table-cell office:value-type="float" office:value="191892" table:style-name="ce5">
            <text:p><text:s/>191,892<text:s/></text:p>
          </table:table-cell>
          <table:table-cell office:value-type="float" office:value="1.1516009005065353" table:style-name="ce6">
            <text:p>1.152</text:p>
          </table:table-cell>
          <table:table-cell office:value-type="float" office:value="220983.00000000009" table:style-name="ce5">
            <text:p><text:s/>220,98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20983.00000000009" table:style-name="ce5">
            <text:p><text:s/>220,983<text:s/></text:p>
          </table:table-cell>
          <table:table-cell office:value-type="float" office:value="1.011168279912934" table:style-name="ce6">
            <text:p>1.011</text:p>
          </table:table-cell>
          <table:table-cell office:value-type="float" office:value="223451" table:style-name="ce5">
            <text:p><text:s/>223,451<text:s/></text:p>
          </table:table-cell>
          <table:table-cell office:value-type="float" office:value="1.1281936531946599" table:style-name="ce6">
            <text:p>1.128</text:p>
          </table:table-cell>
          <table:table-cell office:value-type="float" office:value="252095.99999999997" table:style-name="ce5">
            <text:p><text:s/>252,0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2095.99999999997" table:style-name="ce5">
            <text:p><text:s/>252,096<text:s/></text:p>
          </table:table-cell>
          <table:table-cell office:value-type="float" office:value="1.0425115828890581" table:style-name="ce6">
            <text:p>1.043</text:p>
          </table:table-cell>
          <table:table-cell office:value-type="float" office:value="262812.99999999994" table:style-name="ce5">
            <text:p><text:s/>262,813<text:s/></text:p>
          </table:table-cell>
          <table:table-cell office:value-type="float" office:value="1.1481167217755595" table:style-name="ce6">
            <text:p>1.148</text:p>
          </table:table-cell>
          <table:table-cell office:value-type="float" office:value="301740.00000000006" table:style-name="ce5">
            <text:p><text:s/>301,74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01740.00000000006" table:style-name="ce5">
            <text:p><text:s/>301,740<text:s/></text:p>
          </table:table-cell>
          <table:table-cell office:value-type="float" office:value="1.0125803672035525" table:style-name="ce6">
            <text:p>1.013</text:p>
          </table:table-cell>
          <table:table-cell office:value-type="float" office:value="305536" table:style-name="ce5">
            <text:p><text:s/>305,536<text:s/></text:p>
          </table:table-cell>
          <table:table-cell office:value-type="float" office:value="1.0914196690406368" table:style-name="ce6">
            <text:p>1.091</text:p>
          </table:table-cell>
          <table:table-cell office:value-type="float" office:value="333468" table:style-name="ce5">
            <text:p><text:s/>333,4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3468" table:style-name="ce5">
            <text:p><text:s/>333,468<text:s/></text:p>
          </table:table-cell>
          <table:table-cell office:value-type="float" office:value="1.0066213249847062" table:style-name="ce6">
            <text:p>1.007</text:p>
          </table:table-cell>
          <table:table-cell office:value-type="float" office:value="335676" table:style-name="ce5">
            <text:p><text:s/>335,676<text:s/></text:p>
          </table:table-cell>
          <table:table-cell office:value-type="float" office:value="1.0931642417092673" table:style-name="ce6">
            <text:p>1.093</text:p>
          </table:table-cell>
          <table:table-cell office:value-type="float" office:value="366949" table:style-name="ce5">
            <text:p><text:s/>366,9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6949" table:style-name="ce5">
            <text:p><text:s/>366,949<text:s/></text:p>
          </table:table-cell>
          <table:table-cell office:value-type="float" office:value="1.0128546473760662" table:style-name="ce6">
            <text:p>1.013</text:p>
          </table:table-cell>
          <table:table-cell office:value-type="float" office:value="371666.00000000012" table:style-name="ce5">
            <text:p><text:s/>371,666<text:s/></text:p>
          </table:table-cell>
          <table:table-cell office:value-type="float" office:value="1.0716207562704145" table:style-name="ce6">
            <text:p>1.072</text:p>
          </table:table-cell>
          <table:table-cell office:value-type="float" office:value="398285" table:style-name="ce5">
            <text:p><text:s/>398,2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8285" table:style-name="ce5">
            <text:p><text:s/>398,285<text:s/></text:p>
          </table:table-cell>
          <table:table-cell office:value-type="float" office:value="1.0398357959752438" table:style-name="ce6">
            <text:p>1.040</text:p>
          </table:table-cell>
          <table:table-cell office:value-type="float" office:value="414151" table:style-name="ce5">
            <text:p><text:s/>414,151<text:s/></text:p>
          </table:table-cell>
          <table:table-cell office:value-type="float" office:value="1.0776504221890084" table:style-name="ce6">
            <text:p>1.078</text:p>
          </table:table-cell>
          <table:table-cell office:value-type="float" office:value="446310.00000000006" table:style-name="ce5">
            <text:p><text:s/>446,3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494.726000000548" table:style-name="ce5">
            <text:p><text:s/>35,49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5494.726000000548" table:style-name="ce5">
            <text:p><text:s/>35,495<text:s/></text:p>
          </table:table-cell>
          <table:table-cell office:value-type="float" office:value="1.0140301125299518" table:style-name="ce6">
            <text:p>1.014</text:p>
          </table:table-cell>
          <table:table-cell office:value-type="float" office:value="35992.721000000369" table:style-name="ce5">
            <text:p><text:s/>35,993<text:s/></text:p>
          </table:table-cell>
          <table:table-cell office:value-type="float" office:value="1.1206457827958904" table:style-name="ce6">
            <text:p>1.121</text:p>
          </table:table-cell>
          <table:table-cell office:value-type="float" office:value="40335.090999999498" table:style-name="ce5">
            <text:p><text:s/>40,3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0335.090999999498" table:style-name="ce5">
            <text:p><text:s/>40,335<text:s/></text:p>
          </table:table-cell>
          <table:table-cell office:value-type="float" office:value="1.0288566598250801" table:style-name="ce6">
            <text:p>1.029</text:p>
          </table:table-cell>
          <table:table-cell office:value-type="float" office:value="41499.027000000133" table:style-name="ce5">
            <text:p><text:s/>41,499<text:s/></text:p>
          </table:table-cell>
          <table:table-cell office:value-type="float" office:value="1.0787341833339894" table:style-name="ce6">
            <text:p>1.079</text:p>
          </table:table-cell>
          <table:table-cell office:value-type="float" office:value="44766.419000000315" table:style-name="ce5">
            <text:p><text:s/>44,7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766.419000000315" table:style-name="ce5">
            <text:p><text:s/>44,766<text:s/></text:p>
          </table:table-cell>
          <table:table-cell office:value-type="float" office:value="1.0403158894616933" table:style-name="ce6">
            <text:p>1.040</text:p>
          </table:table-cell>
          <table:table-cell office:value-type="float" office:value="46571.217000000164" table:style-name="ce5">
            <text:p><text:s/>46,571<text:s/></text:p>
          </table:table-cell>
          <table:table-cell office:value-type="float" office:value="1.0531396033734761" table:style-name="ce6">
            <text:p>1.053</text:p>
          </table:table-cell>
          <table:table-cell office:value-type="float" office:value="49045.993000000264" table:style-name="ce5">
            <text:p><text:s/>49,04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9045.993000000264" table:style-name="ce5">
            <text:p><text:s/>49,046<text:s/></text:p>
          </table:table-cell>
          <table:table-cell office:value-type="float" office:value="1.0438785080770994" table:style-name="ce6">
            <text:p>1.044</text:p>
          </table:table-cell>
          <table:table-cell office:value-type="float" office:value="51198.058000000136" table:style-name="ce5">
            <text:p><text:s/>51,198<text:s/></text:p>
          </table:table-cell>
          <table:table-cell office:value-type="float" office:value="1.0339615029929325" table:style-name="ce6">
            <text:p>1.034</text:p>
          </table:table-cell>
          <table:table-cell office:value-type="float" office:value="52936.82099999948" table:style-name="ce5">
            <text:p><text:s/>52,9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936.82099999948" table:style-name="ce5">
            <text:p><text:s/>52,937<text:s/></text:p>
          </table:table-cell>
          <table:table-cell office:value-type="float" office:value="1.005557020509426" table:style-name="ce6">
            <text:p>1.006</text:p>
          </table:table-cell>
          <table:table-cell office:value-type="float" office:value="53230.992000000289" table:style-name="ce5">
            <text:p><text:s/>53,231<text:s/></text:p>
          </table:table-cell>
          <table:table-cell office:value-type="float" office:value="1.0610679207330944" table:style-name="ce6">
            <text:p>1.061</text:p>
          </table:table-cell>
          <table:table-cell office:value-type="float" office:value="56481.698000000288" table:style-name="ce5">
            <text:p><text:s/>56,4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481.698000000288" table:style-name="ce5">
            <text:p><text:s/>56,482<text:s/></text:p>
          </table:table-cell>
          <table:table-cell office:value-type="float" office:value="1.0204164187839995" table:style-name="ce6">
            <text:p>1.020</text:p>
          </table:table-cell>
          <table:table-cell office:value-type="float" office:value="57634.851999999686" table:style-name="ce5">
            <text:p><text:s/>57,635<text:s/></text:p>
          </table:table-cell>
          <table:table-cell office:value-type="float" office:value="1.0614451825086815" table:style-name="ce6">
            <text:p>1.061</text:p>
          </table:table-cell>
          <table:table-cell office:value-type="float" office:value="61176.236000000514" table:style-name="ce5">
            <text:p><text:s/>61,1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176.236000000514" table:style-name="ce5">
            <text:p><text:s/>61,176<text:s/></text:p>
          </table:table-cell>
          <table:table-cell office:value-type="float" office:value="1.0155517904043638" table:style-name="ce6">
            <text:p>1.016</text:p>
          </table:table-cell>
          <table:table-cell office:value-type="float" office:value="62127.636000000413" table:style-name="ce5">
            <text:p><text:s/>62,128<text:s/></text:p>
          </table:table-cell>
          <table:table-cell office:value-type="float" office:value="1.0670355298888115" table:style-name="ce6">
            <text:p>1.067</text:p>
          </table:table-cell>
          <table:table-cell office:value-type="float" office:value="66292.39499999964" table:style-name="ce5">
            <text:p><text:s/>66,2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292.39499999964" table:style-name="ce5">
            <text:p><text:s/>66,292<text:s/></text:p>
          </table:table-cell>
          <table:table-cell office:value-type="float" office:value="1.0408152386107143" table:style-name="ce6">
            <text:p>1.041</text:p>
          </table:table-cell>
          <table:table-cell office:value-type="float" office:value="68998.134920000346" table:style-name="ce5">
            <text:p><text:s/>68,998<text:s/></text:p>
          </table:table-cell>
          <table:table-cell office:value-type="float" office:value="1.0497530126572239" table:style-name="ce6">
            <text:p>1.050</text:p>
          </table:table-cell>
          <table:table-cell office:value-type="float" office:value="72430.999999999971" table:style-name="ce5">
            <text:p><text:s/>72,4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430.999999999971" table:style-name="ce5">
            <text:p><text:s/>72,431<text:s/></text:p>
          </table:table-cell>
          <table:table-cell office:value-type="float" office:value="1.0339771644737761" table:style-name="ce6">
            <text:p>1.034</text:p>
          </table:table-cell>
          <table:table-cell office:value-type="float" office:value="74892.000000000044" table:style-name="ce5">
            <text:p><text:s/>74,892<text:s/></text:p>
          </table:table-cell>
          <table:table-cell office:value-type="float" office:value="1.0159830155423801" table:style-name="ce6">
            <text:p>1.016</text:p>
          </table:table-cell>
          <table:table-cell office:value-type="float" office:value="76088.999999999985" table:style-name="ce5">
            <text:p><text:s/>76,0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6088.999999999985" table:style-name="ce5">
            <text:p><text:s/>76,089<text:s/></text:p>
          </table:table-cell>
          <table:table-cell office:value-type="float" office:value="1.0220136944893485" table:style-name="ce6">
            <text:p>1.022</text:p>
          </table:table-cell>
          <table:table-cell office:value-type="float" office:value="77764.000000000029" table:style-name="ce5">
            <text:p><text:s/>77,764<text:s/></text:p>
          </table:table-cell>
          <table:table-cell office:value-type="float" office:value="1.0663031737050557" table:style-name="ce6">
            <text:p>1.066</text:p>
          </table:table-cell>
          <table:table-cell office:value-type="float" office:value="82919.999999999985" table:style-name="ce5">
            <text:p><text:s/>82,9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2919.999999999985" table:style-name="ce5">
            <text:p><text:s/>82,920<text:s/></text:p>
          </table:table-cell>
          <table:table-cell office:value-type="float" office:value="1.0172575976845153" table:style-name="ce6">
            <text:p>1.017</text:p>
          </table:table-cell>
          <table:table-cell office:value-type="float" office:value="84350.999999999985" table:style-name="ce5">
            <text:p><text:s/>84,351<text:s/></text:p>
          </table:table-cell>
          <table:table-cell office:value-type="float" office:value="1.0822278336949172" table:style-name="ce6">
            <text:p>1.082</text:p>
          </table:table-cell>
          <table:table-cell office:value-type="float" office:value="91286.999999999942" table:style-name="ce5">
            <text:p><text:s/>91,2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1286.999999999942" table:style-name="ce5">
            <text:p><text:s/>91,287<text:s/></text:p>
          </table:table-cell>
          <table:table-cell office:value-type="float" office:value="1.0738878482149721" table:style-name="ce6">
            <text:p>1.074</text:p>
          </table:table-cell>
          <table:table-cell office:value-type="float" office:value="98032.000000000087" table:style-name="ce5">
            <text:p><text:s/>98,032<text:s/></text:p>
          </table:table-cell>
          <table:table-cell office:value-type="float" office:value="1.1271727599151269" table:style-name="ce6">
            <text:p>1.127</text:p>
          </table:table-cell>
          <table:table-cell office:value-type="float" office:value="110498.99999999981" table:style-name="ce5">
            <text:p><text:s/>110,4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0498.99999999981" table:style-name="ce5">
            <text:p><text:s/>110,499<text:s/></text:p>
          </table:table-cell>
          <table:table-cell office:value-type="float" office:value="1.0241902641652887" table:style-name="ce6">
            <text:p>1.024</text:p>
          </table:table-cell>
          <table:table-cell office:value-type="float" office:value="113172.00000000004" table:style-name="ce5">
            <text:p><text:s/>113,172<text:s/></text:p>
          </table:table-cell>
          <table:table-cell office:value-type="float" office:value="1.0915155692220684" table:style-name="ce6">
            <text:p>1.092</text:p>
          </table:table-cell>
          <table:table-cell office:value-type="float" office:value="123528.99999999999" table:style-name="ce5">
            <text:p><text:s/>123,5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3528.99999999999" table:style-name="ce5">
            <text:p><text:s/>123,529<text:s/></text:p>
          </table:table-cell>
          <table:table-cell office:value-type="float" office:value="1.0147171919144495" table:style-name="ce6">
            <text:p>1.015</text:p>
          </table:table-cell>
          <table:table-cell office:value-type="float" office:value="125347.00000000001" table:style-name="ce5">
            <text:p><text:s/>125,347<text:s/></text:p>
          </table:table-cell>
          <table:table-cell office:value-type="float" office:value="1.1262495313011078" table:style-name="ce6">
            <text:p>1.126</text:p>
          </table:table-cell>
          <table:table-cell office:value-type="float" office:value="141171.99999999997" table:style-name="ce5">
            <text:p><text:s/>141,1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1171.99999999997" table:style-name="ce5">
            <text:p><text:s/>141,172<text:s/></text:p>
          </table:table-cell>
          <table:table-cell office:value-type="float" office:value="1.0241690986881256" table:style-name="ce6">
            <text:p>1.024</text:p>
          </table:table-cell>
          <table:table-cell office:value-type="float" office:value="144584.00000000003" table:style-name="ce5">
            <text:p><text:s/>144,584<text:s/></text:p>
          </table:table-cell>
          <table:table-cell office:value-type="float" office:value="1.0636446633099095" table:style-name="ce6">
            <text:p>1.064</text:p>
          </table:table-cell>
          <table:table-cell office:value-type="float" office:value="153786" table:style-name="ce5">
            <text:p><text:s/>153,7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3786" table:style-name="ce5">
            <text:p><text:s/>153,786<text:s/></text:p>
          </table:table-cell>
          <table:table-cell office:value-type="float" office:value="1.0527226145422854" table:style-name="ce6">
            <text:p>1.053</text:p>
          </table:table-cell>
          <table:table-cell office:value-type="float" office:value="161893.99999999991" table:style-name="ce5">
            <text:p><text:s/>161,894<text:s/></text:p>
          </table:table-cell>
          <table:table-cell office:value-type="float" office:value="1.0726030612623081" table:style-name="ce6">
            <text:p>1.073</text:p>
          </table:table-cell>
          <table:table-cell office:value-type="float" office:value="173648" table:style-name="ce5">
            <text:p><text:s/>173,6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390.96199999957" table:style-name="ce5">
            <text:p><text:s/>49,3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9390.96199999957" table:style-name="ce5">
            <text:p><text:s/>49,391<text:s/></text:p>
          </table:table-cell>
          <table:table-cell office:value-type="float" office:value="1.0274546383607499" table:style-name="ce6">
            <text:p>1.027</text:p>
          </table:table-cell>
          <table:table-cell office:value-type="float" office:value="50746.972999999103" table:style-name="ce5">
            <text:p><text:s/>50,747<text:s/></text:p>
          </table:table-cell>
          <table:table-cell office:value-type="float" office:value="1.0768970003393392" table:style-name="ce6">
            <text:p>1.077</text:p>
          </table:table-cell>
          <table:table-cell office:value-type="float" office:value="54649.263000000472" table:style-name="ce5">
            <text:p><text:s/>54,64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649.263000000472" table:style-name="ce5">
            <text:p><text:s/>54,649<text:s/></text:p>
          </table:table-cell>
          <table:table-cell office:value-type="float" office:value="1.0382823460949326" table:style-name="ce6">
            <text:p>1.038</text:p>
          </table:table-cell>
          <table:table-cell office:value-type="float" office:value="56741.364999999489" table:style-name="ce5">
            <text:p><text:s/>56,741<text:s/></text:p>
          </table:table-cell>
          <table:table-cell office:value-type="float" office:value="1.0825784504831737" table:style-name="ce6">
            <text:p>1.083</text:p>
          </table:table-cell>
          <table:table-cell office:value-type="float" office:value="61426.978999999628" table:style-name="ce5">
            <text:p><text:s/>61,4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426.978999999628" table:style-name="ce5">
            <text:p><text:s/>61,427<text:s/></text:p>
          </table:table-cell>
          <table:table-cell office:value-type="float" office:value="1.032645443950611" table:style-name="ce6">
            <text:p>1.033</text:p>
          </table:table-cell>
          <table:table-cell office:value-type="float" office:value="63432.289999999462" table:style-name="ce5">
            <text:p><text:s/>63,432<text:s/></text:p>
          </table:table-cell>
          <table:table-cell office:value-type="float" office:value="0.91087567546433612" table:style-name="ce6">
            <text:p>0.911</text:p>
          </table:table-cell>
          <table:table-cell office:value-type="float" office:value="57778.929999999171" table:style-name="ce5">
            <text:p><text:s/>57,7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778.929999999171" table:style-name="ce5">
            <text:p><text:s/>57,779<text:s/></text:p>
          </table:table-cell>
          <table:table-cell office:value-type="float" office:value="1.0171513214246246" table:style-name="ce6">
            <text:p>1.017</text:p>
          </table:table-cell>
          <table:table-cell office:value-type="float" office:value="58769.915000000045" table:style-name="ce5">
            <text:p><text:s/>58,770<text:s/></text:p>
          </table:table-cell>
          <table:table-cell office:value-type="float" office:value="1.2020176479751681" table:style-name="ce6">
            <text:p>1.202</text:p>
          </table:table-cell>
          <table:table-cell office:value-type="float" office:value="70642.475000000617" table:style-name="ce5">
            <text:p><text:s/>70,6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642.475000000617" table:style-name="ce5">
            <text:p><text:s/>70,642<text:s/></text:p>
          </table:table-cell>
          <table:table-cell office:value-type="float" office:value="1.0148118111660009" table:style-name="ce6">
            <text:p>1.015</text:p>
          </table:table-cell>
          <table:table-cell office:value-type="float" office:value="71688.817999999563" table:style-name="ce5">
            <text:p><text:s/>71,689<text:s/></text:p>
          </table:table-cell>
          <table:table-cell office:value-type="float" office:value="1.0758859212883207" table:style-name="ce6">
            <text:p>1.076</text:p>
          </table:table-cell>
          <table:table-cell office:value-type="float" office:value="77128.990000000282" table:style-name="ce5">
            <text:p><text:s/>77,1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128.990000000282" table:style-name="ce5">
            <text:p><text:s/>77,129<text:s/></text:p>
          </table:table-cell>
          <table:table-cell office:value-type="float" office:value="1.0318868689969729" table:style-name="ce6">
            <text:p>1.032</text:p>
          </table:table-cell>
          <table:table-cell office:value-type="float" office:value="79588.391999999119" table:style-name="ce5">
            <text:p><text:s/>79,588<text:s/></text:p>
          </table:table-cell>
          <table:table-cell office:value-type="float" office:value="1.0354966462948627" table:style-name="ce6">
            <text:p>1.035</text:p>
          </table:table-cell>
          <table:table-cell office:value-type="float" office:value="82413.512999999963" table:style-name="ce5">
            <text:p><text:s/>82,4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2413.512999999963" table:style-name="ce5">
            <text:p><text:s/>82,414<text:s/></text:p>
          </table:table-cell>
          <table:table-cell office:value-type="float" office:value="1.0113361142607682" table:style-name="ce6">
            <text:p>1.011</text:p>
          </table:table-cell>
          <table:table-cell office:value-type="float" office:value="83347.761999999289" table:style-name="ce5">
            <text:p><text:s/>83,348<text:s/></text:p>
          </table:table-cell>
          <table:table-cell office:value-type="float" office:value="1.0969190390499159" table:style-name="ce6">
            <text:p>1.097</text:p>
          </table:table-cell>
          <table:table-cell office:value-type="float" office:value="91425.747000000309" table:style-name="ce5">
            <text:p><text:s/>91,4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425.747000000309" table:style-name="ce5">
            <text:p><text:s/>91,426<text:s/></text:p>
          </table:table-cell>
          <table:table-cell office:value-type="float" office:value="1.01069042268803" table:style-name="ce6">
            <text:p>1.011</text:p>
          </table:table-cell>
          <table:table-cell office:value-type="float" office:value="92403.126879999196" table:style-name="ce5">
            <text:p><text:s/>92,403<text:s/></text:p>
          </table:table-cell>
          <table:table-cell office:value-type="float" office:value="1.0715438247948708" table:style-name="ce6">
            <text:p>1.072</text:p>
          </table:table-cell>
          <table:table-cell office:value-type="float" office:value="99014.000000000058" table:style-name="ce5">
            <text:p><text:s/>99,0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9014.000000000058" table:style-name="ce5">
            <text:p><text:s/>99,014<text:s/></text:p>
          </table:table-cell>
          <table:table-cell office:value-type="float" office:value="1.0463570808168527" table:style-name="ce6">
            <text:p>1.046</text:p>
          </table:table-cell>
          <table:table-cell office:value-type="float" office:value="103603.99999999993" table:style-name="ce5">
            <text:p><text:s/>103,604<text:s/></text:p>
          </table:table-cell>
          <table:table-cell office:value-type="float" office:value="1.0862804524921827" table:style-name="ce6">
            <text:p>1.086</text:p>
          </table:table-cell>
          <table:table-cell office:value-type="float" office:value="112543.00000000001" table:style-name="ce5">
            <text:p><text:s/>112,5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2543.00000000001" table:style-name="ce5">
            <text:p><text:s/>112,543<text:s/></text:p>
          </table:table-cell>
          <table:table-cell office:value-type="float" office:value="1.014083505859982" table:style-name="ce6">
            <text:p>1.014</text:p>
          </table:table-cell>
          <table:table-cell office:value-type="float" office:value="114127.99999999997" table:style-name="ce5">
            <text:p><text:s/>114,128<text:s/></text:p>
          </table:table-cell>
          <table:table-cell office:value-type="float" office:value="1.2097206645170349" table:style-name="ce6">
            <text:p>1.210</text:p>
          </table:table-cell>
          <table:table-cell office:value-type="float" office:value="138063.00000000012" table:style-name="ce5">
            <text:p><text:s/>138,0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8063.00000000012" table:style-name="ce5">
            <text:p><text:s/>138,063<text:s/></text:p>
          </table:table-cell>
          <table:table-cell office:value-type="float" office:value="1.0075110637897182" table:style-name="ce6">
            <text:p>1.008</text:p>
          </table:table-cell>
          <table:table-cell office:value-type="float" office:value="139100" table:style-name="ce5">
            <text:p><text:s/>139,100<text:s/></text:p>
          </table:table-cell>
          <table:table-cell office:value-type="float" office:value="1.1560675772825308" table:style-name="ce6">
            <text:p>1.156</text:p>
          </table:table-cell>
          <table:table-cell office:value-type="float" office:value="160809.00000000003" table:style-name="ce5">
            <text:p><text:s/>160,8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0809.00000000003" table:style-name="ce5">
            <text:p><text:s/>160,809<text:s/></text:p>
          </table:table-cell>
          <table:table-cell office:value-type="float" office:value="1.0247001100684652" table:style-name="ce6">
            <text:p>1.025</text:p>
          </table:table-cell>
          <table:table-cell office:value-type="float" office:value="164780.99999999985" table:style-name="ce5">
            <text:p><text:s/>164,781<text:s/></text:p>
          </table:table-cell>
          <table:table-cell office:value-type="float" office:value="1.1605767655251542" table:style-name="ce6">
            <text:p>1.161</text:p>
          </table:table-cell>
          <table:table-cell office:value-type="float" office:value="191241.00000000023" table:style-name="ce5">
            <text:p><text:s/>191,24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1241.00000000023" table:style-name="ce5">
            <text:p><text:s/>191,241<text:s/></text:p>
          </table:table-cell>
          <table:table-cell office:value-type="float" office:value="1.0058721717623298" table:style-name="ce6">
            <text:p>1.006</text:p>
          </table:table-cell>
          <table:table-cell office:value-type="float" office:value="192363.99999999994" table:style-name="ce5">
            <text:p><text:s/>192,364<text:s/></text:p>
          </table:table-cell>
          <table:table-cell office:value-type="float" office:value="1.0913632488407399" table:style-name="ce6">
            <text:p>1.091</text:p>
          </table:table-cell>
          <table:table-cell office:value-type="float" office:value="209939" table:style-name="ce5">
            <text:p><text:s/>209,9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9939" table:style-name="ce5">
            <text:p><text:s/>209,939<text:s/></text:p>
          </table:table-cell>
          <table:table-cell office:value-type="float" office:value="1.0018576824696697" table:style-name="ce6">
            <text:p>1.002</text:p>
          </table:table-cell>
          <table:table-cell office:value-type="float" office:value="210329" table:style-name="ce5">
            <text:p><text:s/>210,329<text:s/></text:p>
          </table:table-cell>
          <table:table-cell office:value-type="float" office:value="1.0734468380489615" table:style-name="ce6">
            <text:p>1.073</text:p>
          </table:table-cell>
          <table:table-cell office:value-type="float" office:value="225777.00000000003" table:style-name="ce5">
            <text:p><text:s/>225,7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5777.00000000003" table:style-name="ce5">
            <text:p><text:s/>225,777<text:s/></text:p>
          </table:table-cell>
          <table:table-cell office:value-type="float" office:value="1.0057800395965935" table:style-name="ce6">
            <text:p>1.006</text:p>
          </table:table-cell>
          <table:table-cell office:value-type="float" office:value="227082.00000000009" table:style-name="ce5">
            <text:p><text:s/>227,082<text:s/></text:p>
          </table:table-cell>
          <table:table-cell office:value-type="float" office:value="1.0766991659400564" table:style-name="ce6">
            <text:p>1.077</text:p>
          </table:table-cell>
          <table:table-cell office:value-type="float" office:value="244499" table:style-name="ce5">
            <text:p><text:s/>244,4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4499" table:style-name="ce5">
            <text:p><text:s/>244,499<text:s/></text:p>
          </table:table-cell>
          <table:table-cell office:value-type="float" office:value="1.0317301911255266" table:style-name="ce6">
            <text:p>1.032</text:p>
          </table:table-cell>
          <table:table-cell office:value-type="float" office:value="252257.00000000009" table:style-name="ce5">
            <text:p><text:s/>252,257<text:s/></text:p>
          </table:table-cell>
          <table:table-cell office:value-type="float" office:value="1.0808897275397709" table:style-name="ce6">
            <text:p>1.081</text:p>
          </table:table-cell>
          <table:table-cell office:value-type="float" office:value="272662.00000000006" table:style-name="ce5">
            <text:p><text:s/>272,6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3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167.747429999785" table:style-name="ce5">
            <text:p><text:s/>84,1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167.747429999785" table:style-name="ce5">
            <text:p><text:s/>84,168<text:s/></text:p>
          </table:table-cell>
          <table:table-cell office:value-type="float" office:value="0.96464911298149958" table:style-name="ce6">
            <text:p>0.965</text:p>
          </table:table-cell>
          <table:table-cell office:value-type="float" office:value="81192.342900000178" table:style-name="ce5">
            <text:p><text:s/>81,192<text:s/></text:p>
          </table:table-cell>
          <table:table-cell office:value-type="float" office:value="1.1020931695518346" table:style-name="ce6">
            <text:p>1.102</text:p>
          </table:table-cell>
          <table:table-cell office:value-type="float" office:value="89481.526530000599" table:style-name="ce5">
            <text:p><text:s/>89,4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9481.526530000599" table:style-name="ce5">
            <text:p><text:s/>89,482<text:s/></text:p>
          </table:table-cell>
          <table:table-cell office:value-type="float" office:value="1.0245599975237645" table:style-name="ce6">
            <text:p>1.025</text:p>
          </table:table-cell>
          <table:table-cell office:value-type="float" office:value="91679.192600000082" table:style-name="ce5">
            <text:p><text:s/>91,679<text:s/></text:p>
          </table:table-cell>
          <table:table-cell office:value-type="float" office:value="1.0877843218483985" table:style-name="ce6">
            <text:p>1.088</text:p>
          </table:table-cell>
          <table:table-cell office:value-type="float" office:value="99727.188349999808" table:style-name="ce5">
            <text:p><text:s/>99,7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727.188349999808" table:style-name="ce5">
            <text:p><text:s/>99,727<text:s/></text:p>
          </table:table-cell>
          <table:table-cell office:value-type="float" office:value="1.0316874405293506" table:style-name="ce6">
            <text:p>1.032</text:p>
          </table:table-cell>
          <table:table-cell office:value-type="float" office:value="102887.28769999975" table:style-name="ce5">
            <text:p><text:s/>102,887<text:s/></text:p>
          </table:table-cell>
          <table:table-cell office:value-type="float" office:value="1.0914499002776272" table:style-name="ce6">
            <text:p>1.091</text:p>
          </table:table-cell>
          <table:table-cell office:value-type="float" office:value="112296.31990000028" table:style-name="ce5">
            <text:p><text:s/>112,2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2296.31990000028" table:style-name="ce5">
            <text:p><text:s/>112,296<text:s/></text:p>
          </table:table-cell>
          <table:table-cell office:value-type="float" office:value="1.0422749508107452" table:style-name="ce6">
            <text:p>1.042</text:p>
          </table:table-cell>
          <table:table-cell office:value-type="float" office:value="117043.64130000048" table:style-name="ce5">
            <text:p><text:s/>117,044<text:s/></text:p>
          </table:table-cell>
          <table:table-cell office:value-type="float" office:value="1.0719924167294277" table:style-name="ce6">
            <text:p>1.072</text:p>
          </table:table-cell>
          <table:table-cell office:value-type="float" office:value="125469.89589999977" table:style-name="ce5">
            <text:p><text:s/>125,4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5469.89589999977" table:style-name="ce5">
            <text:p><text:s/>125,470<text:s/></text:p>
          </table:table-cell>
          <table:table-cell office:value-type="float" office:value="1.0013593037499295" table:style-name="ce6">
            <text:p>1.001</text:p>
          </table:table-cell>
          <table:table-cell office:value-type="float" office:value="125640.44759999993" table:style-name="ce5">
            <text:p><text:s/>125,640<text:s/></text:p>
          </table:table-cell>
          <table:table-cell office:value-type="float" office:value="1.035452748578074" table:style-name="ce6">
            <text:p>1.035</text:p>
          </table:table-cell>
          <table:table-cell office:value-type="float" office:value="130094.74679999941" table:style-name="ce5">
            <text:p><text:s/>130,0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0094.74679999941" table:style-name="ce5">
            <text:p><text:s/>130,095<text:s/></text:p>
          </table:table-cell>
          <table:table-cell office:value-type="float" office:value="1.0321325011410873" table:style-name="ce6">
            <text:p>1.032</text:p>
          </table:table-cell>
          <table:table-cell office:value-type="float" office:value="134275.01639999988" table:style-name="ce5">
            <text:p><text:s/>134,275<text:s/></text:p>
          </table:table-cell>
          <table:table-cell office:value-type="float" office:value="1.0769193367233192" table:style-name="ce6">
            <text:p>1.077</text:p>
          </table:table-cell>
          <table:table-cell office:value-type="float" office:value="144603.36160000067" table:style-name="ce5">
            <text:p><text:s/>144,6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4603.36160000067" table:style-name="ce5">
            <text:p><text:s/>144,603<text:s/></text:p>
          </table:table-cell>
          <table:table-cell office:value-type="float" office:value="1.0604626289683663" table:style-name="ce6">
            <text:p>1.060</text:p>
          </table:table-cell>
          <table:table-cell office:value-type="float" office:value="153346.46100000004" table:style-name="ce5">
            <text:p><text:s/>153,346<text:s/></text:p>
          </table:table-cell>
          <table:table-cell office:value-type="float" office:value="1.0597299738139994" table:style-name="ce6">
            <text:p>1.060</text:p>
          </table:table-cell>
          <table:table-cell office:value-type="float" office:value="162505.84109999952" table:style-name="ce5">
            <text:p><text:s/>162,5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2505.84109999952" table:style-name="ce5">
            <text:p><text:s/>162,506<text:s/></text:p>
          </table:table-cell>
          <table:table-cell office:value-type="float" office:value="0.97944725754230977" table:style-name="ce6">
            <text:p>0.979</text:p>
          </table:table-cell>
          <table:table-cell office:value-type="float" office:value="159165.90040000089" table:style-name="ce5">
            <text:p><text:s/>159,166<text:s/></text:p>
          </table:table-cell>
          <table:table-cell office:value-type="float" office:value="1.0549495813991512" table:style-name="ce6">
            <text:p>1.055</text:p>
          </table:table-cell>
          <table:table-cell office:value-type="float" office:value="167911.99999999994" table:style-name="ce5">
            <text:p><text:s/>167,9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7911.99999999994" table:style-name="ce5">
            <text:p><text:s/>167,912<text:s/></text:p>
          </table:table-cell>
          <table:table-cell office:value-type="float" office:value="0.99131688027061926" table:style-name="ce6">
            <text:p>0.991</text:p>
          </table:table-cell>
          <table:table-cell office:value-type="float" office:value="166454.00000000015" table:style-name="ce5">
            <text:p><text:s/>166,454<text:s/></text:p>
          </table:table-cell>
          <table:table-cell office:value-type="float" office:value="1.0794513799608298" table:style-name="ce6">
            <text:p>1.079</text:p>
          </table:table-cell>
          <table:table-cell office:value-type="float" office:value="179679.00000000015" table:style-name="ce5">
            <text:p><text:s/>179,6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9679.00000000015" table:style-name="ce5">
            <text:p><text:s/>179,679<text:s/></text:p>
          </table:table-cell>
          <table:table-cell office:value-type="float" office:value="1.0241096622309778" table:style-name="ce6">
            <text:p>1.024</text:p>
          </table:table-cell>
          <table:table-cell office:value-type="float" office:value="184011.00000000003" table:style-name="ce5">
            <text:p><text:s/>184,011<text:s/></text:p>
          </table:table-cell>
          <table:table-cell office:value-type="float" office:value="1.0833700159229618" table:style-name="ce6">
            <text:p>1.083</text:p>
          </table:table-cell>
          <table:table-cell office:value-type="float" office:value="199352.00000000015" table:style-name="ce5">
            <text:p><text:s/>199,35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9352.00000000015" table:style-name="ce5">
            <text:p><text:s/>199,352<text:s/></text:p>
          </table:table-cell>
          <table:table-cell office:value-type="float" office:value="0.99013303102050598" table:style-name="ce6">
            <text:p>0.990</text:p>
          </table:table-cell>
          <table:table-cell office:value-type="float" office:value="197385.00000000006" table:style-name="ce5">
            <text:p><text:s/>197,385<text:s/></text:p>
          </table:table-cell>
          <table:table-cell office:value-type="float" office:value="1.0947944372672698" table:style-name="ce6">
            <text:p>1.095</text:p>
          </table:table-cell>
          <table:table-cell office:value-type="float" office:value="216096.00000000009" table:style-name="ce5">
            <text:p><text:s/>216,0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6096.00000000009" table:style-name="ce5">
            <text:p><text:s/>216,096<text:s/></text:p>
          </table:table-cell>
          <table:table-cell office:value-type="float" office:value="1.0312037242706948" table:style-name="ce6">
            <text:p>1.031</text:p>
          </table:table-cell>
          <table:table-cell office:value-type="float" office:value="222839.00000000017" table:style-name="ce5">
            <text:p><text:s/>222,839<text:s/></text:p>
          </table:table-cell>
          <table:table-cell office:value-type="float" office:value="1.0649347735360499" table:style-name="ce6">
            <text:p>1.065</text:p>
          </table:table-cell>
          <table:table-cell office:value-type="float" office:value="237309.00000000003" table:style-name="ce5">
            <text:p><text:s/>237,30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7309.00000000003" table:style-name="ce5">
            <text:p><text:s/>237,309<text:s/></text:p>
          </table:table-cell>
          <table:table-cell office:value-type="float" office:value="0.94852702594507643" table:style-name="ce6">
            <text:p>0.949</text:p>
          </table:table-cell>
          <table:table-cell office:value-type="float" office:value="225094.00000000017" table:style-name="ce5">
            <text:p><text:s/>225,094<text:s/></text:p>
          </table:table-cell>
          <table:table-cell office:value-type="float" office:value="1.0760704416821407" table:style-name="ce6">
            <text:p>1.076</text:p>
          </table:table-cell>
          <table:table-cell office:value-type="float" office:value="242216.99999999997" table:style-name="ce5">
            <text:p><text:s/>242,2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2216.99999999997" table:style-name="ce5">
            <text:p><text:s/>242,217<text:s/></text:p>
          </table:table-cell>
          <table:table-cell office:value-type="float" office:value="0.9473984072133671" table:style-name="ce6">
            <text:p>0.947</text:p>
          </table:table-cell>
          <table:table-cell office:value-type="float" office:value="229476.00000000012" table:style-name="ce5">
            <text:p><text:s/>229,476<text:s/></text:p>
          </table:table-cell>
          <table:table-cell office:value-type="float" office:value="1.0885234185710055" table:style-name="ce6">
            <text:p>1.089</text:p>
          </table:table-cell>
          <table:table-cell office:value-type="float" office:value="249790.00000000017" table:style-name="ce5">
            <text:p><text:s/>249,7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9790.00000000017" table:style-name="ce5">
            <text:p><text:s/>249,790<text:s/></text:p>
          </table:table-cell>
          <table:table-cell office:value-type="float" office:value="1.0006485447776121" table:style-name="ce6">
            <text:p>1.001</text:p>
          </table:table-cell>
          <table:table-cell office:value-type="float" office:value="249951.99999999991" table:style-name="ce5">
            <text:p><text:s/>249,952<text:s/></text:p>
          </table:table-cell>
          <table:table-cell office:value-type="float" office:value="1.0525740942260924" table:style-name="ce6">
            <text:p>1.053</text:p>
          </table:table-cell>
          <table:table-cell office:value-type="float" office:value="263093.00000000017" table:style-name="ce5">
            <text:p><text:s/>263,0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3093.00000000017" table:style-name="ce5">
            <text:p><text:s/>263,093<text:s/></text:p>
          </table:table-cell>
          <table:table-cell office:value-type="float" office:value="1.0354703469875659" table:style-name="ce6">
            <text:p>1.035</text:p>
          </table:table-cell>
          <table:table-cell office:value-type="float" office:value="272424.99999999983" table:style-name="ce5">
            <text:p><text:s/>272,425<text:s/></text:p>
          </table:table-cell>
          <table:table-cell office:value-type="float" office:value="1.0525318895108753" table:style-name="ce6">
            <text:p>1.053</text:p>
          </table:table-cell>
          <table:table-cell office:value-type="float" office:value="286736.00000000006" table:style-name="ce5">
            <text:p><text:s/>286,7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915.772449999553" table:style-name="ce5">
            <text:p><text:s/>33,91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3915.772449999553" table:style-name="ce5">
            <text:p><text:s/>33,916<text:s/></text:p>
          </table:table-cell>
          <table:table-cell office:value-type="float" office:value="0.94528603785347676" table:style-name="ce6">
            <text:p>0.945</text:p>
          </table:table-cell>
          <table:table-cell office:value-type="float" office:value="32060.106160000178" table:style-name="ce5">
            <text:p><text:s/>32,060<text:s/></text:p>
          </table:table-cell>
          <table:table-cell office:value-type="float" office:value="1.1548319657840971" table:style-name="ce6">
            <text:p>1.155</text:p>
          </table:table-cell>
          <table:table-cell office:value-type="float" office:value="37024.035419999847" table:style-name="ce5">
            <text:p><text:s/>37,02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024.035419999847" table:style-name="ce5">
            <text:p><text:s/>37,024<text:s/></text:p>
          </table:table-cell>
          <table:table-cell office:value-type="float" office:value="1.0165336150707596" table:style-name="ce6">
            <text:p>1.017</text:p>
          </table:table-cell>
          <table:table-cell office:value-type="float" office:value="37636.176570000287" table:style-name="ce5">
            <text:p><text:s/>37,636<text:s/></text:p>
          </table:table-cell>
          <table:table-cell office:value-type="float" office:value="1.068701714032801" table:style-name="ce6">
            <text:p>1.069</text:p>
          </table:table-cell>
          <table:table-cell office:value-type="float" office:value="40221.846410000457" table:style-name="ce5">
            <text:p><text:s/>40,2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221.846410000457" table:style-name="ce5">
            <text:p><text:s/>40,222<text:s/></text:p>
          </table:table-cell>
          <table:table-cell office:value-type="float" office:value="1.0420288413109613" table:style-name="ce6">
            <text:p>1.042</text:p>
          </table:table-cell>
          <table:table-cell office:value-type="float" office:value="41912.324010000222" table:style-name="ce5">
            <text:p><text:s/>41,912<text:s/></text:p>
          </table:table-cell>
          <table:table-cell office:value-type="float" office:value="1.0507955793501607" table:style-name="ce6">
            <text:p>1.051</text:p>
          </table:table-cell>
          <table:table-cell office:value-type="float" office:value="44041.284789999831" table:style-name="ce5">
            <text:p><text:s/>44,04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4041.284789999831" table:style-name="ce5">
            <text:p><text:s/>44,041<text:s/></text:p>
          </table:table-cell>
          <table:table-cell office:value-type="float" office:value="1.0551697990098716" table:style-name="ce6">
            <text:p>1.055</text:p>
          </table:table-cell>
          <table:table-cell office:value-type="float" office:value="46471.033620000642" table:style-name="ce5">
            <text:p><text:s/>46,471<text:s/></text:p>
          </table:table-cell>
          <table:table-cell office:value-type="float" office:value="1.0299305098606717" table:style-name="ce6">
            <text:p>1.030</text:p>
          </table:table-cell>
          <table:table-cell office:value-type="float" office:value="47861.935349999672" table:style-name="ce5">
            <text:p><text:s/>47,8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861.935349999672" table:style-name="ce5">
            <text:p><text:s/>47,862<text:s/></text:p>
          </table:table-cell>
          <table:table-cell office:value-type="float" office:value="1.0073731744740326" table:style-name="ce6">
            <text:p>1.007</text:p>
          </table:table-cell>
          <table:table-cell office:value-type="float" office:value="48214.829750000092" table:style-name="ce5">
            <text:p><text:s/>48,215<text:s/></text:p>
          </table:table-cell>
          <table:table-cell office:value-type="float" office:value="1.055580853316193" table:style-name="ce6">
            <text:p>1.056</text:p>
          </table:table-cell>
          <table:table-cell office:value-type="float" office:value="50894.651130000071" table:style-name="ce5">
            <text:p><text:s/>50,8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894.651130000071" table:style-name="ce5">
            <text:p><text:s/>50,895<text:s/></text:p>
          </table:table-cell>
          <table:table-cell office:value-type="float" office:value="1.0368659149506181" table:style-name="ce6">
            <text:p>1.037</text:p>
          </table:table-cell>
          <table:table-cell office:value-type="float" office:value="52770.929010000029" table:style-name="ce5">
            <text:p><text:s/>52,771<text:s/></text:p>
          </table:table-cell>
          <table:table-cell office:value-type="float" office:value="1.0669959134001672" table:style-name="ce6">
            <text:p>1.067</text:p>
          </table:table-cell>
          <table:table-cell office:value-type="float" office:value="56306.365600000361" table:style-name="ce5">
            <text:p><text:s/>56,3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306.365600000361" table:style-name="ce5">
            <text:p><text:s/>56,306<text:s/></text:p>
          </table:table-cell>
          <table:table-cell office:value-type="float" office:value="1.0520610035608344" table:style-name="ce6">
            <text:p>1.052</text:p>
          </table:table-cell>
          <table:table-cell office:value-type="float" office:value="59237.731499999616" table:style-name="ce5">
            <text:p><text:s/>59,238<text:s/></text:p>
          </table:table-cell>
          <table:table-cell office:value-type="float" office:value="1.0608653661897933" table:style-name="ce6">
            <text:p>1.061</text:p>
          </table:table-cell>
          <table:table-cell office:value-type="float" office:value="62843.257719999747" table:style-name="ce5">
            <text:p><text:s/>62,8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843.257719999747" table:style-name="ce5">
            <text:p><text:s/>62,843<text:s/></text:p>
          </table:table-cell>
          <table:table-cell office:value-type="float" office:value="0.99196263547873409" table:style-name="ce6">
            <text:p>0.992</text:p>
          </table:table-cell>
          <table:table-cell office:value-type="float" office:value="62338.163550000252" table:style-name="ce5">
            <text:p><text:s/>62,338<text:s/></text:p>
          </table:table-cell>
          <table:table-cell office:value-type="float" office:value="1.0483946956117778" table:style-name="ce6">
            <text:p>1.048</text:p>
          </table:table-cell>
          <table:table-cell office:value-type="float" office:value="65354.999999999738" table:style-name="ce5">
            <text:p><text:s/>65,3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5354.999999999738" table:style-name="ce5">
            <text:p><text:s/>65,355<text:s/></text:p>
          </table:table-cell>
          <table:table-cell office:value-type="float" office:value="0.9729783490169005" table:style-name="ce6">
            <text:p>0.973</text:p>
          </table:table-cell>
          <table:table-cell office:value-type="float" office:value="63588.99999999928" table:style-name="ce5">
            <text:p><text:s/>63,589<text:s/></text:p>
          </table:table-cell>
          <table:table-cell office:value-type="float" office:value="1.0773404205129924" table:style-name="ce6">
            <text:p>1.077</text:p>
          </table:table-cell>
          <table:table-cell office:value-type="float" office:value="68506.999999999898" table:style-name="ce5">
            <text:p><text:s/>68,5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8506.999999999898" table:style-name="ce5">
            <text:p><text:s/>68,507<text:s/></text:p>
          </table:table-cell>
          <table:table-cell office:value-type="float" office:value="1.0387259696089459" table:style-name="ce6">
            <text:p>1.039</text:p>
          </table:table-cell>
          <table:table-cell office:value-type="float" office:value="71159.999999999956" table:style-name="ce5">
            <text:p><text:s/>71,160<text:s/></text:p>
          </table:table-cell>
          <table:table-cell office:value-type="float" office:value="1.080593029792023" table:style-name="ce6">
            <text:p>1.081</text:p>
          </table:table-cell>
          <table:table-cell office:value-type="float" office:value="76895.000000000306" table:style-name="ce5">
            <text:p><text:s/>76,8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6895.000000000306" table:style-name="ce5">
            <text:p><text:s/>76,895<text:s/></text:p>
          </table:table-cell>
          <table:table-cell office:value-type="float" office:value="0.98288575329995298" table:style-name="ce6">
            <text:p>0.983</text:p>
          </table:table-cell>
          <table:table-cell office:value-type="float" office:value="75579.000000000189" table:style-name="ce5">
            <text:p><text:s/>75,579<text:s/></text:p>
          </table:table-cell>
          <table:table-cell office:value-type="float" office:value="1.0626761401976732" table:style-name="ce6">
            <text:p>1.063</text:p>
          </table:table-cell>
          <table:table-cell office:value-type="float" office:value="80316.000000000131" table:style-name="ce5">
            <text:p><text:s/>80,3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316.000000000131" table:style-name="ce5">
            <text:p><text:s/>80,316<text:s/></text:p>
          </table:table-cell>
          <table:table-cell office:value-type="float" office:value="1.0314756710991502" table:style-name="ce6">
            <text:p>1.031</text:p>
          </table:table-cell>
          <table:table-cell office:value-type="float" office:value="82843.999999999476" table:style-name="ce5">
            <text:p><text:s/>82,844<text:s/></text:p>
          </table:table-cell>
          <table:table-cell office:value-type="float" office:value="1.0598957075950042" table:style-name="ce6">
            <text:p>1.060</text:p>
          </table:table-cell>
          <table:table-cell office:value-type="float" office:value="87805.999999999985" table:style-name="ce5">
            <text:p><text:s/>87,80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7805.999999999985" table:style-name="ce5">
            <text:p><text:s/>87,806<text:s/></text:p>
          </table:table-cell>
          <table:table-cell office:value-type="float" office:value="0.92211238411954055" table:style-name="ce6">
            <text:p>0.922</text:p>
          </table:table-cell>
          <table:table-cell office:value-type="float" office:value="80967.000000000364" table:style-name="ce5">
            <text:p><text:s/>80,967<text:s/></text:p>
          </table:table-cell>
          <table:table-cell office:value-type="float" office:value="1.112193856756456" table:style-name="ce6">
            <text:p>1.112</text:p>
          </table:table-cell>
          <table:table-cell office:value-type="float" office:value="90051.000000000378" table:style-name="ce5">
            <text:p><text:s/>90,0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051.000000000378" table:style-name="ce5">
            <text:p><text:s/>90,051<text:s/></text:p>
          </table:table-cell>
          <table:table-cell office:value-type="float" office:value="0.91283828052991889" table:style-name="ce6">
            <text:p>0.913</text:p>
          </table:table-cell>
          <table:table-cell office:value-type="float" office:value="82202.000000000073" table:style-name="ce5">
            <text:p><text:s/>82,202<text:s/></text:p>
          </table:table-cell>
          <table:table-cell office:value-type="float" office:value="1.0775528575946951" table:style-name="ce6">
            <text:p>1.078</text:p>
          </table:table-cell>
          <table:table-cell office:value-type="float" office:value="88576.9999999992" table:style-name="ce5">
            <text:p><text:s/>88,5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8576.9999999992" table:style-name="ce5">
            <text:p><text:s/>88,577<text:s/></text:p>
          </table:table-cell>
          <table:table-cell office:value-type="float" office:value="0.99432132494891967" table:style-name="ce6">
            <text:p>0.994</text:p>
          </table:table-cell>
          <table:table-cell office:value-type="float" office:value="88073.999999999665" table:style-name="ce5">
            <text:p><text:s/>88,074<text:s/></text:p>
          </table:table-cell>
          <table:table-cell office:value-type="float" office:value="1.0489020596316805" table:style-name="ce6">
            <text:p>1.049</text:p>
          </table:table-cell>
          <table:table-cell office:value-type="float" office:value="92381.000000000276" table:style-name="ce5">
            <text:p><text:s/>92,3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2381.000000000276" table:style-name="ce5">
            <text:p><text:s/>92,381<text:s/></text:p>
          </table:table-cell>
          <table:table-cell office:value-type="float" office:value="1.0425736893950033" table:style-name="ce6">
            <text:p>1.043</text:p>
          </table:table-cell>
          <table:table-cell office:value-type="float" office:value="96314.000000000087" table:style-name="ce5">
            <text:p><text:s/>96,314<text:s/></text:p>
          </table:table-cell>
          <table:table-cell office:value-type="float" office:value="1.0684012708432815" table:style-name="ce6">
            <text:p>1.068</text:p>
          </table:table-cell>
          <table:table-cell office:value-type="float" office:value="102901.99999999993" table:style-name="ce5">
            <text:p><text:s/>102,90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Brasi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251.974980000239" table:style-name="ce5">
            <text:p><text:s/>50,2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251.974980000239" table:style-name="ce5">
            <text:p><text:s/>50,252<text:s/></text:p>
          </table:table-cell>
          <table:table-cell office:value-type="float" office:value="0.97771752771018694" table:style-name="ce6">
            <text:p>0.978</text:p>
          </table:table-cell>
          <table:table-cell office:value-type="float" office:value="49132.23674" table:style-name="ce5">
            <text:p><text:s/>49,132<text:s/></text:p>
          </table:table-cell>
          <table:table-cell office:value-type="float" office:value="1.067679686304482" table:style-name="ce6">
            <text:p>1.068</text:p>
          </table:table-cell>
          <table:table-cell office:value-type="float" office:value="52457.491110000745" table:style-name="ce5">
            <text:p><text:s/>52,45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457.491110000745" table:style-name="ce5">
            <text:p><text:s/>52,457<text:s/></text:p>
          </table:table-cell>
          <table:table-cell office:value-type="float" office:value="1.0302249475994625" table:style-name="ce6">
            <text:p>1.030</text:p>
          </table:table-cell>
          <table:table-cell office:value-type="float" office:value="54043.016029999788" table:style-name="ce5">
            <text:p><text:s/>54,043<text:s/></text:p>
          </table:table-cell>
          <table:table-cell office:value-type="float" office:value="1.1010736689263858" table:style-name="ce6">
            <text:p>1.101</text:p>
          </table:table-cell>
          <table:table-cell office:value-type="float" office:value="59505.341939999344" table:style-name="ce5">
            <text:p><text:s/>59,5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505.341939999344" table:style-name="ce5">
            <text:p><text:s/>59,505<text:s/></text:p>
          </table:table-cell>
          <table:table-cell office:value-type="float" office:value="1.0246973078733341" table:style-name="ce6">
            <text:p>1.025</text:p>
          </table:table-cell>
          <table:table-cell office:value-type="float" office:value="60974.963689999531" table:style-name="ce5">
            <text:p><text:s/>60,975<text:s/></text:p>
          </table:table-cell>
          <table:table-cell office:value-type="float" office:value="1.1193944363298556" table:style-name="ce6">
            <text:p>1.119</text:p>
          </table:table-cell>
          <table:table-cell office:value-type="float" office:value="68255.035110000448" table:style-name="ce5">
            <text:p><text:s/>68,2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8255.035110000448" table:style-name="ce5">
            <text:p><text:s/>68,255<text:s/></text:p>
          </table:table-cell>
          <table:table-cell office:value-type="float" office:value="1.0339546022687467" table:style-name="ce6">
            <text:p>1.034</text:p>
          </table:table-cell>
          <table:table-cell office:value-type="float" office:value="70572.607679999841" table:style-name="ce5">
            <text:p><text:s/>70,573<text:s/></text:p>
          </table:table-cell>
          <table:table-cell office:value-type="float" office:value="1.0996895693850639" table:style-name="ce6">
            <text:p>1.100</text:p>
          </table:table-cell>
          <table:table-cell office:value-type="float" office:value="77607.960550000091" table:style-name="ce5">
            <text:p><text:s/>77,6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7607.960550000091" table:style-name="ce5">
            <text:p><text:s/>77,608<text:s/></text:p>
          </table:table-cell>
          <table:table-cell office:value-type="float" office:value="0.99765046396390245" table:style-name="ce6">
            <text:p>0.998</text:p>
          </table:table-cell>
          <table:table-cell office:value-type="float" office:value="77425.617849999835" table:style-name="ce5">
            <text:p><text:s/>77,426<text:s/></text:p>
          </table:table-cell>
          <table:table-cell office:value-type="float" office:value="1.0229184844664367" table:style-name="ce6">
            <text:p>1.023</text:p>
          </table:table-cell>
          <table:table-cell office:value-type="float" office:value="79200.095669999326" table:style-name="ce5">
            <text:p><text:s/>79,2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200.095669999326" table:style-name="ce5">
            <text:p><text:s/>79,200<text:s/></text:p>
          </table:table-cell>
          <table:table-cell office:value-type="float" office:value="1.0290907694051341" table:style-name="ce6">
            <text:p>1.029</text:p>
          </table:table-cell>
          <table:table-cell office:value-type="float" office:value="81504.087389999826" table:style-name="ce5">
            <text:p><text:s/>81,504<text:s/></text:p>
          </table:table-cell>
          <table:table-cell office:value-type="float" office:value="1.0833443920118531" table:style-name="ce6">
            <text:p>1.083</text:p>
          </table:table-cell>
          <table:table-cell office:value-type="float" office:value="88296.996000000305" table:style-name="ce5">
            <text:p><text:s/>88,2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296.996000000305" table:style-name="ce5">
            <text:p><text:s/>88,297<text:s/></text:p>
          </table:table-cell>
          <table:table-cell office:value-type="float" office:value="1.0658202856640795" table:style-name="ce6">
            <text:p>1.066</text:p>
          </table:table-cell>
          <table:table-cell office:value-type="float" office:value="94108.729500000409" table:style-name="ce5">
            <text:p><text:s/>94,109<text:s/></text:p>
          </table:table-cell>
          <table:table-cell office:value-type="float" office:value="1.05901528911831" table:style-name="ce6">
            <text:p>1.059</text:p>
          </table:table-cell>
          <table:table-cell office:value-type="float" office:value="99662.583379999749" table:style-name="ce5">
            <text:p><text:s/>99,6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662.583379999749" table:style-name="ce5">
            <text:p><text:s/>99,663<text:s/></text:p>
          </table:table-cell>
          <table:table-cell office:value-type="float" office:value="0.97155555842667418" table:style-name="ce6">
            <text:p>0.972</text:p>
          </table:table-cell>
          <table:table-cell office:value-type="float" office:value="96827.736850000641" table:style-name="ce5">
            <text:p><text:s/>96,828<text:s/></text:p>
          </table:table-cell>
          <table:table-cell office:value-type="float" office:value="1.0591696484538822" table:style-name="ce6">
            <text:p>1.059</text:p>
          </table:table-cell>
          <table:table-cell office:value-type="float" office:value="102557.0000000002" table:style-name="ce5">
            <text:p><text:s/>102,5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2557.0000000002" table:style-name="ce5">
            <text:p><text:s/>102,557<text:s/></text:p>
          </table:table-cell>
          <table:table-cell office:value-type="float" office:value="1.0030032079721587" table:style-name="ce6">
            <text:p>1.003</text:p>
          </table:table-cell>
          <table:table-cell office:value-type="float" office:value="102865.00000000087" table:style-name="ce5">
            <text:p><text:s/>102,865<text:s/></text:p>
          </table:table-cell>
          <table:table-cell office:value-type="float" office:value="1.0807563311135888" table:style-name="ce6">
            <text:p>1.081</text:p>
          </table:table-cell>
          <table:table-cell office:value-type="float" office:value="111172.00000000025" table:style-name="ce5">
            <text:p><text:s/>111,1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1172.00000000025" table:style-name="ce5">
            <text:p><text:s/>111,172<text:s/></text:p>
          </table:table-cell>
          <table:table-cell office:value-type="float" office:value="1.0151027237074068" table:style-name="ce6">
            <text:p>1.015</text:p>
          </table:table-cell>
          <table:table-cell office:value-type="float" office:value="112851.00000000007" table:style-name="ce5">
            <text:p><text:s/>112,851<text:s/></text:p>
          </table:table-cell>
          <table:table-cell office:value-type="float" office:value="1.0851210888693921" table:style-name="ce6">
            <text:p>1.085</text:p>
          </table:table-cell>
          <table:table-cell office:value-type="float" office:value="122456.99999999985" table:style-name="ce5">
            <text:p><text:s/>122,4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2456.99999999985" table:style-name="ce5">
            <text:p><text:s/>122,457<text:s/></text:p>
          </table:table-cell>
          <table:table-cell office:value-type="float" office:value="0.99468384820794264" table:style-name="ce6">
            <text:p>0.995</text:p>
          </table:table-cell>
          <table:table-cell office:value-type="float" office:value="121805.99999999988" table:style-name="ce5">
            <text:p><text:s/>121,806<text:s/></text:p>
          </table:table-cell>
          <table:table-cell office:value-type="float" office:value="1.1147234126397723" table:style-name="ce6">
            <text:p>1.115</text:p>
          </table:table-cell>
          <table:table-cell office:value-type="float" office:value="135779.99999999994" table:style-name="ce5">
            <text:p><text:s/>135,7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5779.99999999994" table:style-name="ce5">
            <text:p><text:s/>135,780<text:s/></text:p>
          </table:table-cell>
          <table:table-cell office:value-type="float" office:value="1.0310428634555955" table:style-name="ce6">
            <text:p>1.031</text:p>
          </table:table-cell>
          <table:table-cell office:value-type="float" office:value="139995.0000000007" table:style-name="ce5">
            <text:p><text:s/>139,995<text:s/></text:p>
          </table:table-cell>
          <table:table-cell office:value-type="float" office:value="1.0679167113111134" table:style-name="ce6">
            <text:p>1.068</text:p>
          </table:table-cell>
          <table:table-cell office:value-type="float" office:value="149503.00000000006" table:style-name="ce5">
            <text:p><text:s/>149,5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9503.00000000006" table:style-name="ce5">
            <text:p><text:s/>149,503<text:s/></text:p>
          </table:table-cell>
          <table:table-cell office:value-type="float" office:value="0.96404085536744921" table:style-name="ce6">
            <text:p>0.964</text:p>
          </table:table-cell>
          <table:table-cell office:value-type="float" office:value="144126.99999999983" table:style-name="ce5">
            <text:p><text:s/>144,127<text:s/></text:p>
          </table:table-cell>
          <table:table-cell office:value-type="float" office:value="1.0557771965003071" table:style-name="ce6">
            <text:p>1.056</text:p>
          </table:table-cell>
          <table:table-cell office:value-type="float" office:value="152165.99999999956" table:style-name="ce5">
            <text:p><text:s/>152,1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2165.99999999956" table:style-name="ce5">
            <text:p><text:s/>152,166<text:s/></text:p>
          </table:table-cell>
          <table:table-cell office:value-type="float" office:value="0.96785089967535765" table:style-name="ce6">
            <text:p>0.968</text:p>
          </table:table-cell>
          <table:table-cell office:value-type="float" office:value="147274.00000000006" table:style-name="ce5">
            <text:p><text:s/>147,274<text:s/></text:p>
          </table:table-cell>
          <table:table-cell office:value-type="float" office:value="1.0946467129296475" table:style-name="ce6">
            <text:p>1.095</text:p>
          </table:table-cell>
          <table:table-cell office:value-type="float" office:value="161213.00000000099" table:style-name="ce5">
            <text:p><text:s/>161,2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1213.00000000099" table:style-name="ce5">
            <text:p><text:s/>161,213<text:s/></text:p>
          </table:table-cell>
          <table:table-cell office:value-type="float" office:value="1.0041249775142158" table:style-name="ce6">
            <text:p>1.004</text:p>
          </table:table-cell>
          <table:table-cell office:value-type="float" office:value="161878.00000000023" table:style-name="ce5">
            <text:p><text:s/>161,878<text:s/></text:p>
          </table:table-cell>
          <table:table-cell office:value-type="float" office:value="1.0545719616007092" table:style-name="ce6">
            <text:p>1.055</text:p>
          </table:table-cell>
          <table:table-cell office:value-type="float" office:value="170711.99999999988" table:style-name="ce5">
            <text:p><text:s/>170,7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0711.99999999988" table:style-name="ce5">
            <text:p><text:s/>170,712<text:s/></text:p>
          </table:table-cell>
          <table:table-cell office:value-type="float" office:value="1.0316263648718302" table:style-name="ce6">
            <text:p>1.032</text:p>
          </table:table-cell>
          <table:table-cell office:value-type="float" office:value="176110.99999999977" table:style-name="ce5">
            <text:p><text:s/>176,111<text:s/></text:p>
          </table:table-cell>
          <table:table-cell office:value-type="float" office:value="1.0438530245129514" table:style-name="ce6">
            <text:p>1.044</text:p>
          </table:table-cell>
          <table:table-cell office:value-type="float" office:value="183834.00000000012" table:style-name="ce5">
            <text:p><text:s/>183,83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22Z</meta:creation-date>
    <dc:date>2020-10-02T20:00:22Z</dc:date>
  </office:meta>
</office:document-meta>
</file>